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04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1.54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2.21cm"/>
    </style:style>
    <style:style style:name="co9" style:family="table-column">
      <style:table-column-properties fo:break-before="auto" style:column-width="2.293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1.438cm"/>
    </style:style>
    <style:style style:name="co12" style:family="table-column">
      <style:table-column-properties fo:break-before="auto" style:column-width="2.376cm"/>
    </style:style>
    <style:style style:name="co13" style:family="table-column">
      <style:table-column-properties fo:break-before="auto" style:column-width="1.935cm"/>
    </style:style>
    <style:style style:name="co14" style:family="table-column">
      <style:table-column-properties fo:break-before="auto" style:column-width="1.603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1.769cm"/>
    </style:style>
    <style:style style:name="co17" style:family="table-column">
      <style:table-column-properties fo:break-before="auto" style:column-width="2.487cm"/>
    </style:style>
    <style:style style:name="co18" style:family="table-column">
      <style:table-column-properties fo:break-before="auto" style:column-width="2.57cm"/>
    </style:style>
    <style:style style:name="co19" style:family="table-column">
      <style:table-column-properties fo:break-before="auto" style:column-width="2.459cm"/>
    </style:style>
    <style:style style:name="co20" style:family="table-column">
      <style:table-column-properties fo:break-before="auto" style:column-width="3.096cm"/>
    </style:style>
    <style:style style:name="co21" style:family="table-column">
      <style:table-column-properties fo:break-before="auto" style:column-width="3.124cm"/>
    </style:style>
    <style:style style:name="co22" style:family="table-column">
      <style:table-column-properties fo:break-before="auto" style:column-width="2.736cm"/>
    </style:style>
    <style:style style:name="co23" style:family="table-column">
      <style:table-column-properties fo:break-before="auto" style:column-width="3.3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 style:data-style-name="N112"/>
    <style:style style:name="ce6" style:family="table-cell" style:parent-style-name="Default" style:data-style-name="N109"/>
    <style:style style:name="ce7" style:family="table-cell" style:parent-style-name="Default" style:data-style-name="N108"/>
    <style:style style:name="ce8" style:family="table-cell" style:parent-style-name="Default" style:data-style-name="N0"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3"/>
    <style:style style:name="ce11" style:family="table-cell" style:parent-style-name="Default">
      <style:table-cell-properties style:text-align-source="value-type" style:repeat-content="false"/>
    </style:style>
    <style:style style:name="ce12" style:family="table-cell" style:parent-style-name="Default" style:data-style-name="N0">
      <style:table-cell-properties style:text-align-source="value-type" style:repeat-content="false"/>
    </style:style>
    <style:style style:name="ce13" style:family="table-cell" style:parent-style-name="Default" style:data-style-name="N109">
      <style:table-cell-properties style:text-align-source="value-type" style:repeat-content="false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shapes>
          <draw:frame draw:z-index="0" draw:style-name="gr1" svg:width="41.608cm" svg:height="8.368cm" svg:x="1.578cm" svg:y="9.764cm">
            <draw:object draw:notify-on-update-of-ranges="Sheet1.C50:Sheet1.C650 Sheet1.E50:Sheet1.E650 Sheet1.F50:Sheet1.F650 Sheet1.G50:Sheet1.G650 Sheet1.H50:Sheet1.H650 Sheet1.P50:Sheet1.P65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number-columns-repeated="4" table:default-cell-style-name="Default"/>
        <table:table-column table:style-name="co18" table:default-cell-style-name="Default"/>
        <table:table-column table:style-name="co4" table:number-columns-repeated="260" table:default-cell-style-name="Default"/>
        <table:table-row table:style-name="ro1">
          <table:table-cell/>
          <table:table-cell table:style-name="Default" office:value-type="string" calcext:value-type="string">
            <text:p>Téléchargement de cours, calcul d'indicateurs et affichage de graphiques</text:p>
          </table:table-cell>
          <table:table-cell table:style-name="Default"/>
          <table:table-cell table:number-columns-repeated="3"/>
          <table:table-cell table:style-name="Default"/>
          <table:table-cell table:style-name="Default" office:value-type="string" calcext:value-type="string">
            <text:p>Fonctionne sous LibreOffice</text:p>
          </table:table-cell>
          <table:table-cell table:style-name="Default"/>
          <table:table-cell table:number-columns-repeated="294"/>
        </table:table-row>
        <table:table-row table:style-name="ro2">
          <table:table-cell/>
          <table:table-cell table:style-name="Default" office:value-type="string" calcext:value-type="string">
            <text:p>[{u'status': u'tradeable', u'quoteHomeConversionFactors': {u'negativeUnits': u'0.89518302', u'positiveUnits': u'0.89505482'}, u'asks': [{u'price': u'46.947', u'liquidity': 10000}], u'unitsAvailable': {u'default': {u'short': u'10000', u'long': u'10000'}, u'reduceOnly': {u'short': u'0', u'long': u'0'}, u'openOnly': {u'short': u'10000', u'long': u'10000'}, u'reduceFirst': {u'short': u'10000', u'long': u'10000'}}, u'closeoutBid': u'46.917', u'bids': [{u'price': u'46.917', u'liquidity': 10000}], u'instrument': u'BCO_USD', u'time': u'2016-08-15T10:51:33.194570258Z', u'closeoutAsk': u'46.947'}, {u'status': u'tradeable', u'quoteHomeConversionFactors': {u'negativeUnits': u'17.88099000', u'positiveUnits': u'17.85605000'}, u'asks': [{u'price': u'67.206', u'liquidity': 5000}], u'unitsAvailable': {u'default': {u'short': u'1615', u'long': u'1610'}, u'reduceOnly': {u'short': u'0', u'long': u'0'}, u'openOnly': {u'short': u'1615', u'long': u'1610'}, u'reduceFirst': {u'short': u'1615', u'long': u'1610'}}, u'closeoutBid': u'67.097', u'bids': [{u'price': u'67.097', u'liquidity': 5000}], u'instrument': u'XAU_XAG', u'time': u'2016-08-15T10:51:31.507460075Z', u'closeoutAsk': u'67.206'}, {u'status': u'tradeable', u'quoteHomeConversionFactors': {u'negativeUnits': u'1.00000000', u'positiveUnits': u'1.00000000'}, u'asks': [{u'price': u'17.88099', u'liquidity': 100000}], u'unitsAvailable': {u'default': {u'short': u'100000', u'long': u'100000'}, u'reduceOnly': {u'short': u'0', u'long': u'0'}, u'openOnly': {u'short': u'100000', u'long': u'100000'}, u'reduceFirst': {u'short': u'100000', u'long': u'100000'}}, u'closeoutBid': u'17.85605', u'bids': [{u'price': u'17.85605', u'liquidity': 100000}], u'instrument': u'XAG_EUR', u'time': u'2016-08-15T10:51:19.912294070Z', u'closeoutAsk': u'17.88099'}, {u'status': u'tradeable', u'quoteHomeConversionFactors': {u'negativeUnits': u'0.91884740', u'positiveUnits': u'0.91868701'}, u'asks': [{u'price': u'8298.0', u'liquidity': 100}], u'unitsAvailable': {u'default': {u'short': u'100', u'long': u'100'}, u'reduceOnly': {u'short': u'0', u'long': u'0'}, u'openOnly': {u'short': u'100', u'long': u'100'}, u'reduceFirst': {u'short': u'100', u'long': u'100'}}, u'closeoutBid': u'8295.0', u'bids': [{u'price': u'8295.0', u'liquidity': 100}], u'instrument': u'CH20_CHF', u'time': u'2016-08-15T10:50:51.354789377Z', u'closeoutAsk': u'8298.0'}, {u'status': u'tradeable', u'quoteHomeConversionFactors': {u'negativeUnits': u'0.89518302', u'positiveUnits': u'0.89505482'}, u'asks': [{u'price': u'2.14299', u'liquidity': 250000}], u'unitsAvailable': {u'default': {u'short': u'250000', u'long': u'250000'}, u'reduceOnly': {u'short': u'0', u'long': u'0'}, u'openOnly': {u'short': u'250000', u'long': u'250000'}, u'reduceFirst': {u'short': u'250000', u'long': u'250000'}}, u'closeoutBid': u'2.14149', u'bids': [{u'price': u'2.14149', u'liquidity': 250000}], u'instrument': u'XCU_USD', u'time': u'2016-08-15T10:51:32.654620902Z', u'closeoutAsk': u'2.14299'}, {u'status': u'tradeable', u'quoteHomeConversionFactors': {u'negativeUnits': u'0.66621808', u'positiveUnits': u'0.66599623'}, u'asks': [{u'price': u'26.84456', u'liquidity': 100000}], u'unitsAvailable': {u'default': {u'short': u'100000', u'long': u'100000'}, u'reduceOnly': {u'short': u'0', u'long': u'0'}, u'openOnly': {u'short': u'100000', u'long': u'100000'}, u'reduceFirst': {u'short': u'100000', u'long': u'100000'}}, u'closeoutBid': u'26.80597', u'bids': [{u'price': u'26.80597', u'liquidity': 100000}], u'instrument': u'XAG_SGD', u'time': u'2016-08-15T10:51:20.539680068Z', u'closeoutAsk': u'26.84456'}, {u'status': u'tradeable', u'quoteHomeConversionFactors': {u'negativeUnits': u'0.11540668', u'positiveUnits': u'0.11538484'}, u'asks': [{u'price': u'7.96272', u'liquidity': 10000000}], u'unitsAvailable': {u'default': {u'short': u'5266845', u'long': u'5264790'}, u'reduceOnly': {u'short': u'0', u'long': u'0'}, u'openOnly': {u'short': u'5266845', u'long': u'5264790'}, u'reduceFirst': {u'short': u'5266845', u'long': u'5264790'}}, u'closeoutBid': u'7.96112', u'bids': [{u'price': u'7.96112', u'liquidity': 10000000}], u'instrument': u'CHF_HKD', u'time': u'2016-08-15T10:51:17.868763094Z', u'closeoutAsk': u'7.96272'}, {u'status': u'tradeable', u'quoteHomeConversionFactors': {u'negativeUnits': u'0.11540668', u'positiveUnits': u'0.11538484'}, u'asks': [{u'price': u'22939.1', u'liquidity': 400}], u'unitsAvailable': {u'default': {u'short': u'400', u'long': u'400'}, u'reduceOnly': {u'short': u'0', u'long': u'0'}, u'openOnly': {u'short': u'400', u'long': u'400'}, u'reduceFirst': {u'short': u'400', u'long': u'400'}}, u'closeoutBid': u'22933.1', u'bids': [{u'price': u'22933.1', u'liquidity': 400}], u'instrument': u'HK33_HKD', u'time': u'2016-08-15T10:51:29.434524534Z', u'closeoutAsk': u'22939.1'}, {u'status': u'tradeable', u'quoteHomeConversionFactors': {u'negativeUnits': u'0.89518302', u'positiveUnits': u'0.89505482'}, u'asks': [{u'price': u'44.580', u'liquidity': 10000}], u'unitsAvailable': {u'default': {u'short': u'10000', u'long': u'10000'}, u'reduceOnly': {u'short': u'0', u'long': u'0'}, u'openOnly': {u'short': u'10000', u'long': u'10000'}, u'reduceFirst': {u'short': u'10000', u'long': u'10000'}}, u'closeoutBid': u'44.553', u'bids': [{u'price': u'44.553', u'liquidity': 10000}], u'instrument': u'WTICO_USD', u'time': u'2016-08-15T10:51:25.817639959Z', u'closeoutAsk': u'44.580'}, {u'status': u'tradeable', u'quoteHomeConversionFactors': {u'negativeUnits': u'0.69288545', u'positiveUnits': u'0.69274625'}, u'asks': [{u'price': u'1732.267', u'liquidity': 100}, {u'price': u'1732.287', u'liquidity': 400}, {u'price': u'1732.317', u'liquidity': 500}], u'unitsAvailable': {u'default': {u'short': u'1000', u'long': u'1000'}, u'reduceOnly': {u'short': u'0', u'long': u'0'}, u'openOnly': {u'short': u'1000', u'long': u'1000'}, u'reduceFirst': {u'short': u'1000', u'long': u'1000'}}, u'closeoutBid': u'1731.639', u'bids': [{u'price': u'1731.689', u'liquidity': 100}, {u'price': u'1731.669', u'liquidity': 400}, {u'price': u'1731.639', u'liquidity': 500}], u'instrument': u'XAU_CAD', u'time': u'2016-08-15T10:51:31.507366372Z', u'closeoutAsk': u'1732.317'}, {u'status': u'tradeable', u'quoteHomeConversionFactors': {u'negativeUnits': u'1.15656408', u'positiveUnits': u'1.15637684'}, u'asks': [{u'price': u'15.46195', u'liquidity': 100000}], u'unitsAvailable': {u'default': {u'short': u'100000', u'long': u'100000'}, u'reduceOnly': {u'short': u'0', u'long': u'0'}, u'openOnly': {u'short': u'100000', u'long': u'100000'}, u'reduceFirst': {u'short': u'100000', u'long': u'100000'}}, u'closeoutBid': u'15.44032', u'bids': [{u'price': u'15.44032', u'liquidity': 100000}], u'instrument': u'XAG_GBP', u'time': u'2016-08-15T10:51:22.863189720Z', u'closeoutAsk': u'15.46195'}, {u'status': u'tradeable', u'quoteHomeConversionFactors': {u'negativeUnits': u'0.89518302', u'positiveUnits': u'0.89505482'}, u'asks': [{u'price': u'1.11725', u'liquidity': 10000000}, {u'price': u'1.11727', u'liquidity': 10000000}], u'unitsAvailable': {u'default': {u'short': u'4838777', u'long': u'4837391'}, u'reduceOnly': {u'short': u'0', u'long': u'0'}, u'openOnly': {u'short': u'4838777', u'long': u'4837391'}, u'reduceFirst': {u'short': u'4838777', u'long': u'4837391'}}, u'closeoutBid': u'1.11705', u'bids': [{u'price': u'1.11709', u'liquidity': 10000000}, {u'price': u'1.11707', u'liquidity': 10000000}], u'instrument': u'EUR_USD', u'time': u'2016-08-15T10:51:17.904479246Z', u'closeoutAsk': u'1.11729'}, {u'status': u'tradeable', u'quoteHomeConversionFactors': {u'negativeUnits': u'0.66621808', u'positiveUnits': u'0.66599623'}, u'asks': [{u'price': u'1.04026', u'liquidity': 10000000}], u'unitsAvailable': {u'default': {u'short': u'6985837', u'long': u'6980959'}, u'reduceOnly': {u'short': u'0', u'long': u'0'}, u'openOnly': {u'short': u'6985837', u'long': u'6980959'}, u'reduceFirst': {u'short': u'6985837', u'long': u'6980959'}}, u'closeoutBid': u'1.03988', u'bids': [{u'price': u'1.03988', u'liquidity': 10000000}], u'instrument': u'CAD_SGD', u'time': u'2016-08-15T10:51:20.539675869Z', u'closeoutAsk': u'1.04026'}, {u'status': u'tradeable', u'quoteHomeConversionFactors': {u'negativeUnits': u'0.69288545', u'positiveUnits': u'0.69274625'}, u'asks': [{u'price': u'1.29215', u'liquidity': 1000000}, {u'price': u'1.29216', u'liquidity': 2000000}, {u'price': u'1.29217', u'liquidity': 5000000}, {u'price': u'1.29219', u'liquidity': 10000000}], u'unitsAvailable': {u'default': {u'short': u'5405856', u'long': u'5403744'}, u'reduceOnly': {u'short': u'0', u'long': u'0'}, u'openOnly': {u'short': u'5405856', u'long': u'5403744'}, u'reduceFirst': {u'short': u'5405856', u'long': u'5403744'}}, u'closeoutBid': u'1.29189', u'bids': [{u'price': u'1.29193', u'liquidity': 1000000}, {u'price': u'1.29192', u'liquidity': 2000000}, {u'price': u'1.29191', u'liquidity': 5000000}, {u'price': u'1.29189', u'liquidity': 10000000}], u'instrument': u'USD_CAD', u'time': u'2016-08-15T10:51:27.343781833Z', u'closeoutAsk': u'1.29219'}, {u'status': u'tradeable', u'quoteHomeConversionFactors': {u'negativeUnits': u'0.23414269', u'positiveUnits': u'0.23400680'}, u'asks': [{u'price': u'3.82534', u'liquidity': 10000000}], u'unitsAvailable': {u'default': {u'short': u'2163202', u'long': u'2160641'}, u'reduceOnly': {u'short': u'0', u'long': u'0'}, u'openOnly': {u'short': u'2163202', u'long': u'2160641'}, u'reduceFirst': {u'short': u'2163202', u'long': u'2160641'}}, u'closeoutBid': u'3.82293', u'bids': [{u'price': u'3.82303', u'liquidity': 10000000}, {u'price': u'3.82293', u'liquidity': 1000000}], u'instrument': u'USD_PLN', u'time': u'2016-08-15T10:51:34.904613816Z', u'closeoutAsk': u'3.82534'}, {u'status': u'tradeable', u'quoteHomeConversionFactors': {u'negativeUnits': u'0.68629469', u'positiveUnits': u'0.68616284'}, u'asks': [{u'price': u'1.68548', u'liquidity': 1000000}, {u'price': u'1.68549', u'liquidity': 2000000}, {u'price': u'1.68550', u'liquidity': 5000000}, {u'price': u'1.68552', u'liquidity': 10000000}], u'unitsAvailable': {u'default': {u'short': u'4184428', u'long': u'4182505'}, u'reduceOnly': {u'short': u'0', u'long': u'0'}, u'openOnly': {u'short': u'4184428', u'long': u'4182505'}, u'reduceFirst': {u'short': u'4184428', u'long': u'4182505'}}, u'closeoutBid': u'1.68501', u'bids': [{u'price': u'1.68505', u'liquidity': 1000000}, {u'price': u'1.68504', u'liquidity': 2000000}, {u'price': u'1.68503', u'liquidity': 5000000}, {u'price': u'1.68501', u'liquidity': 10000000}], u'instrument': u'GBP_AUD', u'time': u'2016-08-15T10:51:33.715220475Z', u'closeoutAsk': u'1.68552'}, {u'status': u'tradeable', u'quoteHomeConversionFactors': {u'negativeUnits': u'1.00000000', u'positiveUnits': u'1.00000000'}, u'asks': [{u'price': u'3054.3', u'liquidity': 300}], u'unitsAvailable': {u'default': {u'short': u'300', u'long': u'300'}, u'reduceOnly': {u'short': u'0', u'long': u'0'}, u'openOnly': {u'short': u'300', u'long': u'300'}, u'reduceFirst': {u'short': u'300', u'long': u'300'}}, u'closeoutBid': u'3052.8', u'bids': [{u'price': u'3052.8', u'liquidity': 300}], u'instrument': u'EU50_EUR', u'time': u'2016-08-15T10:43:00.937117757Z', u'closeoutAsk': u'3054.3'}, {u'status': u'tradeable', u'quoteHomeConversionFactors': {u'negativeUnits': u'0.89518302', u'positiveUnits': u'0.89505482'}, u'asks': [{u'price': u'3.245', u'liquidity': 150000}], u'unitsAvailable': {u'default': {u'short': u'150000', u'long': u'150000'}, u'reduceOnly': {u'short': u'0', u'long': u'0'}, u'openOnly': {u'short': u'150000', u'long': u'150000'}, u'reduceFirst': {u'short': u'150000', u'long': u'150000'}}, u'closeoutBid': u'3.242', u'bids': [{u'price': u'3.242', u'liquidity': 150000}], u'instrument': u'CORN_USD', u'time': u'2016-08-15T10:26:16.726754420Z', u'closeoutAsk': u'3.245'}, {u'status': u'tradeable', u'quoteHomeConversionFactors': {u'negativeUnits': u'0.00886171', u'positiveUnits': u'0.00886030'}, u'asks': [{u'price': u'13.02437', u'liquidity': 10000000}], u'unitsAvailable': {u'default': {u'short': u'10000000', u'long': u'10000000'}, u'reduceOnly': {u'short': u'0', u'long': u'0'}, u'openOnly': {u'short': u'10000000', u'long': u'10000000'}, u'reduceFirst': {u'short': u'10000000', u'long': u'10000000'}}, u'closeoutBid': u'13.02184', u'bids': [{u'price': u'13.02184', u'liquidity': 10000000}], u'instrument': u'HKD_JPY', u'time': u'2016-08-15T10:51:29.278755737Z', u'closeoutAsk': u'13.02437'}, {u'status': u'tradeable', u'quoteHomeConversionFactors': {u'negativeUnits': u'0.11540668', u'positiveUnits': u'0.11538484'}, u'asks': [{u'price': u'5.77305', u'liquidity': 10000000}], u'unitsAvailable': {u'default': {u'short': u'7264754', u'long': u'7261681'}, u'reduceOnly': {u'short': u'0', u'long': u'0'}, u'openOnly': {u'short': u'7264754', u'long': u'7261681'}, u'reduceFirst': {u'short': u'7264754', u'long': u'7261681'}}, u'closeoutBid': u'5.77170', u'bids': [{u'price': u'5.77170', u'liquidity': 10000000}], u'instrument': u'SGD_HKD', u'time': u'2016-08-15T10:51:20.539626548Z', u'closeoutAsk': u'5.77305'}, {u'status': u'tradeable', u'quoteHomeConversionFactors': {u'negativeUnits': u'1.15656408', u'positiveUnits': u'1.15637684'}, u'asks': [{u'price': u'1037.715', u'liquidity': 100}, {u'price': u'1037.735', u'liquidity': 400}, {u'price': u'1037.765', u'liquidity': 500}], u'unitsAvailable': {u'default': {u'short': u'1000', u'long': u'1000'}, u'reduceOnly': {u'short': u'0', u'long': u'0'}, u'openOnly': {u'short': u'1000', u'long': u'1000'}, u'reduceFirst': {u'short': u'1000', u'long': u'1000'}}, u'closeoutBid': u'1037.383', u'bids': [{u'price': u'1037.433', u'liquidity': 100}, {u'price': u'1037.413', u'liquidity': 400}, {u'price': u'1037.383', u'liquidity': 500}], u'instrument': u'XAU_GBP', u'time': u'2016-08-15T10:51:31.507454407Z', u'closeoutAsk': u'1037.765'}, {u'status': u'tradeable', u'quoteHomeConversionFactors': {u'negativeUnits': u'0.89518302', u'positiveUnits': u'0.89505482'}, u'asks': [{u'price': u'1232.438', u'liquidity': 1000}], u'unitsAvailable': {u'default': {u'short': u'1000', u'long': u'1000'}, u'reduceOnly': {u'short': u'0', u'long': u'0'}, u'openOnly': {u'short': u'1000', u'long': u'1000'}, u'reduceFirst': {u'short': u'1000', u'long': u'1000'}}, u'closeoutBid': u'1232.138', u'bids': [{u'price': u'1232.138', u'liquidity': 1000}], u'instrument': u'US2000_USD', u'time': u'2016-08-15T10:51:15.817032792Z', u'closeoutAsk': u'1232.438'}, {u'status': u'tradeable', u'quoteHomeConversionFactors': {u'negativeUnits': u'0.64524038', u'positiveUnits': u'0.64504893'}, u'asks': [{u'price': u'1.79292', u'liquidity': 10000000}], u'unitsAvailable': {u'default': {u'short': u'4184965', u'long': u'4182067'}, u'reduceOnly': {u'short': u'0', u'long': u'0'}, u'openOnly': {u'short': u'4184965', u'long': u'4182067'}, u'reduceFirst': {u'short': u'4184965', u'long': u'4182067'}}, u'closeoutBid': u'1.79221', u'bids': [{u'price': u'1.79221', u'liquidity': 10000000}], u'instrument': u'GBP_NZD', u'time': u'2016-08-15T10:51:28.945646652Z', u'closeoutAsk': u'1.79292'}, {u'status': u'tradeable', u'quoteHomeConversionFactors': {u'negativeUnits': u'0.89518302', u'positiveUnits': u'0.89505482'}, u'asks': [{u'price': u'18607.5', u'liquidity': 100}], u'unitsAvailable': {u'default': {u'short': u'100', u'long': u'100'}, u'reduceOnly': {u'short': u'0', u'long': u'0'}, u'openOnly': {u'short': u'100', u'long': u'100'}, u'reduceFirst': {u'short': u'100', u'long': u'100'}}, u'closeoutBid': u'18604.5', u'bids': [{u'price': u'18604.5', u'liquidity': 100}], u'instrument': u'US30_USD', u'time': u'2016-08-15T10:51:22.943306261Z', u'closeoutAsk': u'18607.5'}, {u'status': u'tradeable', u'quoteHomeConversionFactors': {u'negativeUnits': u'1.00000000', u'positiveUnits': u'1.00000000'}, u'asks': [{u'price': u'4507.2', u'liquidity': 200}], u'unitsAvailable': {u'default': {u'short': u'200', u'long': u'200'}, u'reduceOnly': {u'short': u'0', u'long': u'0'}, u'openOnly': {u'short': u'200', u'long': u'200'}, u'reduceFirst': {u'short': u'200', u'long': u'200'}}, u'closeoutBid': u'4505.8', u'bids': [{u'price': u'4505.8', u'liquidity': 200}], u'instrument': u'FR40_EUR', u'time': u'2016-08-15T10:50:36.454981130Z', u'closeoutAsk': u'4507.2'}, {u'status': u'tradeable', u'quoteHomeConversionFactors': {u'negativeUnits': u'0.00886171', u'positiveUnits': u'0.00886030'}, u'asks': [{u'price': u'135442', u'liquidity': 1000}], u'unitsAvailable': {u'default': {u'short': u'1000', u'long': u'1000'}, u'reduceOnly': {u'short': u'0', u'long': u'0'}, u'openOnly': {u'short': u'1000', u'long': u'1000'}, u'reduceFirst': {u'short': u'1000', u'long': u'1000'}}, u'closeoutBid': u'135391', u'bids': [{u'price': u'135391', u'liquidity': 1000}], u'instrument': u'XAU_JPY', u'time': u'2016-08-15T10:51:31.507395150Z', u'closeoutAsk': u'135442'}, {u'status': u'tradeable', u'quoteHomeConversionFactors': {u'negativeUnits': u'0.66621808', u'positiveUnits': u'0.66599623'}, u'asks': [{u'price': u'1.34393', u'liquidity': 10000000}], u'unitsAvailable': {u'default': {u'short': u'5406370', u'long': u'5403565'}, u'reduceOnly': {u'short': u'0', u'long': u'0'}, u'openOnly': {u'short': u'5406370', u'long': u'5403565'}, u'reduceFirst': {u'short': u'5406370', u'long': u'5403565'}}, u'closeoutBid': u'1.34368', u'bids': [{u'price': u'1.34368', u'liquidity': 10000000}], u'instrument': u'USD_SGD', u'time': u'2016-08-15T10:51:20.539593200Z', u'closeoutAsk': u'1.34393'}, {u'status': u'tradeable', u'quoteHomeConversionFactors': {u'negativeUnits': u'0.10579615', u'positiveUnits': u'0.10576448'}, u'asks': [{u'price': u'9.45497', u'liquidity': 10000000}], u'unitsAvailable': {u'default': {u'short': u'4839533', u'long': u'4836636'}, u'reduceOnly': {u'short': u'0', u'long': u'0'}, u'openOnly': {u'short': u'4839533', u'long': u'4836636'}, u'reduceFirst': {u'short': u'4839533', u'long': u'4836636'}}, u'closeoutBid': u'9.45214', u'bids': [{u'price': u'9.45214', u'liquidity': 10000000}], u'instrument': u'EUR_SEK', u'time': u'2016-08-15T10:51:33.822934575Z', u'closeoutAsk': u'9.45497'}, {u'status': u'tradeable', u'quoteHomeConversionFactors': {u'negativeUnits': u'0.06682151', u'positiveUnits': u'0.06676031'}, u'asks': [{u'price': u'13.40699', u'liquidity': 10000000}], u'unitsAvailable': {u'default': {u'short': u'2163812', u'long': u'2160159'}, u'reduceOnly': {u'short': u'0', u'long': u'0'}, u'openOnly': {u'short': u'2163812', u'long': u'2160159'}, u'reduceFirst': {u'short': u'2163812', u'long': u'2160159'}}, u'closeoutBid': u'13.39663', u'bids': [{u'price': u'13.39663', u'liquidity': 10000000}], u'instrument': u'USD_ZAR', u'time': u'2016-08-15T10:51:33.879581138Z', u'closeoutAsk': u'13.40699'}, {u'status': u'tradeable', u'quoteHomeConversionFactors': {u'negativeUnits': u'0.11540668', u'positiveUnits': u'0.11538484'}, u'asks': [{u'price': u'6.00429', u'liquidity': 10000000}], u'unitsAvailable': {u'default': {u'short': u'6984861', u'long': u'6982016'}, u'reduceOnly': {u'short': u'0', u'long': u'0'}, u'openOnly': {u'short': u'6984861', u'long': u'6982016'}, u'reduceFirst': {u'short': u'6984861', u'long': u'6982016'}}, u'closeoutBid': u'6.00298', u'bids': [{u'price': u'6.00298', u'liquidity': 10000000}], u'instrument': u'CAD_HKD', u'time': u'2016-08-15T10:51:27.343904077Z', u'closeoutAsk': u'6.00429'}, {u'status': u'tradeable', u'quoteHomeConversionFactors': {u'negativeUnits': u'0.91884740', u'positiveUnits': u'0.91868701'}, u'asks': [{u'price': u'19.46192', u'liquidity': 100000}], u'unitsAvailable': {u'default': {u'short': u'100000', u'long': u'100000'}, u'reduceOnly': {u'short': u'0', u'long': u'0'}, u'openOnly': {u'short': u'100000', u'long': u'100000'}, u'reduceFirst': {u'short': u'100000', u'long': u'100000'}}, u'closeoutBid': u'19.43456', u'bids': [{u'price': u'19.43456', u'liquidity': 100000}], u'instrument': u'XAG_CHF', u'time': u'2016-08-15T10:51:19.912281632Z', u'closeoutAsk': u'19.46192'}, {u'status': u'tradeable', u'quoteHomeConversionFactors': {u'negativeUnits': u'0.69288545', u'positiveUnits': u'0.69274625'}, u'asks': [{u'price': u'0.93138', u'liquidity': 10000000}], u'unitsAvailable': {u'default': {u'short': u'7501203', u'long': u'7496958'}, u'reduceOnly': {u'short': u'0', u'long': u'0'}, u'openOnly': {u'short': u'7501203', u'long': u'7496958'}, u'reduceFirst': {u'short': u'7501203', u'long': u'7496958'}}, u'closeoutBid': u'0.93104', u'bids': [{u'price': u'0.93104', u'liquidity': 10000000}], u'instrument': u'NZD_CAD', u'time': u'2016-08-15T10:51:22.919549236Z', u'closeoutAsk': u'0.93138'}, {u'status': u'tradeable', u'quoteHomeConversionFactors': {u'negativeUnits': u'0.89518302', u'positiveUnits': u'0.89505482'}, u'asks': [{u'price': u'4817.0', u'liquidity': 400}], u'unitsAvailable': {u'default': {u'short': u'400', u'long': u'400'}, u'reduceOnly': {u'short': u'0', u'long': u'0'}, u'openOnly': {u'short': u'400', u'long': u'400'}, u'reduceFirst': {u'short': u'400', u'long': u'400'}}, u'closeoutBid': u'4816.2', u'bids': [{u'price': u'4816.2', u'liquidity': 400}], u'instrument': u'NAS100_USD', u'time': u'2016-08-15T10:51:22.943307878Z', u'closeoutAsk': u'4817.0'}, {u'status': u'tradeable', u'quoteHomeConversionFactors': {u'negativeUnits': u'0.00886171', u'positiveUnits': u'0.00886030'}, u'asks': [{u'price': u'2018.0', u'liquidity': 100000}], u'unitsAvailable': {u'default': {u'short': u'100000', u'long': u'100000'}, u'reduceOnly': {u'short': u'0', u'long': u'0'}, u'openOnly': {u'short': u'100000', u'long': u'100000'}, u'reduceFirst': {u'short': u'100000', u'long': u'100000'}}, u'closeoutBid': u'2015.1', u'bids': [{u'price': u'2015.1', u'liquidity': 100000}], u'instrument': u'XAG_JPY', u'time': u'2016-08-15T10:51:19.912360900Z', u'closeoutAsk': u'2018.0'}, {u'status': u'tradeable', u'quoteHomeConversionFactors': {u'negativeUnits': u'0.64524038', u'positiveUnits': u'0.64504893'}, u'asks': [{u'price': u'1860.332', u'liquidity': 100}, {u'price': u'1860.352', u'liquidity': 400}, {u'price': u'1860.382', u'liquidity': 500}], u'unitsAvailable': {u'default': {u'short': u'1000', u'long': u'1000'}, u'reduceOnly': {u'short': u'0', u'long': u'0'}, u'openOnly': {u'short': u'1000', u'long': u'1000'}, u'reduceFirst': {u'short': u'1000', u'long': u'1000'}}, u'closeoutBid': u'1859.480', u'bids': [{u'price': u'1859.530', u'liquidity': 100}, {u'price': u'1859.510', u'liquidity': 400}, {u'price': u'1859.480', u'liquidity': 500}], u'instrument': u'XAU_NZD', u'time': u'2016-08-15T10:51:31.507401675Z', u'closeoutAsk': u'1860.382'}, {u'status': u'tradeable', u'quoteHomeConversionFactors': {u'negativeUnits': u'0.68629469', u'positiveUnits': u'0.68616284'}, u'asks': [{u'price': u'26.05720', u'liquidity': 100000}], u'unitsAvailable': {u'default': {u'short': u'100000', u'long': u'100000'}, u'reduceOnly': {u'short': u'0', u'long': u'0'}, u'openOnly': {u'short': u'100000', u'long': u'100000'}, u'reduceFirst': {u'short': u'100000', u'long': u'100000'}}, u'closeoutBid': u'26.01983', u'bids': [{u'price': u'26.01983', u'liquidity': 100000}], u'instrument': u'XAG_AUD', u'time': u'2016-08-15T10:51:19.912265050Z', u'closeoutAsk': u'26.05720'}, {u'status': u'tradeable', u'quoteHomeConversionFactors': {u'negativeUnits': u'0.00886171', u'positiveUnits': u'0.00886030'}, u'asks': [{u'price': u'7.548', u'liquidity': 10000000}], u'unitsAvailable': {u'default': {u'short': u'10000000', u'long': u'10000000'}, u'reduceOnly': {u'short': u'0', u'long': u'0'}, u'openOnly': {u'short': u'10000000', u'long': u'10000000'}, u'reduceFirst': {u'short': u'10000000', u'long': u'10000000'}}, u'closeoutBid': u'7.528', u'bids': [{u'price': u'7.528', u'liquidity': 10000000}], u'instrument': u'ZAR_JPY', u'time': u'2016-08-15T10:50:13.554249431Z', u'closeoutAsk': u'7.548'}, {u'status': u'tradeable', u'quoteHomeConversionFactors': {u'negativeUnits': u'0.23414269', u'positiveUnits': u'0.23400680'}, u'asks': [{u'price': u'4.94244', u'liquidity': 10000000}], u'unitsAvailable': {u'default': {u'short': u'1674503', u'long': u'1672289'}, u'reduceOnly': {u'short': u'0', u'long': u'0'}, u'openOnly': {u'short': u'1674503', u'long': u'1672289'}, u'reduceFirst': {u'short': u'1674503', u'long': u'1672289'}}, u'closeoutBid': u'4.93877', u'bids': [{u'price': u'4.93877', u'liquidity': 10000000}], u'instrument': u'GBP_PLN', u'time': u'2016-08-15T10:51:34.848155679Z', u'closeoutAsk': u'4.94244'}, {u'status': u'tradeable', u'quoteHomeConversionFactors': {u'negativeUnits': u'0.69288545', u'positiveUnits': u'0.69274625'}, u'asks': [{u'price': u'1.44353', u'liquidity': 1000000}, {u'price': u'1.44354', u'liquidity': 2000000}, {u'price': u'1.44355', u'liquidity': 5000000}, {u'price': u'1.44357', u'liquidity': 10000000}], u'unitsAvailable': {u'default': {u'short': u'4839096', u'long': u'4837073'}, u'reduceOnly': {u'short': u'0', u'long': u'0'}, u'openOnly': {u'short': u'4839096', u'long': u'4837073'}, u'reduceFirst': {u'short': u'4839096', u'long': u'4837073'}}, u'closeoutBid': u'1.44320', u'bids': [{u'price': u'1.44324', u'liquidity': 1000000}, {u'price': u'1.44323', u'liquidity': 2000000}, {u'price': u'1.44322', u'liquidity': 5000000}, {u'price': u'1.44320', u'liquidity': 10000000}], u'instrument': u'EUR_CAD', u'time': u'2016-08-15T10:51:24.946561167Z', u'closeoutAsk': u'1.44357'}, {u'status': u'tradeable', u'quoteHomeConversionFactors': {u'negativeUnits': u'0.64524038', u'positiveUnits': u'0.64504893'}, u'asks': [{u'price': u'27.71834', u'liquidity': 100000}], u'unitsAvailable': {u'default': {u'short': u'100000', u'long': u'100000'}, u'reduceOnly': {u'short': u'0', u'long': u'0'}, u'openOnly': {u'short': u'100000', u'long': u'100000'}, u'reduceFirst': {u'short': u'100000', u'long': u'100000'}}, u'closeoutBid': u'27.67635', u'bids': [{u'price': u'27.67635', u'liquidity': 100000}], u'instrument': u'XAG_NZD', u'time': u'2016-08-15T10:51:25.049985263Z', u'closeoutAsk': u'27.71834'}, {u'status': u'tradeable', u'quoteHomeConversionFactors': {u'negativeUnits': u'0.64524038', u'positiveUnits': u'0.64504893'}, u'asks': [{u'price': u'1.06384', u'liquidity': 10000000}], u'unitsAvailable': {u'default': {u'short': u'7052834', u'long': u'7048157'}, u'reduceOnly': {u'short': u'0', u'long': u'0'}, u'openOnly': {u'short': u'7052834', u'long': u'7048157'}, u'reduceFirst': {u'short': u'7052834', u'long': u'7048157'}}, u'closeoutBid': u'1.06345', u'bids': [{u'price': u'1.06345', u'liquidity': 10000000}], u'instrument': u'AUD_NZD', u'time': u'2016-08-15T10:51:33.782756354Z', u'closeoutAsk': u'1.06384'}, {u'status': u'tradeable', u'quoteHomeConversionFactors': {u'negativeUnits': u'0.89518302', u'positiveUnits': u'0.89505482'}, u'asks': [{u'price': u'109.496', u'liquidity': 6000}], u'unitsAvailable': {u'default': {u'short': u'6000', u'long': u'6000'}, u'reduceOnly': {u'short': u'0', u'long': u'0'}, u'openOnly': {u'short': u'6000', u'long': u'6000'}, u'reduceFirst': {u'short': u'6000', u'long': u'6000'}}, u'closeoutBid': u'109.478', u'bids': [{u'price': u'109.478', u'liquidity': 6000}], u'instrument': u'USB02Y_USD', u'time': u'2016-08-15T10:50:11.430266374Z', u'closeoutAsk': u'109.496'}, {u'status': u'tradeable', u'quoteHomeConversionFactors': {u'negativeUnits': u'0.89518302', u'positiveUnits': u'0.89505482'}, u'asks': [{u'price': u'0.76671', u'liquidity': 10000000}, {u'price': u'0.76673', u'liquidity': 10000000}], u'unitsAvailable': {u'default': {u'short': u'7051345', u'long': u'7049048'}, u'reduceOnly': {u'short': u'0', u'long': u'0'}, u'openOnly': {u'short': u'7051345', u'long': u'7049048'}, u'reduceFirst': {u'short': u'7051345', u'long': u'7049048'}}, u'closeoutBid': u'0.76653', u'bids': [{u'price': u'0.76657', u'liquidity': 10000000}, {u'price': u'0.76655', u'liquidity': 10000000}], u'instrument': u'AUD_USD', u'time': u'2016-08-15T10:51:17.848176806Z', u'closeoutAsk': u'0.76675'}, {u'status': u'tradeable', u'quoteHomeConversionFactors': {u'negativeUnits': u'0.00886171', u'positiveUnits': u'0.00886030'}, u'asks': [{u'price': u'72.819', u'liquidity': 10000000}], u'unitsAvailable': {u'default': {u'short': u'7500971', u'long': u'7497406'}, u'reduceOnly': {u'short': u'0', u'long': u'0'}, u'openOnly': {u'short': u'7500971', u'long': u'7497406'}, u'reduceFirst': {u'short': u'7500971', u'long': u'7497406'}}, u'closeoutBid': u'72.796', u'bids': [{u'price': u'72.796', u'liquidity': 10000000}], u'instrument': u'NZD_JPY', u'time': u'2016-08-15T10:51:23.774143425Z', u'closeoutAsk': u'72.819'}, {u'status': u'tradeable', u'quoteHomeConversionFactors': {u'negativeUnits': u'1.15656408', u'positiveUnits': u'1.15637684'}, u'asks': [{u'price': u'131.887', u'liquidity': 6000}], u'unitsAvailable': {u'default': {u'short': u'6000', u'long': u'6000'}, u'reduceOnly': {u'short': u'0', u'long': u'0'}, u'openOnly': {u'short': u'6000', u'long': u'6000'}, u'reduceFirst': {u'short': u'6000', u'long': u'6000'}}, u'closeoutBid': u'131.867', u'bids': [{u'price': u'131.867', u'liquidity': 6000}], u'instrument': u'UK10YB_GBP', u'time': u'2016-08-15T10:50:11.561630681Z', u'closeoutAsk': u'131.887'}, {u'status': u'tradeable', u'quoteHomeConversionFactors': {u'negativeUnits': u'0.89518302', u'positiveUnits': u'0.89505482'}, u'asks': [{u'price': u'692.042', u'liquidity': 500}], u'unitsAvailable': {u'default': {u'short': u'500', u'long': u'500'}, u'reduceOnly': {u'short': u'0', u'long': u'0'}, u'openOnly': {u'short': u'500', u'long': u'500'}, u'reduceFirst': {u'short': u'500', u'long': u'500'}}, u'closeoutBid': u'689.042', u'bids': [{u'price': u'689.042', u'liquidity': 500}], u'instrument': u'XPD_USD', u'time': u'2016-08-15T10:49:21.038434115Z', u'closeoutAsk': u'692.042'}, {u'status': u'tradeable', u'quoteHomeConversionFactors': {u'negativeUnits': u'0.68629469', u'positiveUnits': u'0.68616284'}, u'asks': [{u'price': u'1.45738', u'liquidity': 1000000}, {u'price': u'1.45739', u'liquidity': 2000000}, {u'price': u'1.45740', u'liquidity': 5000000}, {u'price': u'1.45742', u'liquidity': 10000000}], u'unitsAvailable': {u'default': {u'short': u'4839053', u'long': u'4837116'}, u'reduceOnly': {u'short': u'0', u'long': u'0'}, u'openOnly': {u'short': u'4839053', u'long': u'4837116'}, u'reduceFirst': {u'short': u'4839053', u'long': u'4837116'}}, u'closeoutBid': u'1.45706', u'bids': [{u'price': u'1.45710', u'liquidity': 1000000}, {u'price': u'1.45709', u'liquidity': 2000000}, {u'price': u'1.45708', u'liquidity': 5000000}, {u'price': u'1.45706', u'liquidity': 10000000}], u'instrument': u'EUR_AUD', u'time': u'2016-08-15T10:51:11.318025704Z', u'closeoutAsk': u'1.45742'}, {u'status': u'tradeable', u'quoteHomeConversionFactors': {u'negativeUnits': u'0.89518302', u'positiveUnits': u'0.89505482'}, u'asks': [{u'price': u'19.97467', u'liquidity': 100000}], u'unitsAvailable': {u'default': {u'short': u'100000', u'long': u'100000'}, u'reduceOnly': {u'short': u'0', u'long': u'0'}, u'openOnly': {u'short': u'100000', u'long': u'100000'}, u'reduceFirst': {u'short': u'100000', u'long': u'100000'}}, u'closeoutBid': u'19.94967', u'bids': [{u'price': u'19.94967', u'liquidity': 100000}], u'instrument': u'XAG_USD', u'time': u'2016-08-15T10:51:19.912241634Z', u'closeoutAsk': u'19.97467'}, {u'status': u'tradeable', u'quoteHomeConversionFactors': {u'negativeUnits': u'0.30311940', u'positiveUnits': u'0.30298807'}, u'asks': [{u'price': u'3.30046', u'liquidity': 10000000}], u'unitsAvailable': {u'default': {u'short': u'1936072', u'long': u'1934395'}, u'reduceOnly': {u'short': u'0', u'long': u'0'}, u'openOnly': {u'short': u'1936072', u'long': u'1934395'}, u'reduceFirst': {u'short': u'1936072', u'long': u'1934395'}}, u'closeoutBid': u'3.29903', u'bids': [{u'price': u'3.29903', u'liquidity': 10000000}], u'instrument': u'EUR_TRY', u'time': u'2016-08-15T10:51:33.819625332Z', u'closeoutAsk': u'3.30046'}, {u'status': u'tradeable', u'quoteHomeConversionFactors': {u'negativeUnits': u'0.00886171', u'positiveUnits': u'0.00886030'}, u'asks': [{u'price': u'101.027', u'liquidity': 10000000}, {u'price': u'101.029', u'liquidity': 10000000}], u'unitsAvailable': {u'default': {u'short': u'5405701', u'long': u'5404037'}, u'reduceOnly': {u'short': u'0', u'long': u'0'}, u'openOnly': {u'short': u'5405701', u'long': u'5404037'}, u'reduceFirst': {u'short': u'5405701', u'long': u'5404037'}}, u'closeoutBid': u'101.008', u'bids': [{u'price': u'101.012', u'liquidity': 10000000}, {u'price': u'101.010', u'liquidity': 10000000}], u'instrument': u'USD_JPY', u'time': u'2016-08-15T10:51:16.378967090Z', u'closeoutAsk': u'101.031'}, {u'status': u'tradeable', u'quoteHomeConversionFactors': {u'negativeUnits': u'0.00886171', u'positiveUnits': u'0.00886030'}, u'asks': [{u'price': u'103.701', u'liquidity': 10000000}], u'unitsAvailable': {u'default': {u'short': u'5266850', u'long': u'5264690'}, u'reduceOnly': {u'short': u'0', u'long': u'0'}, u'openOnly': {u'short': u'5266850', u'long': u'5264690'}, u'reduceFirst': {u'short': u'5266850', u'long': u'5264690'}}, u'closeoutBid': u'103.675', u'bids': [{u'price': u'103.675', u'liquidity': 10000000}], u'instrument': u'CHF_JPY', u'time': u'2016-08-15T10:51:33.812007389Z', u'closeoutAsk': u'103.701'}, {u'status': u'tradeable', u'quoteHomeConversionFactors': {u'negativeUnits': u'0.00323123', u'positiveUnits': u'0.00322899'}, u'asks': [{u'price': u'309.694', u'liquidity': 10000000}], u'unitsAvailable': {u'default': {u'short': u'1936572', u'long': u'1933896'}, u'reduceOnly': {u'short': u'0', u'long': u'0'}, u'openOnly': {u'short': u'1936572', u'long': u'1933896'}, u'reduceFirst': {u'short': u'1936572', u'long': u'1933896'}}, u'closeoutBid': u'309.480', u'bids': [{u'price': u'309.480', u'liquidity': 10000000}], u'instrument': u'EUR_HUF', u'time': u'2016-08-15T10:51:34.543721798Z', u'closeoutAsk': u'309.694'}, {u'status': u'tradeable', u'quoteHomeConversionFactors': {u'negativeUnits': u'0.91884740', u'positiveUnits': u'0.91868701'}, u'asks': [{u'price': u'0.75418', u'liquidity': 10000000}], u'unitsAvailable': {u'default': {u'short': u'6985228', u'long': u'6981601'}, u'reduceOnly': {u'short': u'0', u'long': u'0'}, u'openOnly': {u'short': u'6985228', u'long': u'6981601'}, u'reduceFirst': {u'short': u'6985228', u'long': u'6981601'}}, u'closeoutBid': u'0.75392', u'bids': [{u'price': u'0.75392', u'liquidity': 10000000}], u'instrument': u'CAD_CHF', u'time': u'2016-08-15T10:51:17.868615939Z', u'closeoutAsk': u'0.75418'}, {u'status': u'tradeable', u'quoteHomeConversionFactors': {u'negativeUnits': u'1.00000000', u'positiveUnits': u'1.00000000'}, u'asks': [{u'price': u'167.988', u'liquidity': 6000}], u'unitsAvailable': {u'default': {u'short': u'6000', u'long': u'6000'}, u'reduceOnly': {u'short': u'0', u'long': u'0'}, u'openOnly': {u'short': u'6000', u'long': u'6000'}, u'reduceFirst': {u'short': u'6000', u'long': u'6000'}}, u'closeoutBid': u'167.973', u'bids': [{u'price': u'167.973', u'liquidity': 6000}], u'instrument': u'DE10YB_EUR', u'time': u'2016-08-15T10:50:07.932600155Z', u'closeoutAsk': u'167.988'}, {u'status': u'tradeable', u'quoteHomeConversionFactors': {u'negativeUnits': u'0.66621808', u'positiveUnits': u'0.66599623'}, u'asks': [{u'price': u'1801.686', u'liquidity': 100}, {u'price': u'1801.706', u'liquidity': 400}, {u'price': u'1801.736', u'liquidity': 500}], u'unitsAvailable': {u'default': {u'short': u'1000', u'long': u'1000'}, u'reduceOnly': {u'short': u'0', u'long': u'0'}, u'openOnly': {u'short': u'1000', u'long': u'1000'}, u'reduceFirst': {u'short': u'1000', u'long': u'1000'}}, u'closeoutBid': u'1801.003', u'bids': [{u'price': u'1801.053', u'liquidity': 100}, {u'price': u'1801.033', u'liquidity': 400}, {u'price': u'1801.003', u'liquidity': 500}], u'instrument': u'XAU_SGD', u'time': u'2016-08-15T10:51:31.507369796Z', u'closeoutAsk': u'1801.736'}, {u'status': u'tradeable', u'quoteHomeConversionFactors': {u'negativeUnits': u'0.11540668', u'positiveUnits': u'0.11538484'}, u'asks': [{u'price': u'5.94747', u'liquidity': 10000000}], u'unitsAvailable': {u'default': {u'short': u'7051678', u'long': u'7048720'}, u'reduceOnly': {u'short': u'0', u'long': u'0'}, u'openOnly': {u'short': u'7051678', u'long': u'7048720'}, u'reduceFirst': {u'short': u'7051678', u'long': u'7048720'}}, u'closeoutBid': u'5.94610', u'bids': [{u'price': u'5.94610', u'liquidity': 10000000}], u'instrument': u'AUD_HKD', u'time': u'2016-08-15T10:51:17.848261097Z', u'closeoutAsk': u'5.94747'}, {u'status': u'tradeable', u'quoteHomeConversionFactors': {u'negativeUnits': u'1.00000000', u'positiveUnits': u'1.00000000'}, u'asks': [{u'price': u'1200.075', u'liquidity': 100}, {u'price': u'1200.095', u'liquidity': 400}, {u'price': u'1200.125', u'liquidity': 500}], u'unitsAvailable': {u'default': {u'short': u'1000', u'long': u'1000'}, u'reduceOnly': {u'short': u'0', u'long': u'0'}, u'openOnly': {u'short': u'1000', u'long': u'1000'}, u'reduceFirst': {u'short': u'1000', u'long': u'1000'}}, u'closeoutBid': u'1199.688', u'bids': [{u'price': u'1199.738', u'liquidity': 100}, {u'price': u'1199.718', u'liquidity': 400}, {u'price': u'1199.688', u'liquidity': 500}], u'instrument': u'XAU_EUR', u'time': u'2016-08-15T10:51:31.507368505Z', u'closeoutAsk': u'1200.125'}, {u'status': u'tradeable', u'quoteHomeConversionFactors': {u'negativeUnits': u'1.00000000', u'positiveUnits': u'1.00000000'}, u'asks': [{u'price': u'455.760', u'liquidity': 2000}], u'unitsAvailable': {u'default': {u'short': u'2000', u'long': u'2000'}, u'reduceOnly': {u'short': u'0', u'long': u'0'}, u'openOnly': {u'short': u'2000', u'long': u'2000'}, u'reduceFirst': {u'short': u'2000', u'long': u'2000'}}, u'closeoutBid': u'455.590', u'bids': [{u'price': u'455.590', u'liquidity': 2000}], u'instrument': u'NL25_EUR', u'time': u'2016-08-15T10:50:15.448294344Z', u'closeoutAsk': u'455.760'}, {u'status': u'tradeable', u'quoteHomeConversionFactors': {u'negativeUnits': u'0.89518302', u'positiveUnits': u'0.89505482'}, u'asks': [{u'price': u'132.658', u'liquidity': 6000}], u'unitsAvailable': {u'default': {u'short': u'6000', u'long': u'6000'}, u'reduceOnly': {u'short': u'0', u'long': u'0'}, u'openOnly': {u'short': u'6000', u'long': u'6000'}, u'reduceFirst': {u'short': u'6000', u'long': u'6000'}}, u'closeoutBid': u'132.632', u'bids': [{u'price': u'132.632', u'liquidity': 6000}], u'instrument': u'USB10Y_USD', u'time': u'2016-08-15T10:50:11.457567850Z', u'closeoutAsk': u'132.658'}, {u'status': u'tradeable', u'quoteHomeConversionFactors': {u'negativeUnits': u'0.13440445', u'positiveUnits': u'0.13439957'}, u'asks': [{u'price': u'6.66025', u'liquidity': 10000000}], u'unitsAvailable': {u'default': {u'short': u'5405289', u'long': u'5404671'}, u'reduceOnly': {u'short': u'0', u'long': u'0'}, u'openOnly': {u'short': u'5405289', u'long': u'5404671'}, u'reduceFirst': {u'short': u'5405289', u'long': u'5404671'}}, u'closeoutBid': u'6.65973', u'bids': [{u'price': u'6.65973', u'liquidity': 10000000}], u'instrument': u'USD_DKK', u'time': u'2016-08-15T10:51:34.731888088Z', u'closeoutAsk': u'6.66025'}, {u'status': u'tradeable', u'quoteHomeConversionFactors': {u'negativeUnits': u'0.66621808', u'positiveUnits': u'0.66599623'}, u'asks': [{u'price': u'1.50151', u'liquidity': 10000000}], u'unitsAvailable': {u'default': {u'short': u'4839696', u'long': u'4836473'}, u'reduceOnly': {u'short': u'0', u'long': u'0'}, u'openOnly': {u'short': u'4839696', u'long': u'4836473'}, u'reduceFirst': {u'short': u'4839696', u'long': u'4836473'}}, u'closeoutBid': u'1.50101', u'bids': [{u'price': u'1.50101', u'liquidity': 10000000}], u'instrument': u'EUR_SGD', u'time': u'2016-08-15T10:51:20.539671263Z', u'closeoutAsk': u'1.50151'}, {u'status': u'tradeable', u'quoteHomeConversionFactors': {u'negativeUnits': u'0.11540668', u'positiveUnits': u'0.11538484'}, u'asks': [{u'price': u'7.75712', u'liquidity': 10000000}], u'unitsAvailable': {u'default': {u'short': u'5405598', u'long': u'5404331'}, u'reduceOnly': {u'short': u'0', u'long': u'0'}, u'openOnly': {u'short': u'5405598', u'long': u'5404331'}, u'reduceFirst': {u'short': u'5405598', u'long': u'5404331'}}, u'closeoutBid': u'7.75677', u'bids': [{u'price': u'7.75677', u'liquidity': 10000000}], u'instrument': u'USD_HKD', u'time': u'2016-08-15T10:51:29.278636420Z', u'closeoutAsk': u'7.75712'}, {u'status': u'tradeable', u'quoteHomeConversionFactors': {u'negativeUnits': u'0.69288545', u'positiveUnits': u'0.69274625'}, u'asks': [{u'price': u'1.66945', u'liquidity': 1000000}, {u'price': u'1.66946', u'liquidity': 2000000}, {u'price': u'1.66947', u'liquidity': 5000000}, {u'price': u'1.66949', u'liquidity': 10000000}], u'unitsAvailable': {u'default': {u'short': u'4184444', u'long': u'4182499'}, u'reduceOnly': {u'short': u'0', u'long': u'0'}, u'openOnly': {u'short': u'4184444', u'long': u'4182499'}, u'reduceFirst': {u'short': u'4184444', u'long': u'4182499'}}, u'closeoutBid': u'1.66899', u'bids': [{u'price': u'1.66903', u'liquidity': 1000000}, {u'price': u'1.66902', u'liquidity': 2000000}, {u'price': u'1.66901', u'liquidity': 5000000}, {u'price': u'1.66899', u'liquidity': 10000000}], u'instrument': u'GBP_CAD', u'time': u'2016-08-15T10:51:34.058859237Z', u'closeoutAsk': u'1.66949'}, {u'status': u'tradeable', u'quoteHomeConversionFactors': {u'negativeUnits': u'0.23875124', u'positiveUnits': u'0.23863672'}, u'asks': [{u'price': u'3.75070', u'liquidity': 10000000}], u'unitsAvailable': {u'default': {u'short': u'2162866', u'long': u'2161103'}, u'reduceOnly': {u'short': u'0', u'long': u'0'}, u'openOnly': {u'short': u'2162866', u'long': u'2161103'}, u'reduceFirst': {u'short': u'2162866', u'long': u'2161103'}}, u'closeoutBid': u'3.74944', u'bids': [{u'price': u'3.74944', u'liquidity': 10000000}], u'instrument': u'USD_SAR', u'time': u'2016-08-15T10:51:32.512462202Z', u'closeoutAsk': u'3.75070'}, {u'status': u'tradeable', u'quoteHomeConversionFactors': {u'negativeUnits': u'0.69288545', u'positiveUnits': u'0.69274625'}, u'asks': [{u'price': u'25.81027', u'liquidity': 100000}], u'unitsAvailable': {u'default': {u'short': u'100000', u'long': u'100000'}, u'reduceOnly': {u'short': u'0', u'long': u'0'}, u'openOnly': {u'short': u'100000', u'long': u'100000'}, u'reduceFirst': {u'short': u'100000', u'long': u'100000'}}, u'closeoutBid': u'25.77357', u'bids': [{u'price': u'25.77357', u'liquidity': 100000}], u'instrument': u'XAG_CAD', u'time': u'2016-08-15T10:51:27.343903290Z', u'closeoutAsk': u'25.81027'}, {u'status': u'tradeable', u'quoteHomeConversionFactors': {u'negativeUnits': u'0.11540668', u'positiveUnits': u'0.11538484'}, u'asks': [{u'price': u'8.66665', u'liquidity': 10000000}], u'unitsAvailable': {u'default': {u'short': u'4839000', u'long': u'4837169'}, u'reduceOnly': {u'short': u'0', u'long': u'0'}, u'openOnly': {u'short': u'4839000', u'long': u'4837169'}, u'reduceFirst': {u'short': u'4839000', u'long': u'4837169'}}, u'closeoutBid': u'8.66501', u'bids': [{u'price': u'8.66501', u'liquidity': 10000000}], u'instrument': u'EUR_HKD', u'time': u'2016-08-15T10:51:29.278704363Z', u'closeoutAsk': u'8.66665'}, {u'status': u'tradeable', u'quoteHomeConversionFactors': {u'negativeUnits': u'0.89518302', u'positiveUnits': u'0.89505482'}, u'asks': [{u'price': u'1340.647', u'liquidity': 1000}, {u'price': u'1340.727', u'liquidity': 1000}, {u'price': u'1340.767', u'liquidity': 1000}, {u'price': u'1340.847', u'liquidity': 1000}, {u'price': u'1340.947', u'liquidity': 1000}], u'unitsAvailable': {u'default': {u'short': u'4033', u'long': u'4031'}, u'reduceOnly': {u'short': u'0', u'long': u'0'}, u'openOnly': {u'short': u'4033', u'long': u'4031'}, u'reduceFirst': {u'short': u'4033', u'long': u'4031'}}, u'closeoutBid': u'1339.751', u'bids': [{u'price': u'1340.351', u'liquidity': 1000}, {u'price': u'1340.271', u'liquidity': 1000}, {u'price': u'1340.231', u'liquidity': 1000}, {u'price': u'1340.151', u'liquidity': 1000}, {u'price': u'1340.051', u'liquidity': 1000}], u'instrument': u'XAU_USD', u'time': u'2016-08-15T10:51:31.507318697Z', u'closeoutAsk': u'1341.247'}, {u'status': u'tradeable', u'quoteHomeConversionFactors': {u'negativeUnits': u'0.89518302', u'positiveUnits': u'0.89505482'}, u'asks': [{u'price': u'10.226', u'liquidity': 60000}], u'unitsAvailable': {u'default': {u'short': u'60000', u'long': u'60000'}, u'reduceOnly': {u'short': u'0', u'long': u'0'}, u'openOnly': {u'short': u'60000', u'long': u'60000'}, u'reduceFirst': {u'short': u'60000', u'long': u'60000'}}, u'closeoutBid': u'10.221', u'bids': [{u'price': u'10.221', u'liquidity': 60000}], u'instrument': u'SOYBN_USD', u'time': u'2016-08-15T10:39:20.089280750Z', u'closeoutAsk': u'10.226'}, {u'status': u'tradeable', u'quoteHomeConversionFactors': {u'negativeUnits': u'0.89518302', u'positiveUnits': u'0.89505482'}, u'asks': [{u'price': u'2.588', u'liquidity': 250000}], u'unitsAvailable': {u'default': {u'short': u'250000', u'long': u'250000'}, u'reduceOnly': {u'short': u'0', u'long': u'0'}, u'openOnly': {u'short': u'250000', u'long': u'250000'}, u'reduceFirst': {u'short': u'250000', u'long': u'250000'}}, u'closeoutBid': u'2.584', u'bids': [{u'price': u'2.584', u'liquidity': 250000}], u'instrument': u'NATGAS_USD', u'time': u'2016-08-15T10:49:20.885739887Z', u'closeoutAsk': u'2.588'}, {u'status': u'tradeable', u'quoteHomeConversionFactors': {u'negativeUnits': u'0.10894777', u'positiveUnits': u'0.10891407'}, u'asks': [{u'price': u'9.18155', u'liquidity': 10000000}], u'unitsAvailable': {u'default': {u'short': u'4839581', u'long': u'4836588'}, u'reduceOnly': {u'short': u'0', u'long': u'0'}, u'openOnly': {u'short': u'4839581', u'long': u'4836588'}, u'reduceFirst': {u'short': u'4839581', u'long': u'4836588'}}, u'closeoutBid': u'9.17871', u'bids': [{u'price': u'9.17871', u'liquidity': 10000000}], u'instrument': u'EUR_NOK', u'time': u'2016-08-15T10:51:33.823677053Z', u'closeoutAsk': u'9.18155'}, {u'status': u'tradeable', u'quoteHomeConversionFactors': {u'negativeUnits': u'0.03701812', u'positiveUnits': u'0.03699894'}, u'asks': [{u'price': u'27.02780', u'liquidity': 10000000}], u'unitsAvailable': {u'default': {u'short': u'1936236', u'long': u'1934231'}, u'reduceOnly': {u'short': u'0', u'long': u'0'}, u'openOnly': {u'short': u'1936236', u'long': u'1934231'}, u'reduceFirst': {u'short': u'1936236', u'long': u'1934231'}}, u'closeoutBid': u'27.01380', u'bids': [{u'price': u'27.01380', u'liquidity': 10000000}], u'instrument': u'EUR_CZK', u'time': u'2016-08-15T10:51:08.609882041Z', u'closeoutAsk': u'27.02780'}, {u'status': u'tradeable', u'quoteHomeConversionFactors': {u'negativeUnits': u'0.89518302', u'positiveUnits': u'0.89505482'}, u'asks': [{u'price': u'4.207', u'liquidity': 150000}], u'unitsAvailable': {u'default': {u'short': u'150000', u'long': u'150000'}, u'reduceOnly': {u'short': u'0', u'long': u'0'}, u'openOnly': {u'short': u'150000', u'long': u'150000'}, u'reduceFirst': {u'short': u'150000', u'long': u'150000'}}, u'closeoutBid': u'4.203', u'bids': [{u'price': u'4.203', u'liquidity': 150000}], u'instrument': u'WHEAT_USD', u'time': u'2016-08-15T10:46:19.499551926Z', u'closeoutAsk': u'4.207'}, {u'status': u'tradeable', u'quoteHomeConversionFactors': {u'negativeUnits': u'0.91884740', u'positiveUnits': u'0.91868701'}, u'asks': [{u'price': u'0.97433', u'liquidity': 1000000}, {u'price': u'0.97434', u'liquidity': 2000000}, {u'price': u'0.97435', u'liquidity': 5000000}, {u'price': u'0.97437', u'liquidity': 10000000}], u'unitsAvailable': {u'default': {u'short': u'5405953', u'long': u'5404037'}, u'reduceOnly': {u'short': u'0', u'long': u'0'}, u'openOnly': {u'short': u'5405953', u'long': u'5404037'}, u'reduceFirst': {u'short': u'5405953', u'long': u'5404037'}}, u'closeoutBid': u'0.97414', u'bids': [{u'price': u'0.97418', u'liquidity': 1000000}, {u'price': u'0.97417', u'liquidity': 2000000}, {u'price': u'0.97416', u'liquidity': 5000000}, {u'price': u'0.97414', u'liquidity': 10000000}], u'instrument': u'USD_CHF', u'time': u'2016-08-15T10:51:17.868590235Z', u'closeoutAsk': u'0.97437'}, {u'status': u'tradeable', u'quoteHomeConversionFactors': {u'negativeUnits': u'0.91884740', u'positiveUnits': u'0.91868701'}, u'asks': [{u'price': u'1306.183', u'liquidity': 100}, {u'price': u'1306.203', u'liquidity': 400}, {u'price': u'1306.233', u'liquidity': 500}], u'unitsAvailable': {u'default': {u'short': u'1000', u'long': u'1000'}, u'reduceOnly': {u'short': u'0', u'long': u'0'}, u'openOnly': {u'short': u'1000', u'long': u'1000'}, u'reduceFirst': {u'short': u'1000', u'long': u'1000'}}, u'closeoutBid': u'1305.743', u'bids': [{u'price': u'1305.793', u'liquidity': 100}, {u'price': u'1305.773', u'liquidity': 400}, {u'price': u'1305.743', u'liquidity': 500}], u'instrument': u'XAU_CHF', u'time': u'2016-08-15T10:51:31.507457720Z', u'closeoutAsk': u'1306.233'}, {u'status': u'tradeable', u'quoteHomeConversionFactors': {u'negativeUnits': u'0.11540668', u'positiveUnits': u'0.11538484'}, u'asks': [{u'price': u'5.59149', u'liquidity': 10000000}], u'unitsAvailable': {u'default': {u'short': u'7501227', u'long': u'7497474'}, u'reduceOnly': {u'short': u'0', u'long': u'0'}, u'openOnly': {u'short': u'7501227', u'long': u'7497474'}, u'reduceFirst': {u'short': u'7501227', u'long': u'7497474'}}, u'closeoutBid': u'5.58975', u'bids': [{u'price': u'5.58975', u'liquidity': 10000000}], u'instrument': u'NZD_HKD', u'time': u'2016-08-15T10:51:25.049980702Z', u'closeoutAsk': u'5.59149'}, {u'status': u'tradeable', u'quoteHomeConversionFactors': {u'negativeUnits': u'0.68629469', u'positiveUnits': u'0.68616284'}, u'asks': [{u'price': u'5532.0', u'liquidity': 25}, {u'price': u'5532.1', u'liquidity': 75}, {u'price': u'5532.3', u'liquidity': 100}], u'unitsAvailable': {u'default': {u'short': u'200', u'long': u'200'}, u'reduceOnly': {u'short': u'0', u'long': u'0'}, u'openOnly': {u'short': u'200', u'long': u'200'}, u'reduceFirst': {u'short': u'200', u'long': u'200'}}, u'closeoutBid': u'5530.8', u'bids': [{u'price': u'5531.1', u'liquidity': 25}, {u'price': u'5531.0', u'liquidity': 75}, {u'price': u'5530.8', u'liquidity': 100}], u'instrument': u'AU200_AUD', u'time': u'2016-08-15T10:42:44.859269409Z', u'closeoutAsk': u'5532.3'}, {u'status': u'tradeable', u'quoteHomeConversionFactors': {u'negativeUnits': u'1.15656408', u'positiveUnits': u'1.15637684'}, u'asks': [{u'price': u'6952.3', u'liquidity': 100}], u'unitsAvailable': {u'default': {u'short': u'100', u'long': u'100'}, u'reduceOnly': {u'short': u'0', u'long': u'0'}, u'openOnly': {u'short': u'100', u'long': u'100'}, u'reduceFirst': {u'short': u'100', u'long': u'100'}}, u'closeoutBid': u'6951.3', u'bids': [{u'price': u'6951.3', u'liquidity': 100}], u'instrument': u'UK100_GBP', u'time': u'2016-08-15T10:51:24.609143702Z', u'closeoutAsk': u'6952.3'}, {u'status': u'tradeable', u'quoteHomeConversionFactors': {u'negativeUnits': u'0.91884740', u'positiveUnits': u'0.91868701'}, u'asks': [{u'price': u'1.25887', u'liquidity': 10000000}], u'unitsAvailable': {u'default': {u'short': u'4184487', u'long': u'4182627'}, u'reduceOnly': {u'short': u'0', u'long': u'0'}, u'openOnly': {u'short': u'4184487', u'long': u'4182627'}, u'reduceFirst': {u'short': u'4184487', u'long': u'4182627'}}, u'closeoutBid': u'1.25853', u'bids': [{u'price': u'1.25853', u'liquidity': 10000000}], u'instrument': u'GBP_CHF', u'time': u'2016-08-15T10:51:34.903726646Z', u'closeoutAsk': u'1.25887'}, {u'status': u'tradeable', u'quoteHomeConversionFactors': {u'negativeUnits': u'0.02589667', u'positiveUnits': u'0.02581111'}, u'asks': [{u'price': u'34.677', u'liquidity': 10000000}], u'unitsAvailable': {u'default': {u'short': u'2168964', u'long': u'2155003'}, u'reduceOnly': {u'short': u'0', u'long': u'0'}, u'openOnly': {u'short': u'2168964', u'long': u'2155003'}, u'reduceFirst': {u'short': u'2168964', u'long': u'2155003'}}, u'closeoutBid': u'34.568', u'bids': [{u'price': u'34.568', u'liquidity': 10000000}], u'instrument': u'USD_THB', u'time': u'2016-08-15T10:50:12.140198800Z', u'closeoutAsk': u'34.677'}, {u'status': u'tradeable', u'quoteHomeConversionFactors': {u'negativeUnits': u'0.00886171', u'positiveUnits': u'0.00886030'}, u'asks': [{u'price': u'112.863', u'liquidity': 1000000}, {u'price': u'112.864', u'liquidity': 2000000}, {u'price': u'112.865', u'liquidity': 5000000}, {u'price': u'112.867', u'liquidity': 10000000}], u'unitsAvailable': {u'default': {u'short': u'4838906', u'long': u'4837262'}, u'reduceOnly': {u'short': u'0', u'long': u'0'}, u'openOnly': {u'short': u'4838906', u'long': u'4837262'}, u'reduceFirst': {u'short': u'4838906', u'long': u'4837262'}}, u'closeoutBid': u'112.841', u'bids': [{u'price': u'112.845', u'liquidity': 1000000}, {u'price': u'112.844', u'liquidity': 2000000}, {u'price': u'112.843', u'liquidity': 5000000}, {u'price': u'112.841', u'liquidity': 10000000}], u'instrument': u'EUR_JPY', u'time': u'2016-08-15T10:51:09.714564212Z', u'closeoutAsk': u'112.867'}, {u'status': u'tradeable', u'quoteHomeConversionFactors': {u'negativeUnits': u'1.15656408', u'positiveUnits': u'1.15637684'}, u'asks': [{u'price': u'0.86477', u'liquidity': 1000000}, {u'price': u'0.86478', u'liquidity': 2000000}, {u'price': u'0.86479', u'liquidity': 5000000}, {u'price': u'0.86481', u'liquidity': 10000000}], u'unitsAvailable': {u'default': {u'short': u'4838933', u'long': u'4837235'}, u'reduceOnly': {u'short': u'0', u'long': u'0'}, u'openOnly': {u'short': u'4838933', u'long': u'4837235'}, u'reduceFirst': {u'short': u'4838933', u'long': u'4837235'}}, u'closeoutBid': u'0.86459', u'bids': [{u'price': u'0.86463', u'liquidity': 1000000}, {u'price': u'0.86462', u'liquidity': 2000000}, {u'price': u'0.86461', u'liquidity': 5000000}, {u'price': u'0.86459', u'liquidity': 10000000}], u'instrument': u'EUR_GBP', u'time': u'2016-08-15T10:51:33.822821115Z', u'closeoutAsk': u'0.86481'}, {u'status': u'tradeable', u'quoteHomeConversionFactors': {u'negativeUnits': u'0.89518302', u'positiveUnits': u'0.89505482'}, u'asks': [{u'price': u'0.72082', u'liquidity': 10000000}], u'unitsAvailable': {u'default': {u'short': u'7500867', u'long': u'7497816'}, u'reduceOnly': {u'short': u'0', u'long': u'0'}, u'openOnly': {u'short': u'7500867', u'long': u'7497816'}, u'reduceFirst': {u'short': u'7500867', u'long': u'7497816'}}, u'closeoutBid': u'0.72063', u'bids': [{u'price': u'0.72063', u'liquidity': 10000000}], u'instrument': u'NZD_USD', u'time': u'2016-08-15T10:51:25.049857628Z', u'closeoutAsk': u'0.72082'}, {u'status': u'tradeable', u'quoteHomeConversionFactors': {u'negativeUnits': u'0.06682151', u'positiveUnits': u'0.06676031'}, u'asks': [{u'price': u'13.76234', u'liquidity': 10000000}], u'unitsAvailable': {u'default': {u'short': u'2108267', u'long': u'2104383'}, u'reduceOnly': {u'short': u'0', u'long': u'0'}, u'openOnly': {u'short': u'2108267', u'long': u'2104383'}, u'reduceFirst': {u'short': u'2108267', u'long': u'2104383'}}, u'closeoutBid': u'13.74958', u'bids': [{u'price': u'13.74958', u'liquidity': 10000000}], u'instrument': u'CHF_ZAR', u'time': u'2016-08-15T10:51:33.879660053Z', u'closeoutAsk': u'13.76234'}, {u'status': u'tradeable', u'quoteHomeConversionFactors': {u'negativeUnits': u'0.11540668', u'positiveUnits': u'0.11538484'}, u'asks': [{u'price': u'154.94591', u'liquidity': 100000}], u'unitsAvailable': {u'default': {u'short': u'100000', u'long': u'100000'}, u'reduceOnly': {u'short': u'0', u'long': u'0'}, u'openOnly': {u'short': u'100000', u'long': u'100000'}, u'reduceFirst': {u'short': u'100000', u'long': u'100000'}}, u'closeoutBid': u'154.74499', u'bids': [{u'price': u'154.74499', u'liquidity': 100000}], u'instrument': u'XAG_HKD', u'time': u'2016-08-15T10:51:29.278758009Z', u'closeoutAsk': u'154.94591'}, {u'status': u'tradeable', u'quoteHomeConversionFactors': {u'negativeUnits': u'0.68629469', u'positiveUnits': u'0.68616284'}, u'asks': [{u'price': u'1748.841', u'liquidity': 100}, {u'price': u'1748.861', u'liquidity': 400}, {u'price': u'1748.891', u'liquidity': 500}], u'unitsAvailable': {u'default': {u'short': u'1000', u'long': u'1000'}, u'reduceOnly': {u'short': u'0', u'long': u'0'}, u'openOnly': {u'short': u'1000', u'long': u'1000'}, u'reduceFirst': {u'short': u'1000', u'long': u'1000'}}, u'closeoutBid': u'1748.185', u'bids': [{u'price': u'1748.235', u'liquidity': 100}, {u'price': u'1748.215', u'liquidity': 400}, {u'price': u'1748.185', u'liquidity': 500}], u'instrument': u'XAU_AUD', u'time': u'2016-08-15T10:51:31.507500384Z', u'closeoutAsk': u'1748.891'}, {u'status': u'tradeable', u'quoteHomeConversionFactors': {u'negativeUnits': u'0.00886171', u'positiveUnits': u'0.00886030'}, u'asks': [{u'price': u'78.197', u'liquidity': 1000000}, {u'price': u'78.198', u'liquidity': 2000000}, {u'price': u'78.199', u'liquidity': 5000000}, {u'price': u'78.201', u'liquidity': 10000000}], u'unitsAvailable': {u'default': {u'short': u'6984978', u'long': u'6981644'}, u'reduceOnly': {u'short': u'0', u'long': u'0'}, u'openOnly': {u'short': u'6984978', u'long': u'6981644'}, u'reduceFirst': {u'short': u'6984978', u'long': u'6981644'}}, u'closeoutBid': u'78.171', u'bids': [{u'price': u'78.175', u'liquidity': 1000000}, {u'price': u'78.174', u'liquidity': 2000000}, {u'price': u'78.173', u'liquidity': 5000000}, {u'price': u'78.171', u'liquidity': 10000000}], u'instrument': u'CAD_JPY', u'time': u'2016-08-15T10:51:23.617599367Z', u'closeoutAsk': u'78.201'}, {u'status': u'tradeable', u'quoteHomeConversionFactors': {u'negativeUnits': u'0.06682151', u'positiveUnits': u'0.06676031'}, u'asks': [{u'price': u'17.32251', u'liquidity': 10000000}], u'unitsAvailable': {u'default': {u'short': u'1674958', u'long': u'1671884'}, u'reduceOnly': {u'short': u'0', u'long': u'0'}, u'openOnly': {u'short': u'1674958', u'long': u'1671884'}, u'reduceFirst': {u'short': u'1674958', u'long': u'1671884'}}, u'closeoutBid': u'17.30657', u'bids': [{u'price': u'17.30657', u'liquidity': 10000000}], u'instrument': u'GBP_ZAR', u'time': u'2016-08-15T10:51:33.879658223Z', u'closeoutAsk': u'17.32251'}, {u'status': u'tradeable', u'quoteHomeConversionFactors': {u'negativeUnits': u'0.66621808', u'positiveUnits': u'0.66599623'}, u'asks': [{u'price': u'0.96873', u'liquidity': 10000000}], u'unitsAvailable': {u'default': {u'short': u'7502331', u'long': u'7496426'}, u'reduceOnly': {u'short': u'0', u'long': u'0'}, u'openOnly': {u'short': u'7502331', u'long': u'7496426'}, u'reduceFirst': {u'short': u'7502331', u'long': u'7496426'}}, u'closeoutBid': u'0.96829', u'bids': [{u'price': u'0.96829', u'liquidity': 10000000}], u'instrument': u'NZD_SGD', u'time': u'2016-08-15T10:51:20.445452231Z', u'closeoutAsk': u'0.96873'}, {u'status': u'tradeable', u'quoteHomeConversionFactors': {u'negativeUnits': u'0.00323123', u'positiveUnits': u'0.00322899'}, u'asks': [{u'price': u'277.220', u'liquidity': 10000000}], u'unitsAvailable': {u'default': {u'short': u'2163639', u'long': u'2160436'}, u'reduceOnly': {u'short': u'0', u'long': u'0'}, u'openOnly': {u'short': u'2163639', u'long': u'2160436'}, u'reduceFirst': {u'short': u'2163639', u'long': u'2160436'}}, u'closeoutBid': u'277.001', u'bids': [{u'price': u'277.001', u'liquidity': 10000000}], u'instrument': u'USD_HUF', u'time': u'2016-08-15T10:51:34.543766686Z', u'closeoutAsk': u'277.220'}, {u'status': u'tradeable', u'quoteHomeConversionFactors': {u'negativeUnits': u'0.03701812', u'positiveUnits': u'0.03699894'}, u'asks': [{u'price': u'24.19421', u'liquidity': 10000000}], u'unitsAvailable': {u'default': {u'short': u'2163227', u'long': u'2160765'}, u'reduceOnly': {u'short': u'0', u'long': u'0'}, u'openOnly': {u'short': u'2163227', u'long': u'2160765'}, u'reduceFirst': {u'short': u'2163227', u'long': u'2160765'}}, u'closeoutBid': u'24.17920', u'bids': [{u'price': u'24.17920', u'liquidity': 10000000}], u'instrument': u'USD_CZK', u'time': u'2016-08-15T10:51:34.210882054Z', u'closeoutAsk': u'24.19421'}, {u'status': u'tradeable', u'quoteHomeConversionFactors': {u'negativeUnits': u'0.23414269', u'positiveUnits': u'0.23400680'}, u'asks': [{u'price': u'4.27338', u'liquidity': 10000000}], u'unitsAvailable': {u'default': {u'short': u'1936357', u'long': u'1934110'}, u'reduceOnly': {u'short': u'0', u'long': u'0'}, u'openOnly': {u'short': u'1936357', u'long': u'1934110'}, u'reduceFirst': {u'short': u'1936357', u'long': u'1934110'}}, u'closeoutBid': u'4.27090', u'bids': [{u'price': u'4.27090', u'liquidity': 10000000}], u'instrument': u'EUR_PLN', u'time': u'2016-08-15T10:51:34.848122131Z', u'closeoutAsk': u'4.27338'}, {u'status': u'tradeable', u'quoteHomeConversionFactors': {u'negativeUnits': u'0.13440445', u'positiveUnits': u'0.13439957'}, u'asks': [{u'price': u'7.44050', u'liquidity': 10000000}], u'unitsAvailable': {u'default': {u'short': u'4838260', u'long': u'4837908'}, u'reduceOnly': {u'short': u'0', u'long': u'0'}, u'openOnly': {u'short': u'4838260', u'long': u'4837908'}, u'reduceFirst': {u'short': u'4838260', u'long': u'4837908'}}, u'closeoutBid': u'7.44023', u'bids': [{u'price': u'7.44023', u'liquidity': 10000000}], u'instrument': u'EUR_DKK', u'time': u'2016-08-15T10:49:23.764765296Z', u'closeoutAsk': u'7.44050'}, {u'status': u'tradeable', u'quoteHomeConversionFactors': {u'negativeUnits': u'0.89518302', u'positiveUnits': u'0.89505482'}, u'asks': [{u'price': u'1131.622', u'liquidity': 500}], u'unitsAvailable': {u'default': {u'short': u'500', u'long': u'500'}, u'reduceOnly': {u'short': u'0', u'long': u'0'}, u'openOnly': {u'short': u'500', u'long': u'500'}, u'reduceFirst': {u'short': u'500', u'long': u'500'}}, u'closeoutBid': u'1128.622', u'bids': [{u'price': u'1128.622', u'liquidity': 500}], u'instrument': u'XPT_USD', u'time': u'2016-08-15T10:50:20.716014364Z', u'closeoutAsk': u'1131.622'}, {u'status': u'tradeable', u'quoteHomeConversionFactors': {u'negativeUnits': u'0.64524038', u'positiveUnits': u'0.64504893'}, u'asks': [{u'price': u'1.55027', u'liquidity': 10000000}], u'unitsAvailable': {u'default': {u'short': u'4839520', u'long': u'4836648'}, u'reduceOnly': {u'short': u'0', u'long': u'0'}, u'openOnly': {u'short': u'4839520', u'long': u'4836648'}, u'reduceFirst': {u'short': u'4839520', u'long': u'4836648'}}, u'closeoutBid': u'1.54981', u'bids': [{u'price': u'1.54981', u'liquidity': 10000000}], u'instrument': u'EUR_NZD', u'time': u'2016-08-15T10:51:34.655605710Z', u'closeoutAsk': u'1.55027'}, {u'status': u'tradeable', u'quoteHomeConversionFactors': {u'negativeUnits': u'0.66621808', u'positiveUnits': u'0.66599623'}, u'asks': [{u'price': u'317.66', u'liquidity': 300}], u'unitsAvailable': {u'default': {u'short': u'300', u'long': u'300'}, u'reduceOnly': {u'short': u'0', u'long': u'0'}, u'openOnly': {u'short': u'300', u'long': u'300'}, u'reduceFirst': {u'short': u'300', u'long': u'300'}}, u'closeoutBid': u'317.36', u'bids': [{u'price': u'317.36', u'liquidity': 300}], u'instrument': u'SG30_SGD', u'time': u'2016-08-15T10:49:06.495578223Z', u'closeoutAsk': u'317.66'}, {u'status': u'tradeable', u'quoteHomeConversionFactors': {u'negativeUnits': u'0.91884740', u'positiveUnits': u'0.91868701'}, u'asks': [{u'price': u'0.74703', u'liquidity': 10000000}], u'unitsAvailable': {u'default': {u'short': u'7052108', u'long': u'7048424'}, u'reduceOnly': {u'short': u'0', u'long': u'0'}, u'openOnly': {u'short': u'7052108', u'long': u'7048424'}, u'reduceFirst': {u'short': u'7052108', u'long': u'7048424'}}, u'closeoutBid': u'0.74677', u'bids': [{u'price': u'0.74677', u'liquidity': 10000000}], u'instrument': u'AUD_CHF', u'time': u'2016-08-15T10:51:17.868669564Z', u'closeoutAsk': u'0.74703'}, {u'status': u'tradeable', u'quoteHomeConversionFactors': {u'negativeUnits': u'0.10579615', u'positiveUnits': u'0.10576448'}, u'asks': [{u'price': u'8.46347', u'liquidity': 10000000}], u'unitsAvailable': {u'default': {u'short': u'5406516', u'long': u'5403250'}, u'reduceOnly': {u'short': u'0', u'long': u'0'}, u'openOnly': {u'short': u'5406516', u'long': u'5403250'}, u'reduceFirst': {u'short': u'5406516', u'long': u'5403250'}}, u'closeoutBid': u'8.46089', u'bids': [{u'price': u'8.46089', u'liquidity': 10000000}], u'instrument': u'USD_SEK', u'time': u'2016-08-15T10:51:34.132396126Z', u'closeoutAsk': u'8.46347'}, {u'status': u'tradeable', u'quoteHomeConversionFactors': {u'negativeUnits': u'0.66621808', u'positiveUnits': u'0.66599623'}, u'asks': [{u'price': u'1.73643', u'liquidity': 10000000}], u'unitsAvailable': {u'default': {u'short': u'4184942', u'long': u'4182151'}, u'reduceOnly': {u'short': u'0', u'long': u'0'}, u'openOnly': {u'short': u'4184942', u'long': u'4182151'}, u'reduceFirst': {u'short': u'4184942', u'long': u'4182151'}}, u'closeoutBid': u'1.73585', u'bids': [{u'price': u'1.73585', u'liquidity': 10000000}], u'instrument': u'GBP_SGD', u'time': u'2016-08-15T10:51:22.863188722Z', u'closeoutAsk': u'1.73643'}, {u'status': u'tradeable', u'quoteHomeConversionFactors': {u'negativeUnits': u'0.01340231', u'positiveUnits': u'0.01337936'}, u'asks': [{u'price': u'66.898', u'liquidity': 10000000}], u'unitsAvailable': {u'default': {u'short': u'2165544', u'long': u'2158443'}, u'reduceOnly': {u'short': u'0', u'long': u'0'}, u'openOnly': {u'short': u'2165544', u'long': u'2158443'}, u'reduceFirst': {u'short': u'2165544', u'long': u'2158443'}}, u'closeoutBid': u'66.793', u'bids': [{u'price': u'66.793', u'liquidity': 10000000}], u'instrument': u'USD_INR', u'time': u'2016-08-15T10:48:35.266025220Z', u'closeoutAsk': u'66.898'}, {u'status': u'tradeable', u'quoteHomeConversionFactors': {u'negativeUnits': u'0.89518302', u'positiveUnits': u'0.89505482'}, u'asks': [{u'price': u'0.19545', u'liquidity': 4000000}], u'unitsAvailable': {u'default': {u'short': u'4000000', u'long': u'4000000'}, u'reduceOnly': {u'short': u'0', u'long': u'0'}, u'openOnly': {u'short': u'4000000', u'long': u'4000000'}, u'reduceFirst': {u'short': u'4000000', u'long': u'4000000'}}, u'closeoutBid': u'0.19533', u'bids': [{u'price': u'0.19533', u'liquidity': 4000000}], u'instrument': u'SUGAR_USD', u'time': u'2016-08-15T10:44:06.440313122Z', u'closeoutAsk': u'0.19545'}, {u'status': u'tradeable', u'quoteHomeConversionFactors': {u'negativeUnits': u'0.11540668', u'positiveUnits': u'0.11538484'}, u'asks': [{u'price': u'10.02259', u'liquidity': 10000000}], u'unitsAvailable': {u'default': {u'short': u'4184357', u'long': u'4182756'}, u'reduceOnly': {u'short': u'0', u'long': u'0'}, u'openOnly': {u'short': u'4184357', u'long': u'4182756'}, u'reduceFirst': {u'short': u'4184357', u'long': u'4182756'}}, u'closeoutBid': u'10.02065', u'bids': [{u'price': u'10.02065', u'liquidity': 10000000}], u'instrument': u'GBP_HKD', u'time': u'2016-08-15T10:51:22.863187471Z', u'closeoutAsk': u'10.02259'}, {u'status': u'tradeable', u'quoteHomeConversionFactors': {u'negativeUnits': u'0.10894777', u'positiveUnits': u'0.10891407'}, u'asks': [{u'price': u'8.21854', u'liquidity': 10000000}], u'unitsAvailable': {u'default': {u'short': u'5406738', u'long': u'5403316'}, u'reduceOnly': {u'short': u'0', u'long': u'0'}, u'openOnly': {u'short': u'5406738', u'long': u'5403316'}, u'reduceFirst': {u'short': u'5406738', u'long': u'5403316'}}, u'closeoutBid': u'8.21588', u'bids': [{u'price': u'8.21588', u'liquidity': 10000000}], u'instrument': u'USD_NOK', u'time': u'2016-08-15T10:51:33.938949641Z', u'closeoutAsk': u'8.21854'}, {u'status': u'tradeable', u'quoteHomeConversionFactors': {u'negativeUnits': u'0.30311940', u'positiveUnits': u'0.30298807'}, u'asks': [{u'price': u'2.95348', u'liquidity': 10000000}], u'unitsAvailable': {u'default': {u'short': u'2163203', u'long': u'2161651'}, u'reduceOnly': {u'short': u'0', u'long': u'0'}, u'openOnly': {u'short': u'2163203', u'long': u'2161651'}, u'reduceFirst': {u'short': u'2163203', u'long': u'2161651'}}, u'closeoutBid': u'2.95264', u'bids': [{u'price': u'2.95264', u'liquidity': 10000000}], u'instrument': u'USD_TRY', u'time': u'2016-08-15T10:51:24.872138469Z', u'closeoutAsk': u'2.95348'}, {u'status': u'tradeable', u'quoteHomeConversionFactors': {u'negativeUnits': u'0.00886171', u'positiveUnits': u'0.00886030'}, u'asks': [{u'price': u'130.527', u'liquidity': 1000000}, {u'price': u'130.528', u'liquidity': 2000000}, {u'price': u'130.529', u'liquidity': 5000000}, {u'price': u'130.531', u'liquidity': 10000000}], u'unitsAvailable': {u'default': {u'short': u'4184414', u'long': u'4182654'}, u'reduceOnly': {u'short': u'0', u'long': u'0'}, u'openOnly': {u'short': u'4184414', u'long': u'4182654'}, u'reduceFirst': {u'short': u'4184414', u'long': u'4182654'}}, u'closeoutBid': u'130.491', u'bids': [{u'price': u'130.495', u'liquidity': 1000000}, {u'price': u'130.494', u'liquidity': 2000000}, {u'price': u'130.493', u'liquidity': 5000000}, {u'price': u'130.491', u'liquidity': 10000000}], u'instrument': u'GBP_JPY', u'time': u'2016-08-15T10:51:22.944390055Z', u'closeoutAsk': u'130.531'}, {u'status': u'tradeable', u'quoteHomeConversionFactors': {u'negativeUnits': u'0.04933652', u'positiveUnits': u'0.04930966'}, u'asks': [{u'price': u'18.15171', u'liquidity': 10000000}], u'unitsAvailable': {u'default': {u'short': u'2163007', u'long': u'2160963'}, u'reduceOnly': {u'short': u'0', u'long': u'0'}, u'openOnly': {u'short': u'2163007', u'long': u'2160963'}, u'reduceFirst': {u'short': u'2163007', u'long': u'2160963'}}, u'closeoutBid': u'18.14443', u'bids': [{u'price': u'18.14443', u'liquidity': 10000000}], u'instrument': u'USD_MXN', u'time': u'2016-08-15T10:51:34.894160979Z', u'closeoutAsk': u'18.15171'}, {u'status': u'tradeable', u'quoteHomeConversionFactors': {u'negativeUnits': u'0.89518302', u'positiveUnits': u'0.89505482'}, u'asks': [{u'price': u'1.29205', u'liquidity': 10000000}, {u'price': u'1.29208', u'liquidity': 10000000}], u'unitsAvailable': {u'default': {u'short': u'4184160', u'long': u'4182946'}, u'reduceOnly': {u'short': u'0', u'long': u'0'}, u'openOnly': {u'short': u'4184160', u'long': u'4182946'}, u'reduceFirst': {u'short': u'4184160', u'long': u'4182946'}}, u'closeoutBid': u'1.29181', u'bids': [{u'price': u'1.29186', u'liquidity': 10000000}, {u'price': u'1.29183', u'liquidity': 10000000}], u'instrument': u'GBP_USD', u'time': u'2016-08-15T10:51:22.863042285Z', u'closeoutAsk': u'1.29210'}, {u'status': u'tradeable', u'quoteHomeConversionFactors': {u'negativeUnits': u'0.00886171', u'positiveUnits': u'0.00886030'}, u'asks': [{u'price': u'77.452', u'liquidity': 1000000}, {u'price': u'77.453', u'liquidity': 2000000}, {u'price': u'77.454', u'liquidity': 5000000}, {u'price': u'77.456', u'liquidity': 10000000}], u'unitsAvailable': {u'default': {u'short': u'7051822', u'long': u'7048798'}, u'reduceOnly': {u'short': u'0', u'long': u'0'}, u'openOnly': {u'short': u'7051822', u'long': u'7048798'}, u'reduceFirst': {u'short': u'7051822', u'long': u'7048798'}}, u'closeoutBid': u'77.430', u'bids': [{u'price': u'77.434', u'liquidity': 1000000}, {u'price': u'77.433', u'liquidity': 2000000}, {u'price': u'77.432', u'liquidity': 5000000}, {u'price': u'77.430', u'liquidity': 10000000}], u'instrument': u'AUD_JPY', u'time': u'2016-08-15T10:51:18.443534873Z', u'closeoutAsk': u'77.456'}, {u'status': u'tradeable', u'quoteHomeConversionFactors': {u'negativeUnits': u'0.06682151', u'positiveUnits': u'0.06676031'}, u'asks': [{u'price': u'14.97896', u'liquidity': 10000000}], u'unitsAvailable': {u'default': {u'short': u'1937008', u'long': u'1933461'}, u'reduceOnly': {u'short': u'0', u'long': u'0'}, u'openOnly': {u'short': u'1937008', u'long': u'1933461'}, u'reduceFirst': {u'short': u'1937008', u'long': u'1933461'}}, u'closeoutBid': u'14.96524', u'bids': [{u'price': u'14.96524', u'liquidity': 10000000}], u'instrument': u'EUR_ZAR', u'time': u'2016-08-15T10:51:33.879632609Z', u'closeoutAsk': u'14.97896'}, {u'status': u'tradeable', u'quoteHomeConversionFactors': {u'negativeUnits': u'0.00886171', u'positiveUnits': u'0.00886030'}, u'asks': [{u'price': u'75.187', u'liquidity': 10000000}], u'unitsAvailable': {u'default': {u'short': u'7264947', u'long': u'7261277'}, u'reduceOnly': {u'short': u'0', u'long': u'0'}, u'openOnly': {u'short': u'7264947', u'long': u'7261277'}, u'reduceFirst': {u'short': u'7264947', u'long': u'7261277'}}, u'closeoutBid': u'75.161', u'bids': [{u'price': u'75.161', u'liquidity': 10000000}], u'instrument': u'SGD_JPY', u'time': u'2016-08-15T10:51:20.539752570Z', u'closeoutAsk': u'75.187'}, {u'status': u'tradeable', u'quoteHomeConversionFactors': {u'negativeUnits': u'0.91884740', u'positiveUnits': u'0.91868701'}, u'asks': [{u'price': u'0.70232', u'liquidity': 10000000}], u'unitsAvailable': {u'default': {u'short': u'7501643', u'long': u'7497129'}, u'reduceOnly': {u'short': u'0', u'long': u'0'}, u'openOnly': {u'short': u'7501643', u'long': u'7497129'}, u'reduceFirst': {u'short': u'7501643', u'long': u'7497129'}}, u'closeoutBid': u'0.70202', u'bids': [{u'price': u'0.70202', u'liquidity': 10000000}], u'instrument': u'NZD_CHF', u'time': u'2016-08-15T10:51:25.049983763Z', u'closeoutAsk': u'0.70232'}, {u'status': u'tradeable', u'quoteHomeConversionFactors': {u'negativeUnits': u'0.89518302', u'positiveUnits': u'0.89505482'}, u'asks': [{u'price': u'16866.5', u'liquidity': 100}], u'unitsAvailable': {u'default': {u'short': u'100', u'long': u'100'}, u'reduceOnly': {u'short': u'0', u'long': u'0'}, u'openOnly': {u'short': u'100', u'long': u'100'}, u'reduceFirst': {u'short': u'100', u'long': u'100'}}, u'closeoutBid': u'16856.5', u'bids': [{u'price': u'16856.5', u'liquidity': 100}], u'instrument': u'JP225_USD', u'time': u'2016-08-15T10:51:00.854873286Z', u'closeoutAsk': u'16866.5'}, {u'status': u'tradeable', u'quoteHomeConversionFactors': {u'negativeUnits': u'0.91884740', u'positiveUnits': u'0.91868701'}, u'asks': [{u'price': u'0.72512', u'liquidity': 10000000}], u'unitsAvailable': {u'default': {u'short': u'7265169', u'long': u'7261396'}, u'reduceOnly': {u'short': u'0', u'long': u'0'}, u'openOnly': {u'short': u'7265169', u'long': u'7261396'}, u'reduceFirst': {u'short': u'7265169', u'long': u'7261396'}}, u'closeoutBid': u'0.72487', u'bids': [{u'price': u'0.72487', u'liquidity': 10000000}], u'instrument': u'SGD_CHF', u'time': u'2016-08-15T10:51:20.539784716Z', u'closeoutAsk': u'0.72512'}, {u'status': u'tradeable', u'quoteHomeConversionFactors': {u'negativeUnits': u'0.91884740', u'positiveUnits': u'0.91868701'}, u'asks': [{u'price': u'1.08851', u'liquidity': 1000000}, {u'price': u'1.08852', u'liquidity': 2000000}, {u'price': u'1.08853', u'liquidity': 5000000}, {u'price': u'1.08855', u'liquidity': 10000000}], u'unitsAvailable': {u'default': {u'short': u'4838981', u'long': u'4837187'}, u'reduceOnly': {u'short': u'0', u'long': u'0'}, u'openOnly': {u'short': u'4838981', u'long': u'4837187'}, u'reduceFirst': {u'short': u'4838981', u'long': u'4837187'}}, u'closeoutBid': u'1.08828', u'bids': [{u'price': u'1.08832', u'liquidity': 1000000}, {u'price': u'1.08831', u'liquidity': 2000000}, {u'price': u'1.08830', u'liquidity': 5000000}, {u'price': u'1.08828', u'liquidity': 10000000}], u'instrument': u'EUR_CHF', u'time': u'2016-08-15T10:51:17.861864083Z', u'closeoutAsk': u'1.08855'}, {u'status': u'tradeable', u'quoteHomeConversionFactors': {u'negativeUnits': u'0.66621808', u'positiveUnits': u'0.66599623'}, u'asks': [{u'price': u'1.03040', u'liquidity': 10000000}], u'unitsAvailable': {u'default': {u'short': u'7052709', u'long': u'7047761'}, u'reduceOnly': {u'short': u'0', u'long': u'0'}, u'openOnly': {u'short': u'7052709', u'long': u'7047761'}, u'reduceFirst': {u'short': u'7052709', u'long': u'7047761'}}, u'closeoutBid': u'1.03002', u'bids': [{u'price': u'1.03002', u'liquidity': 10000000}], u'instrument': u'AUD_SGD', u'time': u'2016-08-15T10:51:20.539628154Z', u'closeoutAsk': u'1.03040'}, {u'status': u'tradeable', u'quoteHomeConversionFactors': {u'negativeUnits': u'0.13463770', u'positiveUnits': u'0.13460599'}, u'asks': [{u'price': u'6.64944', u'liquidity': 10000000}], u'unitsAvailable': {u'default': {u'short': u'2162339', u'long': u'2161631'}, u'reduceOnly': {u'short': u'0', u'long': u'0'}, u'openOnly': {u'short': u'2162339', u'long': u'2161631'}, u'reduceFirst': {u'short': u'2162339', u'long': u'2161631'}}, u'closeoutBid': u'6.64883', u'bids': [{u'price': u'6.64883', u'liquidity': 10000000}], u'instrument': u'USD_CNH', u'time': u'2016-08-15T10:51:26.932606629Z', u'closeoutAsk': u'6.64944'}, {u'status': u'tradeable', u'quoteHomeConversionFactors': {u'negativeUnits': u'1.00000000', u'positiveUnits': u'1.00000000'}, u'asks': [{u'price': u'10765.4', u'liquidity': 25}, {u'price': u'10765.6', u'liquidity': 75}, {u'price': u'10765.8', u'liquidity': 150}], u'unitsAvailable': {u'default': {u'short': u'250', u'long': u'250'}, u'reduceOnly': {u'short': u'0', u'long': u'0'}, u'openOnly': {u'short': u'250', u'long': u'250'}, u'reduceFirst': {u'short': u'250', u'long': u'250'}}, u'closeoutBid': u'10764.3', u'bids': [{u'price': u'10764.7', u'liquidity': 25}, {u'price': u'10764.5', u'liquidity': 75}, {u'price': u'10764.3', u'liquidity': 150}], u'instrument': u'DE30_EUR', u'time': u'2016-08-15T10:51:25.303184416Z', u'closeoutAsk': u'10765.8'}, {u'status': u'tradeable', u'quoteHomeConversionFactors': {u'negativeUnits': u'0.00886171', u'positiveUnits': u'0.00886030'}, u'asks': [{u'price': u'34.211', u'liquidity': 10000000}], u'unitsAvailable': {u'default': {u'short': u'6388309', u'long': u'6383369'}, u'reduceOnly': {u'short': u'0', u'long': u'0'}, u'openOnly': {u'short': u'6388309', u'long': u'6383369'}, u'reduceFirst': {u'short': u'6388309', u'long': u'6383369'}}, u'closeoutBid': u'34.190', u'bids': [{u'price': u'34.190', u'liquidity': 10000000}], u'instrument': u'TRY_JPY', u'time': u'2016-08-15T10:51:33.759214700Z', u'closeoutAsk': u'34.211'}, {u'status': u'tradeable', u'quoteHomeConversionFactors': {u'negativeUnits': u'0.69288545', u'positiveUnits': u'0.69274625'}, u'asks': [{u'price': u'0.99062', u'liquidity': 10000000}], u'unitsAvailable': {u'default': {u'short': u'7051900', u'long': u'7048633'}, u'reduceOnly': {u'short': u'0', u'long': u'0'}, u'openOnly': {u'short': u'7051900', u'long': u'7048633'}, u'reduceFirst': {u'short': u'7051900', u'long': u'7048633'}}, u'closeoutBid': u'0.99036', u'bids': [{u'price': u'0.99036', u'liquidity': 10000000}], u'instrument': u'AUD_CAD', u'time': u'2016-08-15T10:51:23.053931040Z', u'closeoutAsk': u'0.99062'}, {u'status': u'tradeable', u'quoteHomeConversionFactors': {u'negativeUnits': u'0.89518302', u'positiveUnits': u'0.89505482'}, u'asks': [{u'price': u'121.901', u'liquidity': 6000}], u'unitsAvailable': {u'default': {u'short': u'6000', u'long': u'6000'}, u'reduceOnly': {u'short': u'0', u'long': u'0'}, u'openOnly': {u'short': u'6000', u'long': u'6000'}, u'reduceFirst': {u'short': u'6000', u'long': u'6000'}}, u'closeoutBid': u'121.883', u'bids': [{u'price': u'121.883', u'liquidity': 6000}], u'instrument': u'USB05Y_USD', u'time': u'2016-08-15T10:51:33.076601601Z', u'closeoutAsk': u'121.901'}, {u'status': u'tradeable', u'quoteHomeConversionFactors': {u'negativeUnits': u'0.89518302', u'positiveUnits': u'0.89505482'}, u'asks': [{u'price': u'2186.9', u'liquidity': 800}], u'unitsAvailable': {u'default': {u'short': u'800', u'long': u'800'}, u'reduceOnly': {u'short': u'0', u'long': u'0'}, u'openOnly': {u'short': u'800', u'long': u'800'}, u'reduceFirst': {u'short': u'800', u'long': u'800'}}, u'closeoutBid': u'2186.4', u'bids': [{u'price': u'2186.4', u'liquidity': 800}], u'instrument': u'SPX500_USD', u'time': u'2016-08-15T10:42:22.642174825Z', u'closeoutAsk': u'2186.9'}, {u'status': u'tradeable', u'quoteHomeConversionFactors': {u'negativeUnits': u'0.89518302', u'positiveUnits': u'0.89505482'}, u'asks': [{u'price': u'173.647', u'liquidity': 6000}], u'unitsAvailable': {u'default': {u'short': u'6000', u'long': u'6000'}, u'reduceOnly': {u'short': u'0', u'long': u'0'}, u'openOnly': {u'short': u'6000', u'long': u'6000'}, u'reduceFirst': {u'short': u'6000', u'long': u'6000'}}, u'closeoutBid': u'173.606', u'bids': [{u'price': u'173.606', u'liquidity': 6000}], u'instrument': u'USB30Y_USD', u'time': u'2016-08-15T10:50:24.024575754Z', u'closeoutAsk': u'173.647'}, {u'status': u'tradeable', u'quoteHomeConversionFactors': {u'negativeUnits': u'0.89518302', u'positiveUnits': u'0.89505482'}, u'asks': [{u'price': u'46.947', u'liquidity': 10000}], u'unitsAvailable': {u'default': {u'short': u'10000', u'long': u'10000'}, u'reduceOnly': {u'short': u'0', u'long': u'0'}, u'openOnly': {u'short': u'10000', u'long': u'10000'}, u'reduceFirst': {u'short': u'10000', u'long': u'10000'}}, u'closeoutBid': u'46.917', u'bids': [{u'price': u'46.917', u'liquidity': 10000}], u'instrument': u'BCO_USD', u'time': u'2016-08-15T10:51:33.194570258Z', u'closeoutAsk': u'46.947'}, {u'status': u'tradeable', u'quoteHomeConversionFactors': {u'negativeUnits': u'0.11540668', u'positiveUnits': u'0.11538484'}, u'asks': [{u'price': u'10399.510', u'liquidity': 100}, {u'price': u'10399.530', u'liquidity': 400}, {u'price': u'10399.560', u'liquidity': 500}], u'unitsAvailable': {u'default': {u'short': u'1000', u'long': u'1000'}, u'reduceOnly': {u'short': u'0', u'long': u'0'}, u'openOnly': {u'short': u'1000', u'long': u'1000'}, u'reduceFirst': {u'short': u'1000', u'long': u'1000'}}, u'closeoutBid': u'10396.794', u'bids': [{u'price': u'10396.844', u'liquidity': 100}, {u'price': u'10396.824', u'liquidity': 400}, {u'price': u'10396.794', u'liquidity': 500}], u'instrument': u'XAU_HKD', u'time': u'2016-08-15T10:51:31.507503665Z', u'closeoutAsk': u'10399.560'}]</text:p>
          </table:table-cell>
          <table:table-cell table:style-name="Default"/>
          <table:table-cell table:number-columns-repeated="3"/>
          <table:table-cell table:style-name="Default"/>
          <table:table-cell table:style-name="Default" office:value-type="string" calcext:value-type="string">
            <text:p>Configuration : <text:s/></text:p>
          </table:table-cell>
          <table:table-cell table:style-name="Default"/>
          <table:table-cell table:number-columns-repeated="294"/>
        </table:table-row>
        <table:table-row table:style-name="ro2">
          <table:table-cell/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remière ligne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<text:s/>- Tools / Options... / LibreOffice / Security / Macro security… / Low</text:p>
          </table:table-cell>
          <table:table-cell table:style-name="Default"/>
          <table:table-cell table:number-columns-repeated="4"/>
          <table:table-cell office:value-type="string" calcext:value-type="string">
            <text:p>Connexion Oanda :</text:p>
          </table:table-cell>
          <table:table-cell table:number-columns-repeated="4"/>
          <table:table-cell office:value-type="string" calcext:value-type="string">
            <text:p>Roger</text:p>
          </table:table-cell>
          <table:table-cell table:number-columns-repeated="284"/>
        </table:table-row>
        <table:table-row table:style-name="ro1">
          <table:table-cell/>
          <table:table-cell table:style-name="Default" office:value-type="float" office:value="300" calcext:value-type="float">
            <text:p>300</text:p>
          </table:table-cell>
          <table:table-cell table:style-name="Default" office:value-type="string" calcext:value-type="string">
            <text:p>dernière colonne (A=0, B=1…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<text:s/>- Tools / Options... / Internet / Proxy </text:p>
          </table:table-cell>
          <table:table-cell table:style-name="Default"/>
          <table:table-cell table:number-columns-repeated="4"/>
          <table:table-cell office:value-type="string" calcext:value-type="string">
            <text:p><text:s/>- account id :</text:p>
          </table:table-cell>
          <table:table-cell office:value-type="string" calcext:value-type="string">
            <text:p>101-004-2088872-001</text:p>
          </table:table-cell>
          <table:table-cell table:number-columns-repeated="3"/>
          <table:table-cell office:value-type="string" calcext:value-type="string">
            <text:p>101-004-3943284-001</text:p>
          </table:table-cell>
          <table:table-cell table:number-columns-repeated="284"/>
        </table:table-row>
        <table:table-row table:style-name="ro3">
          <table:table-cell/>
          <table:table-cell table:style-name="ce1" office:value-type="float" office:value="12" calcext:value-type="float">
            <text:p>12</text:p>
          </table:table-cell>
          <table:table-cell table:style-name="Default" office:value-type="string" calcext:value-type="string">
            <text:p>nombre de téléchargements de cours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<text:s/>- redémarrer LibreOffice</text:p>
          </table:table-cell>
          <table:table-cell table:style-name="Default"/>
          <table:table-cell table:number-columns-repeated="4"/>
          <table:table-cell office:value-type="string" calcext:value-type="string">
            <text:p><text:s/>- key : </text:p>
          </table:table-cell>
          <table:table-cell office:value-type="string" calcext:value-type="string">
            <text:p>19546e57a150b42484042e0884e68a26-b1f4f3b637cbb7d186ce0e9e82e74ea6</text:p>
          </table:table-cell>
          <table:table-cell table:number-columns-repeated="3"/>
          <table:table-cell office:value-type="string" calcext:value-type="string">
            <text:p>b2dace0ec807b2d60e4fcf7cf72f72ed-e364407ed760c25e5fb247d324a09d2<text:span text:style-name="T1">e</text:span></text:p>
          </table:table-cell>
          <table:table-cell table:number-columns-repeated="284"/>
        </table:table-row>
        <table:table-row table:style-name="ro1">
          <table:table-cell/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délai en ms entre 2 téléchargements de cours</text:p>
          </table:table-cell>
          <table:table-cell table:number-columns-repeated="3"/>
          <table:table-cell table:style-name="Default" table:number-columns-repeated="3"/>
          <table:table-cell table:number-columns-repeated="294"/>
        </table:table-row>
        <table:table-row table:style-name="ro1">
          <table:table-cell/>
          <table:table-cell table:style-name="Default" office:value-type="float" office:value="600" calcext:value-type="float">
            <text:p>600</text:p>
          </table:table-cell>
          <table:table-cell table:style-name="Default" office:value-type="string" calcext:value-type="string">
            <text:p>nombre de dates/heures affichées sur le graphique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<text:s/>- Installer le script Python ----------&gt; voir plus loin à droite ---------&gt;</text:p>
          </table:table-cell>
          <table:table-cell table:style-name="Default"/>
          <table:table-cell table:number-columns-repeated="7"/>
          <table:table-cell office:value-type="string" calcext:value-type="string">
            <text:p>Installation du script Python :</text:p>
          </table:table-cell>
          <table:table-cell table:number-columns-repeated="286"/>
        </table:table-row>
        <table:table-row table:style-name="ro1">
          <table:table-cell/>
          <table:table-cell table:style-name="Default" office:value-type="string" calcext:value-type="string">
            <text:p>oui</text:p>
          </table:table-cell>
          <table:table-cell table:style-name="Default" office:value-type="string" calcext:value-type="string">
            <text:p>trading réel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Paramètres modifiables :</text:p>
          </table:table-cell>
          <table:table-cell table:style-name="Default"/>
          <table:table-cell table:number-columns-repeated="7"/>
          <table:table-cell office:value-type="string" calcext:value-type="string">
            <text:p>- Trouver le dossier user de LibreOffice, par exemple :</text:p>
          </table:table-cell>
          <table:table-cell table:number-columns-repeated="286"/>
        </table:table-row>
        <table:table-row table:style-name="ro4">
          <table:table-cell/>
          <table:table-cell table:style-name="ce1" office:value-type="float" office:value="50" calcext:value-type="float">
            <text:p>50</text:p>
          </table:table-cell>
          <table:table-cell table:style-name="Default" office:value-type="string" calcext:value-type="string">
            <text:p>première colonne des cours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<text:s/>- Constantes dans les cellules B3 à B7</text:p>
          </table:table-cell>
          <table:table-cell table:style-name="Default"/>
          <table:table-cell table:number-columns-repeated="6"/>
          <table:table-cell table:style-name="ce9"/>
          <table:table-cell office:value-type="string" calcext:value-type="string">
            <text:p>C :\Utilisateurs\nom_utilisateur\AppData\Roaming\LibreOffice\3\user</text:p>
          </table:table-cell>
          <table:table-cell table:number-columns-repeated="286"/>
        </table:table-row>
        <table:table-row table:style-name="ro1">
          <table:table-cell/>
          <table:table-cell table:style-name="Default" office:value-type="string" calcext:value-type="string">
            <text:p>MME1 : première moyenne mobile exponentielle</text:p>
          </table:table-cell>
          <table:table-cell table:style-name="Default"/>
          <table:table-cell table:number-columns-repeated="3"/>
          <table:table-cell table:style-name="Default"/>
          <table:table-cell table:style-name="Default" office:value-type="string" calcext:value-type="string">
            <text:p><text:s/>- ID Oanda du cours étudié cellule E47</text:p>
          </table:table-cell>
          <table:table-cell table:style-name="Default"/>
          <table:table-cell table:number-columns-repeated="7"/>
          <table:table-cell office:value-type="string" calcext:value-type="string">
            <text:p>- Dans ce dossier, créer un dossier Scripts</text:p>
          </table:table-cell>
          <table:table-cell table:number-columns-repeated="286"/>
        </table:table-row>
        <table:table-row table:style-name="ro1">
          <table:table-cell/>
          <table:table-cell table:style-name="Default" office:value-type="string" calcext:value-type="string">
            <text:p>MME2 : deuxième moyenne mobile exponentielle</text:p>
          </table:table-cell>
          <table:table-cell table:style-name="Default"/>
          <table:table-cell table:number-columns-repeated="3"/>
          <table:table-cell table:style-name="Default"/>
          <table:table-cell table:style-name="Default" office:value-type="string" calcext:value-type="string">
            <text:p><text:s/>- Noms des indicateurs cellules E48 à I48 (pour information, n'interviennent pas dans les calculs)</text:p>
          </table:table-cell>
          <table:table-cell table:style-name="Default"/>
          <table:table-cell table:number-columns-repeated="7"/>
          <table:table-cell office:value-type="string" calcext:value-type="string">
            <text:p>- Dans le dossier Scripts, créer un dossier python</text:p>
          </table:table-cell>
          <table:table-cell table:number-columns-repeated="286"/>
        </table:table-row>
        <table:table-row table:style-name="ro1">
          <table:table-cell/>
          <table:table-cell table:style-name="Default" office:value-type="string" calcext:value-type="string">
            <text:p>MACD : MME1 – MME2</text:p>
          </table:table-cell>
          <table:table-cell table:style-name="Default"/>
          <table:table-cell table:number-columns-repeated="3"/>
          <table:table-cell table:style-name="Default"/>
          <table:table-cell table:style-name="Default" office:value-type="string" calcext:value-type="string">
            <text:p><text:s/>- Formules des indicateurs cellules E50 à I50 et format numérique</text:p>
          </table:table-cell>
          <table:table-cell table:style-name="Default"/>
          <table:table-cell table:number-columns-repeated="7"/>
          <table:table-cell office:value-type="string" calcext:value-type="string">
            <text:p>- copier le script Python dans le dossier python</text:p>
          </table:table-cell>
          <table:table-cell table:number-columns-repeated="286"/>
        </table:table-row>
        <table:table-row table:style-name="ro1">
          <table:table-cell/>
          <table:table-cell table:style-name="Default" office:value-type="string" calcext:value-type="string">
            <text:p>LD : moyenne mobile exponentielle de MACD</text:p>
          </table:table-cell>
          <table:table-cell table:style-name="Default"/>
          <table:table-cell table:number-columns-repeated="3"/>
          <table:table-cell table:style-name="Default"/>
          <table:table-cell table:style-name="Default" office:value-type="string" calcext:value-type="string">
            <text:p><text:s/>- Plages de données des graphiques</text:p>
          </table:table-cell>
          <table:table-cell table:style-name="Default"/>
          <table:table-cell table:number-columns-repeated="294"/>
        </table:table-row>
        <table:table-row table:style-name="ro1">
          <table:table-cell/>
          <table:table-cell table:style-name="Default" office:value-type="string" calcext:value-type="string">
            <text:p>S : signal = MACD – LD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94"/>
        </table:table-row>
        <table:table-row table:style-name="ro2">
          <table:table-cell/>
          <table:table-cell table:style-name="Default" office:value-type="string" calcext:value-type="string">
            <text:p>achat si S &gt; 0,1, vente si S &lt; -0,1</text:p>
          </table:table-cell>
          <table:table-cell table:style-name="Default"/>
          <table:table-cell table:number-columns-repeated="3"/>
          <table:table-cell table:style-name="Default"/>
          <table:table-cell table:style-name="Default" office:value-type="string" calcext:value-type="string">
            <text:p>Démarrage :</text:p>
          </table:table-cell>
          <table:table-cell table:style-name="Default"/>
          <table:table-cell table:number-columns-repeated="294"/>
        </table:table-row>
        <table:table-row table:style-name="ro1">
          <table:table-cell/>
          <table:table-cell table:style-name="Default" office:value-type="string" calcext:value-type="string">
            <text:p>A : nombre d'actions achetées</text:p>
          </table:table-cell>
          <table:table-cell table:style-name="Default"/>
          <table:table-cell table:number-columns-repeated="3"/>
          <table:table-cell table:style-name="Default"/>
          <table:table-cell table:style-name="Default" office:value-type="string" calcext:value-type="string">
            <text:p><text:s/>- Outils / Macros / Exécuter la macro... / Mes macros / trading_oanda / trading / Exécuter</text:p>
          </table:table-cell>
          <table:table-cell table:style-name="Default"/>
          <table:table-cell table:number-columns-repeated="294"/>
        </table:table-row>
        <table:table-row table:style-name="ro1">
          <table:table-cell/>
          <table:table-cell table:style-name="Default" office:value-type="string" calcext:value-type="string">
            <text:p>N : nombre d'actions détenues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94"/>
        </table:table-row>
        <table:table-row table:style-name="ro5">
          <table:table-cell/>
          <table:table-cell table:style-name="Default" office:value-type="string" calcext:value-type="string">
            <text:p>L : liquidités détenues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94"/>
        </table:table-row>
        <table:table-row table:style-name="ro2">
          <table:table-cell/>
          <table:table-cell table:style-name="Default" office:value-type="string" calcext:value-type="string">
            <text:p>K : capital détenu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94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/>
          <table:table-cell table:style-name="Default" office:value-type="string" calcext:value-type="string">
            <text:p>Redémarrage :</text:p>
          </table:table-cell>
          <table:table-cell table:style-name="Default"/>
          <table:table-cell table:number-columns-repeated="294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/>
          <table:table-cell table:style-name="Default" office:value-type="string" calcext:value-type="string">
            <text:p><text:s/>- Si la première ligne de cours est incomplète, supprimer cette ligne avant de redémarrer</text:p>
          </table:table-cell>
          <table:table-cell table:style-name="Default"/>
          <table:table-cell table:number-columns-repeated="294"/>
        </table:table-row>
        <table:table-row table:style-name="ro2" table:number-rows-repeated="21"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94"/>
        </table:table-row>
        <table:table-row table:style-name="ro2">
          <table:table-cell/>
          <table:table-cell table:style-name="Default"/>
          <table:table-cell table:style-name="ce3"/>
          <table:table-cell table:number-columns-repeated="3"/>
          <table:table-cell table:style-name="Default" table:number-columns-repeated="3"/>
          <table:table-cell table:number-columns-repeated="29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39"/>
          <table:table-cell table:formula="of:=MAX([.AY44:.KH44])" office:value-type="float" office:value="1" calcext:value-type="float">
            <text:p>1</text:p>
          </table:table-cell>
          <table:table-cell/>
          <table:table-cell table:formula="of:=MAX([.AY62:.AY62])/MIN([.AY62:.AY62])" office:value-type="float" office:value="1" calcext:value-type="float">
            <text:p>1</text:p>
          </table:table-cell>
          <table:table-cell table:formula="of:=MAX([.AZ62:.AZ62])/MIN([.AZ62:.AZ62])" office:value-type="float" office:value="1" calcext:value-type="float">
            <text:p>1</text:p>
          </table:table-cell>
          <table:table-cell table:formula="of:=MAX([.BA62:.BA62])/MIN([.BA62:.BA62])" office:value-type="float" office:value="1" calcext:value-type="float">
            <text:p>1</text:p>
          </table:table-cell>
          <table:table-cell table:formula="of:=MAX([.BB62:.BB62])/MIN([.BB62:.BB62])" office:value-type="float" office:value="1" calcext:value-type="float">
            <text:p>1</text:p>
          </table:table-cell>
          <table:table-cell table:formula="of:=MAX([.BC62:.BC62])/MIN([.BC62:.BC62])" office:value-type="float" office:value="1" calcext:value-type="float">
            <text:p>1</text:p>
          </table:table-cell>
          <table:table-cell table:formula="of:=MAX([.BD62:.BD62])/MIN([.BD62:.BD62])" office:value-type="float" office:value="1" calcext:value-type="float">
            <text:p>1</text:p>
          </table:table-cell>
          <table:table-cell table:formula="of:=MAX([.BE62:.BE62])/MIN([.BE62:.BE62])" office:value-type="float" office:value="1" calcext:value-type="float">
            <text:p>1</text:p>
          </table:table-cell>
          <table:table-cell table:formula="of:=MAX([.BF62:.BF62])/MIN([.BF62:.BF62])" office:value-type="float" office:value="1" calcext:value-type="float">
            <text:p>1</text:p>
          </table:table-cell>
          <table:table-cell table:formula="of:=MAX([.BG62:.BG62])/MIN([.BG62:.BG62])" office:value-type="float" office:value="1" calcext:value-type="float">
            <text:p>1</text:p>
          </table:table-cell>
          <table:table-cell table:formula="of:=MAX([.BH62:.BH62])/MIN([.BH62:.BH62])" office:value-type="float" office:value="1" calcext:value-type="float">
            <text:p>1</text:p>
          </table:table-cell>
          <table:table-cell table:formula="of:=MAX([.BI62:.BI62])/MIN([.BI62:.BI62])" office:value-type="float" office:value="1" calcext:value-type="float">
            <text:p>1</text:p>
          </table:table-cell>
          <table:table-cell table:formula="of:=MAX([.BJ62:.BJ62])/MIN([.BJ62:.BJ62])" office:value-type="float" office:value="1" calcext:value-type="float">
            <text:p>1</text:p>
          </table:table-cell>
          <table:table-cell table:formula="of:=MAX([.BK62:.BK62])/MIN([.BK62:.BK62])" office:value-type="float" office:value="1" calcext:value-type="float">
            <text:p>1</text:p>
          </table:table-cell>
          <table:table-cell table:formula="of:=MAX([.BL62:.BL62])/MIN([.BL62:.BL62])" office:value-type="float" office:value="1" calcext:value-type="float">
            <text:p>1</text:p>
          </table:table-cell>
          <table:table-cell table:formula="of:=MAX([.BM62:.BM62])/MIN([.BM62:.BM62])" office:value-type="float" office:value="1" calcext:value-type="float">
            <text:p>1</text:p>
          </table:table-cell>
          <table:table-cell table:formula="of:=MAX([.BN62:.BN62])/MIN([.BN62:.BN62])" office:value-type="float" office:value="1" calcext:value-type="float">
            <text:p>1</text:p>
          </table:table-cell>
          <table:table-cell table:formula="of:=MAX([.BO62:.BO62])/MIN([.BO62:.BO62])" office:value-type="float" office:value="1" calcext:value-type="float">
            <text:p>1</text:p>
          </table:table-cell>
          <table:table-cell table:formula="of:=MAX([.BP62:.BP62])/MIN([.BP62:.BP62])" office:value-type="float" office:value="1" calcext:value-type="float">
            <text:p>1</text:p>
          </table:table-cell>
          <table:table-cell table:formula="of:=MAX([.BQ62:.BQ62])/MIN([.BQ62:.BQ62])" office:value-type="float" office:value="1" calcext:value-type="float">
            <text:p>1</text:p>
          </table:table-cell>
          <table:table-cell table:formula="of:=MAX([.BR62:.BR62])/MIN([.BR62:.BR62])" office:value-type="float" office:value="1" calcext:value-type="float">
            <text:p>1</text:p>
          </table:table-cell>
          <table:table-cell table:formula="of:=MAX([.BS62:.BS62])/MIN([.BS62:.BS62])" office:value-type="float" office:value="1" calcext:value-type="float">
            <text:p>1</text:p>
          </table:table-cell>
          <table:table-cell table:formula="of:=MAX([.BT62:.BT62])/MIN([.BT62:.BT62])" office:value-type="float" office:value="1" calcext:value-type="float">
            <text:p>1</text:p>
          </table:table-cell>
          <table:table-cell table:formula="of:=MAX([.BU62:.BU62])/MIN([.BU62:.BU62])" office:value-type="float" office:value="1" calcext:value-type="float">
            <text:p>1</text:p>
          </table:table-cell>
          <table:table-cell table:formula="of:=MAX([.BV62:.BV62])/MIN([.BV62:.BV62])" office:value-type="float" office:value="1" calcext:value-type="float">
            <text:p>1</text:p>
          </table:table-cell>
          <table:table-cell table:formula="of:=MAX([.BW62:.BW62])/MIN([.BW62:.BW62])" office:value-type="float" office:value="1" calcext:value-type="float">
            <text:p>1</text:p>
          </table:table-cell>
          <table:table-cell table:formula="of:=MAX([.BX62:.BX62])/MIN([.BX62:.BX62])" office:value-type="float" office:value="1" calcext:value-type="float">
            <text:p>1</text:p>
          </table:table-cell>
          <table:table-cell table:formula="of:=MAX([.BY62:.BY62])/MIN([.BY62:.BY62])" office:value-type="float" office:value="1" calcext:value-type="float">
            <text:p>1</text:p>
          </table:table-cell>
          <table:table-cell table:formula="of:=MAX([.BZ62:.BZ62])/MIN([.BZ62:.BZ62])" office:value-type="float" office:value="1" calcext:value-type="float">
            <text:p>1</text:p>
          </table:table-cell>
          <table:table-cell table:formula="of:=MAX([.CA62:.CA62])/MIN([.CA62:.CA62])" office:value-type="float" office:value="1" calcext:value-type="float">
            <text:p>1</text:p>
          </table:table-cell>
          <table:table-cell table:formula="of:=MAX([.CB62:.CB62])/MIN([.CB62:.CB62])" office:value-type="float" office:value="1" calcext:value-type="float">
            <text:p>1</text:p>
          </table:table-cell>
          <table:table-cell table:formula="of:=MAX([.CC62:.CC62])/MIN([.CC62:.CC62])" office:value-type="float" office:value="1" calcext:value-type="float">
            <text:p>1</text:p>
          </table:table-cell>
          <table:table-cell table:formula="of:=MAX([.CD62:.CD62])/MIN([.CD62:.CD62])" office:value-type="float" office:value="1" calcext:value-type="float">
            <text:p>1</text:p>
          </table:table-cell>
          <table:table-cell table:formula="of:=MAX([.CE62:.CE62])/MIN([.CE62:.CE62])" office:value-type="float" office:value="1" calcext:value-type="float">
            <text:p>1</text:p>
          </table:table-cell>
          <table:table-cell table:formula="of:=MAX([.CF62:.CF62])/MIN([.CF62:.CF62])" office:value-type="float" office:value="1" calcext:value-type="float">
            <text:p>1</text:p>
          </table:table-cell>
          <table:table-cell table:formula="of:=MAX([.CG62:.CG62])/MIN([.CG62:.CG62])" office:value-type="float" office:value="1" calcext:value-type="float">
            <text:p>1</text:p>
          </table:table-cell>
          <table:table-cell table:formula="of:=MAX([.CH62:.CH62])/MIN([.CH62:.CH62])" office:value-type="float" office:value="1" calcext:value-type="float">
            <text:p>1</text:p>
          </table:table-cell>
          <table:table-cell table:formula="of:=MAX([.CI62:.CI62])/MIN([.CI62:.CI62])" office:value-type="float" office:value="1" calcext:value-type="float">
            <text:p>1</text:p>
          </table:table-cell>
          <table:table-cell table:formula="of:=MAX([.CJ62:.CJ62])/MIN([.CJ62:.CJ62])" office:value-type="float" office:value="1" calcext:value-type="float">
            <text:p>1</text:p>
          </table:table-cell>
          <table:table-cell table:formula="of:=MAX([.CK62:.CK62])/MIN([.CK62:.CK62])" office:value-type="float" office:value="1" calcext:value-type="float">
            <text:p>1</text:p>
          </table:table-cell>
          <table:table-cell table:formula="of:=MAX([.CL62:.CL62])/MIN([.CL62:.CL62])" office:value-type="float" office:value="1" calcext:value-type="float">
            <text:p>1</text:p>
          </table:table-cell>
          <table:table-cell table:formula="of:=MAX([.CM62:.CM62])/MIN([.CM62:.CM62])" office:value-type="float" office:value="1" calcext:value-type="float">
            <text:p>1</text:p>
          </table:table-cell>
          <table:table-cell table:formula="of:=MAX([.CN62:.CN62])/MIN([.CN62:.CN62])" office:value-type="float" office:value="1" calcext:value-type="float">
            <text:p>1</text:p>
          </table:table-cell>
          <table:table-cell table:formula="of:=MAX([.CO62:.CO62])/MIN([.CO62:.CO62])" office:value-type="float" office:value="1" calcext:value-type="float">
            <text:p>1</text:p>
          </table:table-cell>
          <table:table-cell table:formula="of:=MAX([.CP62:.CP62])/MIN([.CP62:.CP62])" office:value-type="float" office:value="1" calcext:value-type="float">
            <text:p>1</text:p>
          </table:table-cell>
          <table:table-cell table:formula="of:=MAX([.CQ62:.CQ62])/MIN([.CQ62:.CQ62])" office:value-type="float" office:value="1" calcext:value-type="float">
            <text:p>1</text:p>
          </table:table-cell>
          <table:table-cell table:formula="of:=MAX([.CR62:.CR62])/MIN([.CR62:.CR62])" office:value-type="float" office:value="1" calcext:value-type="float">
            <text:p>1</text:p>
          </table:table-cell>
          <table:table-cell table:formula="of:=MAX([.CS62:.CS62])/MIN([.CS62:.CS62])" office:value-type="float" office:value="1" calcext:value-type="float">
            <text:p>1</text:p>
          </table:table-cell>
          <table:table-cell table:formula="of:=MAX([.CT62:.CT62])/MIN([.CT62:.CT62])" office:value-type="float" office:value="1" calcext:value-type="float">
            <text:p>1</text:p>
          </table:table-cell>
          <table:table-cell table:formula="of:=MAX([.CU62:.CU62])/MIN([.CU62:.CU62])" office:value-type="float" office:value="1" calcext:value-type="float">
            <text:p>1</text:p>
          </table:table-cell>
          <table:table-cell table:formula="of:=MAX([.CV62:.CV62])/MIN([.CV62:.CV62])" office:value-type="float" office:value="1" calcext:value-type="float">
            <text:p>1</text:p>
          </table:table-cell>
          <table:table-cell table:formula="of:=MAX([.CW62:.CW62])/MIN([.CW62:.CW62])" office:value-type="float" office:value="1" calcext:value-type="float">
            <text:p>1</text:p>
          </table:table-cell>
          <table:table-cell table:formula="of:=MAX([.CX62:.CX62])/MIN([.CX62:.CX62])" office:value-type="float" office:value="1" calcext:value-type="float">
            <text:p>1</text:p>
          </table:table-cell>
          <table:table-cell table:formula="of:=MAX([.CY62:.CY62])/MIN([.CY62:.CY62])" office:value-type="float" office:value="1" calcext:value-type="float">
            <text:p>1</text:p>
          </table:table-cell>
          <table:table-cell table:formula="of:=MAX([.CZ62:.CZ62])/MIN([.CZ62:.CZ62])" office:value-type="float" office:value="1" calcext:value-type="float">
            <text:p>1</text:p>
          </table:table-cell>
          <table:table-cell table:formula="of:=MAX([.DA62:.DA62])/MIN([.DA62:.DA62])" office:value-type="float" office:value="1" calcext:value-type="float">
            <text:p>1</text:p>
          </table:table-cell>
          <table:table-cell table:formula="of:=MAX([.DB62:.DB62])/MIN([.DB62:.DB62])" office:value-type="float" office:value="1" calcext:value-type="float">
            <text:p>1</text:p>
          </table:table-cell>
          <table:table-cell table:formula="of:=MAX([.DC62:.DC62])/MIN([.DC62:.DC62])" office:value-type="float" office:value="1" calcext:value-type="float">
            <text:p>1</text:p>
          </table:table-cell>
          <table:table-cell table:formula="of:=MAX([.DD62:.DD62])/MIN([.DD62:.DD62])" office:value-type="float" office:value="1" calcext:value-type="float">
            <text:p>1</text:p>
          </table:table-cell>
          <table:table-cell table:formula="of:=MAX([.DE62:.DE62])/MIN([.DE62:.DE62])" office:value-type="float" office:value="1" calcext:value-type="float">
            <text:p>1</text:p>
          </table:table-cell>
          <table:table-cell table:formula="of:=MAX([.DF62:.DF62])/MIN([.DF62:.DF62])" office:value-type="float" office:value="1" calcext:value-type="float">
            <text:p>1</text:p>
          </table:table-cell>
          <table:table-cell table:formula="of:=MAX([.DG62:.DG62])/MIN([.DG62:.DG62])" office:value-type="float" office:value="1" calcext:value-type="float">
            <text:p>1</text:p>
          </table:table-cell>
          <table:table-cell table:formula="of:=MAX([.DH62:.DH62])/MIN([.DH62:.DH62])" office:value-type="float" office:value="1" calcext:value-type="float">
            <text:p>1</text:p>
          </table:table-cell>
          <table:table-cell table:formula="of:=MAX([.DI62:.DI62])/MIN([.DI62:.DI62])" office:value-type="float" office:value="1" calcext:value-type="float">
            <text:p>1</text:p>
          </table:table-cell>
          <table:table-cell table:formula="of:=MAX([.DJ62:.DJ62])/MIN([.DJ62:.DJ62])" office:value-type="float" office:value="1" calcext:value-type="float">
            <text:p>1</text:p>
          </table:table-cell>
          <table:table-cell table:formula="of:=MAX([.DK62:.DK62])/MIN([.DK62:.DK62])" office:value-type="float" office:value="1" calcext:value-type="float">
            <text:p>1</text:p>
          </table:table-cell>
          <table:table-cell table:formula="of:=MAX([.DL62:.DL62])/MIN([.DL62:.DL62])" office:value-type="float" office:value="1" calcext:value-type="float">
            <text:p>1</text:p>
          </table:table-cell>
          <table:table-cell table:formula="of:=MAX([.DM62:.DM62])/MIN([.DM62:.DM62])" office:value-type="float" office:value="1" calcext:value-type="float">
            <text:p>1</text:p>
          </table:table-cell>
          <table:table-cell table:formula="of:=MAX([.DN62:.DN62])/MIN([.DN62:.DN62])" office:value-type="float" office:value="1" calcext:value-type="float">
            <text:p>1</text:p>
          </table:table-cell>
          <table:table-cell table:formula="of:=MAX([.DO62:.DO62])/MIN([.DO62:.DO62])" office:value-type="float" office:value="1" calcext:value-type="float">
            <text:p>1</text:p>
          </table:table-cell>
          <table:table-cell table:formula="of:=MAX([.DP62:.DP62])/MIN([.DP62:.DP62])" office:value-type="float" office:value="1" calcext:value-type="float">
            <text:p>1</text:p>
          </table:table-cell>
          <table:table-cell table:formula="of:=MAX([.DQ62:.DQ62])/MIN([.DQ62:.DQ62])" office:value-type="float" office:value="1" calcext:value-type="float">
            <text:p>1</text:p>
          </table:table-cell>
          <table:table-cell table:formula="of:=MAX([.DR62:.DR62])/MIN([.DR62:.DR62])" office:value-type="float" office:value="1" calcext:value-type="float">
            <text:p>1</text:p>
          </table:table-cell>
          <table:table-cell table:formula="of:=MAX([.DS62:.DS62])/MIN([.DS62:.DS62])" office:value-type="float" office:value="1" calcext:value-type="float">
            <text:p>1</text:p>
          </table:table-cell>
          <table:table-cell table:formula="of:=MAX([.DT62:.DT62])/MIN([.DT62:.DT62])" office:value-type="float" office:value="1" calcext:value-type="float">
            <text:p>1</text:p>
          </table:table-cell>
          <table:table-cell table:formula="of:=MAX([.DU62:.DU62])/MIN([.DU62:.DU62])" office:value-type="float" office:value="1" calcext:value-type="float">
            <text:p>1</text:p>
          </table:table-cell>
          <table:table-cell table:formula="of:=MAX([.DV62:.DV62])/MIN([.DV62:.DV62])" office:value-type="float" office:value="1" calcext:value-type="float">
            <text:p>1</text:p>
          </table:table-cell>
          <table:table-cell table:formula="of:=MAX([.DW62:.DW62])/MIN([.DW62:.DW62])" office:value-type="float" office:value="1" calcext:value-type="float">
            <text:p>1</text:p>
          </table:table-cell>
          <table:table-cell table:formula="of:=MAX([.DX62:.DX62])/MIN([.DX62:.DX62])" office:value-type="float" office:value="1" calcext:value-type="float">
            <text:p>1</text:p>
          </table:table-cell>
          <table:table-cell table:formula="of:=MAX([.DY62:.DY62])/MIN([.DY62:.DY62])" office:value-type="float" office:value="1" calcext:value-type="float">
            <text:p>1</text:p>
          </table:table-cell>
          <table:table-cell table:formula="of:=MAX([.DZ62:.DZ62])/MIN([.DZ62:.DZ62])" office:value-type="float" office:value="1" calcext:value-type="float">
            <text:p>1</text:p>
          </table:table-cell>
          <table:table-cell table:formula="of:=MAX([.EA62:.EA62])/MIN([.EA62:.EA62])" office:value-type="float" office:value="1" calcext:value-type="float">
            <text:p>1</text:p>
          </table:table-cell>
          <table:table-cell table:formula="of:=MAX([.EB62:.EB62])/MIN([.EB62:.EB62])" office:value-type="float" office:value="1" calcext:value-type="float">
            <text:p>1</text:p>
          </table:table-cell>
          <table:table-cell table:formula="of:=MAX([.EC62:.EC62])/MIN([.EC62:.EC62])" office:value-type="float" office:value="1" calcext:value-type="float">
            <text:p>1</text:p>
          </table:table-cell>
          <table:table-cell table:formula="of:=MAX([.ED62:.ED62])/MIN([.ED62:.ED62])" office:value-type="float" office:value="1" calcext:value-type="float">
            <text:p>1</text:p>
          </table:table-cell>
          <table:table-cell table:formula="of:=MAX([.EE62:.EE62])/MIN([.EE62:.EE62])" office:value-type="float" office:value="1" calcext:value-type="float">
            <text:p>1</text:p>
          </table:table-cell>
          <table:table-cell table:formula="of:=MAX([.EF62:.EF62])/MIN([.EF62:.EF62])" office:value-type="float" office:value="1" calcext:value-type="float">
            <text:p>1</text:p>
          </table:table-cell>
          <table:table-cell table:formula="of:=MAX([.EG62:.EG62])/MIN([.EG62:.EG62])" office:value-type="float" office:value="1" calcext:value-type="float">
            <text:p>1</text:p>
          </table:table-cell>
          <table:table-cell table:formula="of:=MAX([.EH62:.EH62])/MIN([.EH62:.EH62])" office:value-type="float" office:value="1" calcext:value-type="float">
            <text:p>1</text:p>
          </table:table-cell>
          <table:table-cell table:formula="of:=MAX([.EI62:.EI62])/MIN([.EI62:.EI62])" office:value-type="float" office:value="1" calcext:value-type="float">
            <text:p>1</text:p>
          </table:table-cell>
          <table:table-cell table:formula="of:=MAX([.EJ62:.EJ62])/MIN([.EJ62:.EJ62])" office:value-type="float" office:value="1" calcext:value-type="float">
            <text:p>1</text:p>
          </table:table-cell>
          <table:table-cell table:formula="of:=MAX([.EK62:.EK62])/MIN([.EK62:.EK62])" office:value-type="float" office:value="1" calcext:value-type="float">
            <text:p>1</text:p>
          </table:table-cell>
          <table:table-cell table:formula="of:=MAX([.EL62:.EL62])/MIN([.EL62:.EL62])" office:value-type="float" office:value="1" calcext:value-type="float">
            <text:p>1</text:p>
          </table:table-cell>
          <table:table-cell table:formula="of:=MAX([.EM62:.EM62])/MIN([.EM62:.EM62])" office:value-type="float" office:value="1" calcext:value-type="float">
            <text:p>1</text:p>
          </table:table-cell>
          <table:table-cell table:formula="of:=MAX([.EN62:.EN62])/MIN([.EN62:.EN62])" office:value-type="float" office:value="1" calcext:value-type="float">
            <text:p>1</text:p>
          </table:table-cell>
          <table:table-cell table:formula="of:=MAX([.EO62:.EO62])/MIN([.EO62:.EO62])" office:value-type="float" office:value="1" calcext:value-type="float">
            <text:p>1</text:p>
          </table:table-cell>
          <table:table-cell table:formula="of:=MAX([.EP62:.EP62])/MIN([.EP62:.EP62])" office:value-type="float" office:value="1" calcext:value-type="float">
            <text:p>1</text:p>
          </table:table-cell>
          <table:table-cell table:formula="of:=MAX([.EQ62:.EQ62])/MIN([.EQ62:.EQ62])" office:value-type="float" office:value="1" calcext:value-type="float">
            <text:p>1</text:p>
          </table:table-cell>
          <table:table-cell table:formula="of:=MAX([.ER62:.ER62])/MIN([.ER62:.ER62])" office:value-type="float" office:value="1" calcext:value-type="float">
            <text:p>1</text:p>
          </table:table-cell>
          <table:table-cell table:formula="of:=MAX([.ES62:.ES62])/MIN([.ES62:.ES62])" office:value-type="float" office:value="1" calcext:value-type="float">
            <text:p>1</text:p>
          </table:table-cell>
          <table:table-cell table:formula="of:=MAX([.ET62:.ET62])/MIN([.ET62:.ET62])" office:value-type="float" office:value="1" calcext:value-type="float">
            <text:p>1</text:p>
          </table:table-cell>
          <table:table-cell table:formula="of:=MAX([.EU62:.EU62])/MIN([.EU62:.EU62])" office:value-type="float" office:value="1" calcext:value-type="float">
            <text:p>1</text:p>
          </table:table-cell>
          <table:table-cell table:formula="of:=MAX([.EV62:.EV62])/MIN([.EV62:.EV62])" office:value-type="float" office:value="1" calcext:value-type="float">
            <text:p>1</text:p>
          </table:table-cell>
          <table:table-cell table:formula="of:=MAX([.EW62:.EW62])/MIN([.EW62:.EW62])" office:value-type="float" office:value="1" calcext:value-type="float">
            <text:p>1</text:p>
          </table:table-cell>
          <table:table-cell table:formula="of:=MAX([.EX62:.EX62])/MIN([.EX62:.EX62])" office:value-type="float" office:value="1" calcext:value-type="float">
            <text:p>1</text:p>
          </table:table-cell>
          <table:table-cell table:formula="of:=MAX([.EY62:.EY62])/MIN([.EY62:.EY62])" office:value-type="float" office:value="1" calcext:value-type="float">
            <text:p>1</text:p>
          </table:table-cell>
          <table:table-cell table:formula="of:=MAX([.EZ62:.EZ62])/MIN([.EZ62:.EZ62])" office:value-type="float" office:value="1" calcext:value-type="float">
            <text:p>1</text:p>
          </table:table-cell>
          <table:table-cell table:formula="of:=MAX([.FA62:.FA62])/MIN([.FA62:.FA62])" office:value-type="float" office:value="1" calcext:value-type="float">
            <text:p>1</text:p>
          </table:table-cell>
          <table:table-cell table:formula="of:=MAX([.FB62:.FB62])/MIN([.FB62:.FB62])" office:value-type="float" office:value="1" calcext:value-type="float">
            <text:p>1</text:p>
          </table:table-cell>
          <table:table-cell table:formula="of:=MAX([.FC62:.FC62])/MIN([.FC62:.FC62])" office:value-type="float" office:value="1" calcext:value-type="float">
            <text:p>1</text:p>
          </table:table-cell>
          <table:table-cell table:formula="of:=MAX([.FD62:.FD62])/MIN([.FD62:.FD62])" office:value-type="float" office:value="1" calcext:value-type="float">
            <text:p>1</text:p>
          </table:table-cell>
          <table:table-cell table:formula="of:=MAX([.FE62:.FE62])/MIN([.FE62:.FE62])" office:value-type="float" office:value="1" calcext:value-type="float">
            <text:p>1</text:p>
          </table:table-cell>
          <table:table-cell table:formula="of:=MAX([.FF62:.FF62])/MIN([.FF62:.FF62])" office:value-type="float" office:value="1" calcext:value-type="float">
            <text:p>1</text:p>
          </table:table-cell>
          <table:table-cell table:formula="of:=MAX([.FG62:.FG62])/MIN([.FG62:.FG62])" office:value-type="float" office:value="1" calcext:value-type="float">
            <text:p>1</text:p>
          </table:table-cell>
          <table:table-cell table:formula="of:=MAX([.FH62:.FH62])/MIN([.FH62:.FH62])" office:value-type="float" office:value="1" calcext:value-type="float">
            <text:p>1</text:p>
          </table:table-cell>
          <table:table-cell table:formula="of:=MAX([.FI62:.FI62])/MIN([.FI62:.FI62])" office:value-type="float" office:value="1" calcext:value-type="float">
            <text:p>1</text:p>
          </table:table-cell>
          <table:table-cell table:formula="of:=MAX([.FJ62:.FJ62])/MIN([.FJ62:.FJ62])" office:value-type="float" office:value="1" calcext:value-type="float">
            <text:p>1</text:p>
          </table:table-cell>
          <table:table-cell table:formula="of:=MAX([.FK62:.FK62])/MIN([.FK62:.FK62])" office:value-type="float" office:value="1" calcext:value-type="float">
            <text:p>1</text:p>
          </table:table-cell>
          <table:table-cell table:formula="of:=MAX([.FL62:.FL62])/MIN([.FL62:.FL62])" office:value-type="float" office:value="1" calcext:value-type="float">
            <text:p>1</text:p>
          </table:table-cell>
          <table:table-cell table:formula="of:=MAX([.FM62:.FM62])/MIN([.FM62:.FM62])" office:value-type="float" office:value="1" calcext:value-type="float">
            <text:p>1</text:p>
          </table:table-cell>
          <table:table-cell table:formula="of:=MAX([.FN62:.FN62])/MIN([.FN62:.FN62])" office:value-type="float" office:value="1" calcext:value-type="float">
            <text:p>1</text:p>
          </table:table-cell>
          <table:table-cell table:formula="of:=MAX([.FO62:.FO62])/MIN([.FO62:.FO62])" office:value-type="float" office:value="1" calcext:value-type="float">
            <text:p>1</text:p>
          </table:table-cell>
          <table:table-cell table:formula="of:=MAX([.FP62:.FP62])/MIN([.FP62:.FP62])" office:value-type="float" office:value="1" calcext:value-type="float">
            <text:p>1</text:p>
          </table:table-cell>
          <table:table-cell table:formula="of:=MAX([.FQ62:.FQ62])/MIN([.FQ62:.FQ62])" office:value-type="float" office:value="1" calcext:value-type="float">
            <text:p>1</text:p>
          </table:table-cell>
          <table:table-cell table:formula="of:=MAX([.FR62:.FR62])/MIN([.FR62:.FR62])" office:value-type="float" office:value="1" calcext:value-type="float">
            <text:p>1</text:p>
          </table:table-cell>
          <table:table-cell table:formula="of:=MAX([.FS62:.FS62])/MIN([.FS62:.FS62])" office:value-type="float" office:value="1" calcext:value-type="float">
            <text:p>1</text:p>
          </table:table-cell>
          <table:table-cell table:formula="of:=MAX([.FT62:.FT62])/MIN([.FT62:.FT62])" office:value-type="float" office:value="1" calcext:value-type="float">
            <text:p>1</text:p>
          </table:table-cell>
          <table:table-cell table:formula="of:=MAX([.FU62:.FU62])/MIN([.FU62:.FU62])" office:value-type="float" office:value="1" calcext:value-type="float">
            <text:p>1</text:p>
          </table:table-cell>
          <table:table-cell table:formula="of:=MAX([.FV62:.FV62])/MIN([.FV62:.FV62])" office:value-type="float" office:value="1" calcext:value-type="float">
            <text:p>1</text:p>
          </table:table-cell>
          <table:table-cell table:formula="of:=MAX([.FW62:.FW62])/MIN([.FW62:.FW62])" office:value-type="float" office:value="1" calcext:value-type="float">
            <text:p>1</text:p>
          </table:table-cell>
          <table:table-cell table:formula="of:=MAX([.FX62:.FX62])/MIN([.FX62:.FX62])" office:value-type="float" office:value="1" calcext:value-type="float">
            <text:p>1</text:p>
          </table:table-cell>
          <table:table-cell table:formula="of:=MAX([.FY62:.FY62])/MIN([.FY62:.FY62])" office:value-type="float" office:value="1" calcext:value-type="float">
            <text:p>1</text:p>
          </table:table-cell>
          <table:table-cell table:formula="of:=MAX([.FZ62:.FZ62])/MIN([.FZ62:.FZ62])" office:value-type="float" office:value="1" calcext:value-type="float">
            <text:p>1</text:p>
          </table:table-cell>
          <table:table-cell table:formula="of:=MAX([.GA62:.GA62])/MIN([.GA62:.GA62])" office:value-type="float" office:value="1" calcext:value-type="float">
            <text:p>1</text:p>
          </table:table-cell>
          <table:table-cell table:formula="of:=MAX([.GB62:.GB62])/MIN([.GB62:.GB62])" office:value-type="float" office:value="1" calcext:value-type="float">
            <text:p>1</text:p>
          </table:table-cell>
          <table:table-cell table:formula="of:=MAX([.GC62:.GC62])/MIN([.GC62:.GC62])" office:value-type="float" office:value="1" calcext:value-type="float">
            <text:p>1</text:p>
          </table:table-cell>
          <table:table-cell table:formula="of:=MAX([.GD62:.GD62])/MIN([.GD62:.GD62])" office:value-type="float" office:value="1" calcext:value-type="float">
            <text:p>1</text:p>
          </table:table-cell>
          <table:table-cell table:formula="of:=MAX([.GE62:.GE62])/MIN([.GE62:.GE62])" office:value-type="float" office:value="1" calcext:value-type="float">
            <text:p>1</text:p>
          </table:table-cell>
          <table:table-cell table:formula="of:=MAX([.GF62:.GF62])/MIN([.GF62:.GF62])" office:value-type="float" office:value="1" calcext:value-type="float">
            <text:p>1</text:p>
          </table:table-cell>
          <table:table-cell table:formula="of:=MAX([.GG62:.GG62])/MIN([.GG62:.GG62])" office:value-type="float" office:value="1" calcext:value-type="float">
            <text:p>1</text:p>
          </table:table-cell>
          <table:table-cell table:formula="of:=MAX([.GH62:.GH62])/MIN([.GH62:.GH62])" office:value-type="float" office:value="1" calcext:value-type="float">
            <text:p>1</text:p>
          </table:table-cell>
          <table:table-cell table:formula="of:=MAX([.GI62:.GI62])/MIN([.GI62:.GI62])" office:value-type="float" office:value="1" calcext:value-type="float">
            <text:p>1</text:p>
          </table:table-cell>
          <table:table-cell table:formula="of:=MAX([.GJ62:.GJ62])/MIN([.GJ62:.GJ62])" office:value-type="float" office:value="1" calcext:value-type="float">
            <text:p>1</text:p>
          </table:table-cell>
          <table:table-cell table:formula="of:=MAX([.GK62:.GK62])/MIN([.GK62:.GK62])" office:value-type="float" office:value="1" calcext:value-type="float">
            <text:p>1</text:p>
          </table:table-cell>
          <table:table-cell table:formula="of:=MAX([.GL62:.GL62])/MIN([.GL62:.GL62])" office:value-type="float" office:value="1" calcext:value-type="float">
            <text:p>1</text:p>
          </table:table-cell>
          <table:table-cell table:formula="of:=MAX([.GM62:.GM62])/MIN([.GM62:.GM62])" office:value-type="float" office:value="1" calcext:value-type="float">
            <text:p>1</text:p>
          </table:table-cell>
          <table:table-cell table:formula="of:=MAX([.GN62:.GN62])/MIN([.GN62:.GN62])" office:value-type="float" office:value="1" calcext:value-type="float">
            <text:p>1</text:p>
          </table:table-cell>
          <table:table-cell table:formula="of:=MAX([.GO62:.GO62])/MIN([.GO62:.GO62])" office:value-type="float" office:value="1" calcext:value-type="float">
            <text:p>1</text:p>
          </table:table-cell>
          <table:table-cell table:formula="of:=MAX([.GP62:.GP62])/MIN([.GP62:.GP62])" office:value-type="float" office:value="1" calcext:value-type="float">
            <text:p>1</text:p>
          </table:table-cell>
          <table:table-cell table:formula="of:=MAX([.GQ62:.GQ62])/MIN([.GQ62:.GQ62])" office:value-type="float" office:value="1" calcext:value-type="float">
            <text:p>1</text:p>
          </table:table-cell>
          <table:table-cell table:formula="of:=MAX([.GR62:.GR62])/MIN([.GR62:.GR62])" office:value-type="float" office:value="1" calcext:value-type="float">
            <text:p>1</text:p>
          </table:table-cell>
          <table:table-cell table:formula="of:=MAX([.GS62:.GS62])/MIN([.GS62:.GS62])" office:value-type="float" office:value="1" calcext:value-type="float">
            <text:p>1</text:p>
          </table:table-cell>
          <table:table-cell table:formula="of:=MAX([.GT62:.GT62])/MIN([.GT62:.GT62])" office:value-type="float" office:value="1" calcext:value-type="float">
            <text:p>1</text:p>
          </table:table-cell>
          <table:table-cell table:formula="of:=MAX([.GU62:.GU62])/MIN([.GU62:.GU62])" office:value-type="float" office:value="1" calcext:value-type="float">
            <text:p>1</text:p>
          </table:table-cell>
          <table:table-cell table:formula="of:=MAX([.GV62:.GV62])/MIN([.GV62:.GV62])" office:value-type="float" office:value="1" calcext:value-type="float">
            <text:p>1</text:p>
          </table:table-cell>
          <table:table-cell table:formula="of:=MAX([.GW62:.GW62])/MIN([.GW62:.GW62])" office:value-type="float" office:value="1" calcext:value-type="float">
            <text:p>1</text:p>
          </table:table-cell>
          <table:table-cell table:formula="of:=MAX([.GX62:.GX62])/MIN([.GX62:.GX62])" office:value-type="float" office:value="1" calcext:value-type="float">
            <text:p>1</text:p>
          </table:table-cell>
          <table:table-cell table:formula="of:=MAX([.GY62:.GY62])/MIN([.GY62:.GY62])" office:value-type="float" office:value="1" calcext:value-type="float">
            <text:p>1</text:p>
          </table:table-cell>
          <table:table-cell table:formula="of:=MAX([.GZ62:.GZ62])/MIN([.GZ62:.GZ62])" office:value-type="float" office:value="1" calcext:value-type="float">
            <text:p>1</text:p>
          </table:table-cell>
          <table:table-cell table:formula="of:=MAX([.HA62:.HA62])/MIN([.HA62:.HA62])" office:value-type="float" office:value="1" calcext:value-type="float">
            <text:p>1</text:p>
          </table:table-cell>
          <table:table-cell table:formula="of:=MAX([.HB62:.HB62])/MIN([.HB62:.HB62])" office:value-type="float" office:value="1" calcext:value-type="float">
            <text:p>1</text:p>
          </table:table-cell>
          <table:table-cell table:formula="of:=MAX([.HC62:.HC62])/MIN([.HC62:.HC62])" office:value-type="float" office:value="1" calcext:value-type="float">
            <text:p>1</text:p>
          </table:table-cell>
          <table:table-cell table:formula="of:=MAX([.HD62:.HD62])/MIN([.HD62:.HD62])" office:value-type="float" office:value="1" calcext:value-type="float">
            <text:p>1</text:p>
          </table:table-cell>
          <table:table-cell table:formula="of:=MAX([.HE62:.HE62])/MIN([.HE62:.HE62])" office:value-type="float" office:value="1" calcext:value-type="float">
            <text:p>1</text:p>
          </table:table-cell>
          <table:table-cell table:formula="of:=MAX([.HF62:.HF62])/MIN([.HF62:.HF62])" office:value-type="float" office:value="1" calcext:value-type="float">
            <text:p>1</text:p>
          </table:table-cell>
          <table:table-cell table:formula="of:=MAX([.HG62:.HG62])/MIN([.HG62:.HG62])" office:value-type="float" office:value="1" calcext:value-type="float">
            <text:p>1</text:p>
          </table:table-cell>
          <table:table-cell table:formula="of:=MAX([.HH62:.HH62])/MIN([.HH62:.HH62])" office:value-type="float" office:value="1" calcext:value-type="float">
            <text:p>1</text:p>
          </table:table-cell>
          <table:table-cell table:formula="of:=MAX([.HI62:.HI62])/MIN([.HI62:.HI62])" office:value-type="float" office:value="1" calcext:value-type="float">
            <text:p>1</text:p>
          </table:table-cell>
          <table:table-cell table:formula="of:=MAX([.HJ62:.HJ62])/MIN([.HJ62:.HJ62])" office:value-type="float" office:value="1" calcext:value-type="float">
            <text:p>1</text:p>
          </table:table-cell>
          <table:table-cell table:formula="of:=MAX([.HK62:.HK62])/MIN([.HK62:.HK62])" office:value-type="float" office:value="1" calcext:value-type="float">
            <text:p>1</text:p>
          </table:table-cell>
          <table:table-cell table:formula="of:=MAX([.HL62:.HL62])/MIN([.HL62:.HL62])" office:value-type="float" office:value="1" calcext:value-type="float">
            <text:p>1</text:p>
          </table:table-cell>
          <table:table-cell table:formula="of:=MAX([.HM62:.HM62])/MIN([.HM62:.HM62])" office:value-type="float" office:value="1" calcext:value-type="float">
            <text:p>1</text:p>
          </table:table-cell>
          <table:table-cell table:formula="of:=MAX([.HN62:.HN62])/MIN([.HN62:.HN62])" office:value-type="float" office:value="1" calcext:value-type="float">
            <text:p>1</text:p>
          </table:table-cell>
          <table:table-cell table:formula="of:=MAX([.HO62:.HO62])/MIN([.HO62:.HO62])" office:value-type="float" office:value="1" calcext:value-type="float">
            <text:p>1</text:p>
          </table:table-cell>
          <table:table-cell table:formula="of:=MAX([.HP62:.HP62])/MIN([.HP62:.HP62])" office:value-type="float" office:value="1" calcext:value-type="float">
            <text:p>1</text:p>
          </table:table-cell>
          <table:table-cell table:formula="of:=MAX([.HQ62:.HQ62])/MIN([.HQ62:.HQ62])" office:value-type="float" office:value="1" calcext:value-type="float">
            <text:p>1</text:p>
          </table:table-cell>
          <table:table-cell table:formula="of:=MAX([.HR62:.HR62])/MIN([.HR62:.HR62])" office:value-type="float" office:value="1" calcext:value-type="float">
            <text:p>1</text:p>
          </table:table-cell>
          <table:table-cell table:formula="of:=MAX([.HS62:.HS62])/MIN([.HS62:.HS62])" office:value-type="float" office:value="1" calcext:value-type="float">
            <text:p>1</text:p>
          </table:table-cell>
          <table:table-cell table:formula="of:=MAX([.HT62:.HT62])/MIN([.HT62:.HT62])" office:value-type="float" office:value="1" calcext:value-type="float">
            <text:p>1</text:p>
          </table:table-cell>
          <table:table-cell table:formula="of:=MAX([.HU62:.HU62])/MIN([.HU62:.HU62])" office:value-type="float" office:value="1" calcext:value-type="float">
            <text:p>1</text:p>
          </table:table-cell>
          <table:table-cell table:formula="of:=MAX([.HV62:.HV62])/MIN([.HV62:.HV62])" office:value-type="float" office:value="1" calcext:value-type="float">
            <text:p>1</text:p>
          </table:table-cell>
          <table:table-cell table:formula="of:=MAX([.HW62:.HW62])/MIN([.HW62:.HW62])" office:value-type="float" office:value="1" calcext:value-type="float">
            <text:p>1</text:p>
          </table:table-cell>
          <table:table-cell table:formula="of:=MAX([.HX62:.HX62])/MIN([.HX62:.HX62])" office:value-type="float" office:value="1" calcext:value-type="float">
            <text:p>1</text:p>
          </table:table-cell>
          <table:table-cell table:formula="of:=MAX([.HY62:.HY62])/MIN([.HY62:.HY62])" office:value-type="float" office:value="1" calcext:value-type="float">
            <text:p>1</text:p>
          </table:table-cell>
          <table:table-cell table:formula="of:=MAX([.HZ62:.HZ62])/MIN([.HZ62:.HZ62])" office:value-type="float" office:value="1" calcext:value-type="float">
            <text:p>1</text:p>
          </table:table-cell>
          <table:table-cell table:formula="of:=MAX([.IA62:.IA62])/MIN([.IA62:.IA62])" office:value-type="float" office:value="1" calcext:value-type="float">
            <text:p>1</text:p>
          </table:table-cell>
          <table:table-cell table:formula="of:=MAX([.IB62:.IB62])/MIN([.IB62:.IB62])" office:value-type="float" office:value="1" calcext:value-type="float">
            <text:p>1</text:p>
          </table:table-cell>
          <table:table-cell table:formula="of:=MAX([.IC62:.IC62])/MIN([.IC62:.IC62])" office:value-type="float" office:value="1" calcext:value-type="float">
            <text:p>1</text:p>
          </table:table-cell>
          <table:table-cell table:formula="of:=MAX([.ID62:.ID62])/MIN([.ID62:.ID62])" office:value-type="float" office:value="1" calcext:value-type="float">
            <text:p>1</text:p>
          </table:table-cell>
          <table:table-cell table:formula="of:=MAX([.IE62:.IE62])/MIN([.IE62:.IE62])" office:value-type="float" office:value="1" calcext:value-type="float">
            <text:p>1</text:p>
          </table:table-cell>
          <table:table-cell table:formula="of:=MAX([.IF62:.IF62])/MIN([.IF62:.IF62])" office:value-type="float" office:value="1" calcext:value-type="float">
            <text:p>1</text:p>
          </table:table-cell>
          <table:table-cell table:formula="of:=MAX([.IG62:.IG62])/MIN([.IG62:.IG62])" office:value-type="float" office:value="1" calcext:value-type="float">
            <text:p>1</text:p>
          </table:table-cell>
          <table:table-cell table:formula="of:=MAX([.IH62:.IH62])/MIN([.IH62:.IH62])" office:value-type="float" office:value="1" calcext:value-type="float">
            <text:p>1</text:p>
          </table:table-cell>
          <table:table-cell table:formula="of:=MAX([.II62:.II62])/MIN([.II62:.II62])" office:value-type="float" office:value="1" calcext:value-type="float">
            <text:p>1</text:p>
          </table:table-cell>
          <table:table-cell table:formula="of:=MAX([.IJ62:.IJ62])/MIN([.IJ62:.IJ62])" office:value-type="float" office:value="1" calcext:value-type="float">
            <text:p>1</text:p>
          </table:table-cell>
          <table:table-cell table:formula="of:=MAX([.IK62:.IK62])/MIN([.IK62:.IK62])" office:value-type="float" office:value="1" calcext:value-type="float">
            <text:p>1</text:p>
          </table:table-cell>
          <table:table-cell table:formula="of:=MAX([.IL62:.IL62])/MIN([.IL62:.IL62])" office:value-type="float" office:value="1" calcext:value-type="float">
            <text:p>1</text:p>
          </table:table-cell>
          <table:table-cell table:formula="of:=MAX([.IM62:.IM62])/MIN([.IM62:.IM62])" office:value-type="float" office:value="1" calcext:value-type="float">
            <text:p>1</text:p>
          </table:table-cell>
          <table:table-cell table:formula="of:=MAX([.IN62:.IN62])/MIN([.IN62:.IN62])" office:value-type="float" office:value="1" calcext:value-type="float">
            <text:p>1</text:p>
          </table:table-cell>
          <table:table-cell table:formula="of:=MAX([.IO62:.IO62])/MIN([.IO62:.IO62])" office:value-type="float" office:value="1" calcext:value-type="float">
            <text:p>1</text:p>
          </table:table-cell>
          <table:table-cell table:formula="of:=MAX([.IP62:.IP62])/MIN([.IP62:.IP62])" office:value-type="float" office:value="1" calcext:value-type="float">
            <text:p>1</text:p>
          </table:table-cell>
          <table:table-cell table:formula="of:=MAX([.IQ62:.IQ62])/MIN([.IQ62:.IQ62])" office:value-type="float" office:value="1" calcext:value-type="float">
            <text:p>1</text:p>
          </table:table-cell>
          <table:table-cell table:formula="of:=MAX([.IR62:.IR62])/MIN([.IR62:.IR62])" office:value-type="float" office:value="1" calcext:value-type="float">
            <text:p>1</text:p>
          </table:table-cell>
          <table:table-cell table:formula="of:=MAX([.IS62:.IS62])/MIN([.IS62:.IS62])" office:value-type="float" office:value="1" calcext:value-type="float">
            <text:p>1</text:p>
          </table:table-cell>
          <table:table-cell table:formula="of:=MAX([.IT62:.IT62])/MIN([.IT62:.IT62])" office:value-type="float" office:value="1" calcext:value-type="float">
            <text:p>1</text:p>
          </table:table-cell>
          <table:table-cell table:formula="of:=MAX([.IU62:.IU62])/MIN([.IU62:.IU62])" office:value-type="float" office:value="1" calcext:value-type="float">
            <text:p>1</text:p>
          </table:table-cell>
          <table:table-cell table:formula="of:=MAX([.IV62:.IV62])/MIN([.IV62:.IV62])" office:value-type="float" office:value="1" calcext:value-type="float">
            <text:p>1</text:p>
          </table:table-cell>
          <table:table-cell table:formula="of:=MAX([.IW62:.IW62])/MIN([.IW62:.IW62])" office:value-type="float" office:value="1" calcext:value-type="float">
            <text:p>1</text:p>
          </table:table-cell>
          <table:table-cell table:formula="of:=MAX([.IX62:.IX62])/MIN([.IX62:.IX62])" office:value-type="float" office:value="1" calcext:value-type="float">
            <text:p>1</text:p>
          </table:table-cell>
          <table:table-cell table:formula="of:=MAX([.IY62:.IY62])/MIN([.IY62:.IY62])" office:value-type="float" office:value="1" calcext:value-type="float">
            <text:p>1</text:p>
          </table:table-cell>
          <table:table-cell table:formula="of:=MAX([.IZ62:.IZ62])/MIN([.IZ62:.IZ62])" office:value-type="float" office:value="1" calcext:value-type="float">
            <text:p>1</text:p>
          </table:table-cell>
          <table:table-cell table:formula="of:=MAX([.JA62:.JA62])/MIN([.JA62:.JA62])" office:value-type="float" office:value="1" calcext:value-type="float">
            <text:p>1</text:p>
          </table:table-cell>
          <table:table-cell table:formula="of:=MAX([.JB62:.JB62])/MIN([.JB62:.JB62])" office:value-type="float" office:value="1" calcext:value-type="float">
            <text:p>1</text:p>
          </table:table-cell>
          <table:table-cell table:formula="of:=MAX([.JC62:.JC62])/MIN([.JC62:.JC62])" office:value-type="float" office:value="1" calcext:value-type="float">
            <text:p>1</text:p>
          </table:table-cell>
          <table:table-cell table:formula="of:=MAX([.JD62:.JD62])/MIN([.JD62:.JD62])" office:value-type="float" office:value="1" calcext:value-type="float">
            <text:p>1</text:p>
          </table:table-cell>
          <table:table-cell table:formula="of:=MAX([.JE62:.JE62])/MIN([.JE62:.JE62])" office:value-type="float" office:value="1" calcext:value-type="float">
            <text:p>1</text:p>
          </table:table-cell>
          <table:table-cell table:formula="of:=MAX([.JF62:.JF62])/MIN([.JF62:.JF62])" office:value-type="float" office:value="1" calcext:value-type="float">
            <text:p>1</text:p>
          </table:table-cell>
          <table:table-cell table:formula="of:=MAX([.JG62:.JG62])/MIN([.JG62:.JG62])" office:value-type="float" office:value="1" calcext:value-type="float">
            <text:p>1</text:p>
          </table:table-cell>
          <table:table-cell table:formula="of:=MAX([.JH62:.JH62])/MIN([.JH62:.JH62])" office:value-type="float" office:value="1" calcext:value-type="float">
            <text:p>1</text:p>
          </table:table-cell>
          <table:table-cell table:formula="of:=MAX([.JI62:.JI62])/MIN([.JI62:.JI62])" office:value-type="float" office:value="1" calcext:value-type="float">
            <text:p>1</text:p>
          </table:table-cell>
          <table:table-cell table:formula="of:=MAX([.JJ62:.JJ62])/MIN([.JJ62:.JJ62])" office:value-type="float" office:value="1" calcext:value-type="float">
            <text:p>1</text:p>
          </table:table-cell>
          <table:table-cell table:formula="of:=MAX([.JK62:.JK62])/MIN([.JK62:.JK62])" office:value-type="float" office:value="1" calcext:value-type="float">
            <text:p>1</text:p>
          </table:table-cell>
          <table:table-cell table:formula="of:=MAX([.JL62:.JL62])/MIN([.JL62:.JL62])" office:value-type="float" office:value="1" calcext:value-type="float">
            <text:p>1</text:p>
          </table:table-cell>
          <table:table-cell table:formula="of:=MAX([.JM62:.JM62])/MIN([.JM62:.JM62])" office:value-type="float" office:value="1" calcext:value-type="float">
            <text:p>1</text:p>
          </table:table-cell>
          <table:table-cell table:formula="of:=MAX([.JN62:.JN62])/MIN([.JN62:.JN62])" office:value-type="float" office:value="1" calcext:value-type="float">
            <text:p>1</text:p>
          </table:table-cell>
          <table:table-cell table:formula="of:=MAX([.JO62:.JO62])/MIN([.JO62:.JO62])" office:value-type="float" office:value="1" calcext:value-type="float">
            <text:p>1</text:p>
          </table:table-cell>
          <table:table-cell table:formula="of:=MAX([.JP62:.JP62])/MIN([.JP62:.JP62])" office:value-type="float" office:value="1" calcext:value-type="float">
            <text:p>1</text:p>
          </table:table-cell>
          <table:table-cell table:formula="of:=MAX([.JQ62:.JQ62])/MIN([.JQ62:.JQ62])" office:value-type="float" office:value="1" calcext:value-type="float">
            <text:p>1</text:p>
          </table:table-cell>
          <table:table-cell table:formula="of:=MAX([.JR62:.JR62])/MIN([.JR62:.JR62])" office:value-type="float" office:value="1" calcext:value-type="float">
            <text:p>1</text:p>
          </table:table-cell>
          <table:table-cell table:formula="of:=MAX([.JS62:.JS62])/MIN([.JS62:.JS62])" office:value-type="float" office:value="1" calcext:value-type="float">
            <text:p>1</text:p>
          </table:table-cell>
          <table:table-cell table:formula="of:=MAX([.JT62:.JT62])/MIN([.JT62:.JT62])" office:value-type="float" office:value="1" calcext:value-type="float">
            <text:p>1</text:p>
          </table:table-cell>
          <table:table-cell table:formula="of:=MAX([.JU62:.JU62])/MIN([.JU62:.JU62])" office:value-type="float" office:value="1" calcext:value-type="float">
            <text:p>1</text:p>
          </table:table-cell>
          <table:table-cell table:formula="of:=MAX([.JV62:.JV62])/MIN([.JV62:.JV62])" office:value-type="float" office:value="1" calcext:value-type="float">
            <text:p>1</text:p>
          </table:table-cell>
          <table:table-cell table:formula="of:=MAX([.JW62:.JW62])/MIN([.JW62:.JW62])" office:value-type="float" office:value="1" calcext:value-type="float">
            <text:p>1</text:p>
          </table:table-cell>
          <table:table-cell table:formula="of:=MAX([.JX62:.JX62])/MIN([.JX62:.JX62])" office:value-type="float" office:value="1" calcext:value-type="float">
            <text:p>1</text:p>
          </table:table-cell>
          <table:table-cell table:formula="of:=MAX([.JY62:.JY62])/MIN([.JY62:.JY62])" office:value-type="float" office:value="1" calcext:value-type="float">
            <text:p>1</text:p>
          </table:table-cell>
          <table:table-cell table:formula="of:=MAX([.JZ62:.JZ62])/MIN([.JZ62:.JZ62])" office:value-type="float" office:value="1" calcext:value-type="float">
            <text:p>1</text:p>
          </table:table-cell>
          <table:table-cell table:formula="of:=MAX([.KA62:.KA62])/MIN([.KA62:.KA62])" office:value-type="float" office:value="1" calcext:value-type="float">
            <text:p>1</text:p>
          </table:table-cell>
          <table:table-cell table:formula="of:=MAX([.KB62:.KB62])/MIN([.KB62:.KB62])" office:value-type="float" office:value="1" calcext:value-type="float">
            <text:p>1</text:p>
          </table:table-cell>
          <table:table-cell table:formula="of:=MAX([.KC62:.KC62])/MIN([.KC62:.KC62])" office:value-type="float" office:value="1" calcext:value-type="float">
            <text:p>1</text:p>
          </table:table-cell>
          <table:table-cell table:formula="of:=MAX([.KD62:.KD62])/MIN([.KD62:.KD62])" office:value-type="float" office:value="1" calcext:value-type="float">
            <text:p>1</text:p>
          </table:table-cell>
          <table:table-cell table:formula="of:=MAX([.KE62:.KE62])/MIN([.KE62:.KE62])" office:value-type="float" office:value="1" calcext:value-type="float">
            <text:p>1</text:p>
          </table:table-cell>
          <table:table-cell table:formula="of:=MAX([.KF62:.KF62])/MIN([.KF62:.KF62])" office:value-type="float" office:value="1" calcext:value-type="float">
            <text:p>1</text:p>
          </table:table-cell>
          <table:table-cell table:formula="of:=MAX([.KG62:.KG62])/MIN([.KG62:.KG62])" office:value-type="float" office:value="1" calcext:value-type="float">
            <text:p>1</text:p>
          </table:table-cell>
          <table:table-cell table:formula="of:=MAX([.KH62:.KH62])/MIN([.KH62:.KH62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0"/>
          <table:table-cell table:number-columns-repeated="2" office:value-type="float" office:value="10" calcext:value-type="float">
            <text:p>10</text:p>
          </table:table-cell>
          <table:table-cell table:number-columns-repeated="282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rices</text:p>
          </table:table-cell>
          <table:table-cell/>
          <table:table-cell table:style-name="Default"/>
          <table:table-cell table:style-name="Default" office:value-type="float" office:value="0.2" calcext:value-type="float">
            <text:p>0,2</text:p>
          </table:table-cell>
          <table:table-cell table:style-name="Default"/>
          <table:table-cell table:number-columns-repeated="7"/>
          <table:table-cell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uy</text:p>
          </table:table-cell>
          <table:table-cell table:style-name="ce11" table:number-columns-repeated="3"/>
          <table:table-cell office:value-type="string" calcext:value-type="string">
            <text:p>POSITION</text:p>
          </table:table-cell>
          <table:table-cell office:value-type="string" calcext:value-type="string">
            <text:p>NAV</text:p>
          </table:table-cell>
          <table:table-cell table:number-columns-repeated="3"/>
          <table:table-cell office:value-type="string" calcext:value-type="string">
            <text:p>POSITION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NAV</text:p>
          </table:table-cell>
          <table:table-cell table:style-name="ce11" office:value-type="string" calcext:value-type="string">
            <text:p>#positions</text:p>
          </table:table-cell>
          <table:table-cell office:value-type="string" calcext:value-type="string">
            <text:p>TRADES</text:p>
          </table:table-cell>
          <table:table-cell office:value-type="string" calcext:value-type="string">
            <text:p>lastTransactionID</text:p>
          </table:table-cell>
          <table:table-cell office:value-type="string" calcext:value-type="string">
            <text:p>openPositionCount</text:p>
          </table:table-cell>
          <table:table-cell office:value-type="string" calcext:value-type="string">
            <text:p>openTradeCount</text:p>
          </table:table-cell>
          <table:table-cell office:value-type="string" calcext:value-type="string">
            <text:p>pendingOrderCount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sitionValue</text:p>
          </table:table-cell>
          <table:table-cell office:value-type="string" calcext:value-type="string">
            <text:p>resettablePL</text:p>
          </table:table-cell>
          <table:table-cell office:value-type="string" calcext:value-type="string">
            <text:p>unrealizedPL</text:p>
          </table:table-cell>
          <table:table-cell office:value-type="string" calcext:value-type="string">
            <text:p>withdrawalLimit</text:p>
          </table:table-cell>
          <table:table-cell office:value-type="string" calcext:value-type="string">
            <text:p>$alias</text:p>
          </table:table-cell>
          <table:table-cell table:number-columns-repeated="6"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ID Oanda ------&gt;</text:p>
          </table:table-cell>
          <table:table-cell table:style-name="Default"/>
          <table:table-cell table:style-name="ce4"/>
          <table:table-cell table:style-name="ce4" office:value-type="string" calcext:value-type="string">
            <text:p>BCO_USD</text:p>
          </table:table-cell>
          <table:table-cell table:style-name="ce4"/>
          <table:table-cell table:style-name="Default" table:number-columns-repeated="2"/>
          <table:table-cell table:style-name="ce4" table:number-columns-repeated="5"/>
          <table:table-cell table:number-columns-repeated="6"/>
          <table:table-cell table:formula="of:=[.E47]" office:value-type="string" office:string-value="BCO_USD" calcext:value-type="string">
            <text:p>BCO_USD</text:p>
          </table:table-cell>
          <table:table-cell table:formula="of:=[.E47]" office:value-type="string" office:string-value="BCO_USD" calcext:value-type="string">
            <text:p>BCO_USD</text:p>
          </table:table-cell>
          <table:table-cell table:style-name="ce11" table:number-columns-repeated="3"/>
          <table:table-cell table:formula="of:=[.E47]" office:value-type="string" office:string-value="BCO_USD" calcext:value-type="string">
            <text:p>BCO_USD</text:p>
          </table:table-cell>
          <table:table-cell table:number-columns-repeated="4"/>
          <table:table-cell table:formula="of:=[.E47]" office:value-type="string" office:string-value="BCO_USD" calcext:value-type="string">
            <text:p>BCO_USD</text:p>
          </table:table-cell>
          <table:table-cell table:number-columns-repeated="20"/>
          <table:table-cell office:value-type="string" calcext:value-type="string">
            <text:p>XAU_XAG</text:p>
          </table:table-cell>
          <table:table-cell/>
          <table:table-cell office:value-type="string" calcext:value-type="string">
            <text:p>XAG_EUR</text:p>
          </table:table-cell>
          <table:table-cell/>
          <table:table-cell office:value-type="string" calcext:value-type="string">
            <text:p>CH20_CHF</text:p>
          </table:table-cell>
          <table:table-cell/>
          <table:table-cell office:value-type="string" calcext:value-type="string">
            <text:p>XCU_USD</text:p>
          </table:table-cell>
          <table:table-cell/>
          <table:table-cell office:value-type="string" calcext:value-type="string">
            <text:p>XAG_SGD</text:p>
          </table:table-cell>
          <table:table-cell/>
          <table:table-cell office:value-type="string" calcext:value-type="string">
            <text:p>CHF_HKD</text:p>
          </table:table-cell>
          <table:table-cell/>
          <table:table-cell office:value-type="string" calcext:value-type="string">
            <text:p>HK33_HKD</text:p>
          </table:table-cell>
          <table:table-cell/>
          <table:table-cell office:value-type="string" calcext:value-type="string">
            <text:p>WTICO_USD</text:p>
          </table:table-cell>
          <table:table-cell/>
          <table:table-cell office:value-type="string" calcext:value-type="string">
            <text:p>XAU_CAD</text:p>
          </table:table-cell>
          <table:table-cell/>
          <table:table-cell office:value-type="string" calcext:value-type="string">
            <text:p>XAG_GBP</text:p>
          </table:table-cell>
          <table:table-cell/>
          <table:table-cell office:value-type="string" calcext:value-type="string">
            <text:p>EUR_USD</text:p>
          </table:table-cell>
          <table:table-cell/>
          <table:table-cell office:value-type="string" calcext:value-type="string">
            <text:p>CAD_SGD</text:p>
          </table:table-cell>
          <table:table-cell/>
          <table:table-cell office:value-type="string" calcext:value-type="string">
            <text:p>USD_CAD</text:p>
          </table:table-cell>
          <table:table-cell/>
          <table:table-cell office:value-type="string" calcext:value-type="string">
            <text:p>USD_PLN</text:p>
          </table:table-cell>
          <table:table-cell/>
          <table:table-cell office:value-type="string" calcext:value-type="string">
            <text:p>GBP_AUD</text:p>
          </table:table-cell>
          <table:table-cell/>
          <table:table-cell office:value-type="string" calcext:value-type="string">
            <text:p>EU50_EUR</text:p>
          </table:table-cell>
          <table:table-cell/>
          <table:table-cell office:value-type="string" calcext:value-type="string">
            <text:p>CORN_USD</text:p>
          </table:table-cell>
          <table:table-cell/>
          <table:table-cell office:value-type="string" calcext:value-type="string">
            <text:p>HKD_JPY</text:p>
          </table:table-cell>
          <table:table-cell/>
          <table:table-cell office:value-type="string" calcext:value-type="string">
            <text:p>SGD_HKD</text:p>
          </table:table-cell>
          <table:table-cell/>
          <table:table-cell office:value-type="string" calcext:value-type="string">
            <text:p>XAU_GBP</text:p>
          </table:table-cell>
          <table:table-cell/>
          <table:table-cell office:value-type="string" calcext:value-type="string">
            <text:p>US2000_USD</text:p>
          </table:table-cell>
          <table:table-cell/>
          <table:table-cell office:value-type="string" calcext:value-type="string">
            <text:p>GBP_NZD</text:p>
          </table:table-cell>
          <table:table-cell/>
          <table:table-cell office:value-type="string" calcext:value-type="string">
            <text:p>US30_USD</text:p>
          </table:table-cell>
          <table:table-cell/>
          <table:table-cell office:value-type="string" calcext:value-type="string">
            <text:p>FR40_EUR</text:p>
          </table:table-cell>
          <table:table-cell/>
          <table:table-cell office:value-type="string" calcext:value-type="string">
            <text:p>XAU_JPY</text:p>
          </table:table-cell>
          <table:table-cell/>
          <table:table-cell office:value-type="string" calcext:value-type="string">
            <text:p>USD_SGD</text:p>
          </table:table-cell>
          <table:table-cell/>
          <table:table-cell office:value-type="string" calcext:value-type="string">
            <text:p>EUR_SEK</text:p>
          </table:table-cell>
          <table:table-cell/>
          <table:table-cell office:value-type="string" calcext:value-type="string">
            <text:p>USD_ZAR</text:p>
          </table:table-cell>
          <table:table-cell/>
          <table:table-cell office:value-type="string" calcext:value-type="string">
            <text:p>CAD_HKD</text:p>
          </table:table-cell>
          <table:table-cell/>
          <table:table-cell office:value-type="string" calcext:value-type="string">
            <text:p>XAG_CHF</text:p>
          </table:table-cell>
          <table:table-cell/>
          <table:table-cell office:value-type="string" calcext:value-type="string">
            <text:p>NZD_CAD</text:p>
          </table:table-cell>
          <table:table-cell/>
          <table:table-cell office:value-type="string" calcext:value-type="string">
            <text:p>NAS100_USD</text:p>
          </table:table-cell>
          <table:table-cell/>
          <table:table-cell office:value-type="string" calcext:value-type="string">
            <text:p>XAG_JPY</text:p>
          </table:table-cell>
          <table:table-cell/>
          <table:table-cell office:value-type="string" calcext:value-type="string">
            <text:p>XAU_NZD</text:p>
          </table:table-cell>
          <table:table-cell/>
          <table:table-cell office:value-type="string" calcext:value-type="string">
            <text:p>XAG_AUD</text:p>
          </table:table-cell>
          <table:table-cell/>
          <table:table-cell office:value-type="string" calcext:value-type="string">
            <text:p>ZAR_JPY</text:p>
          </table:table-cell>
          <table:table-cell/>
          <table:table-cell office:value-type="string" calcext:value-type="string">
            <text:p>GBP_PLN</text:p>
          </table:table-cell>
          <table:table-cell/>
          <table:table-cell office:value-type="string" calcext:value-type="string">
            <text:p>EUR_CAD</text:p>
          </table:table-cell>
          <table:table-cell/>
          <table:table-cell office:value-type="string" calcext:value-type="string">
            <text:p>XAG_NZD</text:p>
          </table:table-cell>
          <table:table-cell/>
          <table:table-cell office:value-type="string" calcext:value-type="string">
            <text:p>AUD_NZD</text:p>
          </table:table-cell>
          <table:table-cell/>
          <table:table-cell office:value-type="string" calcext:value-type="string">
            <text:p>USB02Y_USD</text:p>
          </table:table-cell>
          <table:table-cell/>
          <table:table-cell office:value-type="string" calcext:value-type="string">
            <text:p>AUD_USD</text:p>
          </table:table-cell>
          <table:table-cell/>
          <table:table-cell office:value-type="string" calcext:value-type="string">
            <text:p>NZD_JPY</text:p>
          </table:table-cell>
          <table:table-cell/>
          <table:table-cell office:value-type="string" calcext:value-type="string">
            <text:p>UK10YB_GBP</text:p>
          </table:table-cell>
          <table:table-cell/>
          <table:table-cell office:value-type="string" calcext:value-type="string">
            <text:p>XPD_USD</text:p>
          </table:table-cell>
          <table:table-cell/>
          <table:table-cell office:value-type="string" calcext:value-type="string">
            <text:p>EUR_AUD</text:p>
          </table:table-cell>
          <table:table-cell/>
          <table:table-cell office:value-type="string" calcext:value-type="string">
            <text:p>XAG_USD</text:p>
          </table:table-cell>
          <table:table-cell/>
          <table:table-cell office:value-type="string" calcext:value-type="string">
            <text:p>EUR_TRY</text:p>
          </table:table-cell>
          <table:table-cell/>
          <table:table-cell office:value-type="string" calcext:value-type="string">
            <text:p>USD_JPY</text:p>
          </table:table-cell>
          <table:table-cell/>
          <table:table-cell office:value-type="string" calcext:value-type="string">
            <text:p>CHF_JPY</text:p>
          </table:table-cell>
          <table:table-cell/>
          <table:table-cell office:value-type="string" calcext:value-type="string">
            <text:p>EUR_HUF</text:p>
          </table:table-cell>
          <table:table-cell/>
          <table:table-cell office:value-type="string" calcext:value-type="string">
            <text:p>CAD_CHF</text:p>
          </table:table-cell>
          <table:table-cell/>
          <table:table-cell office:value-type="string" calcext:value-type="string">
            <text:p>DE10YB_EUR</text:p>
          </table:table-cell>
          <table:table-cell/>
          <table:table-cell office:value-type="string" calcext:value-type="string">
            <text:p>XAU_SGD</text:p>
          </table:table-cell>
          <table:table-cell/>
          <table:table-cell office:value-type="string" calcext:value-type="string">
            <text:p>AUD_HKD</text:p>
          </table:table-cell>
          <table:table-cell/>
          <table:table-cell office:value-type="string" calcext:value-type="string">
            <text:p>XAU_EUR</text:p>
          </table:table-cell>
          <table:table-cell/>
          <table:table-cell office:value-type="string" calcext:value-type="string">
            <text:p>NL25_EUR</text:p>
          </table:table-cell>
          <table:table-cell/>
          <table:table-cell office:value-type="string" calcext:value-type="string">
            <text:p>USB10Y_USD</text:p>
          </table:table-cell>
          <table:table-cell/>
          <table:table-cell office:value-type="string" calcext:value-type="string">
            <text:p>USD_DKK</text:p>
          </table:table-cell>
          <table:table-cell/>
          <table:table-cell office:value-type="string" calcext:value-type="string">
            <text:p>EUR_SGD</text:p>
          </table:table-cell>
          <table:table-cell/>
          <table:table-cell office:value-type="string" calcext:value-type="string">
            <text:p>USD_HKD</text:p>
          </table:table-cell>
          <table:table-cell/>
          <table:table-cell office:value-type="string" calcext:value-type="string">
            <text:p>GBP_CAD</text:p>
          </table:table-cell>
          <table:table-cell/>
          <table:table-cell office:value-type="string" calcext:value-type="string">
            <text:p>USD_SAR</text:p>
          </table:table-cell>
          <table:table-cell/>
          <table:table-cell office:value-type="string" calcext:value-type="string">
            <text:p>XAG_CAD</text:p>
          </table:table-cell>
          <table:table-cell/>
          <table:table-cell office:value-type="string" calcext:value-type="string">
            <text:p>EUR_HKD</text:p>
          </table:table-cell>
          <table:table-cell/>
          <table:table-cell office:value-type="string" calcext:value-type="string">
            <text:p>XAU_USD</text:p>
          </table:table-cell>
          <table:table-cell/>
          <table:table-cell office:value-type="string" calcext:value-type="string">
            <text:p>SOYBN_USD</text:p>
          </table:table-cell>
          <table:table-cell/>
          <table:table-cell office:value-type="string" calcext:value-type="string">
            <text:p>NATGAS_USD</text:p>
          </table:table-cell>
          <table:table-cell/>
          <table:table-cell office:value-type="string" calcext:value-type="string">
            <text:p>EUR_NOK</text:p>
          </table:table-cell>
          <table:table-cell/>
          <table:table-cell office:value-type="string" calcext:value-type="string">
            <text:p>EUR_CZK</text:p>
          </table:table-cell>
          <table:table-cell/>
          <table:table-cell office:value-type="string" calcext:value-type="string">
            <text:p>WHEAT_USD</text:p>
          </table:table-cell>
          <table:table-cell/>
          <table:table-cell office:value-type="string" calcext:value-type="string">
            <text:p>USD_CHF</text:p>
          </table:table-cell>
          <table:table-cell/>
          <table:table-cell office:value-type="string" calcext:value-type="string">
            <text:p>XAU_CHF</text:p>
          </table:table-cell>
          <table:table-cell/>
          <table:table-cell office:value-type="string" calcext:value-type="string">
            <text:p>NZD_HKD</text:p>
          </table:table-cell>
          <table:table-cell/>
          <table:table-cell office:value-type="string" calcext:value-type="string">
            <text:p>AU200_AUD</text:p>
          </table:table-cell>
          <table:table-cell/>
          <table:table-cell office:value-type="string" calcext:value-type="string">
            <text:p>UK100_GBP</text:p>
          </table:table-cell>
          <table:table-cell/>
          <table:table-cell office:value-type="string" calcext:value-type="string">
            <text:p>GBP_CHF</text:p>
          </table:table-cell>
          <table:table-cell/>
          <table:table-cell office:value-type="string" calcext:value-type="string">
            <text:p>USD_THB</text:p>
          </table:table-cell>
          <table:table-cell/>
          <table:table-cell office:value-type="string" calcext:value-type="string">
            <text:p>EUR_JPY</text:p>
          </table:table-cell>
          <table:table-cell/>
          <table:table-cell office:value-type="string" calcext:value-type="string">
            <text:p>EUR_GBP</text:p>
          </table:table-cell>
          <table:table-cell/>
          <table:table-cell office:value-type="string" calcext:value-type="string">
            <text:p>NZD_USD</text:p>
          </table:table-cell>
          <table:table-cell/>
          <table:table-cell office:value-type="string" calcext:value-type="string">
            <text:p>CHF_ZAR</text:p>
          </table:table-cell>
          <table:table-cell/>
          <table:table-cell office:value-type="string" calcext:value-type="string">
            <text:p>XAG_HKD</text:p>
          </table:table-cell>
          <table:table-cell/>
          <table:table-cell office:value-type="string" calcext:value-type="string">
            <text:p>XAU_AUD</text:p>
          </table:table-cell>
          <table:table-cell/>
          <table:table-cell office:value-type="string" calcext:value-type="string">
            <text:p>CAD_JPY</text:p>
          </table:table-cell>
          <table:table-cell/>
          <table:table-cell office:value-type="string" calcext:value-type="string">
            <text:p>GBP_ZAR</text:p>
          </table:table-cell>
          <table:table-cell/>
          <table:table-cell office:value-type="string" calcext:value-type="string">
            <text:p>NZD_SGD</text:p>
          </table:table-cell>
          <table:table-cell/>
          <table:table-cell office:value-type="string" calcext:value-type="string">
            <text:p>USD_HUF</text:p>
          </table:table-cell>
          <table:table-cell/>
          <table:table-cell office:value-type="string" calcext:value-type="string">
            <text:p>USD_CZK</text:p>
          </table:table-cell>
          <table:table-cell/>
          <table:table-cell office:value-type="string" calcext:value-type="string">
            <text:p>EUR_PLN</text:p>
          </table:table-cell>
          <table:table-cell/>
          <table:table-cell office:value-type="string" calcext:value-type="string">
            <text:p>EUR_DKK</text:p>
          </table:table-cell>
          <table:table-cell/>
          <table:table-cell office:value-type="string" calcext:value-type="string">
            <text:p>XPT_USD</text:p>
          </table:table-cell>
          <table:table-cell/>
          <table:table-cell office:value-type="string" calcext:value-type="string">
            <text:p>EUR_NZD</text:p>
          </table:table-cell>
          <table:table-cell/>
          <table:table-cell office:value-type="string" calcext:value-type="string">
            <text:p>SG30_SGD</text:p>
          </table:table-cell>
          <table:table-cell/>
          <table:table-cell office:value-type="string" calcext:value-type="string">
            <text:p>AUD_CHF</text:p>
          </table:table-cell>
          <table:table-cell/>
          <table:table-cell office:value-type="string" calcext:value-type="string">
            <text:p>USD_SEK</text:p>
          </table:table-cell>
          <table:table-cell/>
          <table:table-cell office:value-type="string" calcext:value-type="string">
            <text:p>GBP_SGD</text:p>
          </table:table-cell>
          <table:table-cell/>
          <table:table-cell office:value-type="string" calcext:value-type="string">
            <text:p>USD_INR</text:p>
          </table:table-cell>
          <table:table-cell/>
          <table:table-cell office:value-type="string" calcext:value-type="string">
            <text:p>SUGAR_USD</text:p>
          </table:table-cell>
          <table:table-cell/>
          <table:table-cell office:value-type="string" calcext:value-type="string">
            <text:p>GBP_HKD</text:p>
          </table:table-cell>
          <table:table-cell/>
          <table:table-cell office:value-type="string" calcext:value-type="string">
            <text:p>USD_NOK</text:p>
          </table:table-cell>
          <table:table-cell/>
          <table:table-cell office:value-type="string" calcext:value-type="string">
            <text:p>USD_TRY</text:p>
          </table:table-cell>
          <table:table-cell/>
          <table:table-cell office:value-type="string" calcext:value-type="string">
            <text:p>GBP_JPY</text:p>
          </table:table-cell>
          <table:table-cell/>
          <table:table-cell office:value-type="string" calcext:value-type="string">
            <text:p>USD_MXN</text:p>
          </table:table-cell>
          <table:table-cell/>
          <table:table-cell office:value-type="string" calcext:value-type="string">
            <text:p>GBP_USD</text:p>
          </table:table-cell>
          <table:table-cell/>
          <table:table-cell office:value-type="string" calcext:value-type="string">
            <text:p>AUD_JPY</text:p>
          </table:table-cell>
          <table:table-cell/>
          <table:table-cell office:value-type="string" calcext:value-type="string">
            <text:p>EUR_ZAR</text:p>
          </table:table-cell>
          <table:table-cell/>
          <table:table-cell office:value-type="string" calcext:value-type="string">
            <text:p>SGD_JPY</text:p>
          </table:table-cell>
          <table:table-cell/>
          <table:table-cell office:value-type="string" calcext:value-type="string">
            <text:p>NZD_CHF</text:p>
          </table:table-cell>
          <table:table-cell/>
          <table:table-cell office:value-type="string" calcext:value-type="string">
            <text:p>JP225_USD</text:p>
          </table:table-cell>
          <table:table-cell/>
          <table:table-cell office:value-type="string" calcext:value-type="string">
            <text:p>SGD_CHF</text:p>
          </table:table-cell>
          <table:table-cell/>
          <table:table-cell office:value-type="string" calcext:value-type="string">
            <text:p>EUR_CHF</text:p>
          </table:table-cell>
          <table:table-cell/>
          <table:table-cell office:value-type="string" calcext:value-type="string">
            <text:p>AUD_SGD</text:p>
          </table:table-cell>
          <table:table-cell/>
          <table:table-cell office:value-type="string" calcext:value-type="string">
            <text:p>USD_CNH</text:p>
          </table:table-cell>
          <table:table-cell/>
          <table:table-cell office:value-type="string" calcext:value-type="string">
            <text:p>DE30_EUR</text:p>
          </table:table-cell>
          <table:table-cell/>
          <table:table-cell office:value-type="string" calcext:value-type="string">
            <text:p>TRY_JPY</text:p>
          </table:table-cell>
          <table:table-cell/>
          <table:table-cell office:value-type="string" calcext:value-type="string">
            <text:p>AUD_CAD</text:p>
          </table:table-cell>
          <table:table-cell/>
          <table:table-cell office:value-type="string" calcext:value-type="string">
            <text:p>USB05Y_USD</text:p>
          </table:table-cell>
          <table:table-cell/>
          <table:table-cell office:value-type="string" calcext:value-type="string">
            <text:p>SPX500_USD</text:p>
          </table:table-cell>
          <table:table-cell/>
          <table:table-cell office:value-type="string" calcext:value-type="string">
            <text:p>USB30Y_USD</text:p>
          </table:table-cell>
          <table:table-cell/>
          <table:table-cell office:value-type="string" calcext:value-type="string">
            <text:p>BCO_USD</text:p>
          </table:table-cell>
          <table:table-cell/>
          <table:table-cell office:value-type="string" calcext:value-type="string">
            <text:p>XAU_HKD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Heure</text:p>
          </table:table-cell>
          <table:table-cell table:style-name="ce4" table:number-columns-repeated="3"/>
          <table:table-cell table:style-name="ce4" office:value-type="string" calcext:value-type="string">
            <text:p>moyenne</text:p>
          </table:table-cell>
          <table:table-cell table:style-name="ce4" office:value-type="string" calcext:value-type="string">
            <text:p>MM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MLT</text:p>
          </table:table-cell>
          <table:table-cell table:style-name="ce4" office:value-type="string" calcext:value-type="string">
            <text:p>MLT2</text:p>
          </table:table-cell>
          <table:table-cell table:style-name="ce4" office:value-type="string" calcext:value-type="string">
            <text:p>MLTC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office:value-type="string" calcext:value-type="string">
            <text:p>RLME</text:p>
          </table:table-cell>
          <table:table-cell table:style-name="ce4" office:value-type="string" calcext:value-type="string">
            <text:p>DRLME</text:p>
          </table:table-cell>
          <table:table-cell table:style-name="ce4" office:value-type="string" calcext:value-type="string">
            <text:p>SV</text:p>
          </table:table-cell>
          <table:table-cell table:style-name="ce4" office:value-type="string" calcext:value-type="string">
            <text:p>SA</text:p>
          </table:table-cell>
          <table:table-cell table:style-name="ce4" office:value-type="string" calcext:value-type="string">
            <text:p>NV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K</text:p>
          </table:table-cell>
          <table:table-cell table:style-name="ce4" table:number-columns-repeated="5"/>
          <table:table-cell table:number-columns-repeated="27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4"/>
          <table:table-cell table:style-name="ce5"/>
          <table:table-cell table:number-columns-repeated="6"/>
          <table:table-cell table:style-name="ce11" table:number-columns-repeated="4"/>
          <table:table-cell table:style-name="ce4"/>
          <table:table-cell table:number-columns-repeated="278"/>
        </table:table-row>
        <table:table-row table:style-name="ro1">
          <table:table-cell/>
          <table:table-cell office:value-type="string" calcext:value-type="string">
            <text:p>15/08/2016</text:p>
          </table:table-cell>
          <table:table-cell office:value-type="string" calcext:value-type="string">
            <text:p>12:51:31</text:p>
          </table:table-cell>
          <table:table-cell table:style-name="ce5"/>
          <table:table-cell table:style-name="ce5" office:value-type="float" office:value="46.917" calcext:value-type="float">
            <text:p>46,9170</text:p>
          </table:table-cell>
          <table:table-cell table:style-name="ce5" office:value-type="float" office:value="46.947" calcext:value-type="float">
            <text:p>46,9470</text:p>
          </table:table-cell>
          <table:table-cell table:style-name="ce5" table:formula="of:=([.E50]+[.F50])/2" office:value-type="float" office:value="46.932" calcext:value-type="float">
            <text:p>46,9320</text:p>
          </table:table-cell>
          <table:table-cell table:style-name="ce5" table:formula="of:=[.$H$46]*[.G50]+(1-[.$H$46])*[.H51]" office:value-type="float" office:value="46.9103833501696" calcext:value-type="float">
            <text:p>46,9104</text:p>
          </table:table-cell>
          <table:table-cell table:formula="of:=[.I51]+1" office:value-type="float" office:value="13" calcext:value-type="float">
            <text:p>13,000</text:p>
          </table:table-cell>
          <table:table-cell table:style-name="ce5" table:formula="of:=[.$H$46]*[.I50]+(1-[.$H$46])*[.J51]" office:value-type="float" office:value="9.2199023255552" calcext:value-type="float">
            <text:p>9,2199</text:p>
          </table:table-cell>
          <table:table-cell table:style-name="ce5" table:formula="of:=[.$H$46]*[.I50]*[.I50]+(1-[.$H$46])*[.K51]" office:value-type="float" office:value="99.0208790700032" calcext:value-type="float">
            <text:p>99,0209</text:p>
          </table:table-cell>
          <table:table-cell table:style-name="ce5" table:formula="of:=[.$H$46]*[.I50]*[.G50]+(1-[.$H$46])*[.L51]" office:value-type="float" office:value="432.53319753149" calcext:value-type="float">
            <text:p>432,5332</text:p>
          </table:table-cell>
          <table:table-cell table:style-name="ce1" table:formula="of:=[.K50]-[.J50]*[.J50]" office:value-type="float" office:value="14.014280177225" calcext:value-type="float">
            <text:p>14,0142801772</text:p>
          </table:table-cell>
          <table:table-cell table:style-name="ce5" table:formula="of:=IF([.M50]=0;[.N51];([.L50]-[.J50]*[.H50])/[.M50])" office:value-type="float" office:value="0.00171574909814006" calcext:value-type="float">
            <text:p>0,0017</text:p>
          </table:table-cell>
          <table:table-cell table:style-name="ce3" table:formula="of:=IF([.M50]=0;[.O51];([.H50]*[.K50]-[.J50]*[.L50])/[.M50])" office:value-type="float" office:value="46.8945643110695" calcext:value-type="float">
            <text:p>46,89</text:p>
          </table:table-cell>
          <table:table-cell table:style-name="ce5" table:formula="of:=[.N50]*[.I50]+[.O50]" office:value-type="float" office:value="46.9168690493454" calcext:value-type="float">
            <text:p>46,9169</text:p>
          </table:table-cell>
          <table:table-cell table:style-name="ce10" table:formula="of:=([.P50]-[.P51])/[.P50]*[.$Q$46]" office:value-type="float" office:value="2.25923326559161" calcext:value-type="float">
            <text:p>2,25923</text:p>
          </table:table-cell>
          <table:table-cell table:style-name="ce1" table:formula="of:=IF([.Q50]&gt;=[.$R$46];1;0)" office:value-type="float" office:value="1" calcext:value-type="float">
            <text:p>1</text:p>
          </table:table-cell>
          <table:table-cell table:style-name="ce1" table:formula="of:=IF([.Q50]&lt;=-[.$S$46];1;0)" office:value-type="float" office:value="0" calcext:value-type="float">
            <text:p>0</text:p>
          </table:table-cell>
          <table:table-cell table:style-name="ce1" table:formula="of:=[.$T$45]*[.R50]" office:value-type="float" office:value="10" calcext:value-type="float">
            <text:p>10</text:p>
          </table:table-cell>
          <table:table-cell table:style-name="ce12" table:formula="of:=[.$U$45]*[.S50]" office:value-type="float" office:value="0" calcext:value-type="float">
            <text:p>0</text:p>
          </table:table-cell>
          <table:table-cell table:style-name="ce12" table:formula="of:=[.V51]-[.T50]+[.U50]" office:value-type="float" office:value="0" calcext:value-type="float">
            <text:p>0</text:p>
          </table:table-cell>
          <table:table-cell table:style-name="ce13" table:formula="of:=[.W51]+[.T50]*[.E50]-[.U50]*[.F50]" office:value-type="currency" office:currency="EUR" office:value="100.3" calcext:value-type="currency">
            <text:p>100,30 €</text:p>
          </table:table-cell>
          <table:table-cell table:style-name="ce13" table:formula="of:=[.W50]+[.V50]*[.E50]" office:value-type="currency" office:currency="EUR" office:value="100.3" calcext:value-type="currency">
            <text:p>100,30 €</text:p>
          </table:table-cell>
          <table:table-cell table:style-name="ce14" office:value-type="float" office:value="-10" calcext:value-type="float">
            <text:p>-10</text:p>
          </table:table-cell>
          <table:table-cell table:style-name="ce1" office:value-type="float" office:value="96761.6912" calcext:value-type="float">
            <text:p>96761,6912</text:p>
          </table:table-cell>
          <table:table-cell table:style-name="ce1" table:number-columns-repeated="3"/>
          <table:table-cell table:style-name="ce1" office:value-type="float" office:value="-10" calcext:value-type="float">
            <text:p>-10</text:p>
          </table:table-cell>
          <table:table-cell table:number-columns-repeated="2" table:style-name="ce1" office:value-type="float" office:value="96761.6912" calcext:value-type="float">
            <text:p>96761,69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6" calcext:value-type="float">
            <text:p>85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3226.8677" calcext:value-type="float">
            <text:p>-3226,86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226.8677" calcext:value-type="float">
            <text:p>-3226,86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761.6912" calcext:value-type="float">
            <text:p>96761,6912</text:p>
          </table:table-cell>
          <table:table-cell table:style-name="ce1" office:value-type="string" calcext:value-type="string">
            <text:p>v20fxtrade</text:p>
          </table:table-cell>
          <table:table-cell table:style-name="ce1" table:number-columns-repeated="6"/>
          <table:table-cell table:style-name="ce1" office:value-type="float" office:value="67.097" calcext:value-type="float">
            <text:p>67,097</text:p>
          </table:table-cell>
          <table:table-cell table:style-name="ce1" office:value-type="float" office:value="67.206" calcext:value-type="float">
            <text:p>67,206</text:p>
          </table:table-cell>
          <table:table-cell table:style-name="ce1" office:value-type="float" office:value="17.85605" calcext:value-type="float">
            <text:p>17,85605</text:p>
          </table:table-cell>
          <table:table-cell table:style-name="ce1" office:value-type="float" office:value="17.88099" calcext:value-type="float">
            <text:p>17,88099</text:p>
          </table:table-cell>
          <table:table-cell table:style-name="ce1" office:value-type="float" office:value="8295" calcext:value-type="float">
            <text:p>8295</text:p>
          </table:table-cell>
          <table:table-cell table:style-name="ce1" office:value-type="float" office:value="8298" calcext:value-type="float">
            <text:p>8298</text:p>
          </table:table-cell>
          <table:table-cell table:style-name="ce1" office:value-type="float" office:value="2.14149" calcext:value-type="float">
            <text:p>2,14149</text:p>
          </table:table-cell>
          <table:table-cell table:style-name="ce1" office:value-type="float" office:value="2.14299" calcext:value-type="float">
            <text:p>2,14299</text:p>
          </table:table-cell>
          <table:table-cell table:style-name="ce1" office:value-type="float" office:value="26.80597" calcext:value-type="float">
            <text:p>26,80597</text:p>
          </table:table-cell>
          <table:table-cell table:style-name="ce1" office:value-type="float" office:value="26.84456" calcext:value-type="float">
            <text:p>26,84456</text:p>
          </table:table-cell>
          <table:table-cell table:style-name="ce1" office:value-type="float" office:value="7.96112" calcext:value-type="float">
            <text:p>7,96112</text:p>
          </table:table-cell>
          <table:table-cell table:style-name="ce1" office:value-type="float" office:value="7.96272" calcext:value-type="float">
            <text:p>7,96272</text:p>
          </table:table-cell>
          <table:table-cell table:style-name="ce1" office:value-type="float" office:value="22933.1" calcext:value-type="float">
            <text:p>22933,1</text:p>
          </table:table-cell>
          <table:table-cell table:style-name="ce1" office:value-type="float" office:value="22939.1" calcext:value-type="float">
            <text:p>22939,1</text:p>
          </table:table-cell>
          <table:table-cell table:style-name="ce1" office:value-type="float" office:value="44.553" calcext:value-type="float">
            <text:p>44,553</text:p>
          </table:table-cell>
          <table:table-cell table:style-name="ce1" office:value-type="float" office:value="44.58" calcext:value-type="float">
            <text:p>44,58</text:p>
          </table:table-cell>
          <table:table-cell table:style-name="ce1" office:value-type="float" office:value="1731.689" calcext:value-type="float">
            <text:p>1731,689</text:p>
          </table:table-cell>
          <table:table-cell table:style-name="ce1" office:value-type="float" office:value="1732.267" calcext:value-type="float">
            <text:p>1732,267</text:p>
          </table:table-cell>
          <table:table-cell table:style-name="ce1" office:value-type="float" office:value="15.44032" calcext:value-type="float">
            <text:p>15,44032</text:p>
          </table:table-cell>
          <table:table-cell table:style-name="ce1" office:value-type="float" office:value="15.46195" calcext:value-type="float">
            <text:p>15,46195</text:p>
          </table:table-cell>
          <table:table-cell table:style-name="ce1" office:value-type="float" office:value="1.11709" calcext:value-type="float">
            <text:p>1,11709</text:p>
          </table:table-cell>
          <table:table-cell table:style-name="ce1" office:value-type="float" office:value="1.11725" calcext:value-type="float">
            <text:p>1,11725</text:p>
          </table:table-cell>
          <table:table-cell table:style-name="ce1" office:value-type="float" office:value="1.03988" calcext:value-type="float">
            <text:p>1,03988</text:p>
          </table:table-cell>
          <table:table-cell table:style-name="ce1" office:value-type="float" office:value="1.04026" calcext:value-type="float">
            <text:p>1,04026</text:p>
          </table:table-cell>
          <table:table-cell table:style-name="ce1" office:value-type="float" office:value="1.29193" calcext:value-type="float">
            <text:p>1,29193</text:p>
          </table:table-cell>
          <table:table-cell table:style-name="ce1" office:value-type="float" office:value="1.29215" calcext:value-type="float">
            <text:p>1,29215</text:p>
          </table:table-cell>
          <table:table-cell table:style-name="ce1" office:value-type="float" office:value="3.82303" calcext:value-type="float">
            <text:p>3,82303</text:p>
          </table:table-cell>
          <table:table-cell table:style-name="ce1" office:value-type="float" office:value="3.82534" calcext:value-type="float">
            <text:p>3,82534</text:p>
          </table:table-cell>
          <table:table-cell table:style-name="ce1" office:value-type="float" office:value="1.68505" calcext:value-type="float">
            <text:p>1,68505</text:p>
          </table:table-cell>
          <table:table-cell table:style-name="ce1" office:value-type="float" office:value="1.68548" calcext:value-type="float">
            <text:p>1,68548</text:p>
          </table:table-cell>
          <table:table-cell table:style-name="ce1" office:value-type="float" office:value="3052.8" calcext:value-type="float">
            <text:p>3052,8</text:p>
          </table:table-cell>
          <table:table-cell table:style-name="ce1" office:value-type="float" office:value="3054.3" calcext:value-type="float">
            <text:p>3054,3</text:p>
          </table:table-cell>
          <table:table-cell table:style-name="ce1" office:value-type="float" office:value="3.242" calcext:value-type="float">
            <text:p>3,242</text:p>
          </table:table-cell>
          <table:table-cell table:style-name="ce1" office:value-type="float" office:value="3.245" calcext:value-type="float">
            <text:p>3,245</text:p>
          </table:table-cell>
          <table:table-cell table:style-name="ce1" office:value-type="float" office:value="13.02184" calcext:value-type="float">
            <text:p>13,02184</text:p>
          </table:table-cell>
          <table:table-cell table:style-name="ce1" office:value-type="float" office:value="13.02437" calcext:value-type="float">
            <text:p>13,02437</text:p>
          </table:table-cell>
          <table:table-cell table:style-name="ce1" office:value-type="float" office:value="5.7717" calcext:value-type="float">
            <text:p>5,7717</text:p>
          </table:table-cell>
          <table:table-cell table:style-name="ce1" office:value-type="float" office:value="5.77305" calcext:value-type="float">
            <text:p>5,77305</text:p>
          </table:table-cell>
          <table:table-cell table:style-name="ce1" office:value-type="float" office:value="1037.433" calcext:value-type="float">
            <text:p>1037,433</text:p>
          </table:table-cell>
          <table:table-cell table:style-name="ce1" office:value-type="float" office:value="1037.715" calcext:value-type="float">
            <text:p>1037,715</text:p>
          </table:table-cell>
          <table:table-cell table:style-name="ce1" office:value-type="float" office:value="1232.138" calcext:value-type="float">
            <text:p>1232,138</text:p>
          </table:table-cell>
          <table:table-cell table:style-name="ce1" office:value-type="float" office:value="1232.438" calcext:value-type="float">
            <text:p>1232,438</text:p>
          </table:table-cell>
          <table:table-cell table:style-name="ce1" office:value-type="float" office:value="1.79221" calcext:value-type="float">
            <text:p>1,79221</text:p>
          </table:table-cell>
          <table:table-cell table:style-name="ce1" office:value-type="float" office:value="1.79292" calcext:value-type="float">
            <text:p>1,79292</text:p>
          </table:table-cell>
          <table:table-cell table:style-name="ce1" office:value-type="float" office:value="18604.5" calcext:value-type="float">
            <text:p>18604,5</text:p>
          </table:table-cell>
          <table:table-cell table:style-name="ce1" office:value-type="float" office:value="18607.5" calcext:value-type="float">
            <text:p>18607,5</text:p>
          </table:table-cell>
          <table:table-cell table:style-name="ce1" office:value-type="float" office:value="4505.8" calcext:value-type="float">
            <text:p>4505,8</text:p>
          </table:table-cell>
          <table:table-cell table:style-name="ce1" office:value-type="float" office:value="4507.2" calcext:value-type="float">
            <text:p>4507,2</text:p>
          </table:table-cell>
          <table:table-cell table:style-name="ce1" office:value-type="float" office:value="135391" calcext:value-type="float">
            <text:p>135391</text:p>
          </table:table-cell>
          <table:table-cell table:style-name="ce1" office:value-type="float" office:value="135442" calcext:value-type="float">
            <text:p>135442</text:p>
          </table:table-cell>
          <table:table-cell table:style-name="ce1" office:value-type="float" office:value="1.34368" calcext:value-type="float">
            <text:p>1,34368</text:p>
          </table:table-cell>
          <table:table-cell table:style-name="ce1" office:value-type="float" office:value="1.34393" calcext:value-type="float">
            <text:p>1,34393</text:p>
          </table:table-cell>
          <table:table-cell table:style-name="ce1" office:value-type="float" office:value="9.45214" calcext:value-type="float">
            <text:p>9,45214</text:p>
          </table:table-cell>
          <table:table-cell table:style-name="ce1" office:value-type="float" office:value="9.45497" calcext:value-type="float">
            <text:p>9,45497</text:p>
          </table:table-cell>
          <table:table-cell table:style-name="ce1" office:value-type="float" office:value="13.39663" calcext:value-type="float">
            <text:p>13,39663</text:p>
          </table:table-cell>
          <table:table-cell table:style-name="ce1" office:value-type="float" office:value="13.40699" calcext:value-type="float">
            <text:p>13,40699</text:p>
          </table:table-cell>
          <table:table-cell table:style-name="ce1" office:value-type="float" office:value="6.00298" calcext:value-type="float">
            <text:p>6,00298</text:p>
          </table:table-cell>
          <table:table-cell table:style-name="ce1" office:value-type="float" office:value="6.00429" calcext:value-type="float">
            <text:p>6,00429</text:p>
          </table:table-cell>
          <table:table-cell table:style-name="ce1" office:value-type="float" office:value="19.43456" calcext:value-type="float">
            <text:p>19,43456</text:p>
          </table:table-cell>
          <table:table-cell table:style-name="ce1" office:value-type="float" office:value="19.46192" calcext:value-type="float">
            <text:p>19,46192</text:p>
          </table:table-cell>
          <table:table-cell table:style-name="ce1" office:value-type="float" office:value="0.93104" calcext:value-type="float">
            <text:p>0,93104</text:p>
          </table:table-cell>
          <table:table-cell table:style-name="ce1" office:value-type="float" office:value="0.93138" calcext:value-type="float">
            <text:p>0,93138</text:p>
          </table:table-cell>
          <table:table-cell table:style-name="ce1" office:value-type="float" office:value="4816.2" calcext:value-type="float">
            <text:p>4816,2</text:p>
          </table:table-cell>
          <table:table-cell table:style-name="ce1" office:value-type="float" office:value="4817" calcext:value-type="float">
            <text:p>4817</text:p>
          </table:table-cell>
          <table:table-cell table:style-name="ce1" office:value-type="float" office:value="2015.1" calcext:value-type="float">
            <text:p>2015,1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1859.53" calcext:value-type="float">
            <text:p>1859,53</text:p>
          </table:table-cell>
          <table:table-cell table:style-name="ce1" office:value-type="float" office:value="1860.332" calcext:value-type="float">
            <text:p>1860,332</text:p>
          </table:table-cell>
          <table:table-cell table:style-name="ce1" office:value-type="float" office:value="26.01983" calcext:value-type="float">
            <text:p>26,01983</text:p>
          </table:table-cell>
          <table:table-cell table:style-name="ce1" office:value-type="float" office:value="26.0572" calcext:value-type="float">
            <text:p>26,0572</text:p>
          </table:table-cell>
          <table:table-cell table:style-name="ce1" office:value-type="float" office:value="7.528" calcext:value-type="float">
            <text:p>7,528</text:p>
          </table:table-cell>
          <table:table-cell table:style-name="ce1" office:value-type="float" office:value="7.548" calcext:value-type="float">
            <text:p>7,548</text:p>
          </table:table-cell>
          <table:table-cell table:style-name="ce1" office:value-type="float" office:value="4.93877" calcext:value-type="float">
            <text:p>4,93877</text:p>
          </table:table-cell>
          <table:table-cell table:style-name="ce1" office:value-type="float" office:value="4.94244" calcext:value-type="float">
            <text:p>4,94244</text:p>
          </table:table-cell>
          <table:table-cell table:style-name="ce1" office:value-type="float" office:value="1.44324" calcext:value-type="float">
            <text:p>1,44324</text:p>
          </table:table-cell>
          <table:table-cell table:style-name="ce1" office:value-type="float" office:value="1.44353" calcext:value-type="float">
            <text:p>1,44353</text:p>
          </table:table-cell>
          <table:table-cell table:style-name="ce1" office:value-type="float" office:value="27.67635" calcext:value-type="float">
            <text:p>27,67635</text:p>
          </table:table-cell>
          <table:table-cell table:style-name="ce1" office:value-type="float" office:value="27.71834" calcext:value-type="float">
            <text:p>27,71834</text:p>
          </table:table-cell>
          <table:table-cell table:style-name="ce1" office:value-type="float" office:value="1.06345" calcext:value-type="float">
            <text:p>1,06345</text:p>
          </table:table-cell>
          <table:table-cell table:style-name="ce1" office:value-type="float" office:value="1.06384" calcext:value-type="float">
            <text:p>1,06384</text:p>
          </table:table-cell>
          <table:table-cell table:style-name="ce1" office:value-type="float" office:value="109.478" calcext:value-type="float">
            <text:p>109,478</text:p>
          </table:table-cell>
          <table:table-cell table:style-name="ce1" office:value-type="float" office:value="109.496" calcext:value-type="float">
            <text:p>109,496</text:p>
          </table:table-cell>
          <table:table-cell table:style-name="ce1" office:value-type="float" office:value="0.76657" calcext:value-type="float">
            <text:p>0,76657</text:p>
          </table:table-cell>
          <table:table-cell table:style-name="ce1" office:value-type="float" office:value="0.76671" calcext:value-type="float">
            <text:p>0,76671</text:p>
          </table:table-cell>
          <table:table-cell table:style-name="ce1" office:value-type="float" office:value="72.796" calcext:value-type="float">
            <text:p>72,796</text:p>
          </table:table-cell>
          <table:table-cell table:style-name="ce1" office:value-type="float" office:value="72.819" calcext:value-type="float">
            <text:p>72,819</text:p>
          </table:table-cell>
          <table:table-cell table:style-name="ce1" office:value-type="float" office:value="131.867" calcext:value-type="float">
            <text:p>131,867</text:p>
          </table:table-cell>
          <table:table-cell table:style-name="ce1" office:value-type="float" office:value="131.887" calcext:value-type="float">
            <text:p>131,887</text:p>
          </table:table-cell>
          <table:table-cell table:style-name="ce1" office:value-type="float" office:value="689.042" calcext:value-type="float">
            <text:p>689,042</text:p>
          </table:table-cell>
          <table:table-cell table:style-name="ce1" office:value-type="float" office:value="692.042" calcext:value-type="float">
            <text:p>692,042</text:p>
          </table:table-cell>
          <table:table-cell table:style-name="ce1" office:value-type="float" office:value="1.4571" calcext:value-type="float">
            <text:p>1,4571</text:p>
          </table:table-cell>
          <table:table-cell table:style-name="ce1" office:value-type="float" office:value="1.45738" calcext:value-type="float">
            <text:p>1,45738</text:p>
          </table:table-cell>
          <table:table-cell table:style-name="ce1" office:value-type="float" office:value="19.94967" calcext:value-type="float">
            <text:p>19,94967</text:p>
          </table:table-cell>
          <table:table-cell table:style-name="ce1" office:value-type="float" office:value="19.97467" calcext:value-type="float">
            <text:p>19,97467</text:p>
          </table:table-cell>
          <table:table-cell table:style-name="ce1" office:value-type="float" office:value="3.29903" calcext:value-type="float">
            <text:p>3,29903</text:p>
          </table:table-cell>
          <table:table-cell table:style-name="ce1" office:value-type="float" office:value="3.30046" calcext:value-type="float">
            <text:p>3,30046</text:p>
          </table:table-cell>
          <table:table-cell table:style-name="ce1" office:value-type="float" office:value="101.012" calcext:value-type="float">
            <text:p>101,012</text:p>
          </table:table-cell>
          <table:table-cell table:style-name="ce1" office:value-type="float" office:value="101.027" calcext:value-type="float">
            <text:p>101,027</text:p>
          </table:table-cell>
          <table:table-cell table:style-name="ce1" office:value-type="float" office:value="103.675" calcext:value-type="float">
            <text:p>103,675</text:p>
          </table:table-cell>
          <table:table-cell table:style-name="ce1" office:value-type="float" office:value="103.701" calcext:value-type="float">
            <text:p>103,701</text:p>
          </table:table-cell>
          <table:table-cell table:style-name="ce1" office:value-type="float" office:value="309.48" calcext:value-type="float">
            <text:p>309,48</text:p>
          </table:table-cell>
          <table:table-cell table:style-name="ce1" office:value-type="float" office:value="309.694" calcext:value-type="float">
            <text:p>309,694</text:p>
          </table:table-cell>
          <table:table-cell table:style-name="ce1" office:value-type="float" office:value="0.75392" calcext:value-type="float">
            <text:p>0,75392</text:p>
          </table:table-cell>
          <table:table-cell table:style-name="ce1" office:value-type="float" office:value="0.75418" calcext:value-type="float">
            <text:p>0,75418</text:p>
          </table:table-cell>
          <table:table-cell table:style-name="ce1" office:value-type="float" office:value="167.973" calcext:value-type="float">
            <text:p>167,973</text:p>
          </table:table-cell>
          <table:table-cell table:style-name="ce1" office:value-type="float" office:value="167.988" calcext:value-type="float">
            <text:p>167,988</text:p>
          </table:table-cell>
          <table:table-cell table:style-name="ce1" office:value-type="float" office:value="1801.053" calcext:value-type="float">
            <text:p>1801,053</text:p>
          </table:table-cell>
          <table:table-cell table:style-name="ce1" office:value-type="float" office:value="1801.686" calcext:value-type="float">
            <text:p>1801,686</text:p>
          </table:table-cell>
          <table:table-cell table:style-name="ce1" office:value-type="float" office:value="5.9461" calcext:value-type="float">
            <text:p>5,9461</text:p>
          </table:table-cell>
          <table:table-cell table:style-name="ce1" office:value-type="float" office:value="5.94747" calcext:value-type="float">
            <text:p>5,94747</text:p>
          </table:table-cell>
          <table:table-cell table:style-name="ce1" office:value-type="float" office:value="1199.738" calcext:value-type="float">
            <text:p>1199,738</text:p>
          </table:table-cell>
          <table:table-cell table:style-name="ce1" office:value-type="float" office:value="1200.075" calcext:value-type="float">
            <text:p>1200,075</text:p>
          </table:table-cell>
          <table:table-cell table:style-name="ce1" office:value-type="float" office:value="455.59" calcext:value-type="float">
            <text:p>455,59</text:p>
          </table:table-cell>
          <table:table-cell table:style-name="ce1" office:value-type="float" office:value="455.76" calcext:value-type="float">
            <text:p>455,76</text:p>
          </table:table-cell>
          <table:table-cell table:style-name="ce1" office:value-type="float" office:value="132.632" calcext:value-type="float">
            <text:p>132,632</text:p>
          </table:table-cell>
          <table:table-cell table:style-name="ce1" office:value-type="float" office:value="132.658" calcext:value-type="float">
            <text:p>132,658</text:p>
          </table:table-cell>
          <table:table-cell table:style-name="ce1" office:value-type="float" office:value="6.65973" calcext:value-type="float">
            <text:p>6,65973</text:p>
          </table:table-cell>
          <table:table-cell table:style-name="ce1" office:value-type="float" office:value="6.66025" calcext:value-type="float">
            <text:p>6,66025</text:p>
          </table:table-cell>
          <table:table-cell table:style-name="ce1" office:value-type="float" office:value="1.50101" calcext:value-type="float">
            <text:p>1,50101</text:p>
          </table:table-cell>
          <table:table-cell table:style-name="ce1" office:value-type="float" office:value="1.50151" calcext:value-type="float">
            <text:p>1,50151</text:p>
          </table:table-cell>
          <table:table-cell table:style-name="ce1" office:value-type="float" office:value="7.75677" calcext:value-type="float">
            <text:p>7,75677</text:p>
          </table:table-cell>
          <table:table-cell table:style-name="ce1" office:value-type="float" office:value="7.75712" calcext:value-type="float">
            <text:p>7,75712</text:p>
          </table:table-cell>
          <table:table-cell table:style-name="ce1" office:value-type="float" office:value="1.66903" calcext:value-type="float">
            <text:p>1,66903</text:p>
          </table:table-cell>
          <table:table-cell table:style-name="ce1" office:value-type="float" office:value="1.66945" calcext:value-type="float">
            <text:p>1,66945</text:p>
          </table:table-cell>
          <table:table-cell table:style-name="ce1" office:value-type="float" office:value="3.74944" calcext:value-type="float">
            <text:p>3,74944</text:p>
          </table:table-cell>
          <table:table-cell table:style-name="ce1" office:value-type="float" office:value="3.7507" calcext:value-type="float">
            <text:p>3,7507</text:p>
          </table:table-cell>
          <table:table-cell table:style-name="ce1" office:value-type="float" office:value="25.77357" calcext:value-type="float">
            <text:p>25,77357</text:p>
          </table:table-cell>
          <table:table-cell table:style-name="ce1" office:value-type="float" office:value="25.81027" calcext:value-type="float">
            <text:p>25,81027</text:p>
          </table:table-cell>
          <table:table-cell table:style-name="ce1" office:value-type="float" office:value="8.66501" calcext:value-type="float">
            <text:p>8,66501</text:p>
          </table:table-cell>
          <table:table-cell table:style-name="ce1" office:value-type="float" office:value="8.66665" calcext:value-type="float">
            <text:p>8,66665</text:p>
          </table:table-cell>
          <table:table-cell table:style-name="ce1" office:value-type="float" office:value="1340.351" calcext:value-type="float">
            <text:p>1340,351</text:p>
          </table:table-cell>
          <table:table-cell table:style-name="ce1" office:value-type="float" office:value="1340.647" calcext:value-type="float">
            <text:p>1340,647</text:p>
          </table:table-cell>
          <table:table-cell table:style-name="ce1" office:value-type="float" office:value="10.221" calcext:value-type="float">
            <text:p>10,221</text:p>
          </table:table-cell>
          <table:table-cell table:style-name="ce1" office:value-type="float" office:value="10.226" calcext:value-type="float">
            <text:p>10,226</text:p>
          </table:table-cell>
          <table:table-cell table:style-name="ce1" office:value-type="float" office:value="2.584" calcext:value-type="float">
            <text:p>2,584</text:p>
          </table:table-cell>
          <table:table-cell table:style-name="ce1" office:value-type="float" office:value="2.588" calcext:value-type="float">
            <text:p>2,588</text:p>
          </table:table-cell>
          <table:table-cell table:style-name="ce1" office:value-type="float" office:value="9.17871" calcext:value-type="float">
            <text:p>9,17871</text:p>
          </table:table-cell>
          <table:table-cell table:style-name="ce1" office:value-type="float" office:value="9.18155" calcext:value-type="float">
            <text:p>9,18155</text:p>
          </table:table-cell>
          <table:table-cell table:style-name="ce1" office:value-type="float" office:value="27.0138" calcext:value-type="float">
            <text:p>27,0138</text:p>
          </table:table-cell>
          <table:table-cell table:style-name="ce1" office:value-type="float" office:value="27.0278" calcext:value-type="float">
            <text:p>27,0278</text:p>
          </table:table-cell>
          <table:table-cell table:style-name="ce1" office:value-type="float" office:value="4.203" calcext:value-type="float">
            <text:p>4,203</text:p>
          </table:table-cell>
          <table:table-cell table:style-name="ce1" office:value-type="float" office:value="4.207" calcext:value-type="float">
            <text:p>4,207</text:p>
          </table:table-cell>
          <table:table-cell table:style-name="ce1" office:value-type="float" office:value="0.97418" calcext:value-type="float">
            <text:p>0,97418</text:p>
          </table:table-cell>
          <table:table-cell table:style-name="ce1" office:value-type="float" office:value="0.97433" calcext:value-type="float">
            <text:p>0,97433</text:p>
          </table:table-cell>
          <table:table-cell table:style-name="ce1" office:value-type="float" office:value="1305.793" calcext:value-type="float">
            <text:p>1305,793</text:p>
          </table:table-cell>
          <table:table-cell table:style-name="ce1" office:value-type="float" office:value="1306.183" calcext:value-type="float">
            <text:p>1306,183</text:p>
          </table:table-cell>
          <table:table-cell table:style-name="ce1" office:value-type="float" office:value="5.58975" calcext:value-type="float">
            <text:p>5,58975</text:p>
          </table:table-cell>
          <table:table-cell table:style-name="ce1" office:value-type="float" office:value="5.59149" calcext:value-type="float">
            <text:p>5,59149</text:p>
          </table:table-cell>
          <table:table-cell table:style-name="ce1" office:value-type="float" office:value="5531.1" calcext:value-type="float">
            <text:p>5531,1</text:p>
          </table:table-cell>
          <table:table-cell table:style-name="ce1" office:value-type="float" office:value="5532" calcext:value-type="float">
            <text:p>5532</text:p>
          </table:table-cell>
          <table:table-cell table:style-name="ce1" office:value-type="float" office:value="6951.3" calcext:value-type="float">
            <text:p>6951,3</text:p>
          </table:table-cell>
          <table:table-cell table:style-name="ce1" office:value-type="float" office:value="6952.3" calcext:value-type="float">
            <text:p>6952,3</text:p>
          </table:table-cell>
          <table:table-cell table:style-name="ce1" office:value-type="float" office:value="1.25853" calcext:value-type="float">
            <text:p>1,25853</text:p>
          </table:table-cell>
          <table:table-cell table:style-name="ce1" office:value-type="float" office:value="1.25887" calcext:value-type="float">
            <text:p>1,25887</text:p>
          </table:table-cell>
          <table:table-cell table:style-name="ce1" office:value-type="float" office:value="34.568" calcext:value-type="float">
            <text:p>34,568</text:p>
          </table:table-cell>
          <table:table-cell table:style-name="ce1" office:value-type="float" office:value="34.677" calcext:value-type="float">
            <text:p>34,677</text:p>
          </table:table-cell>
          <table:table-cell table:style-name="ce1" office:value-type="float" office:value="112.845" calcext:value-type="float">
            <text:p>112,845</text:p>
          </table:table-cell>
          <table:table-cell table:style-name="ce1" office:value-type="float" office:value="112.863" calcext:value-type="float">
            <text:p>112,863</text:p>
          </table:table-cell>
          <table:table-cell table:style-name="ce1" office:value-type="float" office:value="0.86463" calcext:value-type="float">
            <text:p>0,86463</text:p>
          </table:table-cell>
          <table:table-cell table:style-name="ce1" office:value-type="float" office:value="0.86477" calcext:value-type="float">
            <text:p>0,86477</text:p>
          </table:table-cell>
          <table:table-cell table:style-name="ce1" office:value-type="float" office:value="0.72063" calcext:value-type="float">
            <text:p>0,72063</text:p>
          </table:table-cell>
          <table:table-cell table:style-name="ce1" office:value-type="float" office:value="0.72082" calcext:value-type="float">
            <text:p>0,72082</text:p>
          </table:table-cell>
          <table:table-cell table:style-name="ce1" office:value-type="float" office:value="13.74958" calcext:value-type="float">
            <text:p>13,74958</text:p>
          </table:table-cell>
          <table:table-cell table:style-name="ce1" office:value-type="float" office:value="13.76234" calcext:value-type="float">
            <text:p>13,76234</text:p>
          </table:table-cell>
          <table:table-cell table:style-name="ce1" office:value-type="float" office:value="154.74499" calcext:value-type="float">
            <text:p>154,74499</text:p>
          </table:table-cell>
          <table:table-cell table:style-name="ce1" office:value-type="float" office:value="154.94591" calcext:value-type="float">
            <text:p>154,94591</text:p>
          </table:table-cell>
          <table:table-cell table:style-name="ce1" office:value-type="float" office:value="1748.235" calcext:value-type="float">
            <text:p>1748,235</text:p>
          </table:table-cell>
          <table:table-cell table:style-name="ce1" office:value-type="float" office:value="1748.841" calcext:value-type="float">
            <text:p>1748,841</text:p>
          </table:table-cell>
          <table:table-cell table:style-name="ce1" office:value-type="float" office:value="78.175" calcext:value-type="float">
            <text:p>78,175</text:p>
          </table:table-cell>
          <table:table-cell table:style-name="ce1" office:value-type="float" office:value="78.197" calcext:value-type="float">
            <text:p>78,197</text:p>
          </table:table-cell>
          <table:table-cell table:style-name="ce1" office:value-type="float" office:value="17.30657" calcext:value-type="float">
            <text:p>17,30657</text:p>
          </table:table-cell>
          <table:table-cell table:style-name="ce1" office:value-type="float" office:value="17.32251" calcext:value-type="float">
            <text:p>17,32251</text:p>
          </table:table-cell>
          <table:table-cell table:style-name="ce1" office:value-type="float" office:value="0.96829" calcext:value-type="float">
            <text:p>0,96829</text:p>
          </table:table-cell>
          <table:table-cell table:style-name="ce1" office:value-type="float" office:value="0.96873" calcext:value-type="float">
            <text:p>0,96873</text:p>
          </table:table-cell>
          <table:table-cell table:style-name="ce1" office:value-type="float" office:value="277.001" calcext:value-type="float">
            <text:p>277,001</text:p>
          </table:table-cell>
          <table:table-cell table:style-name="ce1" office:value-type="float" office:value="277.22" calcext:value-type="float">
            <text:p>277,22</text:p>
          </table:table-cell>
          <table:table-cell table:style-name="ce1" office:value-type="float" office:value="24.1792" calcext:value-type="float">
            <text:p>24,1792</text:p>
          </table:table-cell>
          <table:table-cell table:style-name="ce1" office:value-type="float" office:value="24.19421" calcext:value-type="float">
            <text:p>24,19421</text:p>
          </table:table-cell>
          <table:table-cell table:style-name="ce1" office:value-type="float" office:value="4.2709" calcext:value-type="float">
            <text:p>4,2709</text:p>
          </table:table-cell>
          <table:table-cell table:style-name="ce1" office:value-type="float" office:value="4.27338" calcext:value-type="float">
            <text:p>4,27338</text:p>
          </table:table-cell>
          <table:table-cell table:style-name="ce1" office:value-type="float" office:value="7.44023" calcext:value-type="float">
            <text:p>7,44023</text:p>
          </table:table-cell>
          <table:table-cell table:style-name="ce1" office:value-type="float" office:value="7.4405" calcext:value-type="float">
            <text:p>7,4405</text:p>
          </table:table-cell>
          <table:table-cell table:style-name="ce1" office:value-type="float" office:value="1128.622" calcext:value-type="float">
            <text:p>1128,622</text:p>
          </table:table-cell>
          <table:table-cell table:style-name="ce1" office:value-type="float" office:value="1131.622" calcext:value-type="float">
            <text:p>1131,622</text:p>
          </table:table-cell>
          <table:table-cell table:style-name="ce1" office:value-type="float" office:value="1.54981" calcext:value-type="float">
            <text:p>1,54981</text:p>
          </table:table-cell>
          <table:table-cell table:style-name="ce1" office:value-type="float" office:value="1.55027" calcext:value-type="float">
            <text:p>1,55027</text:p>
          </table:table-cell>
          <table:table-cell table:style-name="ce1" office:value-type="float" office:value="317.36" calcext:value-type="float">
            <text:p>317,36</text:p>
          </table:table-cell>
          <table:table-cell table:style-name="ce1" office:value-type="float" office:value="317.66" calcext:value-type="float">
            <text:p>317,66</text:p>
          </table:table-cell>
          <table:table-cell table:style-name="ce1" office:value-type="float" office:value="0.74677" calcext:value-type="float">
            <text:p>0,74677</text:p>
          </table:table-cell>
          <table:table-cell table:style-name="ce1" office:value-type="float" office:value="0.74703" calcext:value-type="float">
            <text:p>0,74703</text:p>
          </table:table-cell>
          <table:table-cell table:style-name="ce1" office:value-type="float" office:value="8.46089" calcext:value-type="float">
            <text:p>8,46089</text:p>
          </table:table-cell>
          <table:table-cell table:style-name="ce1" office:value-type="float" office:value="8.46347" calcext:value-type="float">
            <text:p>8,46347</text:p>
          </table:table-cell>
          <table:table-cell table:style-name="ce1" office:value-type="float" office:value="1.73585" calcext:value-type="float">
            <text:p>1,73585</text:p>
          </table:table-cell>
          <table:table-cell table:style-name="ce1" office:value-type="float" office:value="1.73643" calcext:value-type="float">
            <text:p>1,73643</text:p>
          </table:table-cell>
          <table:table-cell table:style-name="ce1" office:value-type="float" office:value="66.793" calcext:value-type="float">
            <text:p>66,793</text:p>
          </table:table-cell>
          <table:table-cell table:style-name="ce1" office:value-type="float" office:value="66.898" calcext:value-type="float">
            <text:p>66,898</text:p>
          </table:table-cell>
          <table:table-cell table:style-name="ce1" office:value-type="float" office:value="0.19533" calcext:value-type="float">
            <text:p>0,19533</text:p>
          </table:table-cell>
          <table:table-cell table:style-name="ce1" office:value-type="float" office:value="0.19545" calcext:value-type="float">
            <text:p>0,19545</text:p>
          </table:table-cell>
          <table:table-cell table:style-name="ce1" office:value-type="float" office:value="10.02065" calcext:value-type="float">
            <text:p>10,02065</text:p>
          </table:table-cell>
          <table:table-cell table:style-name="ce1" office:value-type="float" office:value="10.02259" calcext:value-type="float">
            <text:p>10,02259</text:p>
          </table:table-cell>
          <table:table-cell table:style-name="ce1" office:value-type="float" office:value="8.21588" calcext:value-type="float">
            <text:p>8,21588</text:p>
          </table:table-cell>
          <table:table-cell table:style-name="ce1" office:value-type="float" office:value="8.21854" calcext:value-type="float">
            <text:p>8,21854</text:p>
          </table:table-cell>
          <table:table-cell table:style-name="ce1" office:value-type="float" office:value="2.95264" calcext:value-type="float">
            <text:p>2,95264</text:p>
          </table:table-cell>
          <table:table-cell table:style-name="ce1" office:value-type="float" office:value="2.95348" calcext:value-type="float">
            <text:p>2,95348</text:p>
          </table:table-cell>
          <table:table-cell table:style-name="ce1" office:value-type="float" office:value="130.495" calcext:value-type="float">
            <text:p>130,495</text:p>
          </table:table-cell>
          <table:table-cell table:style-name="ce1" office:value-type="float" office:value="130.527" calcext:value-type="float">
            <text:p>130,527</text:p>
          </table:table-cell>
          <table:table-cell table:style-name="ce1" office:value-type="float" office:value="18.14443" calcext:value-type="float">
            <text:p>18,14443</text:p>
          </table:table-cell>
          <table:table-cell table:style-name="ce1" office:value-type="float" office:value="18.15171" calcext:value-type="float">
            <text:p>18,15171</text:p>
          </table:table-cell>
          <table:table-cell table:style-name="ce1" office:value-type="float" office:value="1.29186" calcext:value-type="float">
            <text:p>1,29186</text:p>
          </table:table-cell>
          <table:table-cell table:style-name="ce1" office:value-type="float" office:value="1.29205" calcext:value-type="float">
            <text:p>1,29205</text:p>
          </table:table-cell>
          <table:table-cell table:style-name="ce1" office:value-type="float" office:value="77.434" calcext:value-type="float">
            <text:p>77,434</text:p>
          </table:table-cell>
          <table:table-cell table:style-name="ce1" office:value-type="float" office:value="77.452" calcext:value-type="float">
            <text:p>77,452</text:p>
          </table:table-cell>
          <table:table-cell table:style-name="ce1" office:value-type="float" office:value="14.96524" calcext:value-type="float">
            <text:p>14,96524</text:p>
          </table:table-cell>
          <table:table-cell table:style-name="ce1" office:value-type="float" office:value="14.97896" calcext:value-type="float">
            <text:p>14,97896</text:p>
          </table:table-cell>
          <table:table-cell table:style-name="ce1" office:value-type="float" office:value="75.161" calcext:value-type="float">
            <text:p>75,161</text:p>
          </table:table-cell>
          <table:table-cell table:style-name="ce1" office:value-type="float" office:value="75.187" calcext:value-type="float">
            <text:p>75,187</text:p>
          </table:table-cell>
          <table:table-cell table:style-name="ce1" office:value-type="float" office:value="0.70202" calcext:value-type="float">
            <text:p>0,70202</text:p>
          </table:table-cell>
          <table:table-cell table:style-name="ce1" office:value-type="float" office:value="0.70232" calcext:value-type="float">
            <text:p>0,70232</text:p>
          </table:table-cell>
          <table:table-cell table:style-name="ce1" office:value-type="float" office:value="16856.5" calcext:value-type="float">
            <text:p>16856,5</text:p>
          </table:table-cell>
          <table:table-cell table:style-name="ce1" office:value-type="float" office:value="16866.5" calcext:value-type="float">
            <text:p>16866,5</text:p>
          </table:table-cell>
          <table:table-cell table:style-name="ce1" office:value-type="float" office:value="0.72487" calcext:value-type="float">
            <text:p>0,72487</text:p>
          </table:table-cell>
          <table:table-cell table:style-name="ce1" office:value-type="float" office:value="0.72512" calcext:value-type="float">
            <text:p>0,72512</text:p>
          </table:table-cell>
          <table:table-cell table:style-name="ce1" office:value-type="float" office:value="1.08832" calcext:value-type="float">
            <text:p>1,08832</text:p>
          </table:table-cell>
          <table:table-cell table:style-name="ce1" office:value-type="float" office:value="1.08851" calcext:value-type="float">
            <text:p>1,08851</text:p>
          </table:table-cell>
          <table:table-cell table:style-name="ce1" office:value-type="float" office:value="1.03002" calcext:value-type="float">
            <text:p>1,03002</text:p>
          </table:table-cell>
          <table:table-cell table:style-name="ce1" office:value-type="float" office:value="1.0304" calcext:value-type="float">
            <text:p>1,0304</text:p>
          </table:table-cell>
          <table:table-cell table:style-name="ce1" office:value-type="float" office:value="6.64883" calcext:value-type="float">
            <text:p>6,64883</text:p>
          </table:table-cell>
          <table:table-cell table:style-name="ce1" office:value-type="float" office:value="6.64944" calcext:value-type="float">
            <text:p>6,64944</text:p>
          </table:table-cell>
          <table:table-cell table:style-name="ce1" office:value-type="float" office:value="10764.7" calcext:value-type="float">
            <text:p>10764,7</text:p>
          </table:table-cell>
          <table:table-cell table:style-name="ce1" office:value-type="float" office:value="10765.4" calcext:value-type="float">
            <text:p>10765,4</text:p>
          </table:table-cell>
          <table:table-cell table:style-name="ce1" office:value-type="float" office:value="34.19" calcext:value-type="float">
            <text:p>34,19</text:p>
          </table:table-cell>
          <table:table-cell table:style-name="ce1" office:value-type="float" office:value="34.211" calcext:value-type="float">
            <text:p>34,211</text:p>
          </table:table-cell>
          <table:table-cell table:style-name="ce1" office:value-type="float" office:value="0.99036" calcext:value-type="float">
            <text:p>0,99036</text:p>
          </table:table-cell>
          <table:table-cell table:style-name="ce1" office:value-type="float" office:value="0.99062" calcext:value-type="float">
            <text:p>0,99062</text:p>
          </table:table-cell>
          <table:table-cell table:style-name="ce1" office:value-type="float" office:value="121.883" calcext:value-type="float">
            <text:p>121,883</text:p>
          </table:table-cell>
          <table:table-cell table:style-name="ce1" office:value-type="float" office:value="121.901" calcext:value-type="float">
            <text:p>121,901</text:p>
          </table:table-cell>
          <table:table-cell table:style-name="ce1" office:value-type="float" office:value="2186.4" calcext:value-type="float">
            <text:p>2186,4</text:p>
          </table:table-cell>
          <table:table-cell table:style-name="ce1" office:value-type="float" office:value="2186.9" calcext:value-type="float">
            <text:p>2186,9</text:p>
          </table:table-cell>
          <table:table-cell table:style-name="ce1" office:value-type="float" office:value="173.606" calcext:value-type="float">
            <text:p>173,606</text:p>
          </table:table-cell>
          <table:table-cell table:style-name="ce1" office:value-type="float" office:value="173.647" calcext:value-type="float">
            <text:p>173,647</text:p>
          </table:table-cell>
          <table:table-cell table:style-name="ce1" office:value-type="float" office:value="46.917" calcext:value-type="float">
            <text:p>46,917</text:p>
          </table:table-cell>
          <table:table-cell table:style-name="ce1" office:value-type="float" office:value="46.947" calcext:value-type="float">
            <text:p>46,947</text:p>
          </table:table-cell>
          <table:table-cell table:style-name="ce1" office:value-type="float" office:value="10396.844" calcext:value-type="float">
            <text:p>10396,844</text:p>
          </table:table-cell>
          <table:table-cell table:style-name="ce1" office:value-type="float" office:value="10399.51" calcext:value-type="float">
            <text:p>10399,51</text:p>
          </table:table-cell>
          <table:table-cell table:style-name="ce1" table:number-columns-repeated="7"/>
          <table:table-cell office:value-type="string" calcext:value-type="string">
            <text:p>order: sell 10.000000 BCO_USD</text:p>
          </table:table-cell>
          <table:table-cell office:value-type="string" calcext:value-type="string">
            <text:p>{u'orderFillTransaction': {u'orderID': u'857', u'financing': u'0.0000', u'instrument': u'BCO_USD', u'price': u'46.897', u'userID': 2088872, u'batchID': u'857', u'accountBalance': u'96761.6912', u'reason': u'MARKET_ORDER', u'tradeOpened': {u'units': u'-10', u'tradeID': u'858'}, u'time': u'2016-08-15T10:51:41.684449882Z', u'units': u'-10', u'type': u'ORDER_FILL', u'id': u'858', u'pl': u'0.0000', u'accountID': u'101-004-2088872-001'}, u'orderCreateTransaction': {u'timeInForce': u'FOK', u'positionFill': u'DEFAULT', u'userID': 2088872, u'batchID': u'857', u'instrument': u'BCO_USD', u'reason': u'CLIENT_ORDER', u'time': u'2016-08-15T10:51:41.684449882Z', u'units': u'-10', u'type': u'MARKET_ORDER', u'id': u'857', u'accountID': u'101-004-2088872-001'}, u'relatedTransactionIDs': [u'857', u'858'], u'lastTransactionID': u'858'}</text:p>
          </table:table-cell>
        </table:table-row>
        <table:table-row table:style-name="ro1">
          <table:table-cell/>
          <table:table-cell office:value-type="string" calcext:value-type="string">
            <text:p>15/08/2016</text:p>
          </table:table-cell>
          <table:table-cell office:value-type="string" calcext:value-type="string">
            <text:p>12:51:07</text:p>
          </table:table-cell>
          <table:table-cell table:style-name="ce5"/>
          <table:table-cell table:style-name="ce5" office:value-type="float" office:value="46.917" calcext:value-type="float">
            <text:p>46,9170</text:p>
          </table:table-cell>
          <table:table-cell table:style-name="ce5" office:value-type="float" office:value="46.947" calcext:value-type="float">
            <text:p>46,9470</text:p>
          </table:table-cell>
          <table:table-cell table:style-name="ce5" table:formula="of:=([.E51]+[.F51])/2" office:value-type="float" office:value="46.932" calcext:value-type="float">
            <text:p>46,9320</text:p>
          </table:table-cell>
          <table:table-cell table:style-name="ce5" table:formula="of:=[.$H$46]*[.G51]+(1-[.$H$46])*[.H52]" office:value-type="float" office:value="46.904979187712" calcext:value-type="float">
            <text:p>46,9050</text:p>
          </table:table-cell>
          <table:table-cell table:formula="of:=[.I52]+1" office:value-type="float" office:value="12" calcext:value-type="float">
            <text:p>12,000</text:p>
          </table:table-cell>
          <table:table-cell table:style-name="ce5" table:formula="of:=[.$H$46]*[.I51]+(1-[.$H$46])*[.J52]" office:value-type="float" office:value="8.274877906944" calcext:value-type="float">
            <text:p>8,2749</text:p>
          </table:table-cell>
          <table:table-cell table:style-name="ce5" table:formula="of:=[.$H$46]*[.I51]*[.I51]+(1-[.$H$46])*[.K52]" office:value-type="float" office:value="81.526098837504" calcext:value-type="float">
            <text:p>81,5261</text:p>
          </table:table-cell>
          <table:table-cell table:style-name="ce5" table:formula="of:=[.$H$46]*[.I51]*[.G51]+(1-[.$H$46])*[.L52]" office:value-type="float" office:value="388.137496914362" calcext:value-type="float">
            <text:p>388,1375</text:p>
          </table:table-cell>
          <table:table-cell table:style-name="ce1" table:formula="of:=[.K51]-[.J51]*[.J51]" office:value-type="float" office:value="13.0524944626741" calcext:value-type="float">
            <text:p>13,0524944627</text:p>
          </table:table-cell>
          <table:table-cell table:style-name="ce5" table:formula="of:=IF([.M51]=0;[.N52];([.L51]-[.J51]*[.H51])/[.M51])" office:value-type="float" office:value="0.000346363548293412" calcext:value-type="float">
            <text:p>0,0003</text:p>
          </table:table-cell>
          <table:table-cell table:style-name="ce3" table:formula="of:=IF([.M51]=0;[.O52];([.H51]*[.K51]-[.J51]*[.L51])/[.M51])" office:value-type="float" office:value="46.9021130716385" calcext:value-type="float">
            <text:p>46,90</text:p>
          </table:table-cell>
          <table:table-cell table:style-name="ce5" table:formula="of:=[.N51]*[.I51]+[.O51]" office:value-type="float" office:value="46.906269434218" calcext:value-type="float">
            <text:p>46,9063</text:p>
          </table:table-cell>
          <table:table-cell table:style-name="ce10" table:formula="of:=([.P51]-[.P52])/[.P51]*[.$Q$46]" office:value-type="float" office:value="3.3943281936089" calcext:value-type="float">
            <text:p>3,39433</text:p>
          </table:table-cell>
          <table:table-cell table:style-name="ce1" table:formula="of:=IF([.Q51]&gt;=[.$R$46];1;0)" office:value-type="float" office:value="1" calcext:value-type="float">
            <text:p>1</text:p>
          </table:table-cell>
          <table:table-cell table:style-name="ce1" table:formula="of:=IF([.Q51]&lt;=-[.$S$46];1;0)" office:value-type="float" office:value="0" calcext:value-type="float">
            <text:p>0</text:p>
          </table:table-cell>
          <table:table-cell table:style-name="ce1" table:formula="of:=[.$T$45]*[.R51]" office:value-type="float" office:value="10" calcext:value-type="float">
            <text:p>10</text:p>
          </table:table-cell>
          <table:table-cell table:style-name="ce12" table:formula="of:=[.$U$45]*[.S51]" office:value-type="float" office:value="0" calcext:value-type="float">
            <text:p>0</text:p>
          </table:table-cell>
          <table:table-cell table:style-name="ce12" table:formula="of:=[.V52]-[.T51]+[.U51]" office:value-type="float" office:value="10" calcext:value-type="float">
            <text:p>10</text:p>
          </table:table-cell>
          <table:table-cell table:style-name="ce13" table:formula="of:=[.W52]+[.T51]*[.E51]-[.U51]*[.F51]" office:value-type="currency" office:currency="EUR" office:value="-368.87" calcext:value-type="currency">
            <text:p>-368,87 €</text:p>
          </table:table-cell>
          <table:table-cell table:style-name="ce13" table:formula="of:=[.W51]+[.V51]*[.E51]" office:value-type="currency" office:currency="EUR" office:value="100.3" calcext:value-type="currency">
            <text:p>100,30 €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96761.6913" calcext:value-type="float">
            <text:p>96761,6913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96761.6912" calcext:value-type="float">
            <text:p>96761,6912</text:p>
          </table:table-cell>
          <table:table-cell table:style-name="ce1" office:value-type="float" office:value="96761.6913" calcext:value-type="float">
            <text:p>96761,69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4" calcext:value-type="float">
            <text:p>85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227.2257" calcext:value-type="float">
            <text:p>-3227,2257</text:p>
          </table:table-cell>
          <table:table-cell table:style-name="ce1" office:value-type="float" office:value="420.2315" calcext:value-type="float">
            <text:p>420,2315</text:p>
          </table:table-cell>
          <table:table-cell table:style-name="ce1" office:value-type="float" office:value="-3227.2257" calcext:value-type="float">
            <text:p>-3227,2257</text:p>
          </table:table-cell>
          <table:table-cell table:style-name="ce1" office:value-type="float" office:value="0.358" calcext:value-type="float">
            <text:p>0,358</text:p>
          </table:table-cell>
          <table:table-cell table:style-name="ce1" office:value-type="float" office:value="96753.2867" calcext:value-type="float">
            <text:p>96753,2867</text:p>
          </table:table-cell>
          <table:table-cell table:style-name="ce1" office:value-type="string" calcext:value-type="string">
            <text:p>v20fxtrade</text:p>
          </table:table-cell>
          <table:table-cell table:style-name="ce1" table:number-columns-repeated="6"/>
          <table:table-cell table:style-name="ce1" office:value-type="float" office:value="67.087" calcext:value-type="float">
            <text:p>67,087</text:p>
          </table:table-cell>
          <table:table-cell table:style-name="ce1" office:value-type="float" office:value="67.196" calcext:value-type="float">
            <text:p>67,196</text:p>
          </table:table-cell>
          <table:table-cell table:style-name="ce1" office:value-type="float" office:value="17.85944" calcext:value-type="float">
            <text:p>17,85944</text:p>
          </table:table-cell>
          <table:table-cell table:style-name="ce1" office:value-type="float" office:value="17.8839" calcext:value-type="float">
            <text:p>17,8839</text:p>
          </table:table-cell>
          <table:table-cell table:style-name="ce1" office:value-type="float" office:value="8295" calcext:value-type="float">
            <text:p>8295</text:p>
          </table:table-cell>
          <table:table-cell table:style-name="ce1" office:value-type="float" office:value="8298" calcext:value-type="float">
            <text:p>8298</text:p>
          </table:table-cell>
          <table:table-cell table:style-name="ce1" office:value-type="float" office:value="2.14249" calcext:value-type="float">
            <text:p>2,14249</text:p>
          </table:table-cell>
          <table:table-cell table:style-name="ce1" office:value-type="float" office:value="2.14349" calcext:value-type="float">
            <text:p>2,14349</text:p>
          </table:table-cell>
          <table:table-cell table:style-name="ce1" office:value-type="float" office:value="26.81167" calcext:value-type="float">
            <text:p>26,81167</text:p>
          </table:table-cell>
          <table:table-cell table:style-name="ce1" office:value-type="float" office:value="26.85006" calcext:value-type="float">
            <text:p>26,85006</text:p>
          </table:table-cell>
          <table:table-cell table:style-name="ce1" office:value-type="float" office:value="7.96145" calcext:value-type="float">
            <text:p>7,96145</text:p>
          </table:table-cell>
          <table:table-cell table:style-name="ce1" office:value-type="float" office:value="7.96321" calcext:value-type="float">
            <text:p>7,96321</text:p>
          </table:table-cell>
          <table:table-cell table:style-name="ce1" office:value-type="float" office:value="22932.1" calcext:value-type="float">
            <text:p>22932,1</text:p>
          </table:table-cell>
          <table:table-cell table:style-name="ce1" office:value-type="float" office:value="22939.1" calcext:value-type="float">
            <text:p>22939,1</text:p>
          </table:table-cell>
          <table:table-cell table:style-name="ce1" office:value-type="float" office:value="44.562" calcext:value-type="float">
            <text:p>44,562</text:p>
          </table:table-cell>
          <table:table-cell table:style-name="ce1" office:value-type="float" office:value="44.589" calcext:value-type="float">
            <text:p>44,589</text:p>
          </table:table-cell>
          <table:table-cell table:style-name="ce1" office:value-type="float" office:value="1731.777" calcext:value-type="float">
            <text:p>1731,777</text:p>
          </table:table-cell>
          <table:table-cell table:style-name="ce1" office:value-type="float" office:value="1732.341" calcext:value-type="float">
            <text:p>1732,341</text:p>
          </table:table-cell>
          <table:table-cell table:style-name="ce1" office:value-type="float" office:value="15.44347" calcext:value-type="float">
            <text:p>15,44347</text:p>
          </table:table-cell>
          <table:table-cell table:style-name="ce1" office:value-type="float" office:value="15.46498" calcext:value-type="float">
            <text:p>15,46498</text:p>
          </table:table-cell>
          <table:table-cell table:style-name="ce1" office:value-type="float" office:value="1.11717" calcext:value-type="float">
            <text:p>1,11717</text:p>
          </table:table-cell>
          <table:table-cell table:style-name="ce1" office:value-type="float" office:value="1.1173" calcext:value-type="float">
            <text:p>1,1173</text:p>
          </table:table-cell>
          <table:table-cell table:style-name="ce1" office:value-type="float" office:value="1.03989" calcext:value-type="float">
            <text:p>1,03989</text:p>
          </table:table-cell>
          <table:table-cell table:style-name="ce1" office:value-type="float" office:value="1.04026" calcext:value-type="float">
            <text:p>1,04026</text:p>
          </table:table-cell>
          <table:table-cell table:style-name="ce1" office:value-type="float" office:value="1.29188" calcext:value-type="float">
            <text:p>1,29188</text:p>
          </table:table-cell>
          <table:table-cell table:style-name="ce1" office:value-type="float" office:value="1.2921" calcext:value-type="float">
            <text:p>1,2921</text:p>
          </table:table-cell>
          <table:table-cell table:style-name="ce1" office:value-type="float" office:value="3.82285" calcext:value-type="float">
            <text:p>3,82285</text:p>
          </table:table-cell>
          <table:table-cell table:style-name="ce1" office:value-type="float" office:value="3.82507" calcext:value-type="float">
            <text:p>3,82507</text:p>
          </table:table-cell>
          <table:table-cell table:style-name="ce1" office:value-type="float" office:value="1.68501" calcext:value-type="float">
            <text:p>1,68501</text:p>
          </table:table-cell>
          <table:table-cell table:style-name="ce1" office:value-type="float" office:value="1.68547" calcext:value-type="float">
            <text:p>1,68547</text:p>
          </table:table-cell>
          <table:table-cell table:style-name="ce1" office:value-type="float" office:value="3052.8" calcext:value-type="float">
            <text:p>3052,8</text:p>
          </table:table-cell>
          <table:table-cell table:style-name="ce1" office:value-type="float" office:value="3054.3" calcext:value-type="float">
            <text:p>3054,3</text:p>
          </table:table-cell>
          <table:table-cell table:style-name="ce1" office:value-type="float" office:value="3.242" calcext:value-type="float">
            <text:p>3,242</text:p>
          </table:table-cell>
          <table:table-cell table:style-name="ce1" office:value-type="float" office:value="3.245" calcext:value-type="float">
            <text:p>3,245</text:p>
          </table:table-cell>
          <table:table-cell table:style-name="ce1" office:value-type="float" office:value="13.02197" calcext:value-type="float">
            <text:p>13,02197</text:p>
          </table:table-cell>
          <table:table-cell table:style-name="ce1" office:value-type="float" office:value="13.02438" calcext:value-type="float">
            <text:p>13,02438</text:p>
          </table:table-cell>
          <table:table-cell table:style-name="ce1" office:value-type="float" office:value="5.77187" calcext:value-type="float">
            <text:p>5,77187</text:p>
          </table:table-cell>
          <table:table-cell table:style-name="ce1" office:value-type="float" office:value="5.77317" calcext:value-type="float">
            <text:p>5,77317</text:p>
          </table:table-cell>
          <table:table-cell table:style-name="ce1" office:value-type="float" office:value="1037.494" calcext:value-type="float">
            <text:p>1037,494</text:p>
          </table:table-cell>
          <table:table-cell table:style-name="ce1" office:value-type="float" office:value="1037.76" calcext:value-type="float">
            <text:p>1037,76</text:p>
          </table:table-cell>
          <table:table-cell table:style-name="ce1" office:value-type="float" office:value="1232.038" calcext:value-type="float">
            <text:p>1232,038</text:p>
          </table:table-cell>
          <table:table-cell table:style-name="ce1" office:value-type="float" office:value="1232.438" calcext:value-type="float">
            <text:p>1232,438</text:p>
          </table:table-cell>
          <table:table-cell table:style-name="ce1" office:value-type="float" office:value="1.7922" calcext:value-type="float">
            <text:p>1,7922</text:p>
          </table:table-cell>
          <table:table-cell table:style-name="ce1" office:value-type="float" office:value="1.7928" calcext:value-type="float">
            <text:p>1,7928</text:p>
          </table:table-cell>
          <table:table-cell table:style-name="ce1" office:value-type="float" office:value="18605.5" calcext:value-type="float">
            <text:p>18605,5</text:p>
          </table:table-cell>
          <table:table-cell table:style-name="ce1" office:value-type="float" office:value="18607.5" calcext:value-type="float">
            <text:p>18607,5</text:p>
          </table:table-cell>
          <table:table-cell table:style-name="ce1" office:value-type="float" office:value="4505.8" calcext:value-type="float">
            <text:p>4505,8</text:p>
          </table:table-cell>
          <table:table-cell table:style-name="ce1" office:value-type="float" office:value="4507.2" calcext:value-type="float">
            <text:p>4507,2</text:p>
          </table:table-cell>
          <table:table-cell table:style-name="ce1" office:value-type="float" office:value="135405" calcext:value-type="float">
            <text:p>135405</text:p>
          </table:table-cell>
          <table:table-cell table:style-name="ce1" office:value-type="float" office:value="135453" calcext:value-type="float">
            <text:p>135453</text:p>
          </table:table-cell>
          <table:table-cell table:style-name="ce1" office:value-type="float" office:value="1.34365" calcext:value-type="float">
            <text:p>1,34365</text:p>
          </table:table-cell>
          <table:table-cell table:style-name="ce1" office:value-type="float" office:value="1.34389" calcext:value-type="float">
            <text:p>1,34389</text:p>
          </table:table-cell>
          <table:table-cell table:style-name="ce1" office:value-type="float" office:value="9.45214" calcext:value-type="float">
            <text:p>9,45214</text:p>
          </table:table-cell>
          <table:table-cell table:style-name="ce1" office:value-type="float" office:value="9.45498" calcext:value-type="float">
            <text:p>9,45498</text:p>
          </table:table-cell>
          <table:table-cell table:style-name="ce1" office:value-type="float" office:value="13.39663" calcext:value-type="float">
            <text:p>13,39663</text:p>
          </table:table-cell>
          <table:table-cell table:style-name="ce1" office:value-type="float" office:value="13.40697" calcext:value-type="float">
            <text:p>13,40697</text:p>
          </table:table-cell>
          <table:table-cell table:style-name="ce1" office:value-type="float" office:value="6.00322" calcext:value-type="float">
            <text:p>6,00322</text:p>
          </table:table-cell>
          <table:table-cell table:style-name="ce1" office:value-type="float" office:value="6.00453" calcext:value-type="float">
            <text:p>6,00453</text:p>
          </table:table-cell>
          <table:table-cell table:style-name="ce1" office:value-type="float" office:value="19.43794" calcext:value-type="float">
            <text:p>19,43794</text:p>
          </table:table-cell>
          <table:table-cell table:style-name="ce1" office:value-type="float" office:value="19.46569" calcext:value-type="float">
            <text:p>19,46569</text:p>
          </table:table-cell>
          <table:table-cell table:style-name="ce1" office:value-type="float" office:value="0.93103" calcext:value-type="float">
            <text:p>0,93103</text:p>
          </table:table-cell>
          <table:table-cell table:style-name="ce1" office:value-type="float" office:value="0.9314" calcext:value-type="float">
            <text:p>0,9314</text:p>
          </table:table-cell>
          <table:table-cell table:style-name="ce1" office:value-type="float" office:value="4816.2" calcext:value-type="float">
            <text:p>4816,2</text:p>
          </table:table-cell>
          <table:table-cell table:style-name="ce1" office:value-type="float" office:value="4817" calcext:value-type="float">
            <text:p>4817</text:p>
          </table:table-cell>
          <table:table-cell table:style-name="ce1" office:value-type="float" office:value="2015.6" calcext:value-type="float">
            <text:p>2015,6</text:p>
          </table:table-cell>
          <table:table-cell table:style-name="ce1" office:value-type="float" office:value="2018.5" calcext:value-type="float">
            <text:p>2018,5</text:p>
          </table:table-cell>
          <table:table-cell table:style-name="ce1" office:value-type="float" office:value="1859.542" calcext:value-type="float">
            <text:p>1859,542</text:p>
          </table:table-cell>
          <table:table-cell table:style-name="ce1" office:value-type="float" office:value="1860.302" calcext:value-type="float">
            <text:p>1860,302</text:p>
          </table:table-cell>
          <table:table-cell table:style-name="ce1" office:value-type="float" office:value="26.02425" calcext:value-type="float">
            <text:p>26,02425</text:p>
          </table:table-cell>
          <table:table-cell table:style-name="ce1" office:value-type="float" office:value="26.06162" calcext:value-type="float">
            <text:p>26,06162</text:p>
          </table:table-cell>
          <table:table-cell table:style-name="ce1" office:value-type="float" office:value="7.528" calcext:value-type="float">
            <text:p>7,528</text:p>
          </table:table-cell>
          <table:table-cell table:style-name="ce1" office:value-type="float" office:value="7.548" calcext:value-type="float">
            <text:p>7,548</text:p>
          </table:table-cell>
          <table:table-cell table:style-name="ce1" office:value-type="float" office:value="4.93883" calcext:value-type="float">
            <text:p>4,93883</text:p>
          </table:table-cell>
          <table:table-cell table:style-name="ce1" office:value-type="float" office:value="4.94236" calcext:value-type="float">
            <text:p>4,94236</text:p>
          </table:table-cell>
          <table:table-cell table:style-name="ce1" office:value-type="float" office:value="1.44325" calcext:value-type="float">
            <text:p>1,44325</text:p>
          </table:table-cell>
          <table:table-cell table:style-name="ce1" office:value-type="float" office:value="1.44355" calcext:value-type="float">
            <text:p>1,44355</text:p>
          </table:table-cell>
          <table:table-cell table:style-name="ce1" office:value-type="float" office:value="27.68055" calcext:value-type="float">
            <text:p>27,68055</text:p>
          </table:table-cell>
          <table:table-cell table:style-name="ce1" office:value-type="float" office:value="27.72216" calcext:value-type="float">
            <text:p>27,72216</text:p>
          </table:table-cell>
          <table:table-cell table:style-name="ce1" office:value-type="float" office:value="1.06351" calcext:value-type="float">
            <text:p>1,06351</text:p>
          </table:table-cell>
          <table:table-cell table:style-name="ce1" office:value-type="float" office:value="1.06382" calcext:value-type="float">
            <text:p>1,06382</text:p>
          </table:table-cell>
          <table:table-cell table:style-name="ce1" office:value-type="float" office:value="109.478" calcext:value-type="float">
            <text:p>109,478</text:p>
          </table:table-cell>
          <table:table-cell table:style-name="ce1" office:value-type="float" office:value="109.496" calcext:value-type="float">
            <text:p>109,496</text:p>
          </table:table-cell>
          <table:table-cell table:style-name="ce1" office:value-type="float" office:value="0.76662" calcext:value-type="float">
            <text:p>0,76662</text:p>
          </table:table-cell>
          <table:table-cell table:style-name="ce1" office:value-type="float" office:value="0.76676" calcext:value-type="float">
            <text:p>0,76676</text:p>
          </table:table-cell>
          <table:table-cell table:style-name="ce1" office:value-type="float" office:value="72.799" calcext:value-type="float">
            <text:p>72,799</text:p>
          </table:table-cell>
          <table:table-cell table:style-name="ce1" office:value-type="float" office:value="72.821" calcext:value-type="float">
            <text:p>72,821</text:p>
          </table:table-cell>
          <table:table-cell table:style-name="ce1" office:value-type="float" office:value="131.867" calcext:value-type="float">
            <text:p>131,867</text:p>
          </table:table-cell>
          <table:table-cell table:style-name="ce1" office:value-type="float" office:value="131.887" calcext:value-type="float">
            <text:p>131,887</text:p>
          </table:table-cell>
          <table:table-cell table:style-name="ce1" office:value-type="float" office:value="689.042" calcext:value-type="float">
            <text:p>689,042</text:p>
          </table:table-cell>
          <table:table-cell table:style-name="ce1" office:value-type="float" office:value="692.042" calcext:value-type="float">
            <text:p>692,042</text:p>
          </table:table-cell>
          <table:table-cell table:style-name="ce1" office:value-type="float" office:value="1.4571" calcext:value-type="float">
            <text:p>1,4571</text:p>
          </table:table-cell>
          <table:table-cell table:style-name="ce1" office:value-type="float" office:value="1.45738" calcext:value-type="float">
            <text:p>1,45738</text:p>
          </table:table-cell>
          <table:table-cell table:style-name="ce1" office:value-type="float" office:value="19.95436" calcext:value-type="float">
            <text:p>19,95436</text:p>
          </table:table-cell>
          <table:table-cell table:style-name="ce1" office:value-type="float" office:value="19.97936" calcext:value-type="float">
            <text:p>19,97936</text:p>
          </table:table-cell>
          <table:table-cell table:style-name="ce1" office:value-type="float" office:value="3.29932" calcext:value-type="float">
            <text:p>3,29932</text:p>
          </table:table-cell>
          <table:table-cell table:style-name="ce1" office:value-type="float" office:value="3.3006" calcext:value-type="float">
            <text:p>3,3006</text:p>
          </table:table-cell>
          <table:table-cell table:style-name="ce1" office:value-type="float" office:value="101.013" calcext:value-type="float">
            <text:p>101,013</text:p>
          </table:table-cell>
          <table:table-cell table:style-name="ce1" office:value-type="float" office:value="101.027" calcext:value-type="float">
            <text:p>101,027</text:p>
          </table:table-cell>
          <table:table-cell table:style-name="ce1" office:value-type="float" office:value="103.675" calcext:value-type="float">
            <text:p>103,675</text:p>
          </table:table-cell>
          <table:table-cell table:style-name="ce1" office:value-type="float" office:value="103.703" calcext:value-type="float">
            <text:p>103,703</text:p>
          </table:table-cell>
          <table:table-cell table:style-name="ce1" office:value-type="float" office:value="309.479" calcext:value-type="float">
            <text:p>309,479</text:p>
          </table:table-cell>
          <table:table-cell table:style-name="ce1" office:value-type="float" office:value="309.694" calcext:value-type="float">
            <text:p>309,694</text:p>
          </table:table-cell>
          <table:table-cell table:style-name="ce1" office:value-type="float" office:value="0.7539" calcext:value-type="float">
            <text:p>0,7539</text:p>
          </table:table-cell>
          <table:table-cell table:style-name="ce1" office:value-type="float" office:value="0.75416" calcext:value-type="float">
            <text:p>0,75416</text:p>
          </table:table-cell>
          <table:table-cell table:style-name="ce1" office:value-type="float" office:value="167.973" calcext:value-type="float">
            <text:p>167,973</text:p>
          </table:table-cell>
          <table:table-cell table:style-name="ce1" office:value-type="float" office:value="167.988" calcext:value-type="float">
            <text:p>167,988</text:p>
          </table:table-cell>
          <table:table-cell table:style-name="ce1" office:value-type="float" office:value="1801.174" calcext:value-type="float">
            <text:p>1801,174</text:p>
          </table:table-cell>
          <table:table-cell table:style-name="ce1" office:value-type="float" office:value="1801.779" calcext:value-type="float">
            <text:p>1801,779</text:p>
          </table:table-cell>
          <table:table-cell table:style-name="ce1" office:value-type="float" office:value="5.94648" calcext:value-type="float">
            <text:p>5,94648</text:p>
          </table:table-cell>
          <table:table-cell table:style-name="ce1" office:value-type="float" office:value="5.94785" calcext:value-type="float">
            <text:p>5,94785</text:p>
          </table:table-cell>
          <table:table-cell table:style-name="ce1" office:value-type="float" office:value="1199.791" calcext:value-type="float">
            <text:p>1199,791</text:p>
          </table:table-cell>
          <table:table-cell table:style-name="ce1" office:value-type="float" office:value="1200.086" calcext:value-type="float">
            <text:p>1200,086</text:p>
          </table:table-cell>
          <table:table-cell table:style-name="ce1" office:value-type="float" office:value="455.59" calcext:value-type="float">
            <text:p>455,59</text:p>
          </table:table-cell>
          <table:table-cell table:style-name="ce1" office:value-type="float" office:value="455.76" calcext:value-type="float">
            <text:p>455,76</text:p>
          </table:table-cell>
          <table:table-cell table:style-name="ce1" office:value-type="float" office:value="132.632" calcext:value-type="float">
            <text:p>132,632</text:p>
          </table:table-cell>
          <table:table-cell table:style-name="ce1" office:value-type="float" office:value="132.658" calcext:value-type="float">
            <text:p>132,658</text:p>
          </table:table-cell>
          <table:table-cell table:style-name="ce1" office:value-type="float" office:value="6.65949" calcext:value-type="float">
            <text:p>6,65949</text:p>
          </table:table-cell>
          <table:table-cell table:style-name="ce1" office:value-type="float" office:value="6.66" calcext:value-type="float">
            <text:p>6,66</text:p>
          </table:table-cell>
          <table:table-cell table:style-name="ce1" office:value-type="float" office:value="1.50108" calcext:value-type="float">
            <text:p>1,50108</text:p>
          </table:table-cell>
          <table:table-cell table:style-name="ce1" office:value-type="float" office:value="1.50153" calcext:value-type="float">
            <text:p>1,50153</text:p>
          </table:table-cell>
          <table:table-cell table:style-name="ce1" office:value-type="float" office:value="7.75676" calcext:value-type="float">
            <text:p>7,75676</text:p>
          </table:table-cell>
          <table:table-cell table:style-name="ce1" office:value-type="float" office:value="7.75712" calcext:value-type="float">
            <text:p>7,75712</text:p>
          </table:table-cell>
          <table:table-cell table:style-name="ce1" office:value-type="float" office:value="1.66901" calcext:value-type="float">
            <text:p>1,66901</text:p>
          </table:table-cell>
          <table:table-cell table:style-name="ce1" office:value-type="float" office:value="1.66943" calcext:value-type="float">
            <text:p>1,66943</text:p>
          </table:table-cell>
          <table:table-cell table:style-name="ce1" office:value-type="float" office:value="3.74944" calcext:value-type="float">
            <text:p>3,74944</text:p>
          </table:table-cell>
          <table:table-cell table:style-name="ce1" office:value-type="float" office:value="3.7507" calcext:value-type="float">
            <text:p>3,7507</text:p>
          </table:table-cell>
          <table:table-cell table:style-name="ce1" office:value-type="float" office:value="25.77863" calcext:value-type="float">
            <text:p>25,77863</text:p>
          </table:table-cell>
          <table:table-cell table:style-name="ce1" office:value-type="float" office:value="25.81533" calcext:value-type="float">
            <text:p>25,81533</text:p>
          </table:table-cell>
          <table:table-cell table:style-name="ce1" office:value-type="float" office:value="8.66561" calcext:value-type="float">
            <text:p>8,66561</text:p>
          </table:table-cell>
          <table:table-cell table:style-name="ce1" office:value-type="float" office:value="8.66703" calcext:value-type="float">
            <text:p>8,66703</text:p>
          </table:table-cell>
          <table:table-cell table:style-name="ce1" office:value-type="float" office:value="1340.471" calcext:value-type="float">
            <text:p>1340,471</text:p>
          </table:table-cell>
          <table:table-cell table:style-name="ce1" office:value-type="float" office:value="1340.756" calcext:value-type="float">
            <text:p>1340,756</text:p>
          </table:table-cell>
          <table:table-cell table:style-name="ce1" office:value-type="float" office:value="10.221" calcext:value-type="float">
            <text:p>10,221</text:p>
          </table:table-cell>
          <table:table-cell table:style-name="ce1" office:value-type="float" office:value="10.226" calcext:value-type="float">
            <text:p>10,226</text:p>
          </table:table-cell>
          <table:table-cell table:style-name="ce1" office:value-type="float" office:value="2.584" calcext:value-type="float">
            <text:p>2,584</text:p>
          </table:table-cell>
          <table:table-cell table:style-name="ce1" office:value-type="float" office:value="2.588" calcext:value-type="float">
            <text:p>2,588</text:p>
          </table:table-cell>
          <table:table-cell table:style-name="ce1" office:value-type="float" office:value="9.17871" calcext:value-type="float">
            <text:p>9,17871</text:p>
          </table:table-cell>
          <table:table-cell table:style-name="ce1" office:value-type="float" office:value="9.18162" calcext:value-type="float">
            <text:p>9,18162</text:p>
          </table:table-cell>
          <table:table-cell table:style-name="ce1" office:value-type="float" office:value="27.0138" calcext:value-type="float">
            <text:p>27,0138</text:p>
          </table:table-cell>
          <table:table-cell table:style-name="ce1" office:value-type="float" office:value="27.0278" calcext:value-type="float">
            <text:p>27,0278</text:p>
          </table:table-cell>
          <table:table-cell table:style-name="ce1" office:value-type="float" office:value="4.203" calcext:value-type="float">
            <text:p>4,203</text:p>
          </table:table-cell>
          <table:table-cell table:style-name="ce1" office:value-type="float" office:value="4.207" calcext:value-type="float">
            <text:p>4,207</text:p>
          </table:table-cell>
          <table:table-cell table:style-name="ce1" office:value-type="float" office:value="0.97412" calcext:value-type="float">
            <text:p>0,97412</text:p>
          </table:table-cell>
          <table:table-cell table:style-name="ce1" office:value-type="float" office:value="0.97429" calcext:value-type="float">
            <text:p>0,97429</text:p>
          </table:table-cell>
          <table:table-cell table:style-name="ce1" office:value-type="float" office:value="1305.829" calcext:value-type="float">
            <text:p>1305,829</text:p>
          </table:table-cell>
          <table:table-cell table:style-name="ce1" office:value-type="float" office:value="1306.235" calcext:value-type="float">
            <text:p>1306,235</text:p>
          </table:table-cell>
          <table:table-cell table:style-name="ce1" office:value-type="float" office:value="5.59029" calcext:value-type="float">
            <text:p>5,59029</text:p>
          </table:table-cell>
          <table:table-cell table:style-name="ce1" office:value-type="float" office:value="5.59195" calcext:value-type="float">
            <text:p>5,59195</text:p>
          </table:table-cell>
          <table:table-cell table:style-name="ce1" office:value-type="float" office:value="5531.1" calcext:value-type="float">
            <text:p>5531,1</text:p>
          </table:table-cell>
          <table:table-cell table:style-name="ce1" office:value-type="float" office:value="5532" calcext:value-type="float">
            <text:p>5532</text:p>
          </table:table-cell>
          <table:table-cell table:style-name="ce1" office:value-type="float" office:value="6950.8" calcext:value-type="float">
            <text:p>6950,8</text:p>
          </table:table-cell>
          <table:table-cell table:style-name="ce1" office:value-type="float" office:value="6952.3" calcext:value-type="float">
            <text:p>6952,3</text:p>
          </table:table-cell>
          <table:table-cell table:style-name="ce1" office:value-type="float" office:value="1.25854" calcext:value-type="float">
            <text:p>1,25854</text:p>
          </table:table-cell>
          <table:table-cell table:style-name="ce1" office:value-type="float" office:value="1.25887" calcext:value-type="float">
            <text:p>1,25887</text:p>
          </table:table-cell>
          <table:table-cell table:style-name="ce1" office:value-type="float" office:value="34.568" calcext:value-type="float">
            <text:p>34,568</text:p>
          </table:table-cell>
          <table:table-cell table:style-name="ce1" office:value-type="float" office:value="34.677" calcext:value-type="float">
            <text:p>34,677</text:p>
          </table:table-cell>
          <table:table-cell table:style-name="ce1" office:value-type="float" office:value="112.845" calcext:value-type="float">
            <text:p>112,845</text:p>
          </table:table-cell>
          <table:table-cell table:style-name="ce1" office:value-type="float" office:value="112.863" calcext:value-type="float">
            <text:p>112,863</text:p>
          </table:table-cell>
          <table:table-cell table:style-name="ce1" office:value-type="float" office:value="0.86462" calcext:value-type="float">
            <text:p>0,86462</text:p>
          </table:table-cell>
          <table:table-cell table:style-name="ce1" office:value-type="float" office:value="0.86477" calcext:value-type="float">
            <text:p>0,86477</text:p>
          </table:table-cell>
          <table:table-cell table:style-name="ce1" office:value-type="float" office:value="0.7207" calcext:value-type="float">
            <text:p>0,7207</text:p>
          </table:table-cell>
          <table:table-cell table:style-name="ce1" office:value-type="float" office:value="0.72088" calcext:value-type="float">
            <text:p>0,72088</text:p>
          </table:table-cell>
          <table:table-cell table:style-name="ce1" office:value-type="float" office:value="13.75014" calcext:value-type="float">
            <text:p>13,75014</text:p>
          </table:table-cell>
          <table:table-cell table:style-name="ce1" office:value-type="float" office:value="13.76316" calcext:value-type="float">
            <text:p>13,76316</text:p>
          </table:table-cell>
          <table:table-cell table:style-name="ce1" office:value-type="float" office:value="154.78118" calcext:value-type="float">
            <text:p>154,78118</text:p>
          </table:table-cell>
          <table:table-cell table:style-name="ce1" office:value-type="float" office:value="154.9823" calcext:value-type="float">
            <text:p>154,9823</text:p>
          </table:table-cell>
          <table:table-cell table:style-name="ce1" office:value-type="float" office:value="1748.277" calcext:value-type="float">
            <text:p>1748,277</text:p>
          </table:table-cell>
          <table:table-cell table:style-name="ce1" office:value-type="float" office:value="1748.869" calcext:value-type="float">
            <text:p>1748,869</text:p>
          </table:table-cell>
          <table:table-cell table:style-name="ce1" office:value-type="float" office:value="78.175" calcext:value-type="float">
            <text:p>78,175</text:p>
          </table:table-cell>
          <table:table-cell table:style-name="ce1" office:value-type="float" office:value="78.198" calcext:value-type="float">
            <text:p>78,198</text:p>
          </table:table-cell>
          <table:table-cell table:style-name="ce1" office:value-type="float" office:value="17.30724" calcext:value-type="float">
            <text:p>17,30724</text:p>
          </table:table-cell>
          <table:table-cell table:style-name="ce1" office:value-type="float" office:value="17.32302" calcext:value-type="float">
            <text:p>17,32302</text:p>
          </table:table-cell>
          <table:table-cell table:style-name="ce1" office:value-type="float" office:value="0.96836" calcext:value-type="float">
            <text:p>0,96836</text:p>
          </table:table-cell>
          <table:table-cell table:style-name="ce1" office:value-type="float" office:value="0.96879" calcext:value-type="float">
            <text:p>0,96879</text:p>
          </table:table-cell>
          <table:table-cell table:style-name="ce1" office:value-type="float" office:value="276.989" calcext:value-type="float">
            <text:p>276,989</text:p>
          </table:table-cell>
          <table:table-cell table:style-name="ce1" office:value-type="float" office:value="277.211" calcext:value-type="float">
            <text:p>277,211</text:p>
          </table:table-cell>
          <table:table-cell table:style-name="ce1" office:value-type="float" office:value="24.1782" calcext:value-type="float">
            <text:p>24,1782</text:p>
          </table:table-cell>
          <table:table-cell table:style-name="ce1" office:value-type="float" office:value="24.19314" calcext:value-type="float">
            <text:p>24,19314</text:p>
          </table:table-cell>
          <table:table-cell table:style-name="ce1" office:value-type="float" office:value="4.27095" calcext:value-type="float">
            <text:p>4,27095</text:p>
          </table:table-cell>
          <table:table-cell table:style-name="ce1" office:value-type="float" office:value="4.27326" calcext:value-type="float">
            <text:p>4,27326</text:p>
          </table:table-cell>
          <table:table-cell table:style-name="ce1" office:value-type="float" office:value="7.44023" calcext:value-type="float">
            <text:p>7,44023</text:p>
          </table:table-cell>
          <table:table-cell table:style-name="ce1" office:value-type="float" office:value="7.4405" calcext:value-type="float">
            <text:p>7,4405</text:p>
          </table:table-cell>
          <table:table-cell table:style-name="ce1" office:value-type="float" office:value="1128.622" calcext:value-type="float">
            <text:p>1128,622</text:p>
          </table:table-cell>
          <table:table-cell table:style-name="ce1" office:value-type="float" office:value="1131.622" calcext:value-type="float">
            <text:p>1131,622</text:p>
          </table:table-cell>
          <table:table-cell table:style-name="ce1" office:value-type="float" office:value="1.54979" calcext:value-type="float">
            <text:p>1,54979</text:p>
          </table:table-cell>
          <table:table-cell table:style-name="ce1" office:value-type="float" office:value="1.55024" calcext:value-type="float">
            <text:p>1,55024</text:p>
          </table:table-cell>
          <table:table-cell table:style-name="ce1" office:value-type="float" office:value="317.36" calcext:value-type="float">
            <text:p>317,36</text:p>
          </table:table-cell>
          <table:table-cell table:style-name="ce1" office:value-type="float" office:value="317.66" calcext:value-type="float">
            <text:p>317,66</text:p>
          </table:table-cell>
          <table:table-cell table:style-name="ce1" office:value-type="float" office:value="0.74678" calcext:value-type="float">
            <text:p>0,74678</text:p>
          </table:table-cell>
          <table:table-cell table:style-name="ce1" office:value-type="float" office:value="0.74705" calcext:value-type="float">
            <text:p>0,74705</text:p>
          </table:table-cell>
          <table:table-cell table:style-name="ce1" office:value-type="float" office:value="8.46057" calcext:value-type="float">
            <text:p>8,46057</text:p>
          </table:table-cell>
          <table:table-cell table:style-name="ce1" office:value-type="float" office:value="8.46312" calcext:value-type="float">
            <text:p>8,46312</text:p>
          </table:table-cell>
          <table:table-cell table:style-name="ce1" office:value-type="float" office:value="1.73587" calcext:value-type="float">
            <text:p>1,73587</text:p>
          </table:table-cell>
          <table:table-cell table:style-name="ce1" office:value-type="float" office:value="1.73643" calcext:value-type="float">
            <text:p>1,73643</text:p>
          </table:table-cell>
          <table:table-cell table:style-name="ce1" office:value-type="float" office:value="66.793" calcext:value-type="float">
            <text:p>66,793</text:p>
          </table:table-cell>
          <table:table-cell table:style-name="ce1" office:value-type="float" office:value="66.898" calcext:value-type="float">
            <text:p>66,898</text:p>
          </table:table-cell>
          <table:table-cell table:style-name="ce1" office:value-type="float" office:value="0.19533" calcext:value-type="float">
            <text:p>0,19533</text:p>
          </table:table-cell>
          <table:table-cell table:style-name="ce1" office:value-type="float" office:value="0.19545" calcext:value-type="float">
            <text:p>0,19545</text:p>
          </table:table-cell>
          <table:table-cell table:style-name="ce1" office:value-type="float" office:value="10.02103" calcext:value-type="float">
            <text:p>10,02103</text:p>
          </table:table-cell>
          <table:table-cell table:style-name="ce1" office:value-type="float" office:value="10.0229" calcext:value-type="float">
            <text:p>10,0229</text:p>
          </table:table-cell>
          <table:table-cell table:style-name="ce1" office:value-type="float" office:value="8.21563" calcext:value-type="float">
            <text:p>8,21563</text:p>
          </table:table-cell>
          <table:table-cell table:style-name="ce1" office:value-type="float" office:value="8.21814" calcext:value-type="float">
            <text:p>8,21814</text:p>
          </table:table-cell>
          <table:table-cell table:style-name="ce1" office:value-type="float" office:value="2.95274" calcext:value-type="float">
            <text:p>2,95274</text:p>
          </table:table-cell>
          <table:table-cell table:style-name="ce1" office:value-type="float" office:value="2.95346" calcext:value-type="float">
            <text:p>2,95346</text:p>
          </table:table-cell>
          <table:table-cell table:style-name="ce1" office:value-type="float" office:value="130.497" calcext:value-type="float">
            <text:p>130,497</text:p>
          </table:table-cell>
          <table:table-cell table:style-name="ce1" office:value-type="float" office:value="130.525" calcext:value-type="float">
            <text:p>130,525</text:p>
          </table:table-cell>
          <table:table-cell table:style-name="ce1" office:value-type="float" office:value="18.14403" calcext:value-type="float">
            <text:p>18,14403</text:p>
          </table:table-cell>
          <table:table-cell table:style-name="ce1" office:value-type="float" office:value="18.1517" calcext:value-type="float">
            <text:p>18,1517</text:p>
          </table:table-cell>
          <table:table-cell table:style-name="ce1" office:value-type="float" office:value="1.29191" calcext:value-type="float">
            <text:p>1,29191</text:p>
          </table:table-cell>
          <table:table-cell table:style-name="ce1" office:value-type="float" office:value="1.29209" calcext:value-type="float">
            <text:p>1,29209</text:p>
          </table:table-cell>
          <table:table-cell table:style-name="ce1" office:value-type="float" office:value="77.437" calcext:value-type="float">
            <text:p>77,437</text:p>
          </table:table-cell>
          <table:table-cell table:style-name="ce1" office:value-type="float" office:value="77.455" calcext:value-type="float">
            <text:p>77,455</text:p>
          </table:table-cell>
          <table:table-cell table:style-name="ce1" office:value-type="float" office:value="14.96631" calcext:value-type="float">
            <text:p>14,96631</text:p>
          </table:table-cell>
          <table:table-cell table:style-name="ce1" office:value-type="float" office:value="14.97961" calcext:value-type="float">
            <text:p>14,97961</text:p>
          </table:table-cell>
          <table:table-cell table:style-name="ce1" office:value-type="float" office:value="75.165" calcext:value-type="float">
            <text:p>75,165</text:p>
          </table:table-cell>
          <table:table-cell table:style-name="ce1" office:value-type="float" office:value="75.189" calcext:value-type="float">
            <text:p>75,189</text:p>
          </table:table-cell>
          <table:table-cell table:style-name="ce1" office:value-type="float" office:value="0.70205" calcext:value-type="float">
            <text:p>0,70205</text:p>
          </table:table-cell>
          <table:table-cell table:style-name="ce1" office:value-type="float" office:value="0.70235" calcext:value-type="float">
            <text:p>0,70235</text:p>
          </table:table-cell>
          <table:table-cell table:style-name="ce1" office:value-type="float" office:value="16856.5" calcext:value-type="float">
            <text:p>16856,5</text:p>
          </table:table-cell>
          <table:table-cell table:style-name="ce1" office:value-type="float" office:value="16866.5" calcext:value-type="float">
            <text:p>16866,5</text:p>
          </table:table-cell>
          <table:table-cell table:style-name="ce1" office:value-type="float" office:value="0.72485" calcext:value-type="float">
            <text:p>0,72485</text:p>
          </table:table-cell>
          <table:table-cell table:style-name="ce1" office:value-type="float" office:value="0.72512" calcext:value-type="float">
            <text:p>0,72512</text:p>
          </table:table-cell>
          <table:table-cell table:style-name="ce1" office:value-type="float" office:value="1.08835" calcext:value-type="float">
            <text:p>1,08835</text:p>
          </table:table-cell>
          <table:table-cell table:style-name="ce1" office:value-type="float" office:value="1.08853" calcext:value-type="float">
            <text:p>1,08853</text:p>
          </table:table-cell>
          <table:table-cell table:style-name="ce1" office:value-type="float" office:value="1.03007" calcext:value-type="float">
            <text:p>1,03007</text:p>
          </table:table-cell>
          <table:table-cell table:style-name="ce1" office:value-type="float" office:value="1.03045" calcext:value-type="float">
            <text:p>1,03045</text:p>
          </table:table-cell>
          <table:table-cell table:style-name="ce1" office:value-type="float" office:value="6.64884" calcext:value-type="float">
            <text:p>6,64884</text:p>
          </table:table-cell>
          <table:table-cell table:style-name="ce1" office:value-type="float" office:value="6.64944" calcext:value-type="float">
            <text:p>6,64944</text:p>
          </table:table-cell>
          <table:table-cell table:style-name="ce1" office:value-type="float" office:value="10764.7" calcext:value-type="float">
            <text:p>10764,7</text:p>
          </table:table-cell>
          <table:table-cell table:style-name="ce1" office:value-type="float" office:value="10765.4" calcext:value-type="float">
            <text:p>10765,4</text:p>
          </table:table-cell>
          <table:table-cell table:style-name="ce1" office:value-type="float" office:value="34.189" calcext:value-type="float">
            <text:p>34,189</text:p>
          </table:table-cell>
          <table:table-cell table:style-name="ce1" office:value-type="float" office:value="34.208" calcext:value-type="float">
            <text:p>34,208</text:p>
          </table:table-cell>
          <table:table-cell table:style-name="ce1" office:value-type="float" office:value="0.99038" calcext:value-type="float">
            <text:p>0,99038</text:p>
          </table:table-cell>
          <table:table-cell table:style-name="ce1" office:value-type="float" office:value="0.99064" calcext:value-type="float">
            <text:p>0,99064</text:p>
          </table:table-cell>
          <table:table-cell table:style-name="ce1" office:value-type="float" office:value="121.883" calcext:value-type="float">
            <text:p>121,883</text:p>
          </table:table-cell>
          <table:table-cell table:style-name="ce1" office:value-type="float" office:value="121.901" calcext:value-type="float">
            <text:p>121,901</text:p>
          </table:table-cell>
          <table:table-cell table:style-name="ce1" office:value-type="float" office:value="2186.4" calcext:value-type="float">
            <text:p>2186,4</text:p>
          </table:table-cell>
          <table:table-cell table:style-name="ce1" office:value-type="float" office:value="2186.9" calcext:value-type="float">
            <text:p>2186,9</text:p>
          </table:table-cell>
          <table:table-cell table:style-name="ce1" office:value-type="float" office:value="173.606" calcext:value-type="float">
            <text:p>173,606</text:p>
          </table:table-cell>
          <table:table-cell table:style-name="ce1" office:value-type="float" office:value="173.647" calcext:value-type="float">
            <text:p>173,647</text:p>
          </table:table-cell>
          <table:table-cell table:style-name="ce1" office:value-type="float" office:value="46.917" calcext:value-type="float">
            <text:p>46,917</text:p>
          </table:table-cell>
          <table:table-cell table:style-name="ce1" office:value-type="float" office:value="46.947" calcext:value-type="float">
            <text:p>46,947</text:p>
          </table:table-cell>
          <table:table-cell table:style-name="ce1" office:value-type="float" office:value="10397.761" calcext:value-type="float">
            <text:p>10397,761</text:p>
          </table:table-cell>
          <table:table-cell table:style-name="ce1" office:value-type="float" office:value="10400.355" calcext:value-type="float">
            <text:p>10400,355</text:p>
          </table:table-cell>
          <table:table-cell table:style-name="ce1" table:number-columns-repeated="7"/>
          <table:table-cell office:value-type="string" calcext:value-type="string">
            <text:p>order: sell 10.000000 BCO_USD</text:p>
          </table:table-cell>
          <table:table-cell office:value-type="string" calcext:value-type="string">
            <text:p>{u'orderFillTransaction': {u'orderID': u'855', u'financing': u'-0.0001', u'instrument': u'BCO_USD', u'price': u'46.917', u'userID': 2088872, u'batchID': u'855', u'accountBalance': u'96761.6912', u'reason': u'MARKET_ORDER', u'tradesClosed': [{u'units': u'-10', u'financing': u'-0.0001', u'realizedPL': u'0.3580', u'tradeID': u'850'}], u'time': u'2016-08-15T10:51:18.934473231Z', u'units': u'-10', u'type': u'ORDER_FILL', u'id': u'856', u'pl': u'0.3580', u'accountID': u'101-004-2088872-001'}, u'orderCreateTransaction': {u'timeInForce': u'FOK', u'positionFill': u'DEFAULT', u'userID': 2088872, u'batchID': u'855', u'instrument': u'BCO_USD', u'reason': u'CLIENT_ORDER', u'time': u'2016-08-15T10:51:18.934473231Z', u'units': u'-10', u'type': u'MARKET_ORDER', u'id': u'855', u'accountID': u'101-004-2088872-001'}, u'relatedTransactionIDs': [u'855', u'856'], u'lastTransactionID': u'856'}</text:p>
          </table:table-cell>
        </table:table-row>
        <table:table-row table:style-name="ro1">
          <table:table-cell/>
          <table:table-cell office:value-type="string" calcext:value-type="string">
            <text:p>15/08/2016</text:p>
          </table:table-cell>
          <table:table-cell office:value-type="string" calcext:value-type="string">
            <text:p>12:50:41</text:p>
          </table:table-cell>
          <table:table-cell table:style-name="ce5"/>
          <table:table-cell table:style-name="ce5" office:value-type="float" office:value="46.897" calcext:value-type="float">
            <text:p>46,8970</text:p>
          </table:table-cell>
          <table:table-cell table:style-name="ce5" office:value-type="float" office:value="46.927" calcext:value-type="float">
            <text:p>46,9270</text:p>
          </table:table-cell>
          <table:table-cell table:style-name="ce5" table:formula="of:=([.E52]+[.F52])/2" office:value-type="float" office:value="46.912" calcext:value-type="float">
            <text:p>46,9120</text:p>
          </table:table-cell>
          <table:table-cell table:style-name="ce5" table:formula="of:=[.$H$46]*[.G52]+(1-[.$H$46])*[.H53]" office:value-type="float" office:value="46.89822398464" calcext:value-type="float">
            <text:p>46,8982</text:p>
          </table:table-cell>
          <table:table-cell table:formula="of:=[.I53]+1" office:value-type="float" office:value="11" calcext:value-type="float">
            <text:p>11,000</text:p>
          </table:table-cell>
          <table:table-cell table:style-name="ce5" table:formula="of:=[.$H$46]*[.I52]+(1-[.$H$46])*[.J53]" office:value-type="float" office:value="7.34359738368" calcext:value-type="float">
            <text:p>7,3436</text:p>
          </table:table-cell>
          <table:table-cell table:style-name="ce5" table:formula="of:=[.$H$46]*[.I52]*[.I52]+(1-[.$H$46])*[.K53]" office:value-type="float" office:value="65.90762354688" calcext:value-type="float">
            <text:p>65,9076</text:p>
          </table:table-cell>
          <table:table-cell table:style-name="ce5" table:formula="of:=[.$H$46]*[.I52]*[.G52]+(1-[.$H$46])*[.L53]" office:value-type="float" office:value="344.375871142953" calcext:value-type="float">
            <text:p>344,3759</text:p>
          </table:table-cell>
          <table:table-cell table:style-name="ce1" table:formula="of:=[.K52]-[.J52]*[.J52]" office:value-type="float" office:value="11.9792010132883" calcext:value-type="float">
            <text:p>11,9792010133</text:p>
          </table:table-cell>
          <table:table-cell table:style-name="ce5" table:formula="of:=IF([.M52]=0;[.N53];([.L52]-[.J52]*[.H52])/[.M52])" office:value-type="float" office:value="-0.00215405099717014" calcext:value-type="float">
            <text:p>-0,0022</text:p>
          </table:table-cell>
          <table:table-cell table:style-name="ce3" table:formula="of:=IF([.M52]=0;[.O53];([.H52]*[.K52]-[.J52]*[.L52])/[.M52])" office:value-type="float" office:value="46.9140424679071" calcext:value-type="float">
            <text:p>46,91</text:p>
          </table:table-cell>
          <table:table-cell table:style-name="ce5" table:formula="of:=[.N52]*[.I52]+[.O52]" office:value-type="float" office:value="46.8903479069382" calcext:value-type="float">
            <text:p>46,8903</text:p>
          </table:table-cell>
          <table:table-cell table:style-name="ce10" table:formula="of:=([.P52]-[.P53])/[.P52]*[.$Q$46]" office:value-type="float" office:value="2.43996970126068" calcext:value-type="float">
            <text:p>2,43997</text:p>
          </table:table-cell>
          <table:table-cell table:style-name="ce1" table:formula="of:=IF([.Q52]&gt;=[.$R$46];1;0)" office:value-type="float" office:value="1" calcext:value-type="float">
            <text:p>1</text:p>
          </table:table-cell>
          <table:table-cell table:style-name="ce1" table:formula="of:=IF([.Q52]&lt;=-[.$S$46];1;0)" office:value-type="float" office:value="0" calcext:value-type="float">
            <text:p>0</text:p>
          </table:table-cell>
          <table:table-cell table:style-name="ce1" table:formula="of:=[.$T$45]*[.R52]" office:value-type="float" office:value="10" calcext:value-type="float">
            <text:p>10</text:p>
          </table:table-cell>
          <table:table-cell table:style-name="ce12" table:formula="of:=[.$U$45]*[.S52]" office:value-type="float" office:value="0" calcext:value-type="float">
            <text:p>0</text:p>
          </table:table-cell>
          <table:table-cell table:style-name="ce12" table:formula="of:=[.V53]-[.T52]+[.U52]" office:value-type="float" office:value="20" calcext:value-type="float">
            <text:p>20</text:p>
          </table:table-cell>
          <table:table-cell table:style-name="ce13" table:formula="of:=[.W53]+[.T52]*[.E52]-[.U52]*[.F52]" office:value-type="currency" office:currency="EUR" office:value="-838.04" calcext:value-type="currency">
            <text:p>-838,04 €</text:p>
          </table:table-cell>
          <table:table-cell table:style-name="ce13" table:formula="of:=[.W52]+[.V52]*[.E52]" office:value-type="currency" office:currency="EUR" office:value="99.9000000000002" calcext:value-type="currency">
            <text:p>99,90 €</text:p>
          </table:table-cell>
          <table:table-cell table:style-name="ce14" office:value-type="float" office:value="10" calcext:value-type="float">
            <text:p>10</text:p>
          </table:table-cell>
          <table:table-cell table:style-name="ce1" office:value-type="float" office:value="96761.3335" calcext:value-type="float">
            <text:p>96761,3335</text:p>
          </table:table-cell>
          <table:table-cell table:style-name="ce1" table:number-columns-repeated="3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96761.3333" calcext:value-type="float">
            <text:p>96761,3333</text:p>
          </table:table-cell>
          <table:table-cell table:style-name="ce1" office:value-type="float" office:value="96761.3335" calcext:value-type="float">
            <text:p>96761,333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2" calcext:value-type="float">
            <text:p>8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227.4047" calcext:value-type="float">
            <text:p>-3227,4047</text:p>
          </table:table-cell>
          <table:table-cell table:style-name="ce1" office:value-type="float" office:value="840.135" calcext:value-type="float">
            <text:p>840,135</text:p>
          </table:table-cell>
          <table:table-cell table:style-name="ce1" office:value-type="float" office:value="-3227.4047" calcext:value-type="float">
            <text:p>-3227,4047</text:p>
          </table:table-cell>
          <table:table-cell table:style-name="ce1" office:value-type="float" office:value="0.179" calcext:value-type="float">
            <text:p>0,179</text:p>
          </table:table-cell>
          <table:table-cell table:style-name="ce1" office:value-type="float" office:value="96744.5308" calcext:value-type="float">
            <text:p>96744,5308</text:p>
          </table:table-cell>
          <table:table-cell table:style-name="ce1" office:value-type="string" calcext:value-type="string">
            <text:p>v20fxtrade</text:p>
          </table:table-cell>
          <table:table-cell table:style-name="ce1" table:number-columns-repeated="6"/>
          <table:table-cell table:style-name="ce1" office:value-type="float" office:value="67.092" calcext:value-type="float">
            <text:p>67,092</text:p>
          </table:table-cell>
          <table:table-cell table:style-name="ce1" office:value-type="float" office:value="67.201" calcext:value-type="float">
            <text:p>67,201</text:p>
          </table:table-cell>
          <table:table-cell table:style-name="ce1" office:value-type="float" office:value="17.8604" calcext:value-type="float">
            <text:p>17,8604</text:p>
          </table:table-cell>
          <table:table-cell table:style-name="ce1" office:value-type="float" office:value="17.88502" calcext:value-type="float">
            <text:p>17,88502</text:p>
          </table:table-cell>
          <table:table-cell table:style-name="ce1" office:value-type="float" office:value="8294" calcext:value-type="float">
            <text:p>8294</text:p>
          </table:table-cell>
          <table:table-cell table:style-name="ce1" office:value-type="float" office:value="8298" calcext:value-type="float">
            <text:p>8298</text:p>
          </table:table-cell>
          <table:table-cell table:style-name="ce1" office:value-type="float" office:value="2.14249" calcext:value-type="float">
            <text:p>2,14249</text:p>
          </table:table-cell>
          <table:table-cell table:style-name="ce1" office:value-type="float" office:value="2.14349" calcext:value-type="float">
            <text:p>2,14349</text:p>
          </table:table-cell>
          <table:table-cell table:style-name="ce1" office:value-type="float" office:value="26.81347" calcext:value-type="float">
            <text:p>26,81347</text:p>
          </table:table-cell>
          <table:table-cell table:style-name="ce1" office:value-type="float" office:value="26.85246" calcext:value-type="float">
            <text:p>26,85246</text:p>
          </table:table-cell>
          <table:table-cell table:style-name="ce1" office:value-type="float" office:value="7.96072" calcext:value-type="float">
            <text:p>7,96072</text:p>
          </table:table-cell>
          <table:table-cell table:style-name="ce1" office:value-type="float" office:value="7.9624" calcext:value-type="float">
            <text:p>7,9624</text:p>
          </table:table-cell>
          <table:table-cell table:style-name="ce1" office:value-type="float" office:value="22932.1" calcext:value-type="float">
            <text:p>22932,1</text:p>
          </table:table-cell>
          <table:table-cell table:style-name="ce1" office:value-type="float" office:value="22938.1" calcext:value-type="float">
            <text:p>22938,1</text:p>
          </table:table-cell>
          <table:table-cell table:style-name="ce1" office:value-type="float" office:value="44.543" calcext:value-type="float">
            <text:p>44,543</text:p>
          </table:table-cell>
          <table:table-cell table:style-name="ce1" office:value-type="float" office:value="44.57" calcext:value-type="float">
            <text:p>44,57</text:p>
          </table:table-cell>
          <table:table-cell table:style-name="ce1" office:value-type="float" office:value="1731.75" calcext:value-type="float">
            <text:p>1731,75</text:p>
          </table:table-cell>
          <table:table-cell table:style-name="ce1" office:value-type="float" office:value="1732.319" calcext:value-type="float">
            <text:p>1732,319</text:p>
          </table:table-cell>
          <table:table-cell table:style-name="ce1" office:value-type="float" office:value="15.44455" calcext:value-type="float">
            <text:p>15,44455</text:p>
          </table:table-cell>
          <table:table-cell table:style-name="ce1" office:value-type="float" office:value="15.46642" calcext:value-type="float">
            <text:p>15,46642</text:p>
          </table:table-cell>
          <table:table-cell table:style-name="ce1" office:value-type="float" office:value="1.11713" calcext:value-type="float">
            <text:p>1,11713</text:p>
          </table:table-cell>
          <table:table-cell table:style-name="ce1" office:value-type="float" office:value="1.11727" calcext:value-type="float">
            <text:p>1,11727</text:p>
          </table:table-cell>
          <table:table-cell table:style-name="ce1" office:value-type="float" office:value="1.04004" calcext:value-type="float">
            <text:p>1,04004</text:p>
          </table:table-cell>
          <table:table-cell table:style-name="ce1" office:value-type="float" office:value="1.04043" calcext:value-type="float">
            <text:p>1,04043</text:p>
          </table:table-cell>
          <table:table-cell table:style-name="ce1" office:value-type="float" office:value="1.29178" calcext:value-type="float">
            <text:p>1,29178</text:p>
          </table:table-cell>
          <table:table-cell table:style-name="ce1" office:value-type="float" office:value="1.292" calcext:value-type="float">
            <text:p>1,292</text:p>
          </table:table-cell>
          <table:table-cell table:style-name="ce1" office:value-type="float" office:value="3.8229" calcext:value-type="float">
            <text:p>3,8229</text:p>
          </table:table-cell>
          <table:table-cell table:style-name="ce1" office:value-type="float" office:value="3.82515" calcext:value-type="float">
            <text:p>3,82515</text:p>
          </table:table-cell>
          <table:table-cell table:style-name="ce1" office:value-type="float" office:value="1.68477" calcext:value-type="float">
            <text:p>1,68477</text:p>
          </table:table-cell>
          <table:table-cell table:style-name="ce1" office:value-type="float" office:value="1.68522" calcext:value-type="float">
            <text:p>1,68522</text:p>
          </table:table-cell>
          <table:table-cell table:style-name="ce1" office:value-type="float" office:value="3052.8" calcext:value-type="float">
            <text:p>3052,8</text:p>
          </table:table-cell>
          <table:table-cell table:style-name="ce1" office:value-type="float" office:value="3054.3" calcext:value-type="float">
            <text:p>3054,3</text:p>
          </table:table-cell>
          <table:table-cell table:style-name="ce1" office:value-type="float" office:value="3.242" calcext:value-type="float">
            <text:p>3,242</text:p>
          </table:table-cell>
          <table:table-cell table:style-name="ce1" office:value-type="float" office:value="3.245" calcext:value-type="float">
            <text:p>3,245</text:p>
          </table:table-cell>
          <table:table-cell table:style-name="ce1" office:value-type="float" office:value="13.02195" calcext:value-type="float">
            <text:p>13,02195</text:p>
          </table:table-cell>
          <table:table-cell table:style-name="ce1" office:value-type="float" office:value="13.02436" calcext:value-type="float">
            <text:p>13,02436</text:p>
          </table:table-cell>
          <table:table-cell table:style-name="ce1" office:value-type="float" office:value="5.77136" calcext:value-type="float">
            <text:p>5,77136</text:p>
          </table:table-cell>
          <table:table-cell table:style-name="ce1" office:value-type="float" office:value="5.77279" calcext:value-type="float">
            <text:p>5,77279</text:p>
          </table:table-cell>
          <table:table-cell table:style-name="ce1" office:value-type="float" office:value="1037.63" calcext:value-type="float">
            <text:p>1037,63</text:p>
          </table:table-cell>
          <table:table-cell table:style-name="ce1" office:value-type="float" office:value="1037.923" calcext:value-type="float">
            <text:p>1037,923</text:p>
          </table:table-cell>
          <table:table-cell table:style-name="ce1" office:value-type="float" office:value="1232.038" calcext:value-type="float">
            <text:p>1232,038</text:p>
          </table:table-cell>
          <table:table-cell table:style-name="ce1" office:value-type="float" office:value="1232.438" calcext:value-type="float">
            <text:p>1232,438</text:p>
          </table:table-cell>
          <table:table-cell table:style-name="ce1" office:value-type="float" office:value="1.79203" calcext:value-type="float">
            <text:p>1,79203</text:p>
          </table:table-cell>
          <table:table-cell table:style-name="ce1" office:value-type="float" office:value="1.79272" calcext:value-type="float">
            <text:p>1,79272</text:p>
          </table:table-cell>
          <table:table-cell table:style-name="ce1" office:value-type="float" office:value="18605.5" calcext:value-type="float">
            <text:p>18605,5</text:p>
          </table:table-cell>
          <table:table-cell table:style-name="ce1" office:value-type="float" office:value="18607.5" calcext:value-type="float">
            <text:p>18607,5</text:p>
          </table:table-cell>
          <table:table-cell table:style-name="ce1" office:value-type="float" office:value="4505.8" calcext:value-type="float">
            <text:p>4505,8</text:p>
          </table:table-cell>
          <table:table-cell table:style-name="ce1" office:value-type="float" office:value="4507.2" calcext:value-type="float">
            <text:p>4507,2</text:p>
          </table:table-cell>
          <table:table-cell table:style-name="ce1" office:value-type="float" office:value="135413" calcext:value-type="float">
            <text:p>135413</text:p>
          </table:table-cell>
          <table:table-cell table:style-name="ce1" office:value-type="float" office:value="135461" calcext:value-type="float">
            <text:p>135461</text:p>
          </table:table-cell>
          <table:table-cell table:style-name="ce1" office:value-type="float" office:value="1.34374" calcext:value-type="float">
            <text:p>1,34374</text:p>
          </table:table-cell>
          <table:table-cell table:style-name="ce1" office:value-type="float" office:value="1.34401" calcext:value-type="float">
            <text:p>1,34401</text:p>
          </table:table-cell>
          <table:table-cell table:style-name="ce1" office:value-type="float" office:value="9.45209" calcext:value-type="float">
            <text:p>9,45209</text:p>
          </table:table-cell>
          <table:table-cell table:style-name="ce1" office:value-type="float" office:value="9.45504" calcext:value-type="float">
            <text:p>9,45504</text:p>
          </table:table-cell>
          <table:table-cell table:style-name="ce1" office:value-type="float" office:value="13.39718" calcext:value-type="float">
            <text:p>13,39718</text:p>
          </table:table-cell>
          <table:table-cell table:style-name="ce1" office:value-type="float" office:value="13.40724" calcext:value-type="float">
            <text:p>13,40724</text:p>
          </table:table-cell>
          <table:table-cell table:style-name="ce1" office:value-type="float" office:value="6.00369" calcext:value-type="float">
            <text:p>6,00369</text:p>
          </table:table-cell>
          <table:table-cell table:style-name="ce1" office:value-type="float" office:value="6.005" calcext:value-type="float">
            <text:p>6,005</text:p>
          </table:table-cell>
          <table:table-cell table:style-name="ce1" office:value-type="float" office:value="19.43993" calcext:value-type="float">
            <text:p>19,43993</text:p>
          </table:table-cell>
          <table:table-cell table:style-name="ce1" office:value-type="float" office:value="19.46749" calcext:value-type="float">
            <text:p>19,46749</text:p>
          </table:table-cell>
          <table:table-cell table:style-name="ce1" office:value-type="float" office:value="0.93096" calcext:value-type="float">
            <text:p>0,93096</text:p>
          </table:table-cell>
          <table:table-cell table:style-name="ce1" office:value-type="float" office:value="0.93132" calcext:value-type="float">
            <text:p>0,93132</text:p>
          </table:table-cell>
          <table:table-cell table:style-name="ce1" office:value-type="float" office:value="4816.4" calcext:value-type="float">
            <text:p>4816,4</text:p>
          </table:table-cell>
          <table:table-cell table:style-name="ce1" office:value-type="float" office:value="4817" calcext:value-type="float">
            <text:p>4817</text:p>
          </table:table-cell>
          <table:table-cell table:style-name="ce1" office:value-type="float" office:value="2015.6" calcext:value-type="float">
            <text:p>2015,6</text:p>
          </table:table-cell>
          <table:table-cell table:style-name="ce1" office:value-type="float" office:value="2018.5" calcext:value-type="float">
            <text:p>2018,5</text:p>
          </table:table-cell>
          <table:table-cell table:style-name="ce1" office:value-type="float" office:value="1859.709" calcext:value-type="float">
            <text:p>1859,709</text:p>
          </table:table-cell>
          <table:table-cell table:style-name="ce1" office:value-type="float" office:value="1860.501" calcext:value-type="float">
            <text:p>1860,501</text:p>
          </table:table-cell>
          <table:table-cell table:style-name="ce1" office:value-type="float" office:value="26.02323" calcext:value-type="float">
            <text:p>26,02323</text:p>
          </table:table-cell>
          <table:table-cell table:style-name="ce1" office:value-type="float" office:value="26.06094" calcext:value-type="float">
            <text:p>26,06094</text:p>
          </table:table-cell>
          <table:table-cell table:style-name="ce1" office:value-type="float" office:value="7.528" calcext:value-type="float">
            <text:p>7,528</text:p>
          </table:table-cell>
          <table:table-cell table:style-name="ce1" office:value-type="float" office:value="7.548" calcext:value-type="float">
            <text:p>7,548</text:p>
          </table:table-cell>
          <table:table-cell table:style-name="ce1" office:value-type="float" office:value="4.93837" calcext:value-type="float">
            <text:p>4,93837</text:p>
          </table:table-cell>
          <table:table-cell table:style-name="ce1" office:value-type="float" office:value="4.9418" calcext:value-type="float">
            <text:p>4,9418</text:p>
          </table:table-cell>
          <table:table-cell table:style-name="ce1" office:value-type="float" office:value="1.44316" calcext:value-type="float">
            <text:p>1,44316</text:p>
          </table:table-cell>
          <table:table-cell table:style-name="ce1" office:value-type="float" office:value="1.44346" calcext:value-type="float">
            <text:p>1,44346</text:p>
          </table:table-cell>
          <table:table-cell table:style-name="ce1" office:value-type="float" office:value="27.68132" calcext:value-type="float">
            <text:p>27,68132</text:p>
          </table:table-cell>
          <table:table-cell table:style-name="ce1" office:value-type="float" office:value="27.72331" calcext:value-type="float">
            <text:p>27,72331</text:p>
          </table:table-cell>
          <table:table-cell table:style-name="ce1" office:value-type="float" office:value="1.06356" calcext:value-type="float">
            <text:p>1,06356</text:p>
          </table:table-cell>
          <table:table-cell table:style-name="ce1" office:value-type="float" office:value="1.06388" calcext:value-type="float">
            <text:p>1,06388</text:p>
          </table:table-cell>
          <table:table-cell table:style-name="ce1" office:value-type="float" office:value="109.478" calcext:value-type="float">
            <text:p>109,478</text:p>
          </table:table-cell>
          <table:table-cell table:style-name="ce1" office:value-type="float" office:value="109.496" calcext:value-type="float">
            <text:p>109,496</text:p>
          </table:table-cell>
          <table:table-cell table:style-name="ce1" office:value-type="float" office:value="0.76664" calcext:value-type="float">
            <text:p>0,76664</text:p>
          </table:table-cell>
          <table:table-cell table:style-name="ce1" office:value-type="float" office:value="0.76679" calcext:value-type="float">
            <text:p>0,76679</text:p>
          </table:table-cell>
          <table:table-cell table:style-name="ce1" office:value-type="float" office:value="72.796" calcext:value-type="float">
            <text:p>72,796</text:p>
          </table:table-cell>
          <table:table-cell table:style-name="ce1" office:value-type="float" office:value="72.821" calcext:value-type="float">
            <text:p>72,821</text:p>
          </table:table-cell>
          <table:table-cell table:style-name="ce1" office:value-type="float" office:value="131.867" calcext:value-type="float">
            <text:p>131,867</text:p>
          </table:table-cell>
          <table:table-cell table:style-name="ce1" office:value-type="float" office:value="131.887" calcext:value-type="float">
            <text:p>131,887</text:p>
          </table:table-cell>
          <table:table-cell table:style-name="ce1" office:value-type="float" office:value="689.042" calcext:value-type="float">
            <text:p>689,042</text:p>
          </table:table-cell>
          <table:table-cell table:style-name="ce1" office:value-type="float" office:value="692.042" calcext:value-type="float">
            <text:p>692,042</text:p>
          </table:table-cell>
          <table:table-cell table:style-name="ce1" office:value-type="float" office:value="1.45706" calcext:value-type="float">
            <text:p>1,45706</text:p>
          </table:table-cell>
          <table:table-cell table:style-name="ce1" office:value-type="float" office:value="1.45736" calcext:value-type="float">
            <text:p>1,45736</text:p>
          </table:table-cell>
          <table:table-cell table:style-name="ce1" office:value-type="float" office:value="19.95436" calcext:value-type="float">
            <text:p>19,95436</text:p>
          </table:table-cell>
          <table:table-cell table:style-name="ce1" office:value-type="float" office:value="19.97936" calcext:value-type="float">
            <text:p>19,97936</text:p>
          </table:table-cell>
          <table:table-cell table:style-name="ce1" office:value-type="float" office:value="3.29923" calcext:value-type="float">
            <text:p>3,29923</text:p>
          </table:table-cell>
          <table:table-cell table:style-name="ce1" office:value-type="float" office:value="3.30066" calcext:value-type="float">
            <text:p>3,30066</text:p>
          </table:table-cell>
          <table:table-cell table:style-name="ce1" office:value-type="float" office:value="101.013" calcext:value-type="float">
            <text:p>101,013</text:p>
          </table:table-cell>
          <table:table-cell table:style-name="ce1" office:value-type="float" office:value="101.027" calcext:value-type="float">
            <text:p>101,027</text:p>
          </table:table-cell>
          <table:table-cell table:style-name="ce1" office:value-type="float" office:value="103.672" calcext:value-type="float">
            <text:p>103,672</text:p>
          </table:table-cell>
          <table:table-cell table:style-name="ce1" office:value-type="float" office:value="103.699" calcext:value-type="float">
            <text:p>103,699</text:p>
          </table:table-cell>
          <table:table-cell table:style-name="ce1" office:value-type="float" office:value="309.48" calcext:value-type="float">
            <text:p>309,48</text:p>
          </table:table-cell>
          <table:table-cell table:style-name="ce1" office:value-type="float" office:value="309.698" calcext:value-type="float">
            <text:p>309,698</text:p>
          </table:table-cell>
          <table:table-cell table:style-name="ce1" office:value-type="float" office:value="0.75403" calcext:value-type="float">
            <text:p>0,75403</text:p>
          </table:table-cell>
          <table:table-cell table:style-name="ce1" office:value-type="float" office:value="0.75429" calcext:value-type="float">
            <text:p>0,75429</text:p>
          </table:table-cell>
          <table:table-cell table:style-name="ce1" office:value-type="float" office:value="167.973" calcext:value-type="float">
            <text:p>167,973</text:p>
          </table:table-cell>
          <table:table-cell table:style-name="ce1" office:value-type="float" office:value="167.988" calcext:value-type="float">
            <text:p>167,988</text:p>
          </table:table-cell>
          <table:table-cell table:style-name="ce1" office:value-type="float" office:value="1801.406" calcext:value-type="float">
            <text:p>1801,406</text:p>
          </table:table-cell>
          <table:table-cell table:style-name="ce1" office:value-type="float" office:value="1802.057" calcext:value-type="float">
            <text:p>1802,057</text:p>
          </table:table-cell>
          <table:table-cell table:style-name="ce1" office:value-type="float" office:value="5.94665" calcext:value-type="float">
            <text:p>5,94665</text:p>
          </table:table-cell>
          <table:table-cell table:style-name="ce1" office:value-type="float" office:value="5.94809" calcext:value-type="float">
            <text:p>5,94809</text:p>
          </table:table-cell>
          <table:table-cell table:style-name="ce1" office:value-type="float" office:value="1199.897" calcext:value-type="float">
            <text:p>1199,897</text:p>
          </table:table-cell>
          <table:table-cell table:style-name="ce1" office:value-type="float" office:value="1200.207" calcext:value-type="float">
            <text:p>1200,207</text:p>
          </table:table-cell>
          <table:table-cell table:style-name="ce1" office:value-type="float" office:value="455.59" calcext:value-type="float">
            <text:p>455,59</text:p>
          </table:table-cell>
          <table:table-cell table:style-name="ce1" office:value-type="float" office:value="455.76" calcext:value-type="float">
            <text:p>455,76</text:p>
          </table:table-cell>
          <table:table-cell table:style-name="ce1" office:value-type="float" office:value="132.632" calcext:value-type="float">
            <text:p>132,632</text:p>
          </table:table-cell>
          <table:table-cell table:style-name="ce1" office:value-type="float" office:value="132.658" calcext:value-type="float">
            <text:p>132,658</text:p>
          </table:table-cell>
          <table:table-cell table:style-name="ce1" office:value-type="float" office:value="6.6595" calcext:value-type="float">
            <text:p>6,6595</text:p>
          </table:table-cell>
          <table:table-cell table:style-name="ce1" office:value-type="float" office:value="6.66001" calcext:value-type="float">
            <text:p>6,66001</text:p>
          </table:table-cell>
          <table:table-cell table:style-name="ce1" office:value-type="float" office:value="1.50113" calcext:value-type="float">
            <text:p>1,50113</text:p>
          </table:table-cell>
          <table:table-cell table:style-name="ce1" office:value-type="float" office:value="1.50162" calcext:value-type="float">
            <text:p>1,50162</text:p>
          </table:table-cell>
          <table:table-cell table:style-name="ce1" office:value-type="float" office:value="7.75677" calcext:value-type="float">
            <text:p>7,75677</text:p>
          </table:table-cell>
          <table:table-cell table:style-name="ce1" office:value-type="float" office:value="7.75713" calcext:value-type="float">
            <text:p>7,75713</text:p>
          </table:table-cell>
          <table:table-cell table:style-name="ce1" office:value-type="float" office:value="1.66874" calcext:value-type="float">
            <text:p>1,66874</text:p>
          </table:table-cell>
          <table:table-cell table:style-name="ce1" office:value-type="float" office:value="1.66914" calcext:value-type="float">
            <text:p>1,66914</text:p>
          </table:table-cell>
          <table:table-cell table:style-name="ce1" office:value-type="float" office:value="3.74944" calcext:value-type="float">
            <text:p>3,74944</text:p>
          </table:table-cell>
          <table:table-cell table:style-name="ce1" office:value-type="float" office:value="3.7507" calcext:value-type="float">
            <text:p>3,7507</text:p>
          </table:table-cell>
          <table:table-cell table:style-name="ce1" office:value-type="float" office:value="25.77664" calcext:value-type="float">
            <text:p>25,77664</text:p>
          </table:table-cell>
          <table:table-cell table:style-name="ce1" office:value-type="float" office:value="25.81333" calcext:value-type="float">
            <text:p>25,81333</text:p>
          </table:table-cell>
          <table:table-cell table:style-name="ce1" office:value-type="float" office:value="8.66532" calcext:value-type="float">
            <text:p>8,66532</text:p>
          </table:table-cell>
          <table:table-cell table:style-name="ce1" office:value-type="float" office:value="8.66681" calcext:value-type="float">
            <text:p>8,66681</text:p>
          </table:table-cell>
          <table:table-cell table:style-name="ce1" office:value-type="float" office:value="1340.554" calcext:value-type="float">
            <text:p>1340,554</text:p>
          </table:table-cell>
          <table:table-cell table:style-name="ce1" office:value-type="float" office:value="1340.843" calcext:value-type="float">
            <text:p>1340,843</text:p>
          </table:table-cell>
          <table:table-cell table:style-name="ce1" office:value-type="float" office:value="10.221" calcext:value-type="float">
            <text:p>10,221</text:p>
          </table:table-cell>
          <table:table-cell table:style-name="ce1" office:value-type="float" office:value="10.226" calcext:value-type="float">
            <text:p>10,226</text:p>
          </table:table-cell>
          <table:table-cell table:style-name="ce1" office:value-type="float" office:value="2.584" calcext:value-type="float">
            <text:p>2,584</text:p>
          </table:table-cell>
          <table:table-cell table:style-name="ce1" office:value-type="float" office:value="2.588" calcext:value-type="float">
            <text:p>2,588</text:p>
          </table:table-cell>
          <table:table-cell table:style-name="ce1" office:value-type="float" office:value="9.17855" calcext:value-type="float">
            <text:p>9,17855</text:p>
          </table:table-cell>
          <table:table-cell table:style-name="ce1" office:value-type="float" office:value="9.18154" calcext:value-type="float">
            <text:p>9,18154</text:p>
          </table:table-cell>
          <table:table-cell table:style-name="ce1" office:value-type="float" office:value="27.01361" calcext:value-type="float">
            <text:p>27,01361</text:p>
          </table:table-cell>
          <table:table-cell table:style-name="ce1" office:value-type="float" office:value="27.0281" calcext:value-type="float">
            <text:p>27,0281</text:p>
          </table:table-cell>
          <table:table-cell table:style-name="ce1" office:value-type="float" office:value="4.203" calcext:value-type="float">
            <text:p>4,203</text:p>
          </table:table-cell>
          <table:table-cell table:style-name="ce1" office:value-type="float" office:value="4.207" calcext:value-type="float">
            <text:p>4,207</text:p>
          </table:table-cell>
          <table:table-cell table:style-name="ce1" office:value-type="float" office:value="0.97422" calcext:value-type="float">
            <text:p>0,97422</text:p>
          </table:table-cell>
          <table:table-cell table:style-name="ce1" office:value-type="float" office:value="0.97438" calcext:value-type="float">
            <text:p>0,97438</text:p>
          </table:table-cell>
          <table:table-cell table:style-name="ce1" office:value-type="float" office:value="1306.044" calcext:value-type="float">
            <text:p>1306,044</text:p>
          </table:table-cell>
          <table:table-cell table:style-name="ce1" office:value-type="float" office:value="1306.441" calcext:value-type="float">
            <text:p>1306,441</text:p>
          </table:table-cell>
          <table:table-cell table:style-name="ce1" office:value-type="float" office:value="5.59007" calcext:value-type="float">
            <text:p>5,59007</text:p>
          </table:table-cell>
          <table:table-cell table:style-name="ce1" office:value-type="float" office:value="5.59181" calcext:value-type="float">
            <text:p>5,59181</text:p>
          </table:table-cell>
          <table:table-cell table:style-name="ce1" office:value-type="float" office:value="5531.1" calcext:value-type="float">
            <text:p>5531,1</text:p>
          </table:table-cell>
          <table:table-cell table:style-name="ce1" office:value-type="float" office:value="5532" calcext:value-type="float">
            <text:p>5532</text:p>
          </table:table-cell>
          <table:table-cell table:style-name="ce1" office:value-type="float" office:value="6951.3" calcext:value-type="float">
            <text:p>6951,3</text:p>
          </table:table-cell>
          <table:table-cell table:style-name="ce1" office:value-type="float" office:value="6952.3" calcext:value-type="float">
            <text:p>6952,3</text:p>
          </table:table-cell>
          <table:table-cell table:style-name="ce1" office:value-type="float" office:value="1.25846" calcext:value-type="float">
            <text:p>1,25846</text:p>
          </table:table-cell>
          <table:table-cell table:style-name="ce1" office:value-type="float" office:value="1.2588" calcext:value-type="float">
            <text:p>1,2588</text:p>
          </table:table-cell>
          <table:table-cell table:style-name="ce1" office:value-type="float" office:value="34.568" calcext:value-type="float">
            <text:p>34,568</text:p>
          </table:table-cell>
          <table:table-cell table:style-name="ce1" office:value-type="float" office:value="34.677" calcext:value-type="float">
            <text:p>34,677</text:p>
          </table:table-cell>
          <table:table-cell table:style-name="ce1" office:value-type="float" office:value="112.848" calcext:value-type="float">
            <text:p>112,848</text:p>
          </table:table-cell>
          <table:table-cell table:style-name="ce1" office:value-type="float" office:value="112.864" calcext:value-type="float">
            <text:p>112,864</text:p>
          </table:table-cell>
          <table:table-cell table:style-name="ce1" office:value-type="float" office:value="0.86472" calcext:value-type="float">
            <text:p>0,86472</text:p>
          </table:table-cell>
          <table:table-cell table:style-name="ce1" office:value-type="float" office:value="0.86485" calcext:value-type="float">
            <text:p>0,86485</text:p>
          </table:table-cell>
          <table:table-cell table:style-name="ce1" office:value-type="float" office:value="0.72067" calcext:value-type="float">
            <text:p>0,72067</text:p>
          </table:table-cell>
          <table:table-cell table:style-name="ce1" office:value-type="float" office:value="0.72086" calcext:value-type="float">
            <text:p>0,72086</text:p>
          </table:table-cell>
          <table:table-cell table:style-name="ce1" office:value-type="float" office:value="13.74944" calcext:value-type="float">
            <text:p>13,74944</text:p>
          </table:table-cell>
          <table:table-cell table:style-name="ce1" office:value-type="float" office:value="13.76203" calcext:value-type="float">
            <text:p>13,76203</text:p>
          </table:table-cell>
          <table:table-cell table:style-name="ce1" office:value-type="float" office:value="154.78137" calcext:value-type="float">
            <text:p>154,78137</text:p>
          </table:table-cell>
          <table:table-cell table:style-name="ce1" office:value-type="float" office:value="154.98249" calcext:value-type="float">
            <text:p>154,98249</text:p>
          </table:table-cell>
          <table:table-cell table:style-name="ce1" office:value-type="float" office:value="1748.317" calcext:value-type="float">
            <text:p>1748,317</text:p>
          </table:table-cell>
          <table:table-cell table:style-name="ce1" office:value-type="float" office:value="1748.937" calcext:value-type="float">
            <text:p>1748,937</text:p>
          </table:table-cell>
          <table:table-cell table:style-name="ce1" office:value-type="float" office:value="78.183" calcext:value-type="float">
            <text:p>78,183</text:p>
          </table:table-cell>
          <table:table-cell table:style-name="ce1" office:value-type="float" office:value="78.205" calcext:value-type="float">
            <text:p>78,205</text:p>
          </table:table-cell>
          <table:table-cell table:style-name="ce1" office:value-type="float" office:value="17.30634" calcext:value-type="float">
            <text:p>17,30634</text:p>
          </table:table-cell>
          <table:table-cell table:style-name="ce1" office:value-type="float" office:value="17.32216" calcext:value-type="float">
            <text:p>17,32216</text:p>
          </table:table-cell>
          <table:table-cell table:style-name="ce1" office:value-type="float" office:value="0.96839" calcext:value-type="float">
            <text:p>0,96839</text:p>
          </table:table-cell>
          <table:table-cell table:style-name="ce1" office:value-type="float" office:value="0.96884" calcext:value-type="float">
            <text:p>0,96884</text:p>
          </table:table-cell>
          <table:table-cell table:style-name="ce1" office:value-type="float" office:value="276.998" calcext:value-type="float">
            <text:p>276,998</text:p>
          </table:table-cell>
          <table:table-cell table:style-name="ce1" office:value-type="float" office:value="277.213" calcext:value-type="float">
            <text:p>277,213</text:p>
          </table:table-cell>
          <table:table-cell table:style-name="ce1" office:value-type="float" office:value="24.17852" calcext:value-type="float">
            <text:p>24,17852</text:p>
          </table:table-cell>
          <table:table-cell table:style-name="ce1" office:value-type="float" office:value="24.1935" calcext:value-type="float">
            <text:p>24,1935</text:p>
          </table:table-cell>
          <table:table-cell table:style-name="ce1" office:value-type="float" office:value="4.27095" calcext:value-type="float">
            <text:p>4,27095</text:p>
          </table:table-cell>
          <table:table-cell table:style-name="ce1" office:value-type="float" office:value="4.27327" calcext:value-type="float">
            <text:p>4,27327</text:p>
          </table:table-cell>
          <table:table-cell table:style-name="ce1" office:value-type="float" office:value="7.44023" calcext:value-type="float">
            <text:p>7,44023</text:p>
          </table:table-cell>
          <table:table-cell table:style-name="ce1" office:value-type="float" office:value="7.4405" calcext:value-type="float">
            <text:p>7,4405</text:p>
          </table:table-cell>
          <table:table-cell table:style-name="ce1" office:value-type="float" office:value="1128.622" calcext:value-type="float">
            <text:p>1128,622</text:p>
          </table:table-cell>
          <table:table-cell table:style-name="ce1" office:value-type="float" office:value="1131.622" calcext:value-type="float">
            <text:p>1131,622</text:p>
          </table:table-cell>
          <table:table-cell table:style-name="ce1" office:value-type="float" office:value="1.54983" calcext:value-type="float">
            <text:p>1,54983</text:p>
          </table:table-cell>
          <table:table-cell table:style-name="ce1" office:value-type="float" office:value="1.55025" calcext:value-type="float">
            <text:p>1,55025</text:p>
          </table:table-cell>
          <table:table-cell table:style-name="ce1" office:value-type="float" office:value="317.36" calcext:value-type="float">
            <text:p>317,36</text:p>
          </table:table-cell>
          <table:table-cell table:style-name="ce1" office:value-type="float" office:value="317.66" calcext:value-type="float">
            <text:p>317,66</text:p>
          </table:table-cell>
          <table:table-cell table:style-name="ce1" office:value-type="float" office:value="0.74688" calcext:value-type="float">
            <text:p>0,74688</text:p>
          </table:table-cell>
          <table:table-cell table:style-name="ce1" office:value-type="float" office:value="0.74715" calcext:value-type="float">
            <text:p>0,74715</text:p>
          </table:table-cell>
          <table:table-cell table:style-name="ce1" office:value-type="float" office:value="8.46069" calcext:value-type="float">
            <text:p>8,46069</text:p>
          </table:table-cell>
          <table:table-cell table:style-name="ce1" office:value-type="float" office:value="8.46328" calcext:value-type="float">
            <text:p>8,46328</text:p>
          </table:table-cell>
          <table:table-cell table:style-name="ce1" office:value-type="float" office:value="1.73583" calcext:value-type="float">
            <text:p>1,73583</text:p>
          </table:table-cell>
          <table:table-cell table:style-name="ce1" office:value-type="float" office:value="1.73647" calcext:value-type="float">
            <text:p>1,73647</text:p>
          </table:table-cell>
          <table:table-cell table:style-name="ce1" office:value-type="float" office:value="66.793" calcext:value-type="float">
            <text:p>66,793</text:p>
          </table:table-cell>
          <table:table-cell table:style-name="ce1" office:value-type="float" office:value="66.898" calcext:value-type="float">
            <text:p>66,898</text:p>
          </table:table-cell>
          <table:table-cell table:style-name="ce1" office:value-type="float" office:value="0.19533" calcext:value-type="float">
            <text:p>0,19533</text:p>
          </table:table-cell>
          <table:table-cell table:style-name="ce1" office:value-type="float" office:value="0.19545" calcext:value-type="float">
            <text:p>0,19545</text:p>
          </table:table-cell>
          <table:table-cell table:style-name="ce1" office:value-type="float" office:value="10.02011" calcext:value-type="float">
            <text:p>10,02011</text:p>
          </table:table-cell>
          <table:table-cell table:style-name="ce1" office:value-type="float" office:value="10.02221" calcext:value-type="float">
            <text:p>10,02221</text:p>
          </table:table-cell>
          <table:table-cell table:style-name="ce1" office:value-type="float" office:value="8.21576" calcext:value-type="float">
            <text:p>8,21576</text:p>
          </table:table-cell>
          <table:table-cell table:style-name="ce1" office:value-type="float" office:value="8.21824" calcext:value-type="float">
            <text:p>8,21824</text:p>
          </table:table-cell>
          <table:table-cell table:style-name="ce1" office:value-type="float" office:value="2.95277" calcext:value-type="float">
            <text:p>2,95277</text:p>
          </table:table-cell>
          <table:table-cell table:style-name="ce1" office:value-type="float" office:value="2.9535" calcext:value-type="float">
            <text:p>2,9535</text:p>
          </table:table-cell>
          <table:table-cell table:style-name="ce1" office:value-type="float" office:value="130.487" calcext:value-type="float">
            <text:p>130,487</text:p>
          </table:table-cell>
          <table:table-cell table:style-name="ce1" office:value-type="float" office:value="130.517" calcext:value-type="float">
            <text:p>130,517</text:p>
          </table:table-cell>
          <table:table-cell table:style-name="ce1" office:value-type="float" office:value="18.14377" calcext:value-type="float">
            <text:p>18,14377</text:p>
          </table:table-cell>
          <table:table-cell table:style-name="ce1" office:value-type="float" office:value="18.15258" calcext:value-type="float">
            <text:p>18,15258</text:p>
          </table:table-cell>
          <table:table-cell table:style-name="ce1" office:value-type="float" office:value="1.29179" calcext:value-type="float">
            <text:p>1,29179</text:p>
          </table:table-cell>
          <table:table-cell table:style-name="ce1" office:value-type="float" office:value="1.292" calcext:value-type="float">
            <text:p>1,292</text:p>
          </table:table-cell>
          <table:table-cell table:style-name="ce1" office:value-type="float" office:value="77.438" calcext:value-type="float">
            <text:p>77,438</text:p>
          </table:table-cell>
          <table:table-cell table:style-name="ce1" office:value-type="float" office:value="77.458" calcext:value-type="float">
            <text:p>77,458</text:p>
          </table:table-cell>
          <table:table-cell table:style-name="ce1" office:value-type="float" office:value="14.96639" calcext:value-type="float">
            <text:p>14,96639</text:p>
          </table:table-cell>
          <table:table-cell table:style-name="ce1" office:value-type="float" office:value="14.97951" calcext:value-type="float">
            <text:p>14,97951</text:p>
          </table:table-cell>
          <table:table-cell table:style-name="ce1" office:value-type="float" office:value="75.158" calcext:value-type="float">
            <text:p>75,158</text:p>
          </table:table-cell>
          <table:table-cell table:style-name="ce1" office:value-type="float" office:value="75.184" calcext:value-type="float">
            <text:p>75,184</text:p>
          </table:table-cell>
          <table:table-cell table:style-name="ce1" office:value-type="float" office:value="0.70209" calcext:value-type="float">
            <text:p>0,70209</text:p>
          </table:table-cell>
          <table:table-cell table:style-name="ce1" office:value-type="float" office:value="0.70241" calcext:value-type="float">
            <text:p>0,70241</text:p>
          </table:table-cell>
          <table:table-cell table:style-name="ce1" office:value-type="float" office:value="16851.5" calcext:value-type="float">
            <text:p>16851,5</text:p>
          </table:table-cell>
          <table:table-cell table:style-name="ce1" office:value-type="float" office:value="16861.5" calcext:value-type="float">
            <text:p>16861,5</text:p>
          </table:table-cell>
          <table:table-cell table:style-name="ce1" office:value-type="float" office:value="0.72486" calcext:value-type="float">
            <text:p>0,72486</text:p>
          </table:table-cell>
          <table:table-cell table:style-name="ce1" office:value-type="float" office:value="0.72513" calcext:value-type="float">
            <text:p>0,72513</text:p>
          </table:table-cell>
          <table:table-cell table:style-name="ce1" office:value-type="float" office:value="1.08835" calcext:value-type="float">
            <text:p>1,08835</text:p>
          </table:table-cell>
          <table:table-cell table:style-name="ce1" office:value-type="float" office:value="1.08853" calcext:value-type="float">
            <text:p>1,08853</text:p>
          </table:table-cell>
          <table:table-cell table:style-name="ce1" office:value-type="float" office:value="1.03018" calcext:value-type="float">
            <text:p>1,03018</text:p>
          </table:table-cell>
          <table:table-cell table:style-name="ce1" office:value-type="float" office:value="1.03059" calcext:value-type="float">
            <text:p>1,03059</text:p>
          </table:table-cell>
          <table:table-cell table:style-name="ce1" office:value-type="float" office:value="6.64879" calcext:value-type="float">
            <text:p>6,64879</text:p>
          </table:table-cell>
          <table:table-cell table:style-name="ce1" office:value-type="float" office:value="6.6495" calcext:value-type="float">
            <text:p>6,6495</text:p>
          </table:table-cell>
          <table:table-cell table:style-name="ce1" office:value-type="float" office:value="10764.7" calcext:value-type="float">
            <text:p>10764,7</text:p>
          </table:table-cell>
          <table:table-cell table:style-name="ce1" office:value-type="float" office:value="10765.4" calcext:value-type="float">
            <text:p>10765,4</text:p>
          </table:table-cell>
          <table:table-cell table:style-name="ce1" office:value-type="float" office:value="34.19" calcext:value-type="float">
            <text:p>34,19</text:p>
          </table:table-cell>
          <table:table-cell table:style-name="ce1" office:value-type="float" office:value="34.211" calcext:value-type="float">
            <text:p>34,211</text:p>
          </table:table-cell>
          <table:table-cell table:style-name="ce1" office:value-type="float" office:value="0.99034" calcext:value-type="float">
            <text:p>0,99034</text:p>
          </table:table-cell>
          <table:table-cell table:style-name="ce1" office:value-type="float" office:value="0.99061" calcext:value-type="float">
            <text:p>0,99061</text:p>
          </table:table-cell>
          <table:table-cell table:style-name="ce1" office:value-type="float" office:value="121.891" calcext:value-type="float">
            <text:p>121,891</text:p>
          </table:table-cell>
          <table:table-cell table:style-name="ce1" office:value-type="float" office:value="121.909" calcext:value-type="float">
            <text:p>121,909</text:p>
          </table:table-cell>
          <table:table-cell table:style-name="ce1" office:value-type="float" office:value="2186.4" calcext:value-type="float">
            <text:p>2186,4</text:p>
          </table:table-cell>
          <table:table-cell table:style-name="ce1" office:value-type="float" office:value="2186.9" calcext:value-type="float">
            <text:p>2186,9</text:p>
          </table:table-cell>
          <table:table-cell table:style-name="ce1" office:value-type="float" office:value="173.606" calcext:value-type="float">
            <text:p>173,606</text:p>
          </table:table-cell>
          <table:table-cell table:style-name="ce1" office:value-type="float" office:value="173.647" calcext:value-type="float">
            <text:p>173,647</text:p>
          </table:table-cell>
          <table:table-cell table:style-name="ce1" office:value-type="float" office:value="46.897" calcext:value-type="float">
            <text:p>46,897</text:p>
          </table:table-cell>
          <table:table-cell table:style-name="ce1" office:value-type="float" office:value="46.927" calcext:value-type="float">
            <text:p>46,927</text:p>
          </table:table-cell>
          <table:table-cell table:style-name="ce1" office:value-type="float" office:value="10398.419" calcext:value-type="float">
            <text:p>10398,419</text:p>
          </table:table-cell>
          <table:table-cell table:style-name="ce1" office:value-type="float" office:value="10401.044" calcext:value-type="float">
            <text:p>10401,044</text:p>
          </table:table-cell>
          <table:table-cell table:style-name="ce1" table:number-columns-repeated="7"/>
          <table:table-cell office:value-type="string" calcext:value-type="string">
            <text:p>order: sell 10.000000 BCO_USD</text:p>
          </table:table-cell>
          <table:table-cell office:value-type="string" calcext:value-type="string">
            <text:p>{u'orderFillTransaction': {u'orderID': u'853', u'financing': u'-0.0002', u'instrument': u'BCO_USD', u'price': u'46.917', u'userID': 2088872, u'batchID': u'853', u'accountBalance': u'96761.3333', u'reason': u'MARKET_ORDER', u'tradesClosed': [{u'units': u'-10', u'financing': u'-0.0002', u'realizedPL': u'0.1790', u'tradeID': u'848'}], u'time': u'2016-08-15T10:50:54.152770266Z', u'units': u'-10', u'type': u'ORDER_FILL', u'id': u'854', u'pl': u'0.1790', u'accountID': u'101-004-2088872-001'}, u'orderCreateTransaction': {u'timeInForce': u'FOK', u'positionFill': u'DEFAULT', u'userID': 2088872, u'batchID': u'853', u'instrument': u'BCO_USD', u'reason': u'CLIENT_ORDER', u'time': u'2016-08-15T10:50:54.152770266Z', u'units': u'-10', u'type': u'MARKET_ORDER', u'id': u'853', u'accountID': u'101-004-2088872-001'}, u'relatedTransactionIDs': [u'853', u'854'], u'lastTransactionID': u'854'}</text:p>
          </table:table-cell>
        </table:table-row>
        <table:table-row table:style-name="ro1">
          <table:table-cell/>
          <table:table-cell office:value-type="string" calcext:value-type="string">
            <text:p>15/08/2016</text:p>
          </table:table-cell>
          <table:table-cell office:value-type="string" calcext:value-type="string">
            <text:p>12:50:12</text:p>
          </table:table-cell>
          <table:table-cell table:style-name="ce5"/>
          <table:table-cell table:style-name="ce5" office:value-type="float" office:value="46.887" calcext:value-type="float">
            <text:p>46,8870</text:p>
          </table:table-cell>
          <table:table-cell table:style-name="ce5" office:value-type="float" office:value="46.917" calcext:value-type="float">
            <text:p>46,9170</text:p>
          </table:table-cell>
          <table:table-cell table:style-name="ce5" table:formula="of:=([.E53]+[.F53])/2" office:value-type="float" office:value="46.902" calcext:value-type="float">
            <text:p>46,9020</text:p>
          </table:table-cell>
          <table:table-cell table:style-name="ce5" table:formula="of:=[.$H$46]*[.G53]+(1-[.$H$46])*[.H54]" office:value-type="float" office:value="46.8947799808" calcext:value-type="float">
            <text:p>46,8948</text:p>
          </table:table-cell>
          <table:table-cell table:formula="of:=[.I54]+1" office:value-type="float" office:value="10" calcext:value-type="float">
            <text:p>10,000</text:p>
          </table:table-cell>
          <table:table-cell table:style-name="ce5" table:formula="of:=[.$H$46]*[.I53]+(1-[.$H$46])*[.J54]" office:value-type="float" office:value="6.4294967296" calcext:value-type="float">
            <text:p>6,4295</text:p>
          </table:table-cell>
          <table:table-cell table:style-name="ce5" table:formula="of:=[.$H$46]*[.I53]*[.I53]+(1-[.$H$46])*[.K54]" office:value-type="float" office:value="52.1345294336" calcext:value-type="float">
            <text:p>52,1345</text:p>
          </table:table-cell>
          <table:table-cell table:style-name="ce5" table:formula="of:=[.$H$46]*[.I53]*[.G53]+(1-[.$H$46])*[.L54]" office:value-type="float" office:value="301.461838928691" calcext:value-type="float">
            <text:p>301,4618</text:p>
          </table:table-cell>
          <table:table-cell table:style-name="ce1" table:formula="of:=[.K53]-[.J53]*[.J53]" office:value-type="float" office:value="10.7961012376629" calcext:value-type="float">
            <text:p>10,7961012377</text:p>
          </table:table-cell>
          <table:table-cell table:style-name="ce5" table:formula="of:=IF([.M53]=0;[.N54];([.L53]-[.J53]*[.H53])/[.M53])" office:value-type="float" office:value="-0.00444564126598786" calcext:value-type="float">
            <text:p>-0,0044</text:p>
          </table:table-cell>
          <table:table-cell table:style-name="ce3" table:formula="of:=IF([.M53]=0;[.O54];([.H53]*[.K53]-[.J53]*[.L53])/[.M53])" office:value-type="float" office:value="46.9233632167807" calcext:value-type="float">
            <text:p>46,92</text:p>
          </table:table-cell>
          <table:table-cell table:style-name="ce5" table:formula="of:=[.N53]*[.I53]+[.O53]" office:value-type="float" office:value="46.8789068041208" calcext:value-type="float">
            <text:p>46,8789</text:p>
          </table:table-cell>
          <table:table-cell table:style-name="ce10" table:formula="of:=([.P53]-[.P54])/[.P53]*[.$Q$46]" office:value-type="float" office:value="2.28453848713095" calcext:value-type="float">
            <text:p>2,28454</text:p>
          </table:table-cell>
          <table:table-cell table:style-name="ce1" table:formula="of:=IF([.Q53]&gt;=[.$R$46];1;0)" office:value-type="float" office:value="1" calcext:value-type="float">
            <text:p>1</text:p>
          </table:table-cell>
          <table:table-cell table:style-name="ce1" table:formula="of:=IF([.Q53]&lt;=-[.$S$46];1;0)" office:value-type="float" office:value="0" calcext:value-type="float">
            <text:p>0</text:p>
          </table:table-cell>
          <table:table-cell table:style-name="ce1" table:formula="of:=[.$T$45]*[.R53]" office:value-type="float" office:value="10" calcext:value-type="float">
            <text:p>10</text:p>
          </table:table-cell>
          <table:table-cell table:style-name="ce12" table:formula="of:=[.$U$45]*[.S53]" office:value-type="float" office:value="0" calcext:value-type="float">
            <text:p>0</text:p>
          </table:table-cell>
          <table:table-cell table:style-name="ce12" table:formula="of:=[.V54]-[.T53]+[.U53]" office:value-type="float" office:value="30" calcext:value-type="float">
            <text:p>30</text:p>
          </table:table-cell>
          <table:table-cell table:style-name="ce13" table:formula="of:=[.W54]+[.T53]*[.E53]-[.U53]*[.F53]" office:value-type="currency" office:currency="EUR" office:value="-1307.01" calcext:value-type="currency">
            <text:p>-1 307,01 €</text:p>
          </table:table-cell>
          <table:table-cell table:style-name="ce13" table:formula="of:=[.W53]+[.V53]*[.E53]" office:value-type="currency" office:currency="EUR" office:value="99.6000000000004" calcext:value-type="currency">
            <text:p>99,60 €</text:p>
          </table:table-cell>
          <table:table-cell table:style-name="ce14" office:value-type="float" office:value="20" calcext:value-type="float">
            <text:p>20</text:p>
          </table:table-cell>
          <table:table-cell table:style-name="ce1" office:value-type="float" office:value="96761.1547" calcext:value-type="float">
            <text:p>96761,1547</text:p>
          </table:table-cell>
          <table:table-cell table:style-name="ce1"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6761.1545" calcext:value-type="float">
            <text:p>96761,1545</text:p>
          </table:table-cell>
          <table:table-cell table:style-name="ce1" office:value-type="float" office:value="96761.1547" calcext:value-type="float">
            <text:p>96761,154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227.4047" calcext:value-type="float">
            <text:p>-3227,4047</text:p>
          </table:table-cell>
          <table:table-cell table:style-name="ce1" office:value-type="float" office:value="1259.9001" calcext:value-type="float">
            <text:p>1259,9001</text:p>
          </table:table-cell>
          <table:table-cell table:style-name="ce1" office:value-type="float" office:value="-3227.4047" calcext:value-type="float">
            <text:p>-3227,40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735.9567" calcext:value-type="float">
            <text:p>96735,9567</text:p>
          </table:table-cell>
          <table:table-cell table:style-name="ce1" office:value-type="string" calcext:value-type="string">
            <text:p>v20fxtrade</text:p>
          </table:table-cell>
          <table:table-cell table:style-name="ce1" table:number-columns-repeated="6"/>
          <table:table-cell table:style-name="ce1" office:value-type="float" office:value="67.087" calcext:value-type="float">
            <text:p>67,087</text:p>
          </table:table-cell>
          <table:table-cell table:style-name="ce1" office:value-type="float" office:value="67.196" calcext:value-type="float">
            <text:p>67,196</text:p>
          </table:table-cell>
          <table:table-cell table:style-name="ce1" office:value-type="float" office:value="17.8596" calcext:value-type="float">
            <text:p>17,8596</text:p>
          </table:table-cell>
          <table:table-cell table:style-name="ce1" office:value-type="float" office:value="17.88406" calcext:value-type="float">
            <text:p>17,88406</text:p>
          </table:table-cell>
          <table:table-cell table:style-name="ce1" office:value-type="float" office:value="8294" calcext:value-type="float">
            <text:p>8294</text:p>
          </table:table-cell>
          <table:table-cell table:style-name="ce1" office:value-type="float" office:value="8297" calcext:value-type="float">
            <text:p>8297</text:p>
          </table:table-cell>
          <table:table-cell table:style-name="ce1" office:value-type="float" office:value="2.14299" calcext:value-type="float">
            <text:p>2,14299</text:p>
          </table:table-cell>
          <table:table-cell table:style-name="ce1" office:value-type="float" office:value="2.14399" calcext:value-type="float">
            <text:p>2,14399</text:p>
          </table:table-cell>
          <table:table-cell table:style-name="ce1" office:value-type="float" office:value="26.81487" calcext:value-type="float">
            <text:p>26,81487</text:p>
          </table:table-cell>
          <table:table-cell table:style-name="ce1" office:value-type="float" office:value="26.85366" calcext:value-type="float">
            <text:p>26,85366</text:p>
          </table:table-cell>
          <table:table-cell table:style-name="ce1" office:value-type="float" office:value="7.96113" calcext:value-type="float">
            <text:p>7,96113</text:p>
          </table:table-cell>
          <table:table-cell table:style-name="ce1" office:value-type="float" office:value="7.96289" calcext:value-type="float">
            <text:p>7,96289</text:p>
          </table:table-cell>
          <table:table-cell table:style-name="ce1" office:value-type="float" office:value="22931.1" calcext:value-type="float">
            <text:p>22931,1</text:p>
          </table:table-cell>
          <table:table-cell table:style-name="ce1" office:value-type="float" office:value="22936.1" calcext:value-type="float">
            <text:p>22936,1</text:p>
          </table:table-cell>
          <table:table-cell table:style-name="ce1" office:value-type="float" office:value="44.533" calcext:value-type="float">
            <text:p>44,533</text:p>
          </table:table-cell>
          <table:table-cell table:style-name="ce1" office:value-type="float" office:value="44.56" calcext:value-type="float">
            <text:p>44,56</text:p>
          </table:table-cell>
          <table:table-cell table:style-name="ce1" office:value-type="float" office:value="1731.664" calcext:value-type="float">
            <text:p>1731,664</text:p>
          </table:table-cell>
          <table:table-cell table:style-name="ce1" office:value-type="float" office:value="1732.246" calcext:value-type="float">
            <text:p>1732,246</text:p>
          </table:table-cell>
          <table:table-cell table:style-name="ce1" office:value-type="float" office:value="15.44718" calcext:value-type="float">
            <text:p>15,44718</text:p>
          </table:table-cell>
          <table:table-cell table:style-name="ce1" office:value-type="float" office:value="15.46881" calcext:value-type="float">
            <text:p>15,46881</text:p>
          </table:table-cell>
          <table:table-cell table:style-name="ce1" office:value-type="float" office:value="1.11716" calcext:value-type="float">
            <text:p>1,11716</text:p>
          </table:table-cell>
          <table:table-cell table:style-name="ce1" office:value-type="float" office:value="1.11729" calcext:value-type="float">
            <text:p>1,11729</text:p>
          </table:table-cell>
          <table:table-cell table:style-name="ce1" office:value-type="float" office:value="1.04008" calcext:value-type="float">
            <text:p>1,04008</text:p>
          </table:table-cell>
          <table:table-cell table:style-name="ce1" office:value-type="float" office:value="1.04046" calcext:value-type="float">
            <text:p>1,04046</text:p>
          </table:table-cell>
          <table:table-cell table:style-name="ce1" office:value-type="float" office:value="1.29181" calcext:value-type="float">
            <text:p>1,29181</text:p>
          </table:table-cell>
          <table:table-cell table:style-name="ce1" office:value-type="float" office:value="1.29204" calcext:value-type="float">
            <text:p>1,29204</text:p>
          </table:table-cell>
          <table:table-cell table:style-name="ce1" office:value-type="float" office:value="3.82287" calcext:value-type="float">
            <text:p>3,82287</text:p>
          </table:table-cell>
          <table:table-cell table:style-name="ce1" office:value-type="float" office:value="3.82515" calcext:value-type="float">
            <text:p>3,82515</text:p>
          </table:table-cell>
          <table:table-cell table:style-name="ce1" office:value-type="float" office:value="1.68448" calcext:value-type="float">
            <text:p>1,68448</text:p>
          </table:table-cell>
          <table:table-cell table:style-name="ce1" office:value-type="float" office:value="1.6849" calcext:value-type="float">
            <text:p>1,6849</text:p>
          </table:table-cell>
          <table:table-cell table:style-name="ce1" office:value-type="float" office:value="3052.8" calcext:value-type="float">
            <text:p>3052,8</text:p>
          </table:table-cell>
          <table:table-cell table:style-name="ce1" office:value-type="float" office:value="3054.3" calcext:value-type="float">
            <text:p>3054,3</text:p>
          </table:table-cell>
          <table:table-cell table:style-name="ce1" office:value-type="float" office:value="3.242" calcext:value-type="float">
            <text:p>3,242</text:p>
          </table:table-cell>
          <table:table-cell table:style-name="ce1" office:value-type="float" office:value="3.245" calcext:value-type="float">
            <text:p>3,245</text:p>
          </table:table-cell>
          <table:table-cell table:style-name="ce1" office:value-type="float" office:value="13.0226" calcext:value-type="float">
            <text:p>13,0226</text:p>
          </table:table-cell>
          <table:table-cell table:style-name="ce1" office:value-type="float" office:value="13.02489" calcext:value-type="float">
            <text:p>13,02489</text:p>
          </table:table-cell>
          <table:table-cell table:style-name="ce1" office:value-type="float" office:value="5.7711" calcext:value-type="float">
            <text:p>5,7711</text:p>
          </table:table-cell>
          <table:table-cell table:style-name="ce1" office:value-type="float" office:value="5.77249" calcext:value-type="float">
            <text:p>5,77249</text:p>
          </table:table-cell>
          <table:table-cell table:style-name="ce1" office:value-type="float" office:value="1037.731" calcext:value-type="float">
            <text:p>1037,731</text:p>
          </table:table-cell>
          <table:table-cell table:style-name="ce1" office:value-type="float" office:value="1038.008" calcext:value-type="float">
            <text:p>1038,008</text:p>
          </table:table-cell>
          <table:table-cell table:style-name="ce1" office:value-type="float" office:value="1232.038" calcext:value-type="float">
            <text:p>1232,038</text:p>
          </table:table-cell>
          <table:table-cell table:style-name="ce1" office:value-type="float" office:value="1232.338" calcext:value-type="float">
            <text:p>1232,338</text:p>
          </table:table-cell>
          <table:table-cell table:style-name="ce1" office:value-type="float" office:value="1.79181" calcext:value-type="float">
            <text:p>1,79181</text:p>
          </table:table-cell>
          <table:table-cell table:style-name="ce1" office:value-type="float" office:value="1.79244" calcext:value-type="float">
            <text:p>1,79244</text:p>
          </table:table-cell>
          <table:table-cell table:style-name="ce1" office:value-type="float" office:value="18605.5" calcext:value-type="float">
            <text:p>18605,5</text:p>
          </table:table-cell>
          <table:table-cell table:style-name="ce1" office:value-type="float" office:value="18607.5" calcext:value-type="float">
            <text:p>18607,5</text:p>
          </table:table-cell>
          <table:table-cell table:style-name="ce1" office:value-type="float" office:value="4505.7" calcext:value-type="float">
            <text:p>4505,7</text:p>
          </table:table-cell>
          <table:table-cell table:style-name="ce1" office:value-type="float" office:value="4506.9" calcext:value-type="float">
            <text:p>4506,9</text:p>
          </table:table-cell>
          <table:table-cell table:style-name="ce1" office:value-type="float" office:value="135410" calcext:value-type="float">
            <text:p>135410</text:p>
          </table:table-cell>
          <table:table-cell table:style-name="ce1" office:value-type="float" office:value="135457" calcext:value-type="float">
            <text:p>135457</text:p>
          </table:table-cell>
          <table:table-cell table:style-name="ce1" office:value-type="float" office:value="1.34381" calcext:value-type="float">
            <text:p>1,34381</text:p>
          </table:table-cell>
          <table:table-cell table:style-name="ce1" office:value-type="float" office:value="1.34407" calcext:value-type="float">
            <text:p>1,34407</text:p>
          </table:table-cell>
          <table:table-cell table:style-name="ce1" office:value-type="float" office:value="9.45213" calcext:value-type="float">
            <text:p>9,45213</text:p>
          </table:table-cell>
          <table:table-cell table:style-name="ce1" office:value-type="float" office:value="9.45516" calcext:value-type="float">
            <text:p>9,45516</text:p>
          </table:table-cell>
          <table:table-cell table:style-name="ce1" office:value-type="float" office:value="13.3974" calcext:value-type="float">
            <text:p>13,3974</text:p>
          </table:table-cell>
          <table:table-cell table:style-name="ce1" office:value-type="float" office:value="13.40733" calcext:value-type="float">
            <text:p>13,40733</text:p>
          </table:table-cell>
          <table:table-cell table:style-name="ce1" office:value-type="float" office:value="6.0035" calcext:value-type="float">
            <text:p>6,0035</text:p>
          </table:table-cell>
          <table:table-cell table:style-name="ce1" office:value-type="float" office:value="6.00485" calcext:value-type="float">
            <text:p>6,00485</text:p>
          </table:table-cell>
          <table:table-cell table:style-name="ce1" office:value-type="float" office:value="19.43873" calcext:value-type="float">
            <text:p>19,43873</text:p>
          </table:table-cell>
          <table:table-cell table:style-name="ce1" office:value-type="float" office:value="19.46649" calcext:value-type="float">
            <text:p>19,46649</text:p>
          </table:table-cell>
          <table:table-cell table:style-name="ce1" office:value-type="float" office:value="0.93101" calcext:value-type="float">
            <text:p>0,93101</text:p>
          </table:table-cell>
          <table:table-cell table:style-name="ce1" office:value-type="float" office:value="0.93132" calcext:value-type="float">
            <text:p>0,93132</text:p>
          </table:table-cell>
          <table:table-cell table:style-name="ce1" office:value-type="float" office:value="4816.4" calcext:value-type="float">
            <text:p>4816,4</text:p>
          </table:table-cell>
          <table:table-cell table:style-name="ce1" office:value-type="float" office:value="4817" calcext:value-type="float">
            <text:p>4817</text:p>
          </table:table-cell>
          <table:table-cell table:style-name="ce1" office:value-type="float" office:value="2015.7" calcext:value-type="float">
            <text:p>2015,7</text:p>
          </table:table-cell>
          <table:table-cell table:style-name="ce1" office:value-type="float" office:value="2018.5" calcext:value-type="float">
            <text:p>2018,5</text:p>
          </table:table-cell>
          <table:table-cell table:style-name="ce1" office:value-type="float" office:value="1859.599" calcext:value-type="float">
            <text:p>1859,599</text:p>
          </table:table-cell>
          <table:table-cell table:style-name="ce1" office:value-type="float" office:value="1860.391" calcext:value-type="float">
            <text:p>1860,391</text:p>
          </table:table-cell>
          <table:table-cell table:style-name="ce1" office:value-type="float" office:value="26.02289" calcext:value-type="float">
            <text:p>26,02289</text:p>
          </table:table-cell>
          <table:table-cell table:style-name="ce1" office:value-type="float" office:value="26.06026" calcext:value-type="float">
            <text:p>26,06026</text:p>
          </table:table-cell>
          <table:table-cell table:style-name="ce1" office:value-type="float" office:value="7.528" calcext:value-type="float">
            <text:p>7,528</text:p>
          </table:table-cell>
          <table:table-cell table:style-name="ce1" office:value-type="float" office:value="7.548" calcext:value-type="float">
            <text:p>7,548</text:p>
          </table:table-cell>
          <table:table-cell table:style-name="ce1" office:value-type="float" office:value="4.93763" calcext:value-type="float">
            <text:p>4,93763</text:p>
          </table:table-cell>
          <table:table-cell table:style-name="ce1" office:value-type="float" office:value="4.94116" calcext:value-type="float">
            <text:p>4,94116</text:p>
          </table:table-cell>
          <table:table-cell table:style-name="ce1" office:value-type="float" office:value="1.44321" calcext:value-type="float">
            <text:p>1,44321</text:p>
          </table:table-cell>
          <table:table-cell table:style-name="ce1" office:value-type="float" office:value="1.4435" calcext:value-type="float">
            <text:p>1,4435</text:p>
          </table:table-cell>
          <table:table-cell table:style-name="ce1" office:value-type="float" office:value="27.68171" calcext:value-type="float">
            <text:p>27,68171</text:p>
          </table:table-cell>
          <table:table-cell table:style-name="ce1" office:value-type="float" office:value="27.7237" calcext:value-type="float">
            <text:p>27,7237</text:p>
          </table:table-cell>
          <table:table-cell table:style-name="ce1" office:value-type="float" office:value="1.06358" calcext:value-type="float">
            <text:p>1,06358</text:p>
          </table:table-cell>
          <table:table-cell table:style-name="ce1" office:value-type="float" office:value="1.06391" calcext:value-type="float">
            <text:p>1,06391</text:p>
          </table:table-cell>
          <table:table-cell table:style-name="ce1" office:value-type="float" office:value="109.478" calcext:value-type="float">
            <text:p>109,478</text:p>
          </table:table-cell>
          <table:table-cell table:style-name="ce1" office:value-type="float" office:value="109.496" calcext:value-type="float">
            <text:p>109,496</text:p>
          </table:table-cell>
          <table:table-cell table:style-name="ce1" office:value-type="float" office:value="0.76666" calcext:value-type="float">
            <text:p>0,76666</text:p>
          </table:table-cell>
          <table:table-cell table:style-name="ce1" office:value-type="float" office:value="0.7668" calcext:value-type="float">
            <text:p>0,7668</text:p>
          </table:table-cell>
          <table:table-cell table:style-name="ce1" office:value-type="float" office:value="72.801" calcext:value-type="float">
            <text:p>72,801</text:p>
          </table:table-cell>
          <table:table-cell table:style-name="ce1" office:value-type="float" office:value="72.824" calcext:value-type="float">
            <text:p>72,824</text:p>
          </table:table-cell>
          <table:table-cell table:style-name="ce1" office:value-type="float" office:value="131.867" calcext:value-type="float">
            <text:p>131,867</text:p>
          </table:table-cell>
          <table:table-cell table:style-name="ce1" office:value-type="float" office:value="131.887" calcext:value-type="float">
            <text:p>131,887</text:p>
          </table:table-cell>
          <table:table-cell table:style-name="ce1" office:value-type="float" office:value="689.042" calcext:value-type="float">
            <text:p>689,042</text:p>
          </table:table-cell>
          <table:table-cell table:style-name="ce1" office:value-type="float" office:value="692.042" calcext:value-type="float">
            <text:p>692,042</text:p>
          </table:table-cell>
          <table:table-cell table:style-name="ce1" office:value-type="float" office:value="1.45698" calcext:value-type="float">
            <text:p>1,45698</text:p>
          </table:table-cell>
          <table:table-cell table:style-name="ce1" office:value-type="float" office:value="1.45728" calcext:value-type="float">
            <text:p>1,45728</text:p>
          </table:table-cell>
          <table:table-cell table:style-name="ce1" office:value-type="float" office:value="19.95436" calcext:value-type="float">
            <text:p>19,95436</text:p>
          </table:table-cell>
          <table:table-cell table:style-name="ce1" office:value-type="float" office:value="19.97936" calcext:value-type="float">
            <text:p>19,97936</text:p>
          </table:table-cell>
          <table:table-cell table:style-name="ce1" office:value-type="float" office:value="3.29899" calcext:value-type="float">
            <text:p>3,29899</text:p>
          </table:table-cell>
          <table:table-cell table:style-name="ce1" office:value-type="float" office:value="3.30054" calcext:value-type="float">
            <text:p>3,30054</text:p>
          </table:table-cell>
          <table:table-cell table:style-name="ce1" office:value-type="float" office:value="101.018" calcext:value-type="float">
            <text:p>101,018</text:p>
          </table:table-cell>
          <table:table-cell table:style-name="ce1" office:value-type="float" office:value="101.031" calcext:value-type="float">
            <text:p>101,031</text:p>
          </table:table-cell>
          <table:table-cell table:style-name="ce1" office:value-type="float" office:value="103.677" calcext:value-type="float">
            <text:p>103,677</text:p>
          </table:table-cell>
          <table:table-cell table:style-name="ce1" office:value-type="float" office:value="103.704" calcext:value-type="float">
            <text:p>103,704</text:p>
          </table:table-cell>
          <table:table-cell table:style-name="ce1" office:value-type="float" office:value="309.48" calcext:value-type="float">
            <text:p>309,48</text:p>
          </table:table-cell>
          <table:table-cell table:style-name="ce1" office:value-type="float" office:value="309.694" calcext:value-type="float">
            <text:p>309,694</text:p>
          </table:table-cell>
          <table:table-cell table:style-name="ce1" office:value-type="float" office:value="0.75397" calcext:value-type="float">
            <text:p>0,75397</text:p>
          </table:table-cell>
          <table:table-cell table:style-name="ce1" office:value-type="float" office:value="0.75424" calcext:value-type="float">
            <text:p>0,75424</text:p>
          </table:table-cell>
          <table:table-cell table:style-name="ce1" office:value-type="float" office:value="167.973" calcext:value-type="float">
            <text:p>167,973</text:p>
          </table:table-cell>
          <table:table-cell table:style-name="ce1" office:value-type="float" office:value="167.988" calcext:value-type="float">
            <text:p>167,988</text:p>
          </table:table-cell>
          <table:table-cell table:style-name="ce1" office:value-type="float" office:value="1801.368" calcext:value-type="float">
            <text:p>1801,368</text:p>
          </table:table-cell>
          <table:table-cell table:style-name="ce1" office:value-type="float" office:value="1802.005" calcext:value-type="float">
            <text:p>1802,005</text:p>
          </table:table-cell>
          <table:table-cell table:style-name="ce1" office:value-type="float" office:value="5.9468" calcext:value-type="float">
            <text:p>5,9468</text:p>
          </table:table-cell>
          <table:table-cell table:style-name="ce1" office:value-type="float" office:value="5.94817" calcext:value-type="float">
            <text:p>5,94817</text:p>
          </table:table-cell>
          <table:table-cell table:style-name="ce1" office:value-type="float" office:value="1199.788" calcext:value-type="float">
            <text:p>1199,788</text:p>
          </table:table-cell>
          <table:table-cell table:style-name="ce1" office:value-type="float" office:value="1200.087" calcext:value-type="float">
            <text:p>1200,087</text:p>
          </table:table-cell>
          <table:table-cell table:style-name="ce1" office:value-type="float" office:value="455.59" calcext:value-type="float">
            <text:p>455,59</text:p>
          </table:table-cell>
          <table:table-cell table:style-name="ce1" office:value-type="float" office:value="455.76" calcext:value-type="float">
            <text:p>455,76</text:p>
          </table:table-cell>
          <table:table-cell table:style-name="ce1" office:value-type="float" office:value="132.632" calcext:value-type="float">
            <text:p>132,632</text:p>
          </table:table-cell>
          <table:table-cell table:style-name="ce1" office:value-type="float" office:value="132.658" calcext:value-type="float">
            <text:p>132,658</text:p>
          </table:table-cell>
          <table:table-cell table:style-name="ce1" office:value-type="float" office:value="6.65951" calcext:value-type="float">
            <text:p>6,65951</text:p>
          </table:table-cell>
          <table:table-cell table:style-name="ce1" office:value-type="float" office:value="6.66001" calcext:value-type="float">
            <text:p>6,66001</text:p>
          </table:table-cell>
          <table:table-cell table:style-name="ce1" office:value-type="float" office:value="1.50125" calcext:value-type="float">
            <text:p>1,50125</text:p>
          </table:table-cell>
          <table:table-cell table:style-name="ce1" office:value-type="float" office:value="1.50172" calcext:value-type="float">
            <text:p>1,50172</text:p>
          </table:table-cell>
          <table:table-cell table:style-name="ce1" office:value-type="float" office:value="7.75677" calcext:value-type="float">
            <text:p>7,75677</text:p>
          </table:table-cell>
          <table:table-cell table:style-name="ce1" office:value-type="float" office:value="7.75713" calcext:value-type="float">
            <text:p>7,75713</text:p>
          </table:table-cell>
          <table:table-cell table:style-name="ce1" office:value-type="float" office:value="1.66857" calcext:value-type="float">
            <text:p>1,66857</text:p>
          </table:table-cell>
          <table:table-cell table:style-name="ce1" office:value-type="float" office:value="1.66899" calcext:value-type="float">
            <text:p>1,66899</text:p>
          </table:table-cell>
          <table:table-cell table:style-name="ce1" office:value-type="float" office:value="3.74944" calcext:value-type="float">
            <text:p>3,74944</text:p>
          </table:table-cell>
          <table:table-cell table:style-name="ce1" office:value-type="float" office:value="3.7507" calcext:value-type="float">
            <text:p>3,7507</text:p>
          </table:table-cell>
          <table:table-cell table:style-name="ce1" office:value-type="float" office:value="25.77724" calcext:value-type="float">
            <text:p>25,77724</text:p>
          </table:table-cell>
          <table:table-cell table:style-name="ce1" office:value-type="float" office:value="25.81414" calcext:value-type="float">
            <text:p>25,81414</text:p>
          </table:table-cell>
          <table:table-cell table:style-name="ce1" office:value-type="float" office:value="8.66555" calcext:value-type="float">
            <text:p>8,66555</text:p>
          </table:table-cell>
          <table:table-cell table:style-name="ce1" office:value-type="float" office:value="8.66697" calcext:value-type="float">
            <text:p>8,66697</text:p>
          </table:table-cell>
          <table:table-cell table:style-name="ce1" office:value-type="float" office:value="1340.456" calcext:value-type="float">
            <text:p>1340,456</text:p>
          </table:table-cell>
          <table:table-cell table:style-name="ce1" office:value-type="float" office:value="1340.745" calcext:value-type="float">
            <text:p>1340,745</text:p>
          </table:table-cell>
          <table:table-cell table:style-name="ce1" office:value-type="float" office:value="10.221" calcext:value-type="float">
            <text:p>10,221</text:p>
          </table:table-cell>
          <table:table-cell table:style-name="ce1" office:value-type="float" office:value="10.226" calcext:value-type="float">
            <text:p>10,226</text:p>
          </table:table-cell>
          <table:table-cell table:style-name="ce1" office:value-type="float" office:value="2.584" calcext:value-type="float">
            <text:p>2,584</text:p>
          </table:table-cell>
          <table:table-cell table:style-name="ce1" office:value-type="float" office:value="2.588" calcext:value-type="float">
            <text:p>2,588</text:p>
          </table:table-cell>
          <table:table-cell table:style-name="ce1" office:value-type="float" office:value="9.17874" calcext:value-type="float">
            <text:p>9,17874</text:p>
          </table:table-cell>
          <table:table-cell table:style-name="ce1" office:value-type="float" office:value="9.18135" calcext:value-type="float">
            <text:p>9,18135</text:p>
          </table:table-cell>
          <table:table-cell table:style-name="ce1" office:value-type="float" office:value="27.01355" calcext:value-type="float">
            <text:p>27,01355</text:p>
          </table:table-cell>
          <table:table-cell table:style-name="ce1" office:value-type="float" office:value="27.0282" calcext:value-type="float">
            <text:p>27,0282</text:p>
          </table:table-cell>
          <table:table-cell table:style-name="ce1" office:value-type="float" office:value="4.203" calcext:value-type="float">
            <text:p>4,203</text:p>
          </table:table-cell>
          <table:table-cell table:style-name="ce1" office:value-type="float" office:value="4.207" calcext:value-type="float">
            <text:p>4,207</text:p>
          </table:table-cell>
          <table:table-cell table:style-name="ce1" office:value-type="float" office:value="0.97416" calcext:value-type="float">
            <text:p>0,97416</text:p>
          </table:table-cell>
          <table:table-cell table:style-name="ce1" office:value-type="float" office:value="0.97433" calcext:value-type="float">
            <text:p>0,97433</text:p>
          </table:table-cell>
          <table:table-cell table:style-name="ce1" office:value-type="float" office:value="1305.868" calcext:value-type="float">
            <text:p>1305,868</text:p>
          </table:table-cell>
          <table:table-cell table:style-name="ce1" office:value-type="float" office:value="1306.278" calcext:value-type="float">
            <text:p>1306,278</text:p>
          </table:table-cell>
          <table:table-cell table:style-name="ce1" office:value-type="float" office:value="5.58999" calcext:value-type="float">
            <text:p>5,58999</text:p>
          </table:table-cell>
          <table:table-cell table:style-name="ce1" office:value-type="float" office:value="5.59173" calcext:value-type="float">
            <text:p>5,59173</text:p>
          </table:table-cell>
          <table:table-cell table:style-name="ce1" office:value-type="float" office:value="5531.1" calcext:value-type="float">
            <text:p>5531,1</text:p>
          </table:table-cell>
          <table:table-cell table:style-name="ce1" office:value-type="float" office:value="5532" calcext:value-type="float">
            <text:p>5532</text:p>
          </table:table-cell>
          <table:table-cell table:style-name="ce1" office:value-type="float" office:value="6951.3" calcext:value-type="float">
            <text:p>6951,3</text:p>
          </table:table-cell>
          <table:table-cell table:style-name="ce1" office:value-type="float" office:value="6952.3" calcext:value-type="float">
            <text:p>6952,3</text:p>
          </table:table-cell>
          <table:table-cell table:style-name="ce1" office:value-type="float" office:value="1.25828" calcext:value-type="float">
            <text:p>1,25828</text:p>
          </table:table-cell>
          <table:table-cell table:style-name="ce1" office:value-type="float" office:value="1.2586" calcext:value-type="float">
            <text:p>1,2586</text:p>
          </table:table-cell>
          <table:table-cell table:style-name="ce1" office:value-type="float" office:value="34.568" calcext:value-type="float">
            <text:p>34,568</text:p>
          </table:table-cell>
          <table:table-cell table:style-name="ce1" office:value-type="float" office:value="34.677" calcext:value-type="float">
            <text:p>34,677</text:p>
          </table:table-cell>
          <table:table-cell table:style-name="ce1" office:value-type="float" office:value="112.853" calcext:value-type="float">
            <text:p>112,853</text:p>
          </table:table-cell>
          <table:table-cell table:style-name="ce1" office:value-type="float" office:value="112.87" calcext:value-type="float">
            <text:p>112,87</text:p>
          </table:table-cell>
          <table:table-cell table:style-name="ce1" office:value-type="float" office:value="0.86483" calcext:value-type="float">
            <text:p>0,86483</text:p>
          </table:table-cell>
          <table:table-cell table:style-name="ce1" office:value-type="float" office:value="0.86498" calcext:value-type="float">
            <text:p>0,86498</text:p>
          </table:table-cell>
          <table:table-cell table:style-name="ce1" office:value-type="float" office:value="0.72066" calcext:value-type="float">
            <text:p>0,72066</text:p>
          </table:table-cell>
          <table:table-cell table:style-name="ce1" office:value-type="float" office:value="0.72085" calcext:value-type="float">
            <text:p>0,72085</text:p>
          </table:table-cell>
          <table:table-cell table:style-name="ce1" office:value-type="float" office:value="13.75037" calcext:value-type="float">
            <text:p>13,75037</text:p>
          </table:table-cell>
          <table:table-cell table:style-name="ce1" office:value-type="float" office:value="13.76297" calcext:value-type="float">
            <text:p>13,76297</text:p>
          </table:table-cell>
          <table:table-cell table:style-name="ce1" office:value-type="float" office:value="154.78137" calcext:value-type="float">
            <text:p>154,78137</text:p>
          </table:table-cell>
          <table:table-cell table:style-name="ce1" office:value-type="float" office:value="154.98249" calcext:value-type="float">
            <text:p>154,98249</text:p>
          </table:table-cell>
          <table:table-cell table:style-name="ce1" office:value-type="float" office:value="1748.166" calcext:value-type="float">
            <text:p>1748,166</text:p>
          </table:table-cell>
          <table:table-cell table:style-name="ce1" office:value-type="float" office:value="1748.763" calcext:value-type="float">
            <text:p>1748,763</text:p>
          </table:table-cell>
          <table:table-cell table:style-name="ce1" office:value-type="float" office:value="78.184" calcext:value-type="float">
            <text:p>78,184</text:p>
          </table:table-cell>
          <table:table-cell table:style-name="ce1" office:value-type="float" office:value="78.206" calcext:value-type="float">
            <text:p>78,206</text:p>
          </table:table-cell>
          <table:table-cell table:style-name="ce1" office:value-type="float" office:value="17.30394" calcext:value-type="float">
            <text:p>17,30394</text:p>
          </table:table-cell>
          <table:table-cell table:style-name="ce1" office:value-type="float" office:value="17.31932" calcext:value-type="float">
            <text:p>17,31932</text:p>
          </table:table-cell>
          <table:table-cell table:style-name="ce1" office:value-type="float" office:value="0.96843" calcext:value-type="float">
            <text:p>0,96843</text:p>
          </table:table-cell>
          <table:table-cell table:style-name="ce1" office:value-type="float" office:value="0.96888" calcext:value-type="float">
            <text:p>0,96888</text:p>
          </table:table-cell>
          <table:table-cell table:style-name="ce1" office:value-type="float" office:value="276.984" calcext:value-type="float">
            <text:p>276,984</text:p>
          </table:table-cell>
          <table:table-cell table:style-name="ce1" office:value-type="float" office:value="277.213" calcext:value-type="float">
            <text:p>277,213</text:p>
          </table:table-cell>
          <table:table-cell table:style-name="ce1" office:value-type="float" office:value="24.17806" calcext:value-type="float">
            <text:p>24,17806</text:p>
          </table:table-cell>
          <table:table-cell table:style-name="ce1" office:value-type="float" office:value="24.193" calcext:value-type="float">
            <text:p>24,193</text:p>
          </table:table-cell>
          <table:table-cell table:style-name="ce1" office:value-type="float" office:value="4.27095" calcext:value-type="float">
            <text:p>4,27095</text:p>
          </table:table-cell>
          <table:table-cell table:style-name="ce1" office:value-type="float" office:value="4.27326" calcext:value-type="float">
            <text:p>4,27326</text:p>
          </table:table-cell>
          <table:table-cell table:style-name="ce1" office:value-type="float" office:value="7.44023" calcext:value-type="float">
            <text:p>7,44023</text:p>
          </table:table-cell>
          <table:table-cell table:style-name="ce1" office:value-type="float" office:value="7.4405" calcext:value-type="float">
            <text:p>7,4405</text:p>
          </table:table-cell>
          <table:table-cell table:style-name="ce1" office:value-type="float" office:value="1129.01" calcext:value-type="float">
            <text:p>1129,01</text:p>
          </table:table-cell>
          <table:table-cell table:style-name="ce1" office:value-type="float" office:value="1132.01" calcext:value-type="float">
            <text:p>1132,01</text:p>
          </table:table-cell>
          <table:table-cell table:style-name="ce1" office:value-type="float" office:value="1.54983" calcext:value-type="float">
            <text:p>1,54983</text:p>
          </table:table-cell>
          <table:table-cell table:style-name="ce1" office:value-type="float" office:value="1.55028" calcext:value-type="float">
            <text:p>1,55028</text:p>
          </table:table-cell>
          <table:table-cell table:style-name="ce1" office:value-type="float" office:value="317.36" calcext:value-type="float">
            <text:p>317,36</text:p>
          </table:table-cell>
          <table:table-cell table:style-name="ce1" office:value-type="float" office:value="317.66" calcext:value-type="float">
            <text:p>317,66</text:p>
          </table:table-cell>
          <table:table-cell table:style-name="ce1" office:value-type="float" office:value="0.74685" calcext:value-type="float">
            <text:p>0,74685</text:p>
          </table:table-cell>
          <table:table-cell table:style-name="ce1" office:value-type="float" office:value="0.74712" calcext:value-type="float">
            <text:p>0,74712</text:p>
          </table:table-cell>
          <table:table-cell table:style-name="ce1" office:value-type="float" office:value="8.4607" calcext:value-type="float">
            <text:p>8,4607</text:p>
          </table:table-cell>
          <table:table-cell table:style-name="ce1" office:value-type="float" office:value="8.46328" calcext:value-type="float">
            <text:p>8,46328</text:p>
          </table:table-cell>
          <table:table-cell table:style-name="ce1" office:value-type="float" office:value="1.73565" calcext:value-type="float">
            <text:p>1,73565</text:p>
          </table:table-cell>
          <table:table-cell table:style-name="ce1" office:value-type="float" office:value="1.73625" calcext:value-type="float">
            <text:p>1,73625</text:p>
          </table:table-cell>
          <table:table-cell table:style-name="ce1" office:value-type="float" office:value="66.793" calcext:value-type="float">
            <text:p>66,793</text:p>
          </table:table-cell>
          <table:table-cell table:style-name="ce1" office:value-type="float" office:value="66.898" calcext:value-type="float">
            <text:p>66,898</text:p>
          </table:table-cell>
          <table:table-cell table:style-name="ce1" office:value-type="float" office:value="0.19533" calcext:value-type="float">
            <text:p>0,19533</text:p>
          </table:table-cell>
          <table:table-cell table:style-name="ce1" office:value-type="float" office:value="0.19545" calcext:value-type="float">
            <text:p>0,19545</text:p>
          </table:table-cell>
          <table:table-cell table:style-name="ce1" office:value-type="float" office:value="10.01857" calcext:value-type="float">
            <text:p>10,01857</text:p>
          </table:table-cell>
          <table:table-cell table:style-name="ce1" office:value-type="float" office:value="10.02051" calcext:value-type="float">
            <text:p>10,02051</text:p>
          </table:table-cell>
          <table:table-cell table:style-name="ce1" office:value-type="float" office:value="8.21557" calcext:value-type="float">
            <text:p>8,21557</text:p>
          </table:table-cell>
          <table:table-cell table:style-name="ce1" office:value-type="float" office:value="8.21841" calcext:value-type="float">
            <text:p>8,21841</text:p>
          </table:table-cell>
          <table:table-cell table:style-name="ce1" office:value-type="float" office:value="2.9525" calcext:value-type="float">
            <text:p>2,9525</text:p>
          </table:table-cell>
          <table:table-cell table:style-name="ce1" office:value-type="float" office:value="2.9534" calcext:value-type="float">
            <text:p>2,9534</text:p>
          </table:table-cell>
          <table:table-cell table:style-name="ce1" office:value-type="float" office:value="130.473" calcext:value-type="float">
            <text:p>130,473</text:p>
          </table:table-cell>
          <table:table-cell table:style-name="ce1" office:value-type="float" office:value="130.501" calcext:value-type="float">
            <text:p>130,501</text:p>
          </table:table-cell>
          <table:table-cell table:style-name="ce1" office:value-type="float" office:value="18.14617" calcext:value-type="float">
            <text:p>18,14617</text:p>
          </table:table-cell>
          <table:table-cell table:style-name="ce1" office:value-type="float" office:value="18.15395" calcext:value-type="float">
            <text:p>18,15395</text:p>
          </table:table-cell>
          <table:table-cell table:style-name="ce1" office:value-type="float" office:value="1.29159" calcext:value-type="float">
            <text:p>1,29159</text:p>
          </table:table-cell>
          <table:table-cell table:style-name="ce1" office:value-type="float" office:value="1.29178" calcext:value-type="float">
            <text:p>1,29178</text:p>
          </table:table-cell>
          <table:table-cell table:style-name="ce1" office:value-type="float" office:value="77.446" calcext:value-type="float">
            <text:p>77,446</text:p>
          </table:table-cell>
          <table:table-cell table:style-name="ce1" office:value-type="float" office:value="77.465" calcext:value-type="float">
            <text:p>77,465</text:p>
          </table:table-cell>
          <table:table-cell table:style-name="ce1" office:value-type="float" office:value="14.96704" calcext:value-type="float">
            <text:p>14,96704</text:p>
          </table:table-cell>
          <table:table-cell table:style-name="ce1" office:value-type="float" office:value="14.97988" calcext:value-type="float">
            <text:p>14,97988</text:p>
          </table:table-cell>
          <table:table-cell table:style-name="ce1" office:value-type="float" office:value="75.158" calcext:value-type="float">
            <text:p>75,158</text:p>
          </table:table-cell>
          <table:table-cell table:style-name="ce1" office:value-type="float" office:value="75.183" calcext:value-type="float">
            <text:p>75,183</text:p>
          </table:table-cell>
          <table:table-cell table:style-name="ce1" office:value-type="float" office:value="0.70204" calcext:value-type="float">
            <text:p>0,70204</text:p>
          </table:table-cell>
          <table:table-cell table:style-name="ce1" office:value-type="float" office:value="0.70235" calcext:value-type="float">
            <text:p>0,70235</text:p>
          </table:table-cell>
          <table:table-cell table:style-name="ce1" office:value-type="float" office:value="16855.1" calcext:value-type="float">
            <text:p>16855,1</text:p>
          </table:table-cell>
          <table:table-cell table:style-name="ce1" office:value-type="float" office:value="16865.1" calcext:value-type="float">
            <text:p>16865,1</text:p>
          </table:table-cell>
          <table:table-cell table:style-name="ce1" office:value-type="float" office:value="0.72478" calcext:value-type="float">
            <text:p>0,72478</text:p>
          </table:table-cell>
          <table:table-cell table:style-name="ce1" office:value-type="float" office:value="0.72505" calcext:value-type="float">
            <text:p>0,72505</text:p>
          </table:table-cell>
          <table:table-cell table:style-name="ce1" office:value-type="float" office:value="1.08838" calcext:value-type="float">
            <text:p>1,08838</text:p>
          </table:table-cell>
          <table:table-cell table:style-name="ce1" office:value-type="float" office:value="1.08855" calcext:value-type="float">
            <text:p>1,08855</text:p>
          </table:table-cell>
          <table:table-cell table:style-name="ce1" office:value-type="float" office:value="1.03026" calcext:value-type="float">
            <text:p>1,03026</text:p>
          </table:table-cell>
          <table:table-cell table:style-name="ce1" office:value-type="float" office:value="1.03064" calcext:value-type="float">
            <text:p>1,03064</text:p>
          </table:table-cell>
          <table:table-cell table:style-name="ce1" office:value-type="float" office:value="6.64874" calcext:value-type="float">
            <text:p>6,64874</text:p>
          </table:table-cell>
          <table:table-cell table:style-name="ce1" office:value-type="float" office:value="6.64952" calcext:value-type="float">
            <text:p>6,64952</text:p>
          </table:table-cell>
          <table:table-cell table:style-name="ce1" office:value-type="float" office:value="10765.2" calcext:value-type="float">
            <text:p>10765,2</text:p>
          </table:table-cell>
          <table:table-cell table:style-name="ce1" office:value-type="float" office:value="10765.4" calcext:value-type="float">
            <text:p>10765,4</text:p>
          </table:table-cell>
          <table:table-cell table:style-name="ce1" office:value-type="float" office:value="34.191" calcext:value-type="float">
            <text:p>34,191</text:p>
          </table:table-cell>
          <table:table-cell table:style-name="ce1" office:value-type="float" office:value="34.212" calcext:value-type="float">
            <text:p>34,212</text:p>
          </table:table-cell>
          <table:table-cell table:style-name="ce1" office:value-type="float" office:value="0.99039" calcext:value-type="float">
            <text:p>0,99039</text:p>
          </table:table-cell>
          <table:table-cell table:style-name="ce1" office:value-type="float" office:value="0.99068" calcext:value-type="float">
            <text:p>0,99068</text:p>
          </table:table-cell>
          <table:table-cell table:style-name="ce1" office:value-type="float" office:value="121.891" calcext:value-type="float">
            <text:p>121,891</text:p>
          </table:table-cell>
          <table:table-cell table:style-name="ce1" office:value-type="float" office:value="121.909" calcext:value-type="float">
            <text:p>121,909</text:p>
          </table:table-cell>
          <table:table-cell table:style-name="ce1" office:value-type="float" office:value="2186.4" calcext:value-type="float">
            <text:p>2186,4</text:p>
          </table:table-cell>
          <table:table-cell table:style-name="ce1" office:value-type="float" office:value="2186.9" calcext:value-type="float">
            <text:p>2186,9</text:p>
          </table:table-cell>
          <table:table-cell table:style-name="ce1" office:value-type="float" office:value="173.669" calcext:value-type="float">
            <text:p>173,669</text:p>
          </table:table-cell>
          <table:table-cell table:style-name="ce1" office:value-type="float" office:value="173.71" calcext:value-type="float">
            <text:p>173,71</text:p>
          </table:table-cell>
          <table:table-cell table:style-name="ce1" office:value-type="float" office:value="46.887" calcext:value-type="float">
            <text:p>46,887</text:p>
          </table:table-cell>
          <table:table-cell table:style-name="ce1" office:value-type="float" office:value="46.917" calcext:value-type="float">
            <text:p>46,917</text:p>
          </table:table-cell>
          <table:table-cell table:style-name="ce1" office:value-type="float" office:value="10397.659" calcext:value-type="float">
            <text:p>10397,659</text:p>
          </table:table-cell>
          <table:table-cell table:style-name="ce1" office:value-type="float" office:value="10400.284" calcext:value-type="float">
            <text:p>10400,284</text:p>
          </table:table-cell>
          <table:table-cell table:style-name="ce1" table:number-columns-repeated="7"/>
          <table:table-cell office:value-type="string" calcext:value-type="string">
            <text:p>order: sell 10.000000 BCO_USD</text:p>
          </table:table-cell>
          <table:table-cell office:value-type="string" calcext:value-type="string">
            <text:p>{u'orderFillTransaction': {u'orderID': u'851', u'financing': u'-0.0002', u'instrument': u'BCO_USD', u'price': u'46.887', u'userID': 2088872, u'batchID': u'851', u'accountBalance': u'96761.1545', u'reason': u'MARKET_ORDER', u'tradesClosed': [{u'units': u'-10', u'financing': u'-0.0002', u'realizedPL': u'0.0000', u'tradeID': u'846'}], u'time': u'2016-08-15T10:50:28.595620829Z', u'units': u'-10', u'type': u'ORDER_FILL', u'id': u'852', u'pl': u'0.0000', u'accountID': u'101-004-2088872-001'}, u'orderCreateTransaction': {u'timeInForce': u'FOK', u'positionFill': u'DEFAULT', u'userID': 2088872, u'batchID': u'851', u'instrument': u'BCO_USD', u'reason': u'CLIENT_ORDER', u'time': u'2016-08-15T10:50:28.595620829Z', u'units': u'-10', u'type': u'MARKET_ORDER', u'id': u'851', u'accountID': u'101-004-2088872-001'}, u'relatedTransactionIDs': [u'851', u'852'], u'lastTransactionID': u'852'}</text:p>
          </table:table-cell>
        </table:table-row>
        <table:table-row table:style-name="ro1">
          <table:table-cell/>
          <table:table-cell office:value-type="string" calcext:value-type="string">
            <text:p>15/08/2016</text:p>
          </table:table-cell>
          <table:table-cell office:value-type="string" calcext:value-type="string">
            <text:p>12:49:47</text:p>
          </table:table-cell>
          <table:table-cell table:style-name="ce5"/>
          <table:table-cell table:style-name="ce5" office:value-type="float" office:value="46.847" calcext:value-type="float">
            <text:p>46,8470</text:p>
          </table:table-cell>
          <table:table-cell table:style-name="ce5" office:value-type="float" office:value="46.877" calcext:value-type="float">
            <text:p>46,8770</text:p>
          </table:table-cell>
          <table:table-cell table:style-name="ce5" table:formula="of:=([.E54]+[.F54])/2" office:value-type="float" office:value="46.862" calcext:value-type="float">
            <text:p>46,8620</text:p>
          </table:table-cell>
          <table:table-cell table:style-name="ce5" table:formula="of:=[.$H$46]*[.G54]+(1-[.$H$46])*[.H55]" office:value-type="float" office:value="46.892974976" calcext:value-type="float">
            <text:p>46,8930</text:p>
          </table:table-cell>
          <table:table-cell table:formula="of:=[.I55]+1" office:value-type="float" office:value="9" calcext:value-type="float">
            <text:p>9,000</text:p>
          </table:table-cell>
          <table:table-cell table:style-name="ce5" table:formula="of:=[.$H$46]*[.I54]+(1-[.$H$46])*[.J55]" office:value-type="float" office:value="5.536870912" calcext:value-type="float">
            <text:p>5,5369</text:p>
          </table:table-cell>
          <table:table-cell table:style-name="ce5" table:formula="of:=[.$H$46]*[.I54]*[.I54]+(1-[.$H$46])*[.K55]" office:value-type="float" office:value="40.168161792" calcext:value-type="float">
            <text:p>40,1682</text:p>
          </table:table-cell>
          <table:table-cell table:style-name="ce5" table:formula="of:=[.$H$46]*[.I54]*[.G54]+(1-[.$H$46])*[.L55]" office:value-type="float" office:value="259.572298660864" calcext:value-type="float">
            <text:p>259,5723</text:p>
          </table:table-cell>
          <table:table-cell table:style-name="ce1" table:formula="of:=[.K54]-[.J54]*[.J54]" office:value-type="float" office:value="9.51122229584829" calcext:value-type="float">
            <text:p>9,5112222958</text:p>
          </table:table-cell>
          <table:table-cell table:style-name="ce5" table:formula="of:=IF([.M54]=0;[.N55];([.L54]-[.J54]*[.H54])/[.M54])" office:value-type="float" office:value="-0.00715475453916791" calcext:value-type="float">
            <text:p>-0,0072</text:p>
          </table:table-cell>
          <table:table-cell table:style-name="ce3" table:formula="of:=IF([.M54]=0;[.O55];([.H54]*[.K54]-[.J54]*[.L54])/[.M54])" office:value-type="float" office:value="46.9325899282904" calcext:value-type="float">
            <text:p>46,93</text:p>
          </table:table-cell>
          <table:table-cell table:style-name="ce5" table:formula="of:=[.N54]*[.I54]+[.O54]" office:value-type="float" office:value="46.8681971374379" calcext:value-type="float">
            <text:p>46,8682</text:p>
          </table:table-cell>
          <table:table-cell table:style-name="ce10" table:formula="of:=([.P54]-[.P55])/[.P54]*[.$Q$46]" office:value-type="float" office:value="-2.44225655799677" calcext:value-type="float">
            <text:p>-2,44226</text:p>
          </table:table-cell>
          <table:table-cell table:style-name="ce1" table:formula="of:=IF([.Q54]&gt;=[.$R$46];1;0)" office:value-type="float" office:value="0" calcext:value-type="float">
            <text:p>0</text:p>
          </table:table-cell>
          <table:table-cell table:style-name="ce1" table:formula="of:=IF([.Q54]&lt;=-[.$S$46];1;0)" office:value-type="float" office:value="1" calcext:value-type="float">
            <text:p>1</text:p>
          </table:table-cell>
          <table:table-cell table:style-name="ce1" table:formula="of:=[.$T$45]*[.R54]" office:value-type="float" office:value="0" calcext:value-type="float">
            <text:p>0</text:p>
          </table:table-cell>
          <table:table-cell table:style-name="ce12" table:formula="of:=[.$U$45]*[.S54]" office:value-type="float" office:value="10" calcext:value-type="float">
            <text:p>10</text:p>
          </table:table-cell>
          <table:table-cell table:style-name="ce12" table:formula="of:=[.V55]-[.T54]+[.U54]" office:value-type="float" office:value="40" calcext:value-type="float">
            <text:p>40</text:p>
          </table:table-cell>
          <table:table-cell table:style-name="ce13" table:formula="of:=[.W55]+[.T54]*[.E54]-[.U54]*[.F54]" office:value-type="currency" office:currency="EUR" office:value="-1775.88" calcext:value-type="currency">
            <text:p>-1 775,88 €</text:p>
          </table:table-cell>
          <table:table-cell table:style-name="ce13" table:formula="of:=[.W54]+[.V54]*[.E54]" office:value-type="currency" office:currency="EUR" office:value="98.0000000000002" calcext:value-type="currency">
            <text:p>98,00 €</text:p>
          </table:table-cell>
          <table:table-cell table:style-name="ce14" office:value-type="float" office:value="30" calcext:value-type="float">
            <text:p>30</text:p>
          </table:table-cell>
          <table:table-cell table:style-name="ce1" office:value-type="float" office:value="96760.3492" calcext:value-type="float">
            <text:p>96760,3492</text:p>
          </table:table-cell>
          <table:table-cell table:style-name="ce1"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96761.1547" calcext:value-type="float">
            <text:p>96761,1547</text:p>
          </table:table-cell>
          <table:table-cell table:style-name="ce1" office:value-type="float" office:value="96760.3492" calcext:value-type="float">
            <text:p>96760,349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227.4047" calcext:value-type="float">
            <text:p>-3227,4047</text:p>
          </table:table-cell>
          <table:table-cell table:style-name="ce1" office:value-type="float" office:value="839.1272" calcext:value-type="float">
            <text:p>839,1272</text:p>
          </table:table-cell>
          <table:table-cell table:style-name="ce1" office:value-type="float" office:value="-3227.4047" calcext:value-type="float">
            <text:p>-3227,4047</text:p>
          </table:table-cell>
          <table:table-cell table:style-name="ce1" office:value-type="float" office:value="-0.8055" calcext:value-type="float">
            <text:p>-0,8055</text:p>
          </table:table-cell>
          <table:table-cell table:style-name="ce1" office:value-type="float" office:value="96743.5667" calcext:value-type="float">
            <text:p>96743,5667</text:p>
          </table:table-cell>
          <table:table-cell table:style-name="ce1" office:value-type="string" calcext:value-type="string">
            <text:p>v20fxtrade</text:p>
          </table:table-cell>
          <table:table-cell table:style-name="ce1" table:number-columns-repeated="6"/>
          <table:table-cell table:style-name="ce1" office:value-type="float" office:value="67.071" calcext:value-type="float">
            <text:p>67,071</text:p>
          </table:table-cell>
          <table:table-cell table:style-name="ce1" office:value-type="float" office:value="67.183" calcext:value-type="float">
            <text:p>67,183</text:p>
          </table:table-cell>
          <table:table-cell table:style-name="ce1" office:value-type="float" office:value="17.86583" calcext:value-type="float">
            <text:p>17,86583</text:p>
          </table:table-cell>
          <table:table-cell table:style-name="ce1" office:value-type="float" office:value="17.89045" calcext:value-type="float">
            <text:p>17,89045</text:p>
          </table:table-cell>
          <table:table-cell table:style-name="ce1" office:value-type="float" office:value="8292" calcext:value-type="float">
            <text:p>8292</text:p>
          </table:table-cell>
          <table:table-cell table:style-name="ce1" office:value-type="float" office:value="8295" calcext:value-type="float">
            <text:p>8295</text:p>
          </table:table-cell>
          <table:table-cell table:style-name="ce1" office:value-type="float" office:value="2.14199" calcext:value-type="float">
            <text:p>2,14199</text:p>
          </table:table-cell>
          <table:table-cell table:style-name="ce1" office:value-type="float" office:value="2.14299" calcext:value-type="float">
            <text:p>2,14299</text:p>
          </table:table-cell>
          <table:table-cell table:style-name="ce1" office:value-type="float" office:value="26.82713" calcext:value-type="float">
            <text:p>26,82713</text:p>
          </table:table-cell>
          <table:table-cell table:style-name="ce1" office:value-type="float" office:value="26.86613" calcext:value-type="float">
            <text:p>26,86613</text:p>
          </table:table-cell>
          <table:table-cell table:style-name="ce1" office:value-type="float" office:value="7.96235" calcext:value-type="float">
            <text:p>7,96235</text:p>
          </table:table-cell>
          <table:table-cell table:style-name="ce1" office:value-type="float" office:value="7.9642" calcext:value-type="float">
            <text:p>7,9642</text:p>
          </table:table-cell>
          <table:table-cell table:style-name="ce1" office:value-type="float" office:value="22927.1" calcext:value-type="float">
            <text:p>22927,1</text:p>
          </table:table-cell>
          <table:table-cell table:style-name="ce1" office:value-type="float" office:value="22933.1" calcext:value-type="float">
            <text:p>22933,1</text:p>
          </table:table-cell>
          <table:table-cell table:style-name="ce1" office:value-type="float" office:value="44.497" calcext:value-type="float">
            <text:p>44,497</text:p>
          </table:table-cell>
          <table:table-cell table:style-name="ce1" office:value-type="float" office:value="44.524" calcext:value-type="float">
            <text:p>44,524</text:p>
          </table:table-cell>
          <table:table-cell table:style-name="ce1" office:value-type="float" office:value="1732.196" calcext:value-type="float">
            <text:p>1732,196</text:p>
          </table:table-cell>
          <table:table-cell table:style-name="ce1" office:value-type="float" office:value="1732.815" calcext:value-type="float">
            <text:p>1732,815</text:p>
          </table:table-cell>
          <table:table-cell table:style-name="ce1" office:value-type="float" office:value="15.45484" calcext:value-type="float">
            <text:p>15,45484</text:p>
          </table:table-cell>
          <table:table-cell table:style-name="ce1" office:value-type="float" office:value="15.47648" calcext:value-type="float">
            <text:p>15,47648</text:p>
          </table:table-cell>
          <table:table-cell table:style-name="ce1" office:value-type="float" office:value="1.11728" calcext:value-type="float">
            <text:p>1,11728</text:p>
          </table:table-cell>
          <table:table-cell table:style-name="ce1" office:value-type="float" office:value="1.11742" calcext:value-type="float">
            <text:p>1,11742</text:p>
          </table:table-cell>
          <table:table-cell table:style-name="ce1" office:value-type="float" office:value="1.04" calcext:value-type="float">
            <text:p>1,04</text:p>
          </table:table-cell>
          <table:table-cell table:style-name="ce1" office:value-type="float" office:value="1.04039" calcext:value-type="float">
            <text:p>1,04039</text:p>
          </table:table-cell>
          <table:table-cell table:style-name="ce1" office:value-type="float" office:value="1.2919" calcext:value-type="float">
            <text:p>1,2919</text:p>
          </table:table-cell>
          <table:table-cell table:style-name="ce1" office:value-type="float" office:value="1.29211" calcext:value-type="float">
            <text:p>1,29211</text:p>
          </table:table-cell>
          <table:table-cell table:style-name="ce1" office:value-type="float" office:value="3.82235" calcext:value-type="float">
            <text:p>3,82235</text:p>
          </table:table-cell>
          <table:table-cell table:style-name="ce1" office:value-type="float" office:value="3.82443" calcext:value-type="float">
            <text:p>3,82443</text:p>
          </table:table-cell>
          <table:table-cell table:style-name="ce1" office:value-type="float" office:value="1.68472" calcext:value-type="float">
            <text:p>1,68472</text:p>
          </table:table-cell>
          <table:table-cell table:style-name="ce1" office:value-type="float" office:value="1.68513" calcext:value-type="float">
            <text:p>1,68513</text:p>
          </table:table-cell>
          <table:table-cell table:style-name="ce1" office:value-type="float" office:value="3052.8" calcext:value-type="float">
            <text:p>3052,8</text:p>
          </table:table-cell>
          <table:table-cell table:style-name="ce1" office:value-type="float" office:value="3054.3" calcext:value-type="float">
            <text:p>3054,3</text:p>
          </table:table-cell>
          <table:table-cell table:style-name="ce1" office:value-type="float" office:value="3.242" calcext:value-type="float">
            <text:p>3,242</text:p>
          </table:table-cell>
          <table:table-cell table:style-name="ce1" office:value-type="float" office:value="3.245" calcext:value-type="float">
            <text:p>3,245</text:p>
          </table:table-cell>
          <table:table-cell table:style-name="ce1" office:value-type="float" office:value="13.02118" calcext:value-type="float">
            <text:p>13,02118</text:p>
          </table:table-cell>
          <table:table-cell table:style-name="ce1" office:value-type="float" office:value="13.02359" calcext:value-type="float">
            <text:p>13,02359</text:p>
          </table:table-cell>
          <table:table-cell table:style-name="ce1" office:value-type="float" office:value="5.7711" calcext:value-type="float">
            <text:p>5,7711</text:p>
          </table:table-cell>
          <table:table-cell table:style-name="ce1" office:value-type="float" office:value="5.77253" calcext:value-type="float">
            <text:p>5,77253</text:p>
          </table:table-cell>
          <table:table-cell table:style-name="ce1" office:value-type="float" office:value="1037.977" calcext:value-type="float">
            <text:p>1037,977</text:p>
          </table:table-cell>
          <table:table-cell table:style-name="ce1" office:value-type="float" office:value="1038.292" calcext:value-type="float">
            <text:p>1038,292</text:p>
          </table:table-cell>
          <table:table-cell table:style-name="ce1" office:value-type="float" office:value="1231.837" calcext:value-type="float">
            <text:p>1231,837</text:p>
          </table:table-cell>
          <table:table-cell table:style-name="ce1" office:value-type="float" office:value="1232.237" calcext:value-type="float">
            <text:p>1232,237</text:p>
          </table:table-cell>
          <table:table-cell table:style-name="ce1" office:value-type="float" office:value="1.79179" calcext:value-type="float">
            <text:p>1,79179</text:p>
          </table:table-cell>
          <table:table-cell table:style-name="ce1" office:value-type="float" office:value="1.79243" calcext:value-type="float">
            <text:p>1,79243</text:p>
          </table:table-cell>
          <table:table-cell table:style-name="ce1" office:value-type="float" office:value="18604.5" calcext:value-type="float">
            <text:p>18604,5</text:p>
          </table:table-cell>
          <table:table-cell table:style-name="ce1" office:value-type="float" office:value="18607.5" calcext:value-type="float">
            <text:p>18607,5</text:p>
          </table:table-cell>
          <table:table-cell table:style-name="ce1" office:value-type="float" office:value="4505.3" calcext:value-type="float">
            <text:p>4505,3</text:p>
          </table:table-cell>
          <table:table-cell table:style-name="ce1" office:value-type="float" office:value="4506.7" calcext:value-type="float">
            <text:p>4506,7</text:p>
          </table:table-cell>
          <table:table-cell table:style-name="ce1" office:value-type="float" office:value="135428" calcext:value-type="float">
            <text:p>135428</text:p>
          </table:table-cell>
          <table:table-cell table:style-name="ce1" office:value-type="float" office:value="135481" calcext:value-type="float">
            <text:p>135481</text:p>
          </table:table-cell>
          <table:table-cell table:style-name="ce1" office:value-type="float" office:value="1.3438" calcext:value-type="float">
            <text:p>1,3438</text:p>
          </table:table-cell>
          <table:table-cell table:style-name="ce1" office:value-type="float" office:value="1.34407" calcext:value-type="float">
            <text:p>1,34407</text:p>
          </table:table-cell>
          <table:table-cell table:style-name="ce1" office:value-type="float" office:value="9.45221" calcext:value-type="float">
            <text:p>9,45221</text:p>
          </table:table-cell>
          <table:table-cell table:style-name="ce1" office:value-type="float" office:value="9.45506" calcext:value-type="float">
            <text:p>9,45506</text:p>
          </table:table-cell>
          <table:table-cell table:style-name="ce1" office:value-type="float" office:value="13.39773" calcext:value-type="float">
            <text:p>13,39773</text:p>
          </table:table-cell>
          <table:table-cell table:style-name="ce1" office:value-type="float" office:value="13.40725" calcext:value-type="float">
            <text:p>13,40725</text:p>
          </table:table-cell>
          <table:table-cell table:style-name="ce1" office:value-type="float" office:value="6.00318" calcext:value-type="float">
            <text:p>6,00318</text:p>
          </table:table-cell>
          <table:table-cell table:style-name="ce1" office:value-type="float" office:value="6.00444" calcext:value-type="float">
            <text:p>6,00444</text:p>
          </table:table-cell>
          <table:table-cell table:style-name="ce1" office:value-type="float" office:value="19.44458" calcext:value-type="float">
            <text:p>19,44458</text:p>
          </table:table-cell>
          <table:table-cell table:style-name="ce1" office:value-type="float" office:value="19.47253" calcext:value-type="float">
            <text:p>19,47253</text:p>
          </table:table-cell>
          <table:table-cell table:style-name="ce1" office:value-type="float" office:value="0.93103" calcext:value-type="float">
            <text:p>0,93103</text:p>
          </table:table-cell>
          <table:table-cell table:style-name="ce1" office:value-type="float" office:value="0.93141" calcext:value-type="float">
            <text:p>0,93141</text:p>
          </table:table-cell>
          <table:table-cell table:style-name="ce1" office:value-type="float" office:value="4816.2" calcext:value-type="float">
            <text:p>4816,2</text:p>
          </table:table-cell>
          <table:table-cell table:style-name="ce1" office:value-type="float" office:value="4817" calcext:value-type="float">
            <text:p>4817</text:p>
          </table:table-cell>
          <table:table-cell table:style-name="ce1" office:value-type="float" office:value="2016.4" calcext:value-type="float">
            <text:p>2016,4</text:p>
          </table:table-cell>
          <table:table-cell table:style-name="ce1" office:value-type="float" office:value="2019.2" calcext:value-type="float">
            <text:p>2019,2</text:p>
          </table:table-cell>
          <table:table-cell table:style-name="ce1" office:value-type="float" office:value="1860.04" calcext:value-type="float">
            <text:p>1860,04</text:p>
          </table:table-cell>
          <table:table-cell table:style-name="ce1" office:value-type="float" office:value="1860.874" calcext:value-type="float">
            <text:p>1860,874</text:p>
          </table:table-cell>
          <table:table-cell table:style-name="ce1" office:value-type="float" office:value="26.03636" calcext:value-type="float">
            <text:p>26,03636</text:p>
          </table:table-cell>
          <table:table-cell table:style-name="ce1" office:value-type="float" office:value="26.07407" calcext:value-type="float">
            <text:p>26,07407</text:p>
          </table:table-cell>
          <table:table-cell table:style-name="ce1" office:value-type="float" office:value="7.527" calcext:value-type="float">
            <text:p>7,527</text:p>
          </table:table-cell>
          <table:table-cell table:style-name="ce1" office:value-type="float" office:value="7.547" calcext:value-type="float">
            <text:p>7,547</text:p>
          </table:table-cell>
          <table:table-cell table:style-name="ce1" office:value-type="float" office:value="4.93678" calcext:value-type="float">
            <text:p>4,93678</text:p>
          </table:table-cell>
          <table:table-cell table:style-name="ce1" office:value-type="float" office:value="4.94017" calcext:value-type="float">
            <text:p>4,94017</text:p>
          </table:table-cell>
          <table:table-cell table:style-name="ce1" office:value-type="float" office:value="1.44347" calcext:value-type="float">
            <text:p>1,44347</text:p>
          </table:table-cell>
          <table:table-cell table:style-name="ce1" office:value-type="float" office:value="1.44377" calcext:value-type="float">
            <text:p>1,44377</text:p>
          </table:table-cell>
          <table:table-cell table:style-name="ce1" office:value-type="float" office:value="27.69458" calcext:value-type="float">
            <text:p>27,69458</text:p>
          </table:table-cell>
          <table:table-cell table:style-name="ce1" office:value-type="float" office:value="27.73619" calcext:value-type="float">
            <text:p>27,73619</text:p>
          </table:table-cell>
          <table:table-cell table:style-name="ce1" office:value-type="float" office:value="1.06344" calcext:value-type="float">
            <text:p>1,06344</text:p>
          </table:table-cell>
          <table:table-cell table:style-name="ce1" office:value-type="float" office:value="1.06375" calcext:value-type="float">
            <text:p>1,06375</text:p>
          </table:table-cell>
          <table:table-cell table:style-name="ce1" office:value-type="float" office:value="109.486" calcext:value-type="float">
            <text:p>109,486</text:p>
          </table:table-cell>
          <table:table-cell table:style-name="ce1" office:value-type="float" office:value="109.504" calcext:value-type="float">
            <text:p>109,504</text:p>
          </table:table-cell>
          <table:table-cell table:style-name="ce1" office:value-type="float" office:value="0.76656" calcext:value-type="float">
            <text:p>0,76656</text:p>
          </table:table-cell>
          <table:table-cell table:style-name="ce1" office:value-type="float" office:value="0.76671" calcext:value-type="float">
            <text:p>0,76671</text:p>
          </table:table-cell>
          <table:table-cell table:style-name="ce1" office:value-type="float" office:value="72.794" calcext:value-type="float">
            <text:p>72,794</text:p>
          </table:table-cell>
          <table:table-cell table:style-name="ce1" office:value-type="float" office:value="72.818" calcext:value-type="float">
            <text:p>72,818</text:p>
          </table:table-cell>
          <table:table-cell table:style-name="ce1" office:value-type="float" office:value="131.877" calcext:value-type="float">
            <text:p>131,877</text:p>
          </table:table-cell>
          <table:table-cell table:style-name="ce1" office:value-type="float" office:value="131.897" calcext:value-type="float">
            <text:p>131,897</text:p>
          </table:table-cell>
          <table:table-cell table:style-name="ce1" office:value-type="float" office:value="689.042" calcext:value-type="float">
            <text:p>689,042</text:p>
          </table:table-cell>
          <table:table-cell table:style-name="ce1" office:value-type="float" office:value="692.042" calcext:value-type="float">
            <text:p>692,042</text:p>
          </table:table-cell>
          <table:table-cell table:style-name="ce1" office:value-type="float" office:value="1.45734" calcext:value-type="float">
            <text:p>1,45734</text:p>
          </table:table-cell>
          <table:table-cell table:style-name="ce1" office:value-type="float" office:value="1.45761" calcext:value-type="float">
            <text:p>1,45761</text:p>
          </table:table-cell>
          <table:table-cell table:style-name="ce1" office:value-type="float" office:value="19.96364" calcext:value-type="float">
            <text:p>19,96364</text:p>
          </table:table-cell>
          <table:table-cell table:style-name="ce1" office:value-type="float" office:value="19.98864" calcext:value-type="float">
            <text:p>19,98864</text:p>
          </table:table-cell>
          <table:table-cell table:style-name="ce1" office:value-type="float" office:value="3.29993" calcext:value-type="float">
            <text:p>3,29993</text:p>
          </table:table-cell>
          <table:table-cell table:style-name="ce1" office:value-type="float" office:value="3.30123" calcext:value-type="float">
            <text:p>3,30123</text:p>
          </table:table-cell>
          <table:table-cell table:style-name="ce1" office:value-type="float" office:value="101.007" calcext:value-type="float">
            <text:p>101,007</text:p>
          </table:table-cell>
          <table:table-cell table:style-name="ce1" office:value-type="float" office:value="101.021" calcext:value-type="float">
            <text:p>101,021</text:p>
          </table:table-cell>
          <table:table-cell table:style-name="ce1" office:value-type="float" office:value="103.689" calcext:value-type="float">
            <text:p>103,689</text:p>
          </table:table-cell>
          <table:table-cell table:style-name="ce1" office:value-type="float" office:value="103.714" calcext:value-type="float">
            <text:p>103,714</text:p>
          </table:table-cell>
          <table:table-cell table:style-name="ce1" office:value-type="float" office:value="309.48" calcext:value-type="float">
            <text:p>309,48</text:p>
          </table:table-cell>
          <table:table-cell table:style-name="ce1" office:value-type="float" office:value="309.698" calcext:value-type="float">
            <text:p>309,698</text:p>
          </table:table-cell>
          <table:table-cell table:style-name="ce1" office:value-type="float" office:value="0.75379" calcext:value-type="float">
            <text:p>0,75379</text:p>
          </table:table-cell>
          <table:table-cell table:style-name="ce1" office:value-type="float" office:value="0.75406" calcext:value-type="float">
            <text:p>0,75406</text:p>
          </table:table-cell>
          <table:table-cell table:style-name="ce1" office:value-type="float" office:value="167.973" calcext:value-type="float">
            <text:p>167,973</text:p>
          </table:table-cell>
          <table:table-cell table:style-name="ce1" office:value-type="float" office:value="167.998" calcext:value-type="float">
            <text:p>167,998</text:p>
          </table:table-cell>
          <table:table-cell table:style-name="ce1" office:value-type="float" office:value="1801.782" calcext:value-type="float">
            <text:p>1801,782</text:p>
          </table:table-cell>
          <table:table-cell table:style-name="ce1" office:value-type="float" office:value="1802.499" calcext:value-type="float">
            <text:p>1802,499</text:p>
          </table:table-cell>
          <table:table-cell table:style-name="ce1" office:value-type="float" office:value="5.94603" calcext:value-type="float">
            <text:p>5,94603</text:p>
          </table:table-cell>
          <table:table-cell table:style-name="ce1" office:value-type="float" office:value="5.94747" calcext:value-type="float">
            <text:p>5,94747</text:p>
          </table:table-cell>
          <table:table-cell table:style-name="ce1" office:value-type="float" office:value="1199.934" calcext:value-type="float">
            <text:p>1199,934</text:p>
          </table:table-cell>
          <table:table-cell table:style-name="ce1" office:value-type="float" office:value="1200.287" calcext:value-type="float">
            <text:p>1200,287</text:p>
          </table:table-cell>
          <table:table-cell table:style-name="ce1" office:value-type="float" office:value="455.54" calcext:value-type="float">
            <text:p>455,54</text:p>
          </table:table-cell>
          <table:table-cell table:style-name="ce1" office:value-type="float" office:value="455.71" calcext:value-type="float">
            <text:p>455,71</text:p>
          </table:table-cell>
          <table:table-cell table:style-name="ce1" office:value-type="float" office:value="132.647" calcext:value-type="float">
            <text:p>132,647</text:p>
          </table:table-cell>
          <table:table-cell table:style-name="ce1" office:value-type="float" office:value="132.673" calcext:value-type="float">
            <text:p>132,673</text:p>
          </table:table-cell>
          <table:table-cell table:style-name="ce1" office:value-type="float" office:value="6.6587" calcext:value-type="float">
            <text:p>6,6587</text:p>
          </table:table-cell>
          <table:table-cell table:style-name="ce1" office:value-type="float" office:value="6.65923" calcext:value-type="float">
            <text:p>6,65923</text:p>
          </table:table-cell>
          <table:table-cell table:style-name="ce1" office:value-type="float" office:value="1.5014" calcext:value-type="float">
            <text:p>1,5014</text:p>
          </table:table-cell>
          <table:table-cell table:style-name="ce1" office:value-type="float" office:value="1.50189" calcext:value-type="float">
            <text:p>1,50189</text:p>
          </table:table-cell>
          <table:table-cell table:style-name="ce1" office:value-type="float" office:value="7.75677" calcext:value-type="float">
            <text:p>7,75677</text:p>
          </table:table-cell>
          <table:table-cell table:style-name="ce1" office:value-type="float" office:value="7.75713" calcext:value-type="float">
            <text:p>7,75713</text:p>
          </table:table-cell>
          <table:table-cell table:style-name="ce1" office:value-type="float" office:value="1.66866" calcext:value-type="float">
            <text:p>1,66866</text:p>
          </table:table-cell>
          <table:table-cell table:style-name="ce1" office:value-type="float" office:value="1.66907" calcext:value-type="float">
            <text:p>1,66907</text:p>
          </table:table-cell>
          <table:table-cell table:style-name="ce1" office:value-type="float" office:value="3.74944" calcext:value-type="float">
            <text:p>3,74944</text:p>
          </table:table-cell>
          <table:table-cell table:style-name="ce1" office:value-type="float" office:value="3.7507" calcext:value-type="float">
            <text:p>3,7507</text:p>
          </table:table-cell>
          <table:table-cell table:style-name="ce1" office:value-type="float" office:value="25.79102" calcext:value-type="float">
            <text:p>25,79102</text:p>
          </table:table-cell>
          <table:table-cell table:style-name="ce1" office:value-type="float" office:value="25.82752" calcext:value-type="float">
            <text:p>25,82752</text:p>
          </table:table-cell>
          <table:table-cell table:style-name="ce1" office:value-type="float" office:value="8.66648" calcext:value-type="float">
            <text:p>8,66648</text:p>
          </table:table-cell>
          <table:table-cell table:style-name="ce1" office:value-type="float" office:value="8.66797" calcext:value-type="float">
            <text:p>8,66797</text:p>
          </table:table-cell>
          <table:table-cell table:style-name="ce1" office:value-type="float" office:value="1340.774" calcext:value-type="float">
            <text:p>1340,774</text:p>
          </table:table-cell>
          <table:table-cell table:style-name="ce1" office:value-type="float" office:value="1341.112" calcext:value-type="float">
            <text:p>1341,112</text:p>
          </table:table-cell>
          <table:table-cell table:style-name="ce1" office:value-type="float" office:value="10.221" calcext:value-type="float">
            <text:p>10,221</text:p>
          </table:table-cell>
          <table:table-cell table:style-name="ce1" office:value-type="float" office:value="10.226" calcext:value-type="float">
            <text:p>10,226</text:p>
          </table:table-cell>
          <table:table-cell table:style-name="ce1" office:value-type="float" office:value="2.584" calcext:value-type="float">
            <text:p>2,584</text:p>
          </table:table-cell>
          <table:table-cell table:style-name="ce1" office:value-type="float" office:value="2.588" calcext:value-type="float">
            <text:p>2,588</text:p>
          </table:table-cell>
          <table:table-cell table:style-name="ce1" office:value-type="float" office:value="9.17932" calcext:value-type="float">
            <text:p>9,17932</text:p>
          </table:table-cell>
          <table:table-cell table:style-name="ce1" office:value-type="float" office:value="9.18207" calcext:value-type="float">
            <text:p>9,18207</text:p>
          </table:table-cell>
          <table:table-cell table:style-name="ce1" office:value-type="float" office:value="27.01381" calcext:value-type="float">
            <text:p>27,01381</text:p>
          </table:table-cell>
          <table:table-cell table:style-name="ce1" office:value-type="float" office:value="27.0278" calcext:value-type="float">
            <text:p>27,0278</text:p>
          </table:table-cell>
          <table:table-cell table:style-name="ce1" office:value-type="float" office:value="4.203" calcext:value-type="float">
            <text:p>4,203</text:p>
          </table:table-cell>
          <table:table-cell table:style-name="ce1" office:value-type="float" office:value="4.207" calcext:value-type="float">
            <text:p>4,207</text:p>
          </table:table-cell>
          <table:table-cell table:style-name="ce1" office:value-type="float" office:value="0.974" calcext:value-type="float">
            <text:p>0,974</text:p>
          </table:table-cell>
          <table:table-cell table:style-name="ce1" office:value-type="float" office:value="0.97418" calcext:value-type="float">
            <text:p>0,97418</text:p>
          </table:table-cell>
          <table:table-cell table:style-name="ce1" office:value-type="float" office:value="1305.964" calcext:value-type="float">
            <text:p>1305,964</text:p>
          </table:table-cell>
          <table:table-cell table:style-name="ce1" office:value-type="float" office:value="1306.435" calcext:value-type="float">
            <text:p>1306,435</text:p>
          </table:table-cell>
          <table:table-cell table:style-name="ce1" office:value-type="float" office:value="5.59007" calcext:value-type="float">
            <text:p>5,59007</text:p>
          </table:table-cell>
          <table:table-cell table:style-name="ce1" office:value-type="float" office:value="5.59173" calcext:value-type="float">
            <text:p>5,59173</text:p>
          </table:table-cell>
          <table:table-cell table:style-name="ce1" office:value-type="float" office:value="5531.1" calcext:value-type="float">
            <text:p>5531,1</text:p>
          </table:table-cell>
          <table:table-cell table:style-name="ce1" office:value-type="float" office:value="5532" calcext:value-type="float">
            <text:p>5532</text:p>
          </table:table-cell>
          <table:table-cell table:style-name="ce1" office:value-type="float" office:value="6950.8" calcext:value-type="float">
            <text:p>6950,8</text:p>
          </table:table-cell>
          <table:table-cell table:style-name="ce1" office:value-type="float" office:value="6951.8" calcext:value-type="float">
            <text:p>6951,8</text:p>
          </table:table-cell>
          <table:table-cell table:style-name="ce1" office:value-type="float" office:value="1.25802" calcext:value-type="float">
            <text:p>1,25802</text:p>
          </table:table-cell>
          <table:table-cell table:style-name="ce1" office:value-type="float" office:value="1.25835" calcext:value-type="float">
            <text:p>1,25835</text:p>
          </table:table-cell>
          <table:table-cell table:style-name="ce1" office:value-type="float" office:value="34.568" calcext:value-type="float">
            <text:p>34,568</text:p>
          </table:table-cell>
          <table:table-cell table:style-name="ce1" office:value-type="float" office:value="34.675" calcext:value-type="float">
            <text:p>34,675</text:p>
          </table:table-cell>
          <table:table-cell table:style-name="ce1" office:value-type="float" office:value="112.854" calcext:value-type="float">
            <text:p>112,854</text:p>
          </table:table-cell>
          <table:table-cell table:style-name="ce1" office:value-type="float" office:value="112.871" calcext:value-type="float">
            <text:p>112,871</text:p>
          </table:table-cell>
          <table:table-cell table:style-name="ce1" office:value-type="float" office:value="0.86497" calcext:value-type="float">
            <text:p>0,86497</text:p>
          </table:table-cell>
          <table:table-cell table:style-name="ce1" office:value-type="float" office:value="0.86511" calcext:value-type="float">
            <text:p>0,86511</text:p>
          </table:table-cell>
          <table:table-cell table:style-name="ce1" office:value-type="float" office:value="0.72067" calcext:value-type="float">
            <text:p>0,72067</text:p>
          </table:table-cell>
          <table:table-cell table:style-name="ce1" office:value-type="float" office:value="0.72085" calcext:value-type="float">
            <text:p>0,72085</text:p>
          </table:table-cell>
          <table:table-cell table:style-name="ce1" office:value-type="float" office:value="13.75283" calcext:value-type="float">
            <text:p>13,75283</text:p>
          </table:table-cell>
          <table:table-cell table:style-name="ce1" office:value-type="float" office:value="13.76515" calcext:value-type="float">
            <text:p>13,76515</text:p>
          </table:table-cell>
          <table:table-cell table:style-name="ce1" office:value-type="float" office:value="154.85336" calcext:value-type="float">
            <text:p>154,85336</text:p>
          </table:table-cell>
          <table:table-cell table:style-name="ce1" office:value-type="float" office:value="155.05448" calcext:value-type="float">
            <text:p>155,05448</text:p>
          </table:table-cell>
          <table:table-cell table:style-name="ce1" office:value-type="float" office:value="1748.786" calcext:value-type="float">
            <text:p>1748,786</text:p>
          </table:table-cell>
          <table:table-cell table:style-name="ce1" office:value-type="float" office:value="1749.47" calcext:value-type="float">
            <text:p>1749,47</text:p>
          </table:table-cell>
          <table:table-cell table:style-name="ce1" office:value-type="float" office:value="78.171" calcext:value-type="float">
            <text:p>78,171</text:p>
          </table:table-cell>
          <table:table-cell table:style-name="ce1" office:value-type="float" office:value="78.193" calcext:value-type="float">
            <text:p>78,193</text:p>
          </table:table-cell>
          <table:table-cell table:style-name="ce1" office:value-type="float" office:value="17.30437" calcext:value-type="float">
            <text:p>17,30437</text:p>
          </table:table-cell>
          <table:table-cell table:style-name="ce1" office:value-type="float" office:value="17.31922" calcext:value-type="float">
            <text:p>17,31922</text:p>
          </table:table-cell>
          <table:table-cell table:style-name="ce1" office:value-type="float" office:value="0.96843" calcext:value-type="float">
            <text:p>0,96843</text:p>
          </table:table-cell>
          <table:table-cell table:style-name="ce1" office:value-type="float" office:value="0.96887" calcext:value-type="float">
            <text:p>0,96887</text:p>
          </table:table-cell>
          <table:table-cell table:style-name="ce1" office:value-type="float" office:value="276.966" calcext:value-type="float">
            <text:p>276,966</text:p>
          </table:table-cell>
          <table:table-cell table:style-name="ce1" office:value-type="float" office:value="277.167" calcext:value-type="float">
            <text:p>277,167</text:p>
          </table:table-cell>
          <table:table-cell table:style-name="ce1" office:value-type="float" office:value="24.175" calcext:value-type="float">
            <text:p>24,175</text:p>
          </table:table-cell>
          <table:table-cell table:style-name="ce1" office:value-type="float" office:value="24.19041" calcext:value-type="float">
            <text:p>24,19041</text:p>
          </table:table-cell>
          <table:table-cell table:style-name="ce1" office:value-type="float" office:value="4.27086" calcext:value-type="float">
            <text:p>4,27086</text:p>
          </table:table-cell>
          <table:table-cell table:style-name="ce1" office:value-type="float" office:value="4.2731" calcext:value-type="float">
            <text:p>4,2731</text:p>
          </table:table-cell>
          <table:table-cell table:style-name="ce1" office:value-type="float" office:value="7.44023" calcext:value-type="float">
            <text:p>7,44023</text:p>
          </table:table-cell>
          <table:table-cell table:style-name="ce1" office:value-type="float" office:value="7.4405" calcext:value-type="float">
            <text:p>7,4405</text:p>
          </table:table-cell>
          <table:table-cell table:style-name="ce1" office:value-type="float" office:value="1129.01" calcext:value-type="float">
            <text:p>1129,01</text:p>
          </table:table-cell>
          <table:table-cell table:style-name="ce1" office:value-type="float" office:value="1132.01" calcext:value-type="float">
            <text:p>1132,01</text:p>
          </table:table-cell>
          <table:table-cell table:style-name="ce1" office:value-type="float" office:value="1.55001" calcext:value-type="float">
            <text:p>1,55001</text:p>
          </table:table-cell>
          <table:table-cell table:style-name="ce1" office:value-type="float" office:value="1.55042" calcext:value-type="float">
            <text:p>1,55042</text:p>
          </table:table-cell>
          <table:table-cell table:style-name="ce1" office:value-type="float" office:value="317.36" calcext:value-type="float">
            <text:p>317,36</text:p>
          </table:table-cell>
          <table:table-cell table:style-name="ce1" office:value-type="float" office:value="317.66" calcext:value-type="float">
            <text:p>317,66</text:p>
          </table:table-cell>
          <table:table-cell table:style-name="ce1" office:value-type="float" office:value="0.74663" calcext:value-type="float">
            <text:p>0,74663</text:p>
          </table:table-cell>
          <table:table-cell table:style-name="ce1" office:value-type="float" office:value="0.74692" calcext:value-type="float">
            <text:p>0,74692</text:p>
          </table:table-cell>
          <table:table-cell table:style-name="ce1" office:value-type="float" office:value="8.45947" calcext:value-type="float">
            <text:p>8,45947</text:p>
          </table:table-cell>
          <table:table-cell table:style-name="ce1" office:value-type="float" office:value="8.46227" calcext:value-type="float">
            <text:p>8,46227</text:p>
          </table:table-cell>
          <table:table-cell table:style-name="ce1" office:value-type="float" office:value="1.73564" calcext:value-type="float">
            <text:p>1,73564</text:p>
          </table:table-cell>
          <table:table-cell table:style-name="ce1" office:value-type="float" office:value="1.73625" calcext:value-type="float">
            <text:p>1,73625</text:p>
          </table:table-cell>
          <table:table-cell table:style-name="ce1" office:value-type="float" office:value="66.793" calcext:value-type="float">
            <text:p>66,793</text:p>
          </table:table-cell>
          <table:table-cell table:style-name="ce1" office:value-type="float" office:value="66.898" calcext:value-type="float">
            <text:p>66,898</text:p>
          </table:table-cell>
          <table:table-cell table:style-name="ce1" office:value-type="float" office:value="0.19533" calcext:value-type="float">
            <text:p>0,19533</text:p>
          </table:table-cell>
          <table:table-cell table:style-name="ce1" office:value-type="float" office:value="0.19545" calcext:value-type="float">
            <text:p>0,19545</text:p>
          </table:table-cell>
          <table:table-cell table:style-name="ce1" office:value-type="float" office:value="10.01857" calcext:value-type="float">
            <text:p>10,01857</text:p>
          </table:table-cell>
          <table:table-cell table:style-name="ce1" office:value-type="float" office:value="10.02051" calcext:value-type="float">
            <text:p>10,02051</text:p>
          </table:table-cell>
          <table:table-cell table:style-name="ce1" office:value-type="float" office:value="8.21515" calcext:value-type="float">
            <text:p>8,21515</text:p>
          </table:table-cell>
          <table:table-cell table:style-name="ce1" office:value-type="float" office:value="8.21785" calcext:value-type="float">
            <text:p>8,21785</text:p>
          </table:table-cell>
          <table:table-cell table:style-name="ce1" office:value-type="float" office:value="2.95294" calcext:value-type="float">
            <text:p>2,95294</text:p>
          </table:table-cell>
          <table:table-cell table:style-name="ce1" office:value-type="float" office:value="2.95378" calcext:value-type="float">
            <text:p>2,95378</text:p>
          </table:table-cell>
          <table:table-cell table:style-name="ce1" office:value-type="float" office:value="130.465" calcext:value-type="float">
            <text:p>130,465</text:p>
          </table:table-cell>
          <table:table-cell table:style-name="ce1" office:value-type="float" office:value="130.49" calcext:value-type="float">
            <text:p>130,49</text:p>
          </table:table-cell>
          <table:table-cell table:style-name="ce1" office:value-type="float" office:value="18.1476" calcext:value-type="float">
            <text:p>18,1476</text:p>
          </table:table-cell>
          <table:table-cell table:style-name="ce1" office:value-type="float" office:value="18.15479" calcext:value-type="float">
            <text:p>18,15479</text:p>
          </table:table-cell>
          <table:table-cell table:style-name="ce1" office:value-type="float" office:value="1.29159" calcext:value-type="float">
            <text:p>1,29159</text:p>
          </table:table-cell>
          <table:table-cell table:style-name="ce1" office:value-type="float" office:value="1.29178" calcext:value-type="float">
            <text:p>1,29178</text:p>
          </table:table-cell>
          <table:table-cell table:style-name="ce1" office:value-type="float" office:value="77.428" calcext:value-type="float">
            <text:p>77,428</text:p>
          </table:table-cell>
          <table:table-cell table:style-name="ce1" office:value-type="float" office:value="77.447" calcext:value-type="float">
            <text:p>77,447</text:p>
          </table:table-cell>
          <table:table-cell table:style-name="ce1" office:value-type="float" office:value="14.96901" calcext:value-type="float">
            <text:p>14,96901</text:p>
          </table:table-cell>
          <table:table-cell table:style-name="ce1" office:value-type="float" office:value="14.98153" calcext:value-type="float">
            <text:p>14,98153</text:p>
          </table:table-cell>
          <table:table-cell table:style-name="ce1" office:value-type="float" office:value="75.15" calcext:value-type="float">
            <text:p>75,15</text:p>
          </table:table-cell>
          <table:table-cell table:style-name="ce1" office:value-type="float" office:value="75.176" calcext:value-type="float">
            <text:p>75,176</text:p>
          </table:table-cell>
          <table:table-cell table:style-name="ce1" office:value-type="float" office:value="0.70193" calcext:value-type="float">
            <text:p>0,70193</text:p>
          </table:table-cell>
          <table:table-cell table:style-name="ce1" office:value-type="float" office:value="0.70224" calcext:value-type="float">
            <text:p>0,70224</text:p>
          </table:table-cell>
          <table:table-cell table:style-name="ce1" office:value-type="float" office:value="16851.5" calcext:value-type="float">
            <text:p>16851,5</text:p>
          </table:table-cell>
          <table:table-cell table:style-name="ce1" office:value-type="float" office:value="16861.5" calcext:value-type="float">
            <text:p>16861,5</text:p>
          </table:table-cell>
          <table:table-cell table:style-name="ce1" office:value-type="float" office:value="0.72466" calcext:value-type="float">
            <text:p>0,72466</text:p>
          </table:table-cell>
          <table:table-cell table:style-name="ce1" office:value-type="float" office:value="0.72495" calcext:value-type="float">
            <text:p>0,72495</text:p>
          </table:table-cell>
          <table:table-cell table:style-name="ce1" office:value-type="float" office:value="1.08831" calcext:value-type="float">
            <text:p>1,08831</text:p>
          </table:table-cell>
          <table:table-cell table:style-name="ce1" office:value-type="float" office:value="1.0885" calcext:value-type="float">
            <text:p>1,0885</text:p>
          </table:table-cell>
          <table:table-cell table:style-name="ce1" office:value-type="float" office:value="1.0301" calcext:value-type="float">
            <text:p>1,0301</text:p>
          </table:table-cell>
          <table:table-cell table:style-name="ce1" office:value-type="float" office:value="1.03051" calcext:value-type="float">
            <text:p>1,03051</text:p>
          </table:table-cell>
          <table:table-cell table:style-name="ce1" office:value-type="float" office:value="6.64876" calcext:value-type="float">
            <text:p>6,64876</text:p>
          </table:table-cell>
          <table:table-cell table:style-name="ce1" office:value-type="float" office:value="6.64952" calcext:value-type="float">
            <text:p>6,64952</text:p>
          </table:table-cell>
          <table:table-cell table:style-name="ce1" office:value-type="float" office:value="10764.2" calcext:value-type="float">
            <text:p>10764,2</text:p>
          </table:table-cell>
          <table:table-cell table:style-name="ce1" office:value-type="float" office:value="10764.9" calcext:value-type="float">
            <text:p>10764,9</text:p>
          </table:table-cell>
          <table:table-cell table:style-name="ce1" office:value-type="float" office:value="34.185" calcext:value-type="float">
            <text:p>34,185</text:p>
          </table:table-cell>
          <table:table-cell table:style-name="ce1" office:value-type="float" office:value="34.205" calcext:value-type="float">
            <text:p>34,205</text:p>
          </table:table-cell>
          <table:table-cell table:style-name="ce1" office:value-type="float" office:value="0.99033" calcext:value-type="float">
            <text:p>0,99033</text:p>
          </table:table-cell>
          <table:table-cell table:style-name="ce1" office:value-type="float" office:value="0.9906" calcext:value-type="float">
            <text:p>0,9906</text:p>
          </table:table-cell>
          <table:table-cell table:style-name="ce1" office:value-type="float" office:value="121.899" calcext:value-type="float">
            <text:p>121,899</text:p>
          </table:table-cell>
          <table:table-cell table:style-name="ce1" office:value-type="float" office:value="121.917" calcext:value-type="float">
            <text:p>121,917</text:p>
          </table:table-cell>
          <table:table-cell table:style-name="ce1" office:value-type="float" office:value="2186.4" calcext:value-type="float">
            <text:p>2186,4</text:p>
          </table:table-cell>
          <table:table-cell table:style-name="ce1" office:value-type="float" office:value="2186.9" calcext:value-type="float">
            <text:p>2186,9</text:p>
          </table:table-cell>
          <table:table-cell table:style-name="ce1" office:value-type="float" office:value="173.669" calcext:value-type="float">
            <text:p>173,669</text:p>
          </table:table-cell>
          <table:table-cell table:style-name="ce1" office:value-type="float" office:value="173.71" calcext:value-type="float">
            <text:p>173,71</text:p>
          </table:table-cell>
          <table:table-cell table:style-name="ce1" office:value-type="float" office:value="46.847" calcext:value-type="float">
            <text:p>46,847</text:p>
          </table:table-cell>
          <table:table-cell table:style-name="ce1" office:value-type="float" office:value="46.877" calcext:value-type="float">
            <text:p>46,877</text:p>
          </table:table-cell>
          <table:table-cell table:style-name="ce1" office:value-type="float" office:value="10400.125" calcext:value-type="float">
            <text:p>10400,125</text:p>
          </table:table-cell>
          <table:table-cell table:style-name="ce1" office:value-type="float" office:value="10403.13" calcext:value-type="float">
            <text:p>10403,13</text:p>
          </table:table-cell>
          <table:table-cell table:style-name="ce1" table:number-columns-repeated="7"/>
          <table:table-cell office:value-type="string" calcext:value-type="string">
            <text:p>order: buy 10.000000 BCO_USD</text:p>
          </table:table-cell>
          <table:table-cell office:value-type="string" calcext:value-type="string">
            <text:p>{u'orderFillTransaction': {u'orderID': u'849', u'financing': u'0.0000', u'instrument': u'BCO_USD', u'price': u'46.877', u'userID': 2088872, u'batchID': u'849', u'accountBalance': u'96761.1547', u'reason': u'MARKET_ORDER', u'tradeOpened': {u'units': u'10', u'tradeID': u'850'}, u'time': u'2016-08-15T10:50:00.156038884Z', u'units': u'10', u'type': u'ORDER_FILL', u'id': u'850', u'pl': u'0.0000', u'accountID': u'101-004-2088872-001'}, u'orderCreateTransaction': {u'timeInForce': u'FOK', u'positionFill': u'DEFAULT', u'userID': 2088872, u'batchID': u'849', u'instrument': u'BCO_USD', u'reason': u'CLIENT_ORDER', u'time': u'2016-08-15T10:50:00.156038884Z', u'units': u'10', u'type': u'MARKET_ORDER', u'id': u'849', u'accountID': u'101-004-2088872-001'}, u'relatedTransactionIDs': [u'849', u'850'], u'lastTransactionID': u'850'}</text:p>
          </table:table-cell>
        </table:table-row>
        <table:table-row table:style-name="ro1">
          <table:table-cell/>
          <table:table-cell office:value-type="string" calcext:value-type="string">
            <text:p>15/08/2016</text:p>
          </table:table-cell>
          <table:table-cell office:value-type="string" calcext:value-type="string">
            <text:p>12:49:25</text:p>
          </table:table-cell>
          <table:table-cell table:style-name="ce5"/>
          <table:table-cell table:style-name="ce5" office:value-type="float" office:value="46.867" calcext:value-type="float">
            <text:p>46,8670</text:p>
          </table:table-cell>
          <table:table-cell table:style-name="ce5" office:value-type="float" office:value="46.897" calcext:value-type="float">
            <text:p>46,8970</text:p>
          </table:table-cell>
          <table:table-cell table:style-name="ce5" table:formula="of:=([.E55]+[.F55])/2" office:value-type="float" office:value="46.882" calcext:value-type="float">
            <text:p>46,8820</text:p>
          </table:table-cell>
          <table:table-cell table:style-name="ce5" table:formula="of:=[.$H$46]*[.G55]+(1-[.$H$46])*[.H56]" office:value-type="float" office:value="46.90071872" calcext:value-type="float">
            <text:p>46,9007</text:p>
          </table:table-cell>
          <table:table-cell table:formula="of:=[.I56]+1" office:value-type="float" office:value="8" calcext:value-type="float">
            <text:p>8,000</text:p>
          </table:table-cell>
          <table:table-cell table:style-name="ce5" table:formula="of:=[.$H$46]*[.I55]+(1-[.$H$46])*[.J56]" office:value-type="float" office:value="4.67108864" calcext:value-type="float">
            <text:p>4,6711</text:p>
          </table:table-cell>
          <table:table-cell table:style-name="ce5" table:formula="of:=[.$H$46]*[.I55]*[.I55]+(1-[.$H$46])*[.K56]" office:value-type="float" office:value="29.96020224" calcext:value-type="float">
            <text:p>29,9602</text:p>
          </table:table-cell>
          <table:table-cell table:style-name="ce5" table:formula="of:=[.$H$46]*[.I55]*[.G55]+(1-[.$H$46])*[.L56]" office:value-type="float" office:value="219.02587332608" calcext:value-type="float">
            <text:p>219,0259</text:p>
          </table:table-cell>
          <table:table-cell table:style-name="ce1" table:formula="of:=[.K55]-[.J55]*[.J55]" office:value-type="float" office:value="8.14113315726295" calcext:value-type="float">
            <text:p>8,1411331573</text:p>
          </table:table-cell>
          <table:table-cell table:style-name="ce5" table:formula="of:=IF([.M55]=0;[.N56];([.L55]-[.J55]*[.H55])/[.M55])" office:value-type="float" office:value="-0.00633094849964254" calcext:value-type="float">
            <text:p>-0,0063</text:p>
          </table:table-cell>
          <table:table-cell table:style-name="ce3" table:formula="of:=IF([.M55]=0;[.O56];([.H55]*[.K55]-[.J55]*[.L55])/[.M55])" office:value-type="float" office:value="46.9302911416171" calcext:value-type="float">
            <text:p>46,93</text:p>
          </table:table-cell>
          <table:table-cell table:style-name="ce5" table:formula="of:=[.N55]*[.I55]+[.O55]" office:value-type="float" office:value="46.87964355362" calcext:value-type="float">
            <text:p>46,8796</text:p>
          </table:table-cell>
          <table:table-cell table:style-name="ce10" table:formula="of:=([.P55]-[.P56])/[.P55]*[.$Q$46]" office:value-type="float" office:value="-0.978582033341576" calcext:value-type="float">
            <text:p>-0,97858</text:p>
          </table:table-cell>
          <table:table-cell table:style-name="ce1" table:formula="of:=IF([.Q55]&gt;=[.$R$46];1;0)" office:value-type="float" office:value="0" calcext:value-type="float">
            <text:p>0</text:p>
          </table:table-cell>
          <table:table-cell table:style-name="ce1" table:formula="of:=IF([.Q55]&lt;=-[.$S$46];1;0)" office:value-type="float" office:value="0" calcext:value-type="float">
            <text:p>0</text:p>
          </table:table-cell>
          <table:table-cell table:style-name="ce1" table:formula="of:=[.$T$45]*[.R55]" office:value-type="float" office:value="0" calcext:value-type="float">
            <text:p>0</text:p>
          </table:table-cell>
          <table:table-cell table:style-name="ce12" table:formula="of:=[.$U$45]*[.S55]" office:value-type="float" office:value="0" calcext:value-type="float">
            <text:p>0</text:p>
          </table:table-cell>
          <table:table-cell table:style-name="ce12" table:formula="of:=[.V56]-[.T55]+[.U55]" office:value-type="float" office:value="30" calcext:value-type="float">
            <text:p>30</text:p>
          </table:table-cell>
          <table:table-cell table:style-name="ce13" table:formula="of:=[.W56]+[.T55]*[.E55]-[.U55]*[.F55]" office:value-type="currency" office:currency="EUR" office:value="-1307.11" calcext:value-type="currency">
            <text:p>-1 307,11 €</text:p>
          </table:table-cell>
          <table:table-cell table:style-name="ce13" table:formula="of:=[.W55]+[.V55]*[.E55]" office:value-type="currency" office:currency="EUR" office:value="98.9000000000001" calcext:value-type="currency">
            <text:p>98,90 €</text:p>
          </table:table-cell>
          <table:table-cell table:style-name="ce14" office:value-type="float" office:value="20" calcext:value-type="float">
            <text:p>20</text:p>
          </table:table-cell>
          <table:table-cell table:style-name="ce1" office:value-type="float" office:value="96760.7072" calcext:value-type="float">
            <text:p>96760,7072</text:p>
          </table:table-cell>
          <table:table-cell table:style-name="ce1"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6761.1547" calcext:value-type="float">
            <text:p>96761,1547</text:p>
          </table:table-cell>
          <table:table-cell table:style-name="ce1" office:value-type="float" office:value="96760.7072" calcext:value-type="float">
            <text:p>96760,707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227.4047" calcext:value-type="float">
            <text:p>-3227,4047</text:p>
          </table:table-cell>
          <table:table-cell table:style-name="ce1" office:value-type="float" office:value="839.4551" calcext:value-type="float">
            <text:p>839,4551</text:p>
          </table:table-cell>
          <table:table-cell table:style-name="ce1" office:value-type="float" office:value="-3227.4047" calcext:value-type="float">
            <text:p>-3227,4047</text:p>
          </table:table-cell>
          <table:table-cell table:style-name="ce1" office:value-type="float" office:value="-0.4475" calcext:value-type="float">
            <text:p>-0,4475</text:p>
          </table:table-cell>
          <table:table-cell table:style-name="ce1" office:value-type="float" office:value="96743.9181" calcext:value-type="float">
            <text:p>96743,9181</text:p>
          </table:table-cell>
          <table:table-cell table:style-name="ce1" office:value-type="string" calcext:value-type="string">
            <text:p>v20fxtrade</text:p>
          </table:table-cell>
          <table:table-cell table:style-name="ce1" table:number-columns-repeated="6"/>
          <table:table-cell table:style-name="ce1" office:value-type="float" office:value="67.071" calcext:value-type="float">
            <text:p>67,071</text:p>
          </table:table-cell>
          <table:table-cell table:style-name="ce1" office:value-type="float" office:value="67.183" calcext:value-type="float">
            <text:p>67,183</text:p>
          </table:table-cell>
          <table:table-cell table:style-name="ce1" office:value-type="float" office:value="17.86503" calcext:value-type="float">
            <text:p>17,86503</text:p>
          </table:table-cell>
          <table:table-cell table:style-name="ce1" office:value-type="float" office:value="17.88981" calcext:value-type="float">
            <text:p>17,88981</text:p>
          </table:table-cell>
          <table:table-cell table:style-name="ce1" office:value-type="float" office:value="8292" calcext:value-type="float">
            <text:p>8292</text:p>
          </table:table-cell>
          <table:table-cell table:style-name="ce1" office:value-type="float" office:value="8295" calcext:value-type="float">
            <text:p>8295</text:p>
          </table:table-cell>
          <table:table-cell table:style-name="ce1" office:value-type="float" office:value="2.14199" calcext:value-type="float">
            <text:p>2,14199</text:p>
          </table:table-cell>
          <table:table-cell table:style-name="ce1" office:value-type="float" office:value="2.14299" calcext:value-type="float">
            <text:p>2,14299</text:p>
          </table:table-cell>
          <table:table-cell table:style-name="ce1" office:value-type="float" office:value="26.82653" calcext:value-type="float">
            <text:p>26,82653</text:p>
          </table:table-cell>
          <table:table-cell table:style-name="ce1" office:value-type="float" office:value="26.86573" calcext:value-type="float">
            <text:p>26,86573</text:p>
          </table:table-cell>
          <table:table-cell table:style-name="ce1" office:value-type="float" office:value="7.96235" calcext:value-type="float">
            <text:p>7,96235</text:p>
          </table:table-cell>
          <table:table-cell table:style-name="ce1" office:value-type="float" office:value="7.9642" calcext:value-type="float">
            <text:p>7,9642</text:p>
          </table:table-cell>
          <table:table-cell table:style-name="ce1" office:value-type="float" office:value="22927.1" calcext:value-type="float">
            <text:p>22927,1</text:p>
          </table:table-cell>
          <table:table-cell table:style-name="ce1" office:value-type="float" office:value="22933.1" calcext:value-type="float">
            <text:p>22933,1</text:p>
          </table:table-cell>
          <table:table-cell table:style-name="ce1" office:value-type="float" office:value="44.513" calcext:value-type="float">
            <text:p>44,513</text:p>
          </table:table-cell>
          <table:table-cell table:style-name="ce1" office:value-type="float" office:value="44.54" calcext:value-type="float">
            <text:p>44,54</text:p>
          </table:table-cell>
          <table:table-cell table:style-name="ce1" office:value-type="float" office:value="1732.102" calcext:value-type="float">
            <text:p>1732,102</text:p>
          </table:table-cell>
          <table:table-cell table:style-name="ce1" office:value-type="float" office:value="1732.734" calcext:value-type="float">
            <text:p>1732,734</text:p>
          </table:table-cell>
          <table:table-cell table:style-name="ce1" office:value-type="float" office:value="15.45604" calcext:value-type="float">
            <text:p>15,45604</text:p>
          </table:table-cell>
          <table:table-cell table:style-name="ce1" office:value-type="float" office:value="15.47756" calcext:value-type="float">
            <text:p>15,47756</text:p>
          </table:table-cell>
          <table:table-cell table:style-name="ce1" office:value-type="float" office:value="1.11732" calcext:value-type="float">
            <text:p>1,11732</text:p>
          </table:table-cell>
          <table:table-cell table:style-name="ce1" office:value-type="float" office:value="1.11747" calcext:value-type="float">
            <text:p>1,11747</text:p>
          </table:table-cell>
          <table:table-cell table:style-name="ce1" office:value-type="float" office:value="1.04003" calcext:value-type="float">
            <text:p>1,04003</text:p>
          </table:table-cell>
          <table:table-cell table:style-name="ce1" office:value-type="float" office:value="1.04043" calcext:value-type="float">
            <text:p>1,04043</text:p>
          </table:table-cell>
          <table:table-cell table:style-name="ce1" office:value-type="float" office:value="1.29183" calcext:value-type="float">
            <text:p>1,29183</text:p>
          </table:table-cell>
          <table:table-cell table:style-name="ce1" office:value-type="float" office:value="1.29205" calcext:value-type="float">
            <text:p>1,29205</text:p>
          </table:table-cell>
          <table:table-cell table:style-name="ce1" office:value-type="float" office:value="3.82189" calcext:value-type="float">
            <text:p>3,82189</text:p>
          </table:table-cell>
          <table:table-cell table:style-name="ce1" office:value-type="float" office:value="3.82377" calcext:value-type="float">
            <text:p>3,82377</text:p>
          </table:table-cell>
          <table:table-cell table:style-name="ce1" office:value-type="float" office:value="1.68436" calcext:value-type="float">
            <text:p>1,68436</text:p>
          </table:table-cell>
          <table:table-cell table:style-name="ce1" office:value-type="float" office:value="1.68474" calcext:value-type="float">
            <text:p>1,68474</text:p>
          </table:table-cell>
          <table:table-cell table:style-name="ce1" office:value-type="float" office:value="3052.8" calcext:value-type="float">
            <text:p>3052,8</text:p>
          </table:table-cell>
          <table:table-cell table:style-name="ce1" office:value-type="float" office:value="3054.3" calcext:value-type="float">
            <text:p>3054,3</text:p>
          </table:table-cell>
          <table:table-cell table:style-name="ce1" office:value-type="float" office:value="3.242" calcext:value-type="float">
            <text:p>3,242</text:p>
          </table:table-cell>
          <table:table-cell table:style-name="ce1" office:value-type="float" office:value="3.245" calcext:value-type="float">
            <text:p>3,245</text:p>
          </table:table-cell>
          <table:table-cell table:style-name="ce1" office:value-type="float" office:value="13.02079" calcext:value-type="float">
            <text:p>13,02079</text:p>
          </table:table-cell>
          <table:table-cell table:style-name="ce1" office:value-type="float" office:value="13.02295" calcext:value-type="float">
            <text:p>13,02295</text:p>
          </table:table-cell>
          <table:table-cell table:style-name="ce1" office:value-type="float" office:value="5.77119" calcext:value-type="float">
            <text:p>5,77119</text:p>
          </table:table-cell>
          <table:table-cell table:style-name="ce1" office:value-type="float" office:value="5.77267" calcext:value-type="float">
            <text:p>5,77267</text:p>
          </table:table-cell>
          <table:table-cell table:style-name="ce1" office:value-type="float" office:value="1038.09" calcext:value-type="float">
            <text:p>1038,09</text:p>
          </table:table-cell>
          <table:table-cell table:style-name="ce1" office:value-type="float" office:value="1038.397" calcext:value-type="float">
            <text:p>1038,397</text:p>
          </table:table-cell>
          <table:table-cell table:style-name="ce1" office:value-type="float" office:value="1232.038" calcext:value-type="float">
            <text:p>1232,038</text:p>
          </table:table-cell>
          <table:table-cell table:style-name="ce1" office:value-type="float" office:value="1232.438" calcext:value-type="float">
            <text:p>1232,438</text:p>
          </table:table-cell>
          <table:table-cell table:style-name="ce1" office:value-type="float" office:value="1.79136" calcext:value-type="float">
            <text:p>1,79136</text:p>
          </table:table-cell>
          <table:table-cell table:style-name="ce1" office:value-type="float" office:value="1.79205" calcext:value-type="float">
            <text:p>1,79205</text:p>
          </table:table-cell>
          <table:table-cell table:style-name="ce1" office:value-type="float" office:value="18604.5" calcext:value-type="float">
            <text:p>18604,5</text:p>
          </table:table-cell>
          <table:table-cell table:style-name="ce1" office:value-type="float" office:value="18607.5" calcext:value-type="float">
            <text:p>18607,5</text:p>
          </table:table-cell>
          <table:table-cell table:style-name="ce1" office:value-type="float" office:value="4505.7" calcext:value-type="float">
            <text:p>4505,7</text:p>
          </table:table-cell>
          <table:table-cell table:style-name="ce1" office:value-type="float" office:value="4506.9" calcext:value-type="float">
            <text:p>4506,9</text:p>
          </table:table-cell>
          <table:table-cell table:style-name="ce1" office:value-type="float" office:value="135423" calcext:value-type="float">
            <text:p>135423</text:p>
          </table:table-cell>
          <table:table-cell table:style-name="ce1" office:value-type="float" office:value="135474" calcext:value-type="float">
            <text:p>135474</text:p>
          </table:table-cell>
          <table:table-cell table:style-name="ce1" office:value-type="float" office:value="1.34377" calcext:value-type="float">
            <text:p>1,34377</text:p>
          </table:table-cell>
          <table:table-cell table:style-name="ce1" office:value-type="float" office:value="1.34405" calcext:value-type="float">
            <text:p>1,34405</text:p>
          </table:table-cell>
          <table:table-cell table:style-name="ce1" office:value-type="float" office:value="9.4521" calcext:value-type="float">
            <text:p>9,4521</text:p>
          </table:table-cell>
          <table:table-cell table:style-name="ce1" office:value-type="float" office:value="9.4551" calcext:value-type="float">
            <text:p>9,4551</text:p>
          </table:table-cell>
          <table:table-cell table:style-name="ce1" office:value-type="float" office:value="13.3974" calcext:value-type="float">
            <text:p>13,3974</text:p>
          </table:table-cell>
          <table:table-cell table:style-name="ce1" office:value-type="float" office:value="13.40722" calcext:value-type="float">
            <text:p>13,40722</text:p>
          </table:table-cell>
          <table:table-cell table:style-name="ce1" office:value-type="float" office:value="6.00346" calcext:value-type="float">
            <text:p>6,00346</text:p>
          </table:table-cell>
          <table:table-cell table:style-name="ce1" office:value-type="float" office:value="6.00477" calcext:value-type="float">
            <text:p>6,00477</text:p>
          </table:table-cell>
          <table:table-cell table:style-name="ce1" office:value-type="float" office:value="19.44458" calcext:value-type="float">
            <text:p>19,44458</text:p>
          </table:table-cell>
          <table:table-cell table:style-name="ce1" office:value-type="float" office:value="19.47253" calcext:value-type="float">
            <text:p>19,47253</text:p>
          </table:table-cell>
          <table:table-cell table:style-name="ce1" office:value-type="float" office:value="0.93113" calcext:value-type="float">
            <text:p>0,93113</text:p>
          </table:table-cell>
          <table:table-cell table:style-name="ce1" office:value-type="float" office:value="0.93152" calcext:value-type="float">
            <text:p>0,93152</text:p>
          </table:table-cell>
          <table:table-cell table:style-name="ce1" office:value-type="float" office:value="4816.5" calcext:value-type="float">
            <text:p>4816,5</text:p>
          </table:table-cell>
          <table:table-cell table:style-name="ce1" office:value-type="float" office:value="4817.3" calcext:value-type="float">
            <text:p>4817,3</text:p>
          </table:table-cell>
          <table:table-cell table:style-name="ce1" office:value-type="float" office:value="2016.4" calcext:value-type="float">
            <text:p>2016,4</text:p>
          </table:table-cell>
          <table:table-cell table:style-name="ce1" office:value-type="float" office:value="2019.2" calcext:value-type="float">
            <text:p>2019,2</text:p>
          </table:table-cell>
          <table:table-cell table:style-name="ce1" office:value-type="float" office:value="1859.756" calcext:value-type="float">
            <text:p>1859,756</text:p>
          </table:table-cell>
          <table:table-cell table:style-name="ce1" office:value-type="float" office:value="1860.59" calcext:value-type="float">
            <text:p>1860,59</text:p>
          </table:table-cell>
          <table:table-cell table:style-name="ce1" office:value-type="float" office:value="26.035" calcext:value-type="float">
            <text:p>26,035</text:p>
          </table:table-cell>
          <table:table-cell table:style-name="ce1" office:value-type="float" office:value="26.07237" calcext:value-type="float">
            <text:p>26,07237</text:p>
          </table:table-cell>
          <table:table-cell table:style-name="ce1" office:value-type="float" office:value="7.527" calcext:value-type="float">
            <text:p>7,527</text:p>
          </table:table-cell>
          <table:table-cell table:style-name="ce1" office:value-type="float" office:value="7.547" calcext:value-type="float">
            <text:p>7,547</text:p>
          </table:table-cell>
          <table:table-cell table:style-name="ce1" office:value-type="float" office:value="4.9359" calcext:value-type="float">
            <text:p>4,9359</text:p>
          </table:table-cell>
          <table:table-cell table:style-name="ce1" office:value-type="float" office:value="4.93912" calcext:value-type="float">
            <text:p>4,93912</text:p>
          </table:table-cell>
          <table:table-cell table:style-name="ce1" office:value-type="float" office:value="1.44349" calcext:value-type="float">
            <text:p>1,44349</text:p>
          </table:table-cell>
          <table:table-cell table:style-name="ce1" office:value-type="float" office:value="1.44379" calcext:value-type="float">
            <text:p>1,44379</text:p>
          </table:table-cell>
          <table:table-cell table:style-name="ce1" office:value-type="float" office:value="27.69036" calcext:value-type="float">
            <text:p>27,69036</text:p>
          </table:table-cell>
          <table:table-cell table:style-name="ce1" office:value-type="float" office:value="27.73196" calcext:value-type="float">
            <text:p>27,73196</text:p>
          </table:table-cell>
          <table:table-cell table:style-name="ce1" office:value-type="float" office:value="1.06343" calcext:value-type="float">
            <text:p>1,06343</text:p>
          </table:table-cell>
          <table:table-cell table:style-name="ce1" office:value-type="float" office:value="1.06374" calcext:value-type="float">
            <text:p>1,06374</text:p>
          </table:table-cell>
          <table:table-cell table:style-name="ce1" office:value-type="float" office:value="109.486" calcext:value-type="float">
            <text:p>109,486</text:p>
          </table:table-cell>
          <table:table-cell table:style-name="ce1" office:value-type="float" office:value="109.504" calcext:value-type="float">
            <text:p>109,504</text:p>
          </table:table-cell>
          <table:table-cell table:style-name="ce1" office:value-type="float" office:value="0.76666" calcext:value-type="float">
            <text:p>0,76666</text:p>
          </table:table-cell>
          <table:table-cell table:style-name="ce1" office:value-type="float" office:value="0.7668" calcext:value-type="float">
            <text:p>0,7668</text:p>
          </table:table-cell>
          <table:table-cell table:style-name="ce1" office:value-type="float" office:value="72.801" calcext:value-type="float">
            <text:p>72,801</text:p>
          </table:table-cell>
          <table:table-cell table:style-name="ce1" office:value-type="float" office:value="72.823" calcext:value-type="float">
            <text:p>72,823</text:p>
          </table:table-cell>
          <table:table-cell table:style-name="ce1" office:value-type="float" office:value="131.877" calcext:value-type="float">
            <text:p>131,877</text:p>
          </table:table-cell>
          <table:table-cell table:style-name="ce1" office:value-type="float" office:value="131.897" calcext:value-type="float">
            <text:p>131,897</text:p>
          </table:table-cell>
          <table:table-cell table:style-name="ce1" office:value-type="float" office:value="689.042" calcext:value-type="float">
            <text:p>689,042</text:p>
          </table:table-cell>
          <table:table-cell table:style-name="ce1" office:value-type="float" office:value="692.042" calcext:value-type="float">
            <text:p>692,042</text:p>
          </table:table-cell>
          <table:table-cell table:style-name="ce1" office:value-type="float" office:value="1.45721" calcext:value-type="float">
            <text:p>1,45721</text:p>
          </table:table-cell>
          <table:table-cell table:style-name="ce1" office:value-type="float" office:value="1.45748" calcext:value-type="float">
            <text:p>1,45748</text:p>
          </table:table-cell>
          <table:table-cell table:style-name="ce1" office:value-type="float" office:value="19.96364" calcext:value-type="float">
            <text:p>19,96364</text:p>
          </table:table-cell>
          <table:table-cell table:style-name="ce1" office:value-type="float" office:value="19.98864" calcext:value-type="float">
            <text:p>19,98864</text:p>
          </table:table-cell>
          <table:table-cell table:style-name="ce1" office:value-type="float" office:value="3.30012" calcext:value-type="float">
            <text:p>3,30012</text:p>
          </table:table-cell>
          <table:table-cell table:style-name="ce1" office:value-type="float" office:value="3.30107" calcext:value-type="float">
            <text:p>3,30107</text:p>
          </table:table-cell>
          <table:table-cell table:style-name="ce1" office:value-type="float" office:value="101.004" calcext:value-type="float">
            <text:p>101,004</text:p>
          </table:table-cell>
          <table:table-cell table:style-name="ce1" office:value-type="float" office:value="101.016" calcext:value-type="float">
            <text:p>101,016</text:p>
          </table:table-cell>
          <table:table-cell table:style-name="ce1" office:value-type="float" office:value="103.683" calcext:value-type="float">
            <text:p>103,683</text:p>
          </table:table-cell>
          <table:table-cell table:style-name="ce1" office:value-type="float" office:value="103.707" calcext:value-type="float">
            <text:p>103,707</text:p>
          </table:table-cell>
          <table:table-cell table:style-name="ce1" office:value-type="float" office:value="309.48" calcext:value-type="float">
            <text:p>309,48</text:p>
          </table:table-cell>
          <table:table-cell table:style-name="ce1" office:value-type="float" office:value="309.698" calcext:value-type="float">
            <text:p>309,698</text:p>
          </table:table-cell>
          <table:table-cell table:style-name="ce1" office:value-type="float" office:value="0.75384" calcext:value-type="float">
            <text:p>0,75384</text:p>
          </table:table-cell>
          <table:table-cell table:style-name="ce1" office:value-type="float" office:value="0.75411" calcext:value-type="float">
            <text:p>0,75411</text:p>
          </table:table-cell>
          <table:table-cell table:style-name="ce1" office:value-type="float" office:value="167.973" calcext:value-type="float">
            <text:p>167,973</text:p>
          </table:table-cell>
          <table:table-cell table:style-name="ce1" office:value-type="float" office:value="167.988" calcext:value-type="float">
            <text:p>167,988</text:p>
          </table:table-cell>
          <table:table-cell table:style-name="ce1" office:value-type="float" office:value="1801.742" calcext:value-type="float">
            <text:p>1801,742</text:p>
          </table:table-cell>
          <table:table-cell table:style-name="ce1" office:value-type="float" office:value="1802.472" calcext:value-type="float">
            <text:p>1802,472</text:p>
          </table:table-cell>
          <table:table-cell table:style-name="ce1" office:value-type="float" office:value="5.9468" calcext:value-type="float">
            <text:p>5,9468</text:p>
          </table:table-cell>
          <table:table-cell table:style-name="ce1" office:value-type="float" office:value="5.94817" calcext:value-type="float">
            <text:p>5,94817</text:p>
          </table:table-cell>
          <table:table-cell table:style-name="ce1" office:value-type="float" office:value="1199.88" calcext:value-type="float">
            <text:p>1199,88</text:p>
          </table:table-cell>
          <table:table-cell table:style-name="ce1" office:value-type="float" office:value="1200.244" calcext:value-type="float">
            <text:p>1200,244</text:p>
          </table:table-cell>
          <table:table-cell table:style-name="ce1" office:value-type="float" office:value="455.54" calcext:value-type="float">
            <text:p>455,54</text:p>
          </table:table-cell>
          <table:table-cell table:style-name="ce1" office:value-type="float" office:value="455.71" calcext:value-type="float">
            <text:p>455,71</text:p>
          </table:table-cell>
          <table:table-cell table:style-name="ce1" office:value-type="float" office:value="132.647" calcext:value-type="float">
            <text:p>132,647</text:p>
          </table:table-cell>
          <table:table-cell table:style-name="ce1" office:value-type="float" office:value="132.673" calcext:value-type="float">
            <text:p>132,673</text:p>
          </table:table-cell>
          <table:table-cell table:style-name="ce1" office:value-type="float" office:value="6.65841" calcext:value-type="float">
            <text:p>6,65841</text:p>
          </table:table-cell>
          <table:table-cell table:style-name="ce1" office:value-type="float" office:value="6.65894" calcext:value-type="float">
            <text:p>6,65894</text:p>
          </table:table-cell>
          <table:table-cell table:style-name="ce1" office:value-type="float" office:value="1.50142" calcext:value-type="float">
            <text:p>1,50142</text:p>
          </table:table-cell>
          <table:table-cell table:style-name="ce1" office:value-type="float" office:value="1.50194" calcext:value-type="float">
            <text:p>1,50194</text:p>
          </table:table-cell>
          <table:table-cell table:style-name="ce1" office:value-type="float" office:value="7.75677" calcext:value-type="float">
            <text:p>7,75677</text:p>
          </table:table-cell>
          <table:table-cell table:style-name="ce1" office:value-type="float" office:value="7.75713" calcext:value-type="float">
            <text:p>7,75713</text:p>
          </table:table-cell>
          <table:table-cell table:style-name="ce1" office:value-type="float" office:value="1.66849" calcext:value-type="float">
            <text:p>1,66849</text:p>
          </table:table-cell>
          <table:table-cell table:style-name="ce1" office:value-type="float" office:value="1.66885" calcext:value-type="float">
            <text:p>1,66885</text:p>
          </table:table-cell>
          <table:table-cell table:style-name="ce1" office:value-type="float" office:value="3.74943" calcext:value-type="float">
            <text:p>3,74943</text:p>
          </table:table-cell>
          <table:table-cell table:style-name="ce1" office:value-type="float" office:value="3.7507" calcext:value-type="float">
            <text:p>3,7507</text:p>
          </table:table-cell>
          <table:table-cell table:style-name="ce1" office:value-type="float" office:value="25.78962" calcext:value-type="float">
            <text:p>25,78962</text:p>
          </table:table-cell>
          <table:table-cell table:style-name="ce1" office:value-type="float" office:value="25.82632" calcext:value-type="float">
            <text:p>25,82632</text:p>
          </table:table-cell>
          <table:table-cell table:style-name="ce1" office:value-type="float" office:value="8.66679" calcext:value-type="float">
            <text:p>8,66679</text:p>
          </table:table-cell>
          <table:table-cell table:style-name="ce1" office:value-type="float" office:value="8.66836" calcext:value-type="float">
            <text:p>8,66836</text:p>
          </table:table-cell>
          <table:table-cell table:style-name="ce1" office:value-type="float" office:value="1340.774" calcext:value-type="float">
            <text:p>1340,774</text:p>
          </table:table-cell>
          <table:table-cell table:style-name="ce1" office:value-type="float" office:value="1341.112" calcext:value-type="float">
            <text:p>1341,112</text:p>
          </table:table-cell>
          <table:table-cell table:style-name="ce1" office:value-type="float" office:value="10.221" calcext:value-type="float">
            <text:p>10,221</text:p>
          </table:table-cell>
          <table:table-cell table:style-name="ce1" office:value-type="float" office:value="10.226" calcext:value-type="float">
            <text:p>10,226</text:p>
          </table:table-cell>
          <table:table-cell table:style-name="ce1" office:value-type="float" office:value="2.584" calcext:value-type="float">
            <text:p>2,584</text:p>
          </table:table-cell>
          <table:table-cell table:style-name="ce1" office:value-type="float" office:value="2.588" calcext:value-type="float">
            <text:p>2,588</text:p>
          </table:table-cell>
          <table:table-cell table:style-name="ce1" office:value-type="float" office:value="9.18017" calcext:value-type="float">
            <text:p>9,18017</text:p>
          </table:table-cell>
          <table:table-cell table:style-name="ce1" office:value-type="float" office:value="9.18322" calcext:value-type="float">
            <text:p>9,18322</text:p>
          </table:table-cell>
          <table:table-cell table:style-name="ce1" office:value-type="float" office:value="27.01368" calcext:value-type="float">
            <text:p>27,01368</text:p>
          </table:table-cell>
          <table:table-cell table:style-name="ce1" office:value-type="float" office:value="27.028" calcext:value-type="float">
            <text:p>27,028</text:p>
          </table:table-cell>
          <table:table-cell table:style-name="ce1" office:value-type="float" office:value="4.203" calcext:value-type="float">
            <text:p>4,203</text:p>
          </table:table-cell>
          <table:table-cell table:style-name="ce1" office:value-type="float" office:value="4.207" calcext:value-type="float">
            <text:p>4,207</text:p>
          </table:table-cell>
          <table:table-cell table:style-name="ce1" office:value-type="float" office:value="0.974" calcext:value-type="float">
            <text:p>0,974</text:p>
          </table:table-cell>
          <table:table-cell table:style-name="ce1" office:value-type="float" office:value="0.97418" calcext:value-type="float">
            <text:p>0,97418</text:p>
          </table:table-cell>
          <table:table-cell table:style-name="ce1" office:value-type="float" office:value="1305.964" calcext:value-type="float">
            <text:p>1305,964</text:p>
          </table:table-cell>
          <table:table-cell table:style-name="ce1" office:value-type="float" office:value="1306.435" calcext:value-type="float">
            <text:p>1306,435</text:p>
          </table:table-cell>
          <table:table-cell table:style-name="ce1" office:value-type="float" office:value="5.59092" calcext:value-type="float">
            <text:p>5,59092</text:p>
          </table:table-cell>
          <table:table-cell table:style-name="ce1" office:value-type="float" office:value="5.59258" calcext:value-type="float">
            <text:p>5,59258</text:p>
          </table:table-cell>
          <table:table-cell table:style-name="ce1" office:value-type="float" office:value="5531.1" calcext:value-type="float">
            <text:p>5531,1</text:p>
          </table:table-cell>
          <table:table-cell table:style-name="ce1" office:value-type="float" office:value="5532" calcext:value-type="float">
            <text:p>5532</text:p>
          </table:table-cell>
          <table:table-cell table:style-name="ce1" office:value-type="float" office:value="6950.8" calcext:value-type="float">
            <text:p>6950,8</text:p>
          </table:table-cell>
          <table:table-cell table:style-name="ce1" office:value-type="float" office:value="6951.8" calcext:value-type="float">
            <text:p>6951,8</text:p>
          </table:table-cell>
          <table:table-cell table:style-name="ce1" office:value-type="float" office:value="1.25794" calcext:value-type="float">
            <text:p>1,25794</text:p>
          </table:table-cell>
          <table:table-cell table:style-name="ce1" office:value-type="float" office:value="1.25826" calcext:value-type="float">
            <text:p>1,25826</text:p>
          </table:table-cell>
          <table:table-cell table:style-name="ce1" office:value-type="float" office:value="34.568" calcext:value-type="float">
            <text:p>34,568</text:p>
          </table:table-cell>
          <table:table-cell table:style-name="ce1" office:value-type="float" office:value="34.675" calcext:value-type="float">
            <text:p>34,675</text:p>
          </table:table-cell>
          <table:table-cell table:style-name="ce1" office:value-type="float" office:value="112.855" calcext:value-type="float">
            <text:p>112,855</text:p>
          </table:table-cell>
          <table:table-cell table:style-name="ce1" office:value-type="float" office:value="112.872" calcext:value-type="float">
            <text:p>112,872</text:p>
          </table:table-cell>
          <table:table-cell table:style-name="ce1" office:value-type="float" office:value="0.86505" calcext:value-type="float">
            <text:p>0,86505</text:p>
          </table:table-cell>
          <table:table-cell table:style-name="ce1" office:value-type="float" office:value="0.86519" calcext:value-type="float">
            <text:p>0,86519</text:p>
          </table:table-cell>
          <table:table-cell table:style-name="ce1" office:value-type="float" office:value="0.72078" calcext:value-type="float">
            <text:p>0,72078</text:p>
          </table:table-cell>
          <table:table-cell table:style-name="ce1" office:value-type="float" office:value="0.72096" calcext:value-type="float">
            <text:p>0,72096</text:p>
          </table:table-cell>
          <table:table-cell table:style-name="ce1" office:value-type="float" office:value="13.75249" calcext:value-type="float">
            <text:p>13,75249</text:p>
          </table:table-cell>
          <table:table-cell table:style-name="ce1" office:value-type="float" office:value="13.76512" calcext:value-type="float">
            <text:p>13,76512</text:p>
          </table:table-cell>
          <table:table-cell table:style-name="ce1" office:value-type="float" office:value="154.85336" calcext:value-type="float">
            <text:p>154,85336</text:p>
          </table:table-cell>
          <table:table-cell table:style-name="ce1" office:value-type="float" office:value="155.05448" calcext:value-type="float">
            <text:p>155,05448</text:p>
          </table:table-cell>
          <table:table-cell table:style-name="ce1" office:value-type="float" office:value="1748.581" calcext:value-type="float">
            <text:p>1748,581</text:p>
          </table:table-cell>
          <table:table-cell table:style-name="ce1" office:value-type="float" office:value="1749.242" calcext:value-type="float">
            <text:p>1749,242</text:p>
          </table:table-cell>
          <table:table-cell table:style-name="ce1" office:value-type="float" office:value="78.169" calcext:value-type="float">
            <text:p>78,169</text:p>
          </table:table-cell>
          <table:table-cell table:style-name="ce1" office:value-type="float" office:value="78.193" calcext:value-type="float">
            <text:p>78,193</text:p>
          </table:table-cell>
          <table:table-cell table:style-name="ce1" office:value-type="float" office:value="17.3022" calcext:value-type="float">
            <text:p>17,3022</text:p>
          </table:table-cell>
          <table:table-cell table:style-name="ce1" office:value-type="float" office:value="17.3173" calcext:value-type="float">
            <text:p>17,3173</text:p>
          </table:table-cell>
          <table:table-cell table:style-name="ce1" office:value-type="float" office:value="0.96854" calcext:value-type="float">
            <text:p>0,96854</text:p>
          </table:table-cell>
          <table:table-cell table:style-name="ce1" office:value-type="float" office:value="0.969" calcext:value-type="float">
            <text:p>0,969</text:p>
          </table:table-cell>
          <table:table-cell table:style-name="ce1" office:value-type="float" office:value="276.947" calcext:value-type="float">
            <text:p>276,947</text:p>
          </table:table-cell>
          <table:table-cell table:style-name="ce1" office:value-type="float" office:value="277.17" calcext:value-type="float">
            <text:p>277,17</text:p>
          </table:table-cell>
          <table:table-cell table:style-name="ce1" office:value-type="float" office:value="24.1742" calcext:value-type="float">
            <text:p>24,1742</text:p>
          </table:table-cell>
          <table:table-cell table:style-name="ce1" office:value-type="float" office:value="24.1898" calcext:value-type="float">
            <text:p>24,1898</text:p>
          </table:table-cell>
          <table:table-cell table:style-name="ce1" office:value-type="float" office:value="4.27049" calcext:value-type="float">
            <text:p>4,27049</text:p>
          </table:table-cell>
          <table:table-cell table:style-name="ce1" office:value-type="float" office:value="4.27258" calcext:value-type="float">
            <text:p>4,27258</text:p>
          </table:table-cell>
          <table:table-cell table:style-name="ce1" office:value-type="float" office:value="7.44023" calcext:value-type="float">
            <text:p>7,44023</text:p>
          </table:table-cell>
          <table:table-cell table:style-name="ce1" office:value-type="float" office:value="7.4405" calcext:value-type="float">
            <text:p>7,4405</text:p>
          </table:table-cell>
          <table:table-cell table:style-name="ce1" office:value-type="float" office:value="1129.01" calcext:value-type="float">
            <text:p>1129,01</text:p>
          </table:table-cell>
          <table:table-cell table:style-name="ce1" office:value-type="float" office:value="1132.01" calcext:value-type="float">
            <text:p>1132,01</text:p>
          </table:table-cell>
          <table:table-cell table:style-name="ce1" office:value-type="float" office:value="1.54986" calcext:value-type="float">
            <text:p>1,54986</text:p>
          </table:table-cell>
          <table:table-cell table:style-name="ce1" office:value-type="float" office:value="1.5503" calcext:value-type="float">
            <text:p>1,5503</text:p>
          </table:table-cell>
          <table:table-cell table:style-name="ce1" office:value-type="float" office:value="317.36" calcext:value-type="float">
            <text:p>317,36</text:p>
          </table:table-cell>
          <table:table-cell table:style-name="ce1" office:value-type="float" office:value="317.66" calcext:value-type="float">
            <text:p>317,66</text:p>
          </table:table-cell>
          <table:table-cell table:style-name="ce1" office:value-type="float" office:value="0.74672" calcext:value-type="float">
            <text:p>0,74672</text:p>
          </table:table-cell>
          <table:table-cell table:style-name="ce1" office:value-type="float" office:value="0.747" calcext:value-type="float">
            <text:p>0,747</text:p>
          </table:table-cell>
          <table:table-cell table:style-name="ce1" office:value-type="float" office:value="8.45928" calcext:value-type="float">
            <text:p>8,45928</text:p>
          </table:table-cell>
          <table:table-cell table:style-name="ce1" office:value-type="float" office:value="8.46187" calcext:value-type="float">
            <text:p>8,46187</text:p>
          </table:table-cell>
          <table:table-cell table:style-name="ce1" office:value-type="float" office:value="1.7354" calcext:value-type="float">
            <text:p>1,7354</text:p>
          </table:table-cell>
          <table:table-cell table:style-name="ce1" office:value-type="float" office:value="1.73602" calcext:value-type="float">
            <text:p>1,73602</text:p>
          </table:table-cell>
          <table:table-cell table:style-name="ce1" office:value-type="float" office:value="66.793" calcext:value-type="float">
            <text:p>66,793</text:p>
          </table:table-cell>
          <table:table-cell table:style-name="ce1" office:value-type="float" office:value="66.898" calcext:value-type="float">
            <text:p>66,898</text:p>
          </table:table-cell>
          <table:table-cell table:style-name="ce1" office:value-type="float" office:value="0.19533" calcext:value-type="float">
            <text:p>0,19533</text:p>
          </table:table-cell>
          <table:table-cell table:style-name="ce1" office:value-type="float" office:value="0.19545" calcext:value-type="float">
            <text:p>0,19545</text:p>
          </table:table-cell>
          <table:table-cell table:style-name="ce1" office:value-type="float" office:value="10.01755" calcext:value-type="float">
            <text:p>10,01755</text:p>
          </table:table-cell>
          <table:table-cell table:style-name="ce1" office:value-type="float" office:value="10.01942" calcext:value-type="float">
            <text:p>10,01942</text:p>
          </table:table-cell>
          <table:table-cell table:style-name="ce1" office:value-type="float" office:value="8.21557" calcext:value-type="float">
            <text:p>8,21557</text:p>
          </table:table-cell>
          <table:table-cell table:style-name="ce1" office:value-type="float" office:value="8.21874" calcext:value-type="float">
            <text:p>8,21874</text:p>
          </table:table-cell>
          <table:table-cell table:style-name="ce1" office:value-type="float" office:value="2.95284" calcext:value-type="float">
            <text:p>2,95284</text:p>
          </table:table-cell>
          <table:table-cell table:style-name="ce1" office:value-type="float" office:value="2.9535" calcext:value-type="float">
            <text:p>2,9535</text:p>
          </table:table-cell>
          <table:table-cell table:style-name="ce1" office:value-type="float" office:value="130.449" calcext:value-type="float">
            <text:p>130,449</text:p>
          </table:table-cell>
          <table:table-cell table:style-name="ce1" office:value-type="float" office:value="130.478" calcext:value-type="float">
            <text:p>130,478</text:p>
          </table:table-cell>
          <table:table-cell table:style-name="ce1" office:value-type="float" office:value="18.14712" calcext:value-type="float">
            <text:p>18,14712</text:p>
          </table:table-cell>
          <table:table-cell table:style-name="ce1" office:value-type="float" office:value="18.1547" calcext:value-type="float">
            <text:p>18,1547</text:p>
          </table:table-cell>
          <table:table-cell table:style-name="ce1" office:value-type="float" office:value="1.29146" calcext:value-type="float">
            <text:p>1,29146</text:p>
          </table:table-cell>
          <table:table-cell table:style-name="ce1" office:value-type="float" office:value="1.29164" calcext:value-type="float">
            <text:p>1,29164</text:p>
          </table:table-cell>
          <table:table-cell table:style-name="ce1" office:value-type="float" office:value="77.435" calcext:value-type="float">
            <text:p>77,435</text:p>
          </table:table-cell>
          <table:table-cell table:style-name="ce1" office:value-type="float" office:value="77.454" calcext:value-type="float">
            <text:p>77,454</text:p>
          </table:table-cell>
          <table:table-cell table:style-name="ce1" office:value-type="float" office:value="14.96918" calcext:value-type="float">
            <text:p>14,96918</text:p>
          </table:table-cell>
          <table:table-cell table:style-name="ce1" office:value-type="float" office:value="14.98217" calcext:value-type="float">
            <text:p>14,98217</text:p>
          </table:table-cell>
          <table:table-cell table:style-name="ce1" office:value-type="float" office:value="75.149" calcext:value-type="float">
            <text:p>75,149</text:p>
          </table:table-cell>
          <table:table-cell table:style-name="ce1" office:value-type="float" office:value="75.174" calcext:value-type="float">
            <text:p>75,174</text:p>
          </table:table-cell>
          <table:table-cell table:style-name="ce1" office:value-type="float" office:value="0.70204" calcext:value-type="float">
            <text:p>0,70204</text:p>
          </table:table-cell>
          <table:table-cell table:style-name="ce1" office:value-type="float" office:value="0.70235" calcext:value-type="float">
            <text:p>0,70235</text:p>
          </table:table-cell>
          <table:table-cell table:style-name="ce1" office:value-type="float" office:value="16851.5" calcext:value-type="float">
            <text:p>16851,5</text:p>
          </table:table-cell>
          <table:table-cell table:style-name="ce1" office:value-type="float" office:value="16861.5" calcext:value-type="float">
            <text:p>16861,5</text:p>
          </table:table-cell>
          <table:table-cell table:style-name="ce1" office:value-type="float" office:value="0.72468" calcext:value-type="float">
            <text:p>0,72468</text:p>
          </table:table-cell>
          <table:table-cell table:style-name="ce1" office:value-type="float" office:value="0.72498" calcext:value-type="float">
            <text:p>0,72498</text:p>
          </table:table-cell>
          <table:table-cell table:style-name="ce1" office:value-type="float" office:value="1.08833" calcext:value-type="float">
            <text:p>1,08833</text:p>
          </table:table-cell>
          <table:table-cell table:style-name="ce1" office:value-type="float" office:value="1.08853" calcext:value-type="float">
            <text:p>1,08853</text:p>
          </table:table-cell>
          <table:table-cell table:style-name="ce1" office:value-type="float" office:value="1.03021" calcext:value-type="float">
            <text:p>1,03021</text:p>
          </table:table-cell>
          <table:table-cell table:style-name="ce1" office:value-type="float" office:value="1.03062" calcext:value-type="float">
            <text:p>1,03062</text:p>
          </table:table-cell>
          <table:table-cell table:style-name="ce1" office:value-type="float" office:value="6.64862" calcext:value-type="float">
            <text:p>6,64862</text:p>
          </table:table-cell>
          <table:table-cell table:style-name="ce1" office:value-type="float" office:value="6.64929" calcext:value-type="float">
            <text:p>6,64929</text:p>
          </table:table-cell>
          <table:table-cell table:style-name="ce1" office:value-type="float" office:value="10763.2" calcext:value-type="float">
            <text:p>10763,2</text:p>
          </table:table-cell>
          <table:table-cell table:style-name="ce1" office:value-type="float" office:value="10763.9" calcext:value-type="float">
            <text:p>10763,9</text:p>
          </table:table-cell>
          <table:table-cell table:style-name="ce1" office:value-type="float" office:value="34.187" calcext:value-type="float">
            <text:p>34,187</text:p>
          </table:table-cell>
          <table:table-cell table:style-name="ce1" office:value-type="float" office:value="34.202" calcext:value-type="float">
            <text:p>34,202</text:p>
          </table:table-cell>
          <table:table-cell table:style-name="ce1" office:value-type="float" office:value="0.99044" calcext:value-type="float">
            <text:p>0,99044</text:p>
          </table:table-cell>
          <table:table-cell table:style-name="ce1" office:value-type="float" office:value="0.99071" calcext:value-type="float">
            <text:p>0,99071</text:p>
          </table:table-cell>
          <table:table-cell table:style-name="ce1" office:value-type="float" office:value="121.899" calcext:value-type="float">
            <text:p>121,899</text:p>
          </table:table-cell>
          <table:table-cell table:style-name="ce1" office:value-type="float" office:value="121.917" calcext:value-type="float">
            <text:p>121,917</text:p>
          </table:table-cell>
          <table:table-cell table:style-name="ce1" office:value-type="float" office:value="2186.4" calcext:value-type="float">
            <text:p>2186,4</text:p>
          </table:table-cell>
          <table:table-cell table:style-name="ce1" office:value-type="float" office:value="2186.9" calcext:value-type="float">
            <text:p>2186,9</text:p>
          </table:table-cell>
          <table:table-cell table:style-name="ce1" office:value-type="float" office:value="173.669" calcext:value-type="float">
            <text:p>173,669</text:p>
          </table:table-cell>
          <table:table-cell table:style-name="ce1" office:value-type="float" office:value="173.71" calcext:value-type="float">
            <text:p>173,71</text:p>
          </table:table-cell>
          <table:table-cell table:style-name="ce1" office:value-type="float" office:value="46.867" calcext:value-type="float">
            <text:p>46,867</text:p>
          </table:table-cell>
          <table:table-cell table:style-name="ce1" office:value-type="float" office:value="46.897" calcext:value-type="float">
            <text:p>46,897</text:p>
          </table:table-cell>
          <table:table-cell table:style-name="ce1" office:value-type="float" office:value="10400.125" calcext:value-type="float">
            <text:p>10400,125</text:p>
          </table:table-cell>
          <table:table-cell table:style-name="ce1" office:value-type="float" office:value="10403.13" calcext:value-type="float">
            <text:p>10403,13</text:p>
          </table:table-cell>
          <table:table-cell table:style-name="ce1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15/08/2016</text:p>
          </table:table-cell>
          <table:table-cell office:value-type="string" calcext:value-type="string">
            <text:p>12:49:00</text:p>
          </table:table-cell>
          <table:table-cell table:style-name="ce5"/>
          <table:table-cell table:style-name="ce5" office:value-type="float" office:value="46.867" calcext:value-type="float">
            <text:p>46,8670</text:p>
          </table:table-cell>
          <table:table-cell table:style-name="ce5" office:value-type="float" office:value="46.897" calcext:value-type="float">
            <text:p>46,8970</text:p>
          </table:table-cell>
          <table:table-cell table:style-name="ce5" table:formula="of:=([.E56]+[.F56])/2" office:value-type="float" office:value="46.882" calcext:value-type="float">
            <text:p>46,8820</text:p>
          </table:table-cell>
          <table:table-cell table:style-name="ce5" table:formula="of:=[.$H$46]*[.G56]+(1-[.$H$46])*[.H57]" office:value-type="float" office:value="46.9053984" calcext:value-type="float">
            <text:p>46,9054</text:p>
          </table:table-cell>
          <table:table-cell table:formula="of:=[.I57]+1" office:value-type="float" office:value="7" calcext:value-type="float">
            <text:p>7,000</text:p>
          </table:table-cell>
          <table:table-cell table:style-name="ce5" table:formula="of:=[.$H$46]*[.I56]+(1-[.$H$46])*[.J57]" office:value-type="float" office:value="3.8388608" calcext:value-type="float">
            <text:p>3,8389</text:p>
          </table:table-cell>
          <table:table-cell table:style-name="ce5" table:formula="of:=[.$H$46]*[.I56]*[.I56]+(1-[.$H$46])*[.K57]" office:value-type="float" office:value="21.4502528" calcext:value-type="float">
            <text:p>21,4503</text:p>
          </table:table-cell>
          <table:table-cell table:style-name="ce5" table:formula="of:=[.$H$46]*[.I56]*[.G56]+(1-[.$H$46])*[.L57]" office:value-type="float" office:value="180.0183416576" calcext:value-type="float">
            <text:p>180,0183</text:p>
          </table:table-cell>
          <table:table-cell table:style-name="ce1" table:formula="of:=[.K56]-[.J56]*[.J56]" office:value-type="float" office:value="6.71340055822336" calcext:value-type="float">
            <text:p>6,7134005582</text:p>
          </table:table-cell>
          <table:table-cell table:style-name="ce5" table:formula="of:=IF([.M56]=0;[.N57];([.L56]-[.J56]*[.H56])/[.M56])" office:value-type="float" office:value="-0.00669609509411132" calcext:value-type="float">
            <text:p>-0,0067</text:p>
          </table:table-cell>
          <table:table-cell table:style-name="ce3" table:formula="of:=IF([.M56]=0;[.O57];([.H56]*[.K56]-[.J56]*[.L56])/[.M56])" office:value-type="float" office:value="46.9311037769698" calcext:value-type="float">
            <text:p>46,93</text:p>
          </table:table-cell>
          <table:table-cell table:style-name="ce5" table:formula="of:=[.N56]*[.I56]+[.O56]" office:value-type="float" office:value="46.8842311113111" calcext:value-type="float">
            <text:p>46,8842</text:p>
          </table:table-cell>
          <table:table-cell table:style-name="ce10" table:formula="of:=([.P56]-[.P57])/[.P56]*[.$Q$46]" office:value-type="float" office:value="-1.81051281618187" calcext:value-type="float">
            <text:p>-1,81051</text:p>
          </table:table-cell>
          <table:table-cell table:style-name="ce1" table:formula="of:=IF([.Q56]&gt;=[.$R$46];1;0)" office:value-type="float" office:value="0" calcext:value-type="float">
            <text:p>0</text:p>
          </table:table-cell>
          <table:table-cell table:style-name="ce1" table:formula="of:=IF([.Q56]&lt;=-[.$S$46];1;0)" office:value-type="float" office:value="1" calcext:value-type="float">
            <text:p>1</text:p>
          </table:table-cell>
          <table:table-cell table:style-name="ce1" table:formula="of:=[.$T$45]*[.R56]" office:value-type="float" office:value="0" calcext:value-type="float">
            <text:p>0</text:p>
          </table:table-cell>
          <table:table-cell table:style-name="ce12" table:formula="of:=[.$U$45]*[.S56]" office:value-type="float" office:value="10" calcext:value-type="float">
            <text:p>10</text:p>
          </table:table-cell>
          <table:table-cell table:style-name="ce12" table:formula="of:=[.V57]-[.T56]+[.U56]" office:value-type="float" office:value="30" calcext:value-type="float">
            <text:p>30</text:p>
          </table:table-cell>
          <table:table-cell table:style-name="ce13" table:formula="of:=[.W57]+[.T56]*[.E56]-[.U56]*[.F56]" office:value-type="currency" office:currency="EUR" office:value="-1307.11" calcext:value-type="currency">
            <text:p>-1 307,11 €</text:p>
          </table:table-cell>
          <table:table-cell table:style-name="ce13" table:formula="of:=[.W56]+[.V56]*[.E56]" office:value-type="currency" office:currency="EUR" office:value="98.9000000000001" calcext:value-type="currency">
            <text:p>98,90 €</text:p>
          </table:table-cell>
          <table:table-cell table:style-name="ce14" office:value-type="float" office:value="20" calcext:value-type="float">
            <text:p>20</text:p>
          </table:table-cell>
          <table:table-cell table:style-name="ce1" office:value-type="float" office:value="96760.8862" calcext:value-type="float">
            <text:p>96760,8862</text:p>
          </table:table-cell>
          <table:table-cell table:style-name="ce1"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6761.1547" calcext:value-type="float">
            <text:p>96761,1547</text:p>
          </table:table-cell>
          <table:table-cell table:style-name="ce1" office:value-type="float" office:value="96760.8862" calcext:value-type="float">
            <text:p>96760,886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46" calcext:value-type="float">
            <text:p>8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227.4047" calcext:value-type="float">
            <text:p>-3227,4047</text:p>
          </table:table-cell>
          <table:table-cell table:style-name="ce1" office:value-type="float" office:value="419.6343" calcext:value-type="float">
            <text:p>419,6343</text:p>
          </table:table-cell>
          <table:table-cell table:style-name="ce1" office:value-type="float" office:value="-3227.4047" calcext:value-type="float">
            <text:p>-3227,4047</text:p>
          </table:table-cell>
          <table:table-cell table:style-name="ce1" office:value-type="float" office:value="-0.2685" calcext:value-type="float">
            <text:p>-0,2685</text:p>
          </table:table-cell>
          <table:table-cell table:style-name="ce1" office:value-type="float" office:value="96752.4935" calcext:value-type="float">
            <text:p>96752,4935</text:p>
          </table:table-cell>
          <table:table-cell table:style-name="ce1" office:value-type="string" calcext:value-type="string">
            <text:p>v20fxtrade</text:p>
          </table:table-cell>
          <table:table-cell table:style-name="ce1" table:number-columns-repeated="6"/>
          <table:table-cell table:style-name="ce1" office:value-type="float" office:value="67.061" calcext:value-type="float">
            <text:p>67,061</text:p>
          </table:table-cell>
          <table:table-cell table:style-name="ce1" office:value-type="float" office:value="67.171" calcext:value-type="float">
            <text:p>67,171</text:p>
          </table:table-cell>
          <table:table-cell table:style-name="ce1" office:value-type="float" office:value="17.86949" calcext:value-type="float">
            <text:p>17,86949</text:p>
          </table:table-cell>
          <table:table-cell table:style-name="ce1" office:value-type="float" office:value="17.89395" calcext:value-type="float">
            <text:p>17,89395</text:p>
          </table:table-cell>
          <table:table-cell table:style-name="ce1" office:value-type="float" office:value="8292" calcext:value-type="float">
            <text:p>8292</text:p>
          </table:table-cell>
          <table:table-cell table:style-name="ce1" office:value-type="float" office:value="8295" calcext:value-type="float">
            <text:p>8295</text:p>
          </table:table-cell>
          <table:table-cell table:style-name="ce1" office:value-type="float" office:value="2.14149" calcext:value-type="float">
            <text:p>2,14149</text:p>
          </table:table-cell>
          <table:table-cell table:style-name="ce1" office:value-type="float" office:value="2.14299" calcext:value-type="float">
            <text:p>2,14299</text:p>
          </table:table-cell>
          <table:table-cell table:style-name="ce1" office:value-type="float" office:value="26.83199" calcext:value-type="float">
            <text:p>26,83199</text:p>
          </table:table-cell>
          <table:table-cell table:style-name="ce1" office:value-type="float" office:value="26.87179" calcext:value-type="float">
            <text:p>26,87179</text:p>
          </table:table-cell>
          <table:table-cell table:style-name="ce1" office:value-type="float" office:value="7.96237" calcext:value-type="float">
            <text:p>7,96237</text:p>
          </table:table-cell>
          <table:table-cell table:style-name="ce1" office:value-type="float" office:value="7.96418" calcext:value-type="float">
            <text:p>7,96418</text:p>
          </table:table-cell>
          <table:table-cell table:style-name="ce1" office:value-type="float" office:value="22928.1" calcext:value-type="float">
            <text:p>22928,1</text:p>
          </table:table-cell>
          <table:table-cell table:style-name="ce1" office:value-type="float" office:value="22933.1" calcext:value-type="float">
            <text:p>22933,1</text:p>
          </table:table-cell>
          <table:table-cell table:style-name="ce1" office:value-type="float" office:value="44.513" calcext:value-type="float">
            <text:p>44,513</text:p>
          </table:table-cell>
          <table:table-cell table:style-name="ce1" office:value-type="float" office:value="44.54" calcext:value-type="float">
            <text:p>44,54</text:p>
          </table:table-cell>
          <table:table-cell table:style-name="ce1" office:value-type="float" office:value="1732.212" calcext:value-type="float">
            <text:p>1732,212</text:p>
          </table:table-cell>
          <table:table-cell table:style-name="ce1" office:value-type="float" office:value="1732.832" calcext:value-type="float">
            <text:p>1732,832</text:p>
          </table:table-cell>
          <table:table-cell table:style-name="ce1" office:value-type="float" office:value="15.45724" calcext:value-type="float">
            <text:p>15,45724</text:p>
          </table:table-cell>
          <table:table-cell table:style-name="ce1" office:value-type="float" office:value="15.47887" calcext:value-type="float">
            <text:p>15,47887</text:p>
          </table:table-cell>
          <table:table-cell table:style-name="ce1" office:value-type="float" office:value="1.11733" calcext:value-type="float">
            <text:p>1,11733</text:p>
          </table:table-cell>
          <table:table-cell table:style-name="ce1" office:value-type="float" office:value="1.11746" calcext:value-type="float">
            <text:p>1,11746</text:p>
          </table:table-cell>
          <table:table-cell table:style-name="ce1" office:value-type="float" office:value="1.04" calcext:value-type="float">
            <text:p>1,04</text:p>
          </table:table-cell>
          <table:table-cell table:style-name="ce1" office:value-type="float" office:value="1.04044" calcext:value-type="float">
            <text:p>1,04044</text:p>
          </table:table-cell>
          <table:table-cell table:style-name="ce1" office:value-type="float" office:value="1.2918" calcext:value-type="float">
            <text:p>1,2918</text:p>
          </table:table-cell>
          <table:table-cell table:style-name="ce1" office:value-type="float" office:value="1.29204" calcext:value-type="float">
            <text:p>1,29204</text:p>
          </table:table-cell>
          <table:table-cell table:style-name="ce1" office:value-type="float" office:value="3.82178" calcext:value-type="float">
            <text:p>3,82178</text:p>
          </table:table-cell>
          <table:table-cell table:style-name="ce1" office:value-type="float" office:value="3.82377" calcext:value-type="float">
            <text:p>3,82377</text:p>
          </table:table-cell>
          <table:table-cell table:style-name="ce1" office:value-type="float" office:value="1.68443" calcext:value-type="float">
            <text:p>1,68443</text:p>
          </table:table-cell>
          <table:table-cell table:style-name="ce1" office:value-type="float" office:value="1.68482" calcext:value-type="float">
            <text:p>1,68482</text:p>
          </table:table-cell>
          <table:table-cell table:style-name="ce1" office:value-type="float" office:value="3052.8" calcext:value-type="float">
            <text:p>3052,8</text:p>
          </table:table-cell>
          <table:table-cell table:style-name="ce1" office:value-type="float" office:value="3054.3" calcext:value-type="float">
            <text:p>3054,3</text:p>
          </table:table-cell>
          <table:table-cell table:style-name="ce1" office:value-type="float" office:value="3.242" calcext:value-type="float">
            <text:p>3,242</text:p>
          </table:table-cell>
          <table:table-cell table:style-name="ce1" office:value-type="float" office:value="3.245" calcext:value-type="float">
            <text:p>3,245</text:p>
          </table:table-cell>
          <table:table-cell table:style-name="ce1" office:value-type="float" office:value="13.0207" calcext:value-type="float">
            <text:p>13,0207</text:p>
          </table:table-cell>
          <table:table-cell table:style-name="ce1" office:value-type="float" office:value="13.02343" calcext:value-type="float">
            <text:p>13,02343</text:p>
          </table:table-cell>
          <table:table-cell table:style-name="ce1" office:value-type="float" office:value="5.77129" calcext:value-type="float">
            <text:p>5,77129</text:p>
          </table:table-cell>
          <table:table-cell table:style-name="ce1" office:value-type="float" office:value="5.77286" calcext:value-type="float">
            <text:p>5,77286</text:p>
          </table:table-cell>
          <table:table-cell table:style-name="ce1" office:value-type="float" office:value="1038.011" calcext:value-type="float">
            <text:p>1038,011</text:p>
          </table:table-cell>
          <table:table-cell table:style-name="ce1" office:value-type="float" office:value="1038.303" calcext:value-type="float">
            <text:p>1038,303</text:p>
          </table:table-cell>
          <table:table-cell table:style-name="ce1" office:value-type="float" office:value="1232.038" calcext:value-type="float">
            <text:p>1232,038</text:p>
          </table:table-cell>
          <table:table-cell table:style-name="ce1" office:value-type="float" office:value="1232.438" calcext:value-type="float">
            <text:p>1232,438</text:p>
          </table:table-cell>
          <table:table-cell table:style-name="ce1" office:value-type="float" office:value="1.79148" calcext:value-type="float">
            <text:p>1,79148</text:p>
          </table:table-cell>
          <table:table-cell table:style-name="ce1" office:value-type="float" office:value="1.79214" calcext:value-type="float">
            <text:p>1,79214</text:p>
          </table:table-cell>
          <table:table-cell table:style-name="ce1" office:value-type="float" office:value="18604.5" calcext:value-type="float">
            <text:p>18604,5</text:p>
          </table:table-cell>
          <table:table-cell table:style-name="ce1" office:value-type="float" office:value="18606.5" calcext:value-type="float">
            <text:p>18606,5</text:p>
          </table:table-cell>
          <table:table-cell table:style-name="ce1" office:value-type="float" office:value="4505.7" calcext:value-type="float">
            <text:p>4505,7</text:p>
          </table:table-cell>
          <table:table-cell table:style-name="ce1" office:value-type="float" office:value="4506.9" calcext:value-type="float">
            <text:p>4506,9</text:p>
          </table:table-cell>
          <table:table-cell table:style-name="ce1" office:value-type="float" office:value="135434" calcext:value-type="float">
            <text:p>135434</text:p>
          </table:table-cell>
          <table:table-cell table:style-name="ce1" office:value-type="float" office:value="135488" calcext:value-type="float">
            <text:p>135488</text:p>
          </table:table-cell>
          <table:table-cell table:style-name="ce1" office:value-type="float" office:value="1.34372" calcext:value-type="float">
            <text:p>1,34372</text:p>
          </table:table-cell>
          <table:table-cell table:style-name="ce1" office:value-type="float" office:value="1.34403" calcext:value-type="float">
            <text:p>1,34403</text:p>
          </table:table-cell>
          <table:table-cell table:style-name="ce1" office:value-type="float" office:value="9.45202" calcext:value-type="float">
            <text:p>9,45202</text:p>
          </table:table-cell>
          <table:table-cell table:style-name="ce1" office:value-type="float" office:value="9.45491" calcext:value-type="float">
            <text:p>9,45491</text:p>
          </table:table-cell>
          <table:table-cell table:style-name="ce1" office:value-type="float" office:value="13.3972" calcext:value-type="float">
            <text:p>13,3972</text:p>
          </table:table-cell>
          <table:table-cell table:style-name="ce1" office:value-type="float" office:value="13.40723" calcext:value-type="float">
            <text:p>13,40723</text:p>
          </table:table-cell>
          <table:table-cell table:style-name="ce1" office:value-type="float" office:value="6.00352" calcext:value-type="float">
            <text:p>6,00352</text:p>
          </table:table-cell>
          <table:table-cell table:style-name="ce1" office:value-type="float" office:value="6.00489" calcext:value-type="float">
            <text:p>6,00489</text:p>
          </table:table-cell>
          <table:table-cell table:style-name="ce1" office:value-type="float" office:value="19.44926" calcext:value-type="float">
            <text:p>19,44926</text:p>
          </table:table-cell>
          <table:table-cell table:style-name="ce1" office:value-type="float" office:value="19.47721" calcext:value-type="float">
            <text:p>19,47721</text:p>
          </table:table-cell>
          <table:table-cell table:style-name="ce1" office:value-type="float" office:value="0.93121" calcext:value-type="float">
            <text:p>0,93121</text:p>
          </table:table-cell>
          <table:table-cell table:style-name="ce1" office:value-type="float" office:value="0.93156" calcext:value-type="float">
            <text:p>0,93156</text:p>
          </table:table-cell>
          <table:table-cell table:style-name="ce1" office:value-type="float" office:value="4816.4" calcext:value-type="float">
            <text:p>4816,4</text:p>
          </table:table-cell>
          <table:table-cell table:style-name="ce1" office:value-type="float" office:value="4817" calcext:value-type="float">
            <text:p>4817</text:p>
          </table:table-cell>
          <table:table-cell table:style-name="ce1" office:value-type="float" office:value="2016.8" calcext:value-type="float">
            <text:p>2016,8</text:p>
          </table:table-cell>
          <table:table-cell table:style-name="ce1" office:value-type="float" office:value="2019.7" calcext:value-type="float">
            <text:p>2019,7</text:p>
          </table:table-cell>
          <table:table-cell table:style-name="ce1" office:value-type="float" office:value="1859.737" calcext:value-type="float">
            <text:p>1859,737</text:p>
          </table:table-cell>
          <table:table-cell table:style-name="ce1" office:value-type="float" office:value="1860.529" calcext:value-type="float">
            <text:p>1860,529</text:p>
          </table:table-cell>
          <table:table-cell table:style-name="ce1" office:value-type="float" office:value="26.0382" calcext:value-type="float">
            <text:p>26,0382</text:p>
          </table:table-cell>
          <table:table-cell table:style-name="ce1" office:value-type="float" office:value="26.07556" calcext:value-type="float">
            <text:p>26,07556</text:p>
          </table:table-cell>
          <table:table-cell table:style-name="ce1" office:value-type="float" office:value="7.527" calcext:value-type="float">
            <text:p>7,527</text:p>
          </table:table-cell>
          <table:table-cell table:style-name="ce1" office:value-type="float" office:value="7.547" calcext:value-type="float">
            <text:p>7,547</text:p>
          </table:table-cell>
          <table:table-cell table:style-name="ce1" office:value-type="float" office:value="4.93634" calcext:value-type="float">
            <text:p>4,93634</text:p>
          </table:table-cell>
          <table:table-cell table:style-name="ce1" office:value-type="float" office:value="4.93954" calcext:value-type="float">
            <text:p>4,93954</text:p>
          </table:table-cell>
          <table:table-cell table:style-name="ce1" office:value-type="float" office:value="1.44346" calcext:value-type="float">
            <text:p>1,44346</text:p>
          </table:table-cell>
          <table:table-cell table:style-name="ce1" office:value-type="float" office:value="1.44375" calcext:value-type="float">
            <text:p>1,44375</text:p>
          </table:table-cell>
          <table:table-cell table:style-name="ce1" office:value-type="float" office:value="27.69432" calcext:value-type="float">
            <text:p>27,69432</text:p>
          </table:table-cell>
          <table:table-cell table:style-name="ce1" office:value-type="float" office:value="27.73592" calcext:value-type="float">
            <text:p>27,73592</text:p>
          </table:table-cell>
          <table:table-cell table:style-name="ce1" office:value-type="float" office:value="1.06344" calcext:value-type="float">
            <text:p>1,06344</text:p>
          </table:table-cell>
          <table:table-cell table:style-name="ce1" office:value-type="float" office:value="1.06373" calcext:value-type="float">
            <text:p>1,06373</text:p>
          </table:table-cell>
          <table:table-cell table:style-name="ce1" office:value-type="float" office:value="109.486" calcext:value-type="float">
            <text:p>109,486</text:p>
          </table:table-cell>
          <table:table-cell table:style-name="ce1" office:value-type="float" office:value="109.504" calcext:value-type="float">
            <text:p>109,504</text:p>
          </table:table-cell>
          <table:table-cell table:style-name="ce1" office:value-type="float" office:value="0.76675" calcext:value-type="float">
            <text:p>0,76675</text:p>
          </table:table-cell>
          <table:table-cell table:style-name="ce1" office:value-type="float" office:value="0.76689" calcext:value-type="float">
            <text:p>0,76689</text:p>
          </table:table-cell>
          <table:table-cell table:style-name="ce1" office:value-type="float" office:value="72.808" calcext:value-type="float">
            <text:p>72,808</text:p>
          </table:table-cell>
          <table:table-cell table:style-name="ce1" office:value-type="float" office:value="72.832" calcext:value-type="float">
            <text:p>72,832</text:p>
          </table:table-cell>
          <table:table-cell table:style-name="ce1" office:value-type="float" office:value="131.877" calcext:value-type="float">
            <text:p>131,877</text:p>
          </table:table-cell>
          <table:table-cell table:style-name="ce1" office:value-type="float" office:value="131.897" calcext:value-type="float">
            <text:p>131,897</text:p>
          </table:table-cell>
          <table:table-cell table:style-name="ce1" office:value-type="float" office:value="688.959" calcext:value-type="float">
            <text:p>688,959</text:p>
          </table:table-cell>
          <table:table-cell table:style-name="ce1" office:value-type="float" office:value="691.959" calcext:value-type="float">
            <text:p>691,959</text:p>
          </table:table-cell>
          <table:table-cell table:style-name="ce1" office:value-type="float" office:value="1.45708" calcext:value-type="float">
            <text:p>1,45708</text:p>
          </table:table-cell>
          <table:table-cell table:style-name="ce1" office:value-type="float" office:value="1.45736" calcext:value-type="float">
            <text:p>1,45736</text:p>
          </table:table-cell>
          <table:table-cell table:style-name="ce1" office:value-type="float" office:value="19.96844" calcext:value-type="float">
            <text:p>19,96844</text:p>
          </table:table-cell>
          <table:table-cell table:style-name="ce1" office:value-type="float" office:value="19.99344" calcext:value-type="float">
            <text:p>19,99344</text:p>
          </table:table-cell>
          <table:table-cell table:style-name="ce1" office:value-type="float" office:value="3.30018" calcext:value-type="float">
            <text:p>3,30018</text:p>
          </table:table-cell>
          <table:table-cell table:style-name="ce1" office:value-type="float" office:value="3.30133" calcext:value-type="float">
            <text:p>3,30133</text:p>
          </table:table-cell>
          <table:table-cell table:style-name="ce1" office:value-type="float" office:value="101.003" calcext:value-type="float">
            <text:p>101,003</text:p>
          </table:table-cell>
          <table:table-cell table:style-name="ce1" office:value-type="float" office:value="101.02" calcext:value-type="float">
            <text:p>101,02</text:p>
          </table:table-cell>
          <table:table-cell table:style-name="ce1" office:value-type="float" office:value="103.684" calcext:value-type="float">
            <text:p>103,684</text:p>
          </table:table-cell>
          <table:table-cell table:style-name="ce1" office:value-type="float" office:value="103.708" calcext:value-type="float">
            <text:p>103,708</text:p>
          </table:table-cell>
          <table:table-cell table:style-name="ce1" office:value-type="float" office:value="309.48" calcext:value-type="float">
            <text:p>309,48</text:p>
          </table:table-cell>
          <table:table-cell table:style-name="ce1" office:value-type="float" office:value="309.694" calcext:value-type="float">
            <text:p>309,694</text:p>
          </table:table-cell>
          <table:table-cell table:style-name="ce1" office:value-type="float" office:value="0.75388" calcext:value-type="float">
            <text:p>0,75388</text:p>
          </table:table-cell>
          <table:table-cell table:style-name="ce1" office:value-type="float" office:value="0.75415" calcext:value-type="float">
            <text:p>0,75415</text:p>
          </table:table-cell>
          <table:table-cell table:style-name="ce1" office:value-type="float" office:value="167.983" calcext:value-type="float">
            <text:p>167,983</text:p>
          </table:table-cell>
          <table:table-cell table:style-name="ce1" office:value-type="float" office:value="167.998" calcext:value-type="float">
            <text:p>167,998</text:p>
          </table:table-cell>
          <table:table-cell table:style-name="ce1" office:value-type="float" office:value="1801.831" calcext:value-type="float">
            <text:p>1801,831</text:p>
          </table:table-cell>
          <table:table-cell table:style-name="ce1" office:value-type="float" office:value="1802.561" calcext:value-type="float">
            <text:p>1802,561</text:p>
          </table:table-cell>
          <table:table-cell table:style-name="ce1" office:value-type="float" office:value="5.94751" calcext:value-type="float">
            <text:p>5,94751</text:p>
          </table:table-cell>
          <table:table-cell table:style-name="ce1" office:value-type="float" office:value="5.94885" calcext:value-type="float">
            <text:p>5,94885</text:p>
          </table:table-cell>
          <table:table-cell table:style-name="ce1" office:value-type="float" office:value="1199.994" calcext:value-type="float">
            <text:p>1199,994</text:p>
          </table:table-cell>
          <table:table-cell table:style-name="ce1" office:value-type="float" office:value="1200.31" calcext:value-type="float">
            <text:p>1200,31</text:p>
          </table:table-cell>
          <table:table-cell table:style-name="ce1" office:value-type="float" office:value="455.54" calcext:value-type="float">
            <text:p>455,54</text:p>
          </table:table-cell>
          <table:table-cell table:style-name="ce1" office:value-type="float" office:value="455.71" calcext:value-type="float">
            <text:p>455,71</text:p>
          </table:table-cell>
          <table:table-cell table:style-name="ce1" office:value-type="float" office:value="132.647" calcext:value-type="float">
            <text:p>132,647</text:p>
          </table:table-cell>
          <table:table-cell table:style-name="ce1" office:value-type="float" office:value="132.673" calcext:value-type="float">
            <text:p>132,673</text:p>
          </table:table-cell>
          <table:table-cell table:style-name="ce1" office:value-type="float" office:value="6.65848" calcext:value-type="float">
            <text:p>6,65848</text:p>
          </table:table-cell>
          <table:table-cell table:style-name="ce1" office:value-type="float" office:value="6.65888" calcext:value-type="float">
            <text:p>6,65888</text:p>
          </table:table-cell>
          <table:table-cell table:style-name="ce1" office:value-type="float" office:value="1.50137" calcext:value-type="float">
            <text:p>1,50137</text:p>
          </table:table-cell>
          <table:table-cell table:style-name="ce1" office:value-type="float" office:value="1.5019" calcext:value-type="float">
            <text:p>1,5019</text:p>
          </table:table-cell>
          <table:table-cell table:style-name="ce1" office:value-type="float" office:value="7.75679" calcext:value-type="float">
            <text:p>7,75679</text:p>
          </table:table-cell>
          <table:table-cell table:style-name="ce1" office:value-type="float" office:value="7.75711" calcext:value-type="float">
            <text:p>7,75711</text:p>
          </table:table-cell>
          <table:table-cell table:style-name="ce1" office:value-type="float" office:value="1.66867" calcext:value-type="float">
            <text:p>1,66867</text:p>
          </table:table-cell>
          <table:table-cell table:style-name="ce1" office:value-type="float" office:value="1.66907" calcext:value-type="float">
            <text:p>1,66907</text:p>
          </table:table-cell>
          <table:table-cell table:style-name="ce1" office:value-type="float" office:value="3.74944" calcext:value-type="float">
            <text:p>3,74944</text:p>
          </table:table-cell>
          <table:table-cell table:style-name="ce1" office:value-type="float" office:value="3.7507" calcext:value-type="float">
            <text:p>3,7507</text:p>
          </table:table-cell>
          <table:table-cell table:style-name="ce1" office:value-type="float" office:value="25.79523" calcext:value-type="float">
            <text:p>25,79523</text:p>
          </table:table-cell>
          <table:table-cell table:style-name="ce1" office:value-type="float" office:value="25.83233" calcext:value-type="float">
            <text:p>25,83233</text:p>
          </table:table-cell>
          <table:table-cell table:style-name="ce1" office:value-type="float" office:value="8.66689" calcext:value-type="float">
            <text:p>8,66689</text:p>
          </table:table-cell>
          <table:table-cell table:style-name="ce1" office:value-type="float" office:value="8.66826" calcext:value-type="float">
            <text:p>8,66826</text:p>
          </table:table-cell>
          <table:table-cell table:style-name="ce1" office:value-type="float" office:value="1340.89" calcext:value-type="float">
            <text:p>1340,89</text:p>
          </table:table-cell>
          <table:table-cell table:style-name="ce1" office:value-type="float" office:value="1341.198" calcext:value-type="float">
            <text:p>1341,198</text:p>
          </table:table-cell>
          <table:table-cell table:style-name="ce1" office:value-type="float" office:value="10.221" calcext:value-type="float">
            <text:p>10,221</text:p>
          </table:table-cell>
          <table:table-cell table:style-name="ce1" office:value-type="float" office:value="10.226" calcext:value-type="float">
            <text:p>10,226</text:p>
          </table:table-cell>
          <table:table-cell table:style-name="ce1" office:value-type="float" office:value="2.584" calcext:value-type="float">
            <text:p>2,584</text:p>
          </table:table-cell>
          <table:table-cell table:style-name="ce1" office:value-type="float" office:value="2.588" calcext:value-type="float">
            <text:p>2,588</text:p>
          </table:table-cell>
          <table:table-cell table:style-name="ce1" office:value-type="float" office:value="9.17983" calcext:value-type="float">
            <text:p>9,17983</text:p>
          </table:table-cell>
          <table:table-cell table:style-name="ce1" office:value-type="float" office:value="9.18305" calcext:value-type="float">
            <text:p>9,18305</text:p>
          </table:table-cell>
          <table:table-cell table:style-name="ce1" office:value-type="float" office:value="27.01374" calcext:value-type="float">
            <text:p>27,01374</text:p>
          </table:table-cell>
          <table:table-cell table:style-name="ce1" office:value-type="float" office:value="27.0279" calcext:value-type="float">
            <text:p>27,0279</text:p>
          </table:table-cell>
          <table:table-cell table:style-name="ce1" office:value-type="float" office:value="4.203" calcext:value-type="float">
            <text:p>4,203</text:p>
          </table:table-cell>
          <table:table-cell table:style-name="ce1" office:value-type="float" office:value="4.207" calcext:value-type="float">
            <text:p>4,207</text:p>
          </table:table-cell>
          <table:table-cell table:style-name="ce1" office:value-type="float" office:value="0.974" calcext:value-type="float">
            <text:p>0,974</text:p>
          </table:table-cell>
          <table:table-cell table:style-name="ce1" office:value-type="float" office:value="0.97418" calcext:value-type="float">
            <text:p>0,97418</text:p>
          </table:table-cell>
          <table:table-cell table:style-name="ce1" office:value-type="float" office:value="1306.077" calcext:value-type="float">
            <text:p>1306,077</text:p>
          </table:table-cell>
          <table:table-cell table:style-name="ce1" office:value-type="float" office:value="1306.519" calcext:value-type="float">
            <text:p>1306,519</text:p>
          </table:table-cell>
          <table:table-cell table:style-name="ce1" office:value-type="float" office:value="5.59148" calcext:value-type="float">
            <text:p>5,59148</text:p>
          </table:table-cell>
          <table:table-cell table:style-name="ce1" office:value-type="float" office:value="5.59311" calcext:value-type="float">
            <text:p>5,59311</text:p>
          </table:table-cell>
          <table:table-cell table:style-name="ce1" office:value-type="float" office:value="5531.1" calcext:value-type="float">
            <text:p>5531,1</text:p>
          </table:table-cell>
          <table:table-cell table:style-name="ce1" office:value-type="float" office:value="5532" calcext:value-type="float">
            <text:p>5532</text:p>
          </table:table-cell>
          <table:table-cell table:style-name="ce1" office:value-type="float" office:value="6950.3" calcext:value-type="float">
            <text:p>6950,3</text:p>
          </table:table-cell>
          <table:table-cell table:style-name="ce1" office:value-type="float" office:value="6951.3" calcext:value-type="float">
            <text:p>6951,3</text:p>
          </table:table-cell>
          <table:table-cell table:style-name="ce1" office:value-type="float" office:value="1.25811" calcext:value-type="float">
            <text:p>1,25811</text:p>
          </table:table-cell>
          <table:table-cell table:style-name="ce1" office:value-type="float" office:value="1.25842" calcext:value-type="float">
            <text:p>1,25842</text:p>
          </table:table-cell>
          <table:table-cell table:style-name="ce1" office:value-type="float" office:value="34.568" calcext:value-type="float">
            <text:p>34,568</text:p>
          </table:table-cell>
          <table:table-cell table:style-name="ce1" office:value-type="float" office:value="34.675" calcext:value-type="float">
            <text:p>34,675</text:p>
          </table:table-cell>
          <table:table-cell table:style-name="ce1" office:value-type="float" office:value="112.857" calcext:value-type="float">
            <text:p>112,857</text:p>
          </table:table-cell>
          <table:table-cell table:style-name="ce1" office:value-type="float" office:value="112.873" calcext:value-type="float">
            <text:p>112,873</text:p>
          </table:table-cell>
          <table:table-cell table:style-name="ce1" office:value-type="float" office:value="0.86494" calcext:value-type="float">
            <text:p>0,86494</text:p>
          </table:table-cell>
          <table:table-cell table:style-name="ce1" office:value-type="float" office:value="0.8651" calcext:value-type="float">
            <text:p>0,8651</text:p>
          </table:table-cell>
          <table:table-cell table:style-name="ce1" office:value-type="float" office:value="0.72085" calcext:value-type="float">
            <text:p>0,72085</text:p>
          </table:table-cell>
          <table:table-cell table:style-name="ce1" office:value-type="float" office:value="0.72103" calcext:value-type="float">
            <text:p>0,72103</text:p>
          </table:table-cell>
          <table:table-cell table:style-name="ce1" office:value-type="float" office:value="13.75228" calcext:value-type="float">
            <text:p>13,75228</text:p>
          </table:table-cell>
          <table:table-cell table:style-name="ce1" office:value-type="float" office:value="13.76512" calcext:value-type="float">
            <text:p>13,76512</text:p>
          </table:table-cell>
          <table:table-cell table:style-name="ce1" office:value-type="float" office:value="154.89099" calcext:value-type="float">
            <text:p>154,89099</text:p>
          </table:table-cell>
          <table:table-cell table:style-name="ce1" office:value-type="float" office:value="155.09131" calcext:value-type="float">
            <text:p>155,09131</text:p>
          </table:table-cell>
          <table:table-cell table:style-name="ce1" office:value-type="float" office:value="1748.528" calcext:value-type="float">
            <text:p>1748,528</text:p>
          </table:table-cell>
          <table:table-cell table:style-name="ce1" office:value-type="float" office:value="1749.149" calcext:value-type="float">
            <text:p>1749,149</text:p>
          </table:table-cell>
          <table:table-cell table:style-name="ce1" office:value-type="float" office:value="78.172" calcext:value-type="float">
            <text:p>78,172</text:p>
          </table:table-cell>
          <table:table-cell table:style-name="ce1" office:value-type="float" office:value="78.194" calcext:value-type="float">
            <text:p>78,194</text:p>
          </table:table-cell>
          <table:table-cell table:style-name="ce1" office:value-type="float" office:value="17.30462" calcext:value-type="float">
            <text:p>17,30462</text:p>
          </table:table-cell>
          <table:table-cell table:style-name="ce1" office:value-type="float" office:value="17.32013" calcext:value-type="float">
            <text:p>17,32013</text:p>
          </table:table-cell>
          <table:table-cell table:style-name="ce1" office:value-type="float" office:value="0.96862" calcext:value-type="float">
            <text:p>0,96862</text:p>
          </table:table-cell>
          <table:table-cell table:style-name="ce1" office:value-type="float" office:value="0.96909" calcext:value-type="float">
            <text:p>0,96909</text:p>
          </table:table-cell>
          <table:table-cell table:style-name="ce1" office:value-type="float" office:value="276.943" calcext:value-type="float">
            <text:p>276,943</text:p>
          </table:table-cell>
          <table:table-cell table:style-name="ce1" office:value-type="float" office:value="277.166" calcext:value-type="float">
            <text:p>277,166</text:p>
          </table:table-cell>
          <table:table-cell table:style-name="ce1" office:value-type="float" office:value="24.17396" calcext:value-type="float">
            <text:p>24,17396</text:p>
          </table:table-cell>
          <table:table-cell table:style-name="ce1" office:value-type="float" office:value="24.1895" calcext:value-type="float">
            <text:p>24,1895</text:p>
          </table:table-cell>
          <table:table-cell table:style-name="ce1" office:value-type="float" office:value="4.27053" calcext:value-type="float">
            <text:p>4,27053</text:p>
          </table:table-cell>
          <table:table-cell table:style-name="ce1" office:value-type="float" office:value="4.2725" calcext:value-type="float">
            <text:p>4,2725</text:p>
          </table:table-cell>
          <table:table-cell table:style-name="ce1" office:value-type="float" office:value="7.44024" calcext:value-type="float">
            <text:p>7,44024</text:p>
          </table:table-cell>
          <table:table-cell table:style-name="ce1" office:value-type="float" office:value="7.44054" calcext:value-type="float">
            <text:p>7,44054</text:p>
          </table:table-cell>
          <table:table-cell table:style-name="ce1" office:value-type="float" office:value="1129.01" calcext:value-type="float">
            <text:p>1129,01</text:p>
          </table:table-cell>
          <table:table-cell table:style-name="ce1" office:value-type="float" office:value="1132.01" calcext:value-type="float">
            <text:p>1132,01</text:p>
          </table:table-cell>
          <table:table-cell table:style-name="ce1" office:value-type="float" office:value="1.54971" calcext:value-type="float">
            <text:p>1,54971</text:p>
          </table:table-cell>
          <table:table-cell table:style-name="ce1" office:value-type="float" office:value="1.55013" calcext:value-type="float">
            <text:p>1,55013</text:p>
          </table:table-cell>
          <table:table-cell table:style-name="ce1" office:value-type="float" office:value="317.44" calcext:value-type="float">
            <text:p>317,44</text:p>
          </table:table-cell>
          <table:table-cell table:style-name="ce1" office:value-type="float" office:value="317.64" calcext:value-type="float">
            <text:p>317,64</text:p>
          </table:table-cell>
          <table:table-cell table:style-name="ce1" office:value-type="float" office:value="0.74681" calcext:value-type="float">
            <text:p>0,74681</text:p>
          </table:table-cell>
          <table:table-cell table:style-name="ce1" office:value-type="float" office:value="0.74709" calcext:value-type="float">
            <text:p>0,74709</text:p>
          </table:table-cell>
          <table:table-cell table:style-name="ce1" office:value-type="float" office:value="8.45908" calcext:value-type="float">
            <text:p>8,45908</text:p>
          </table:table-cell>
          <table:table-cell table:style-name="ce1" office:value-type="float" office:value="8.46183" calcext:value-type="float">
            <text:p>8,46183</text:p>
          </table:table-cell>
          <table:table-cell table:style-name="ce1" office:value-type="float" office:value="1.73563" calcext:value-type="float">
            <text:p>1,73563</text:p>
          </table:table-cell>
          <table:table-cell table:style-name="ce1" office:value-type="float" office:value="1.73629" calcext:value-type="float">
            <text:p>1,73629</text:p>
          </table:table-cell>
          <table:table-cell table:style-name="ce1" office:value-type="float" office:value="66.793" calcext:value-type="float">
            <text:p>66,793</text:p>
          </table:table-cell>
          <table:table-cell table:style-name="ce1" office:value-type="float" office:value="66.898" calcext:value-type="float">
            <text:p>66,898</text:p>
          </table:table-cell>
          <table:table-cell table:style-name="ce1" office:value-type="float" office:value="0.19533" calcext:value-type="float">
            <text:p>0,19533</text:p>
          </table:table-cell>
          <table:table-cell table:style-name="ce1" office:value-type="float" office:value="0.19545" calcext:value-type="float">
            <text:p>0,19545</text:p>
          </table:table-cell>
          <table:table-cell table:style-name="ce1" office:value-type="float" office:value="10.01913" calcext:value-type="float">
            <text:p>10,01913</text:p>
          </table:table-cell>
          <table:table-cell table:style-name="ce1" office:value-type="float" office:value="10.02102" calcext:value-type="float">
            <text:p>10,02102</text:p>
          </table:table-cell>
          <table:table-cell table:style-name="ce1" office:value-type="float" office:value="8.21562" calcext:value-type="float">
            <text:p>8,21562</text:p>
          </table:table-cell>
          <table:table-cell table:style-name="ce1" office:value-type="float" office:value="8.21809" calcext:value-type="float">
            <text:p>8,21809</text:p>
          </table:table-cell>
          <table:table-cell table:style-name="ce1" office:value-type="float" office:value="2.95308" calcext:value-type="float">
            <text:p>2,95308</text:p>
          </table:table-cell>
          <table:table-cell table:style-name="ce1" office:value-type="float" office:value="2.95366" calcext:value-type="float">
            <text:p>2,95366</text:p>
          </table:table-cell>
          <table:table-cell table:style-name="ce1" office:value-type="float" office:value="130.465" calcext:value-type="float">
            <text:p>130,465</text:p>
          </table:table-cell>
          <table:table-cell table:style-name="ce1" office:value-type="float" office:value="130.493" calcext:value-type="float">
            <text:p>130,493</text:p>
          </table:table-cell>
          <table:table-cell table:style-name="ce1" office:value-type="float" office:value="18.14702" calcext:value-type="float">
            <text:p>18,14702</text:p>
          </table:table-cell>
          <table:table-cell table:style-name="ce1" office:value-type="float" office:value="18.1548" calcext:value-type="float">
            <text:p>18,1548</text:p>
          </table:table-cell>
          <table:table-cell table:style-name="ce1" office:value-type="float" office:value="1.29166" calcext:value-type="float">
            <text:p>1,29166</text:p>
          </table:table-cell>
          <table:table-cell table:style-name="ce1" office:value-type="float" office:value="1.29185" calcext:value-type="float">
            <text:p>1,29185</text:p>
          </table:table-cell>
          <table:table-cell table:style-name="ce1" office:value-type="float" office:value="77.443" calcext:value-type="float">
            <text:p>77,443</text:p>
          </table:table-cell>
          <table:table-cell table:style-name="ce1" office:value-type="float" office:value="77.462" calcext:value-type="float">
            <text:p>77,462</text:p>
          </table:table-cell>
          <table:table-cell table:style-name="ce1" office:value-type="float" office:value="14.96909" calcext:value-type="float">
            <text:p>14,96909</text:p>
          </table:table-cell>
          <table:table-cell table:style-name="ce1" office:value-type="float" office:value="14.98204" calcext:value-type="float">
            <text:p>14,98204</text:p>
          </table:table-cell>
          <table:table-cell table:style-name="ce1" office:value-type="float" office:value="75.149" calcext:value-type="float">
            <text:p>75,149</text:p>
          </table:table-cell>
          <table:table-cell table:style-name="ce1" office:value-type="float" office:value="75.179" calcext:value-type="float">
            <text:p>75,179</text:p>
          </table:table-cell>
          <table:table-cell table:style-name="ce1" office:value-type="float" office:value="0.70211" calcext:value-type="float">
            <text:p>0,70211</text:p>
          </table:table-cell>
          <table:table-cell table:style-name="ce1" office:value-type="float" office:value="0.70242" calcext:value-type="float">
            <text:p>0,70242</text:p>
          </table:table-cell>
          <table:table-cell table:style-name="ce1" office:value-type="float" office:value="16851.5" calcext:value-type="float">
            <text:p>16851,5</text:p>
          </table:table-cell>
          <table:table-cell table:style-name="ce1" office:value-type="float" office:value="16861.5" calcext:value-type="float">
            <text:p>16861,5</text:p>
          </table:table-cell>
          <table:table-cell table:style-name="ce1" office:value-type="float" office:value="0.72469" calcext:value-type="float">
            <text:p>0,72469</text:p>
          </table:table-cell>
          <table:table-cell table:style-name="ce1" office:value-type="float" office:value="0.725" calcext:value-type="float">
            <text:p>0,725</text:p>
          </table:table-cell>
          <table:table-cell table:style-name="ce1" office:value-type="float" office:value="1.08833" calcext:value-type="float">
            <text:p>1,08833</text:p>
          </table:table-cell>
          <table:table-cell table:style-name="ce1" office:value-type="float" office:value="1.08853" calcext:value-type="float">
            <text:p>1,08853</text:p>
          </table:table-cell>
          <table:table-cell table:style-name="ce1" office:value-type="float" office:value="1.0303" calcext:value-type="float">
            <text:p>1,0303</text:p>
          </table:table-cell>
          <table:table-cell table:style-name="ce1" office:value-type="float" office:value="1.03073" calcext:value-type="float">
            <text:p>1,03073</text:p>
          </table:table-cell>
          <table:table-cell table:style-name="ce1" office:value-type="float" office:value="6.64819" calcext:value-type="float">
            <text:p>6,64819</text:p>
          </table:table-cell>
          <table:table-cell table:style-name="ce1" office:value-type="float" office:value="6.64864" calcext:value-type="float">
            <text:p>6,64864</text:p>
          </table:table-cell>
          <table:table-cell table:style-name="ce1" office:value-type="float" office:value="10763.2" calcext:value-type="float">
            <text:p>10763,2</text:p>
          </table:table-cell>
          <table:table-cell table:style-name="ce1" office:value-type="float" office:value="10763.9" calcext:value-type="float">
            <text:p>10763,9</text:p>
          </table:table-cell>
          <table:table-cell table:style-name="ce1" office:value-type="float" office:value="34.185" calcext:value-type="float">
            <text:p>34,185</text:p>
          </table:table-cell>
          <table:table-cell table:style-name="ce1" office:value-type="float" office:value="34.202" calcext:value-type="float">
            <text:p>34,202</text:p>
          </table:table-cell>
          <table:table-cell table:style-name="ce1" office:value-type="float" office:value="0.99052" calcext:value-type="float">
            <text:p>0,99052</text:p>
          </table:table-cell>
          <table:table-cell table:style-name="ce1" office:value-type="float" office:value="0.99077" calcext:value-type="float">
            <text:p>0,99077</text:p>
          </table:table-cell>
          <table:table-cell table:style-name="ce1" office:value-type="float" office:value="121.899" calcext:value-type="float">
            <text:p>121,899</text:p>
          </table:table-cell>
          <table:table-cell table:style-name="ce1" office:value-type="float" office:value="121.917" calcext:value-type="float">
            <text:p>121,917</text:p>
          </table:table-cell>
          <table:table-cell table:style-name="ce1" office:value-type="float" office:value="2186.4" calcext:value-type="float">
            <text:p>2186,4</text:p>
          </table:table-cell>
          <table:table-cell table:style-name="ce1" office:value-type="float" office:value="2186.9" calcext:value-type="float">
            <text:p>2186,9</text:p>
          </table:table-cell>
          <table:table-cell table:style-name="ce1" office:value-type="float" office:value="173.669" calcext:value-type="float">
            <text:p>173,669</text:p>
          </table:table-cell>
          <table:table-cell table:style-name="ce1" office:value-type="float" office:value="173.71" calcext:value-type="float">
            <text:p>173,71</text:p>
          </table:table-cell>
          <table:table-cell table:style-name="ce1" office:value-type="float" office:value="46.867" calcext:value-type="float">
            <text:p>46,867</text:p>
          </table:table-cell>
          <table:table-cell table:style-name="ce1" office:value-type="float" office:value="46.897" calcext:value-type="float">
            <text:p>46,897</text:p>
          </table:table-cell>
          <table:table-cell table:style-name="ce1" office:value-type="float" office:value="10401.052" calcext:value-type="float">
            <text:p>10401,052</text:p>
          </table:table-cell>
          <table:table-cell table:style-name="ce1" office:value-type="float" office:value="10403.771" calcext:value-type="float">
            <text:p>10403,771</text:p>
          </table:table-cell>
          <table:table-cell table:style-name="ce1" table:number-columns-repeated="7"/>
          <table:table-cell office:value-type="string" calcext:value-type="string">
            <text:p>order: buy 10.000000 BCO_USD</text:p>
          </table:table-cell>
          <table:table-cell office:value-type="string" calcext:value-type="string">
            <text:p>{u'orderFillTransaction': {u'orderID': u'847', u'financing': u'0.0000', u'instrument': u'BCO_USD', u'price': u'46.897', u'userID': 2088872, u'batchID': u'847', u'accountBalance': u'96761.1547', u'reason': u'MARKET_ORDER', u'tradeOpened': {u'units': u'10', u'tradeID': u'848'}, u'time': u'2016-08-15T10:49:13.736885667Z', u'units': u'10', u'type': u'ORDER_FILL', u'id': u'848', u'pl': u'0.0000', u'accountID': u'101-004-2088872-001'}, u'orderCreateTransaction': {u'timeInForce': u'FOK', u'positionFill': u'DEFAULT', u'userID': 2088872, u'batchID': u'847', u'instrument': u'BCO_USD', u'reason': u'CLIENT_ORDER', u'time': u'2016-08-15T10:49:13.736885667Z', u'units': u'10', u'type': u'MARKET_ORDER', u'id': u'847', u'accountID': u'101-004-2088872-001'}, u'relatedTransactionIDs': [u'847', u'848'], u'lastTransactionID': u'848'}</text:p>
          </table:table-cell>
        </table:table-row>
        <table:table-row table:style-name="ro1">
          <table:table-cell/>
          <table:table-cell office:value-type="string" calcext:value-type="string">
            <text:p>15/08/2016</text:p>
          </table:table-cell>
          <table:table-cell office:value-type="string" calcext:value-type="string">
            <text:p>12:48:38</text:p>
          </table:table-cell>
          <table:table-cell table:style-name="ce5"/>
          <table:table-cell table:style-name="ce5" office:value-type="float" office:value="46.867" calcext:value-type="float">
            <text:p>46,8670</text:p>
          </table:table-cell>
          <table:table-cell table:style-name="ce5" office:value-type="float" office:value="46.897" calcext:value-type="float">
            <text:p>46,8970</text:p>
          </table:table-cell>
          <table:table-cell table:style-name="ce5" table:formula="of:=([.E57]+[.F57])/2" office:value-type="float" office:value="46.882" calcext:value-type="float">
            <text:p>46,8820</text:p>
          </table:table-cell>
          <table:table-cell table:style-name="ce5" table:formula="of:=[.$H$46]*[.G57]+(1-[.$H$46])*[.H58]" office:value-type="float" office:value="46.911248" calcext:value-type="float">
            <text:p>46,9112</text:p>
          </table:table-cell>
          <table:table-cell table:formula="of:=[.I58]+1" office:value-type="float" office:value="6" calcext:value-type="float">
            <text:p>6,000</text:p>
          </table:table-cell>
          <table:table-cell table:style-name="ce5" table:formula="of:=[.$H$46]*[.I57]+(1-[.$H$46])*[.J58]" office:value-type="float" office:value="3.048576" calcext:value-type="float">
            <text:p>3,0486</text:p>
          </table:table-cell>
          <table:table-cell table:style-name="ce5" table:formula="of:=[.$H$46]*[.I57]*[.I57]+(1-[.$H$46])*[.K58]" office:value-type="float" office:value="14.562816" calcext:value-type="float">
            <text:p>14,5628</text:p>
          </table:table-cell>
          <table:table-cell table:style-name="ce5" table:formula="of:=[.$H$46]*[.I57]*[.G57]+(1-[.$H$46])*[.L58]" office:value-type="float" office:value="142.979427072" calcext:value-type="float">
            <text:p>142,9794</text:p>
          </table:table-cell>
          <table:table-cell table:style-name="ce1" table:formula="of:=[.K57]-[.J57]*[.J57]" office:value-type="float" office:value="5.269000372224" calcext:value-type="float">
            <text:p>5,2690003722</text:p>
          </table:table-cell>
          <table:table-cell table:style-name="ce5" table:formula="of:=IF([.M57]=0;[.N58];([.L57]-[.J57]*[.H57])/[.M57])" office:value-type="float" office:value="-0.00627779626328147" calcext:value-type="float">
            <text:p>-0,0063</text:p>
          </table:table-cell>
          <table:table-cell table:style-name="ce3" table:formula="of:=IF([.M57]=0;[.O58];([.H57]*[.K57]-[.J57]*[.L57])/[.M57])" office:value-type="float" office:value="46.9303863390211" calcext:value-type="float">
            <text:p>46,93</text:p>
          </table:table-cell>
          <table:table-cell table:style-name="ce5" table:formula="of:=[.N57]*[.I57]+[.O57]" office:value-type="float" office:value="46.8927195614415" calcext:value-type="float">
            <text:p>46,8927</text:p>
          </table:table-cell>
          <table:table-cell table:style-name="ce10" table:formula="of:=([.P57]-[.P58])/[.P57]*[.$Q$46]" office:value-type="float" office:value="-3.37762789806825" calcext:value-type="float">
            <text:p>-3,37763</text:p>
          </table:table-cell>
          <table:table-cell table:style-name="ce1" table:formula="of:=IF([.Q57]&gt;=[.$R$46];1;0)" office:value-type="float" office:value="0" calcext:value-type="float">
            <text:p>0</text:p>
          </table:table-cell>
          <table:table-cell table:style-name="ce1" table:formula="of:=IF([.Q57]&lt;=-[.$S$46];1;0)" office:value-type="float" office:value="1" calcext:value-type="float">
            <text:p>1</text:p>
          </table:table-cell>
          <table:table-cell table:style-name="ce1" table:formula="of:=[.$T$45]*[.R57]" office:value-type="float" office:value="0" calcext:value-type="float">
            <text:p>0</text:p>
          </table:table-cell>
          <table:table-cell table:style-name="ce12" table:formula="of:=[.$U$45]*[.S57]" office:value-type="float" office:value="10" calcext:value-type="float">
            <text:p>10</text:p>
          </table:table-cell>
          <table:table-cell table:style-name="ce12" table:formula="of:=[.V58]-[.T57]+[.U57]" office:value-type="float" office:value="20" calcext:value-type="float">
            <text:p>20</text:p>
          </table:table-cell>
          <table:table-cell table:style-name="ce13" table:formula="of:=[.W58]+[.T57]*[.E57]-[.U57]*[.F57]" office:value-type="currency" office:currency="EUR" office:value="-838.14" calcext:value-type="currency">
            <text:p>-838,14 €</text:p>
          </table:table-cell>
          <table:table-cell table:style-name="ce13" table:formula="of:=[.W57]+[.V57]*[.E57]" office:value-type="currency" office:currency="EUR" office:value="99.2000000000001" calcext:value-type="currency">
            <text:p>99,20 €</text:p>
          </table:table-cell>
          <table:table-cell table:style-name="ce14" office:value-type="float" office:value="10" calcext:value-type="float">
            <text:p>10</text:p>
          </table:table-cell>
          <table:table-cell table:style-name="ce1" office:value-type="float" office:value="96761.1547" calcext:value-type="float">
            <text:p>96761,1547</text:p>
          </table:table-cell>
          <table:table-cell table:style-name="ce1"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96761.1547" calcext:value-type="float">
            <text:p>96761,154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44" calcext:value-type="float">
            <text:p>84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3227.4047" calcext:value-type="float">
            <text:p>-3227,40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227.4047" calcext:value-type="float">
            <text:p>-3227,40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761.1547" calcext:value-type="float">
            <text:p>96761,1547</text:p>
          </table:table-cell>
          <table:table-cell table:style-name="ce1" office:value-type="string" calcext:value-type="string">
            <text:p>v20fxtrade</text:p>
          </table:table-cell>
          <table:table-cell table:style-name="ce1" table:number-columns-repeated="6"/>
          <table:table-cell table:style-name="ce1" office:value-type="float" office:value="67.06" calcext:value-type="float">
            <text:p>67,06</text:p>
          </table:table-cell>
          <table:table-cell table:style-name="ce1" office:value-type="float" office:value="67.168" calcext:value-type="float">
            <text:p>67,168</text:p>
          </table:table-cell>
          <table:table-cell table:style-name="ce1" office:value-type="float" office:value="17.87298" calcext:value-type="float">
            <text:p>17,87298</text:p>
          </table:table-cell>
          <table:table-cell table:style-name="ce1" office:value-type="float" office:value="17.8976" calcext:value-type="float">
            <text:p>17,8976</text:p>
          </table:table-cell>
          <table:table-cell table:style-name="ce1" office:value-type="float" office:value="8292" calcext:value-type="float">
            <text:p>8292</text:p>
          </table:table-cell>
          <table:table-cell table:style-name="ce1" office:value-type="float" office:value="8295" calcext:value-type="float">
            <text:p>8295</text:p>
          </table:table-cell>
          <table:table-cell table:style-name="ce1" office:value-type="float" office:value="2.14149" calcext:value-type="float">
            <text:p>2,14149</text:p>
          </table:table-cell>
          <table:table-cell table:style-name="ce1" office:value-type="float" office:value="2.14299" calcext:value-type="float">
            <text:p>2,14299</text:p>
          </table:table-cell>
          <table:table-cell table:style-name="ce1" office:value-type="float" office:value="26.83839" calcext:value-type="float">
            <text:p>26,83839</text:p>
          </table:table-cell>
          <table:table-cell table:style-name="ce1" office:value-type="float" office:value="26.87699" calcext:value-type="float">
            <text:p>26,87699</text:p>
          </table:table-cell>
          <table:table-cell table:style-name="ce1" office:value-type="float" office:value="7.96237" calcext:value-type="float">
            <text:p>7,96237</text:p>
          </table:table-cell>
          <table:table-cell table:style-name="ce1" office:value-type="float" office:value="7.96418" calcext:value-type="float">
            <text:p>7,96418</text:p>
          </table:table-cell>
          <table:table-cell table:style-name="ce1" office:value-type="float" office:value="22928.1" calcext:value-type="float">
            <text:p>22928,1</text:p>
          </table:table-cell>
          <table:table-cell table:style-name="ce1" office:value-type="float" office:value="22933.1" calcext:value-type="float">
            <text:p>22933,1</text:p>
          </table:table-cell>
          <table:table-cell table:style-name="ce1" office:value-type="float" office:value="44.513" calcext:value-type="float">
            <text:p>44,513</text:p>
          </table:table-cell>
          <table:table-cell table:style-name="ce1" office:value-type="float" office:value="44.54" calcext:value-type="float">
            <text:p>44,54</text:p>
          </table:table-cell>
          <table:table-cell table:style-name="ce1" office:value-type="float" office:value="1732.55" calcext:value-type="float">
            <text:p>1732,55</text:p>
          </table:table-cell>
          <table:table-cell table:style-name="ce1" office:value-type="float" office:value="1733.093" calcext:value-type="float">
            <text:p>1733,093</text:p>
          </table:table-cell>
          <table:table-cell table:style-name="ce1" office:value-type="float" office:value="15.46082" calcext:value-type="float">
            <text:p>15,46082</text:p>
          </table:table-cell>
          <table:table-cell table:style-name="ce1" office:value-type="float" office:value="15.48245" calcext:value-type="float">
            <text:p>15,48245</text:p>
          </table:table-cell>
          <table:table-cell table:style-name="ce1" office:value-type="float" office:value="1.11736" calcext:value-type="float">
            <text:p>1,11736</text:p>
          </table:table-cell>
          <table:table-cell table:style-name="ce1" office:value-type="float" office:value="1.1175" calcext:value-type="float">
            <text:p>1,1175</text:p>
          </table:table-cell>
          <table:table-cell table:style-name="ce1" office:value-type="float" office:value="1.04005" calcext:value-type="float">
            <text:p>1,04005</text:p>
          </table:table-cell>
          <table:table-cell table:style-name="ce1" office:value-type="float" office:value="1.04042" calcext:value-type="float">
            <text:p>1,04042</text:p>
          </table:table-cell>
          <table:table-cell table:style-name="ce1" office:value-type="float" office:value="1.29177" calcext:value-type="float">
            <text:p>1,29177</text:p>
          </table:table-cell>
          <table:table-cell table:style-name="ce1" office:value-type="float" office:value="1.29199" calcext:value-type="float">
            <text:p>1,29199</text:p>
          </table:table-cell>
          <table:table-cell table:style-name="ce1" office:value-type="float" office:value="3.82179" calcext:value-type="float">
            <text:p>3,82179</text:p>
          </table:table-cell>
          <table:table-cell table:style-name="ce1" office:value-type="float" office:value="3.82366" calcext:value-type="float">
            <text:p>3,82366</text:p>
          </table:table-cell>
          <table:table-cell table:style-name="ce1" office:value-type="float" office:value="1.68438" calcext:value-type="float">
            <text:p>1,68438</text:p>
          </table:table-cell>
          <table:table-cell table:style-name="ce1" office:value-type="float" office:value="1.6848" calcext:value-type="float">
            <text:p>1,6848</text:p>
          </table:table-cell>
          <table:table-cell table:style-name="ce1" office:value-type="float" office:value="3052.8" calcext:value-type="float">
            <text:p>3052,8</text:p>
          </table:table-cell>
          <table:table-cell table:style-name="ce1" office:value-type="float" office:value="3054.3" calcext:value-type="float">
            <text:p>3054,3</text:p>
          </table:table-cell>
          <table:table-cell table:style-name="ce1" office:value-type="float" office:value="3.242" calcext:value-type="float">
            <text:p>3,242</text:p>
          </table:table-cell>
          <table:table-cell table:style-name="ce1" office:value-type="float" office:value="3.245" calcext:value-type="float">
            <text:p>3,245</text:p>
          </table:table-cell>
          <table:table-cell table:style-name="ce1" office:value-type="float" office:value="13.01838" calcext:value-type="float">
            <text:p>13,01838</text:p>
          </table:table-cell>
          <table:table-cell table:style-name="ce1" office:value-type="float" office:value="13.02111" calcext:value-type="float">
            <text:p>13,02111</text:p>
          </table:table-cell>
          <table:table-cell table:style-name="ce1" office:value-type="float" office:value="5.7715" calcext:value-type="float">
            <text:p>5,7715</text:p>
          </table:table-cell>
          <table:table-cell table:style-name="ce1" office:value-type="float" office:value="5.77282" calcext:value-type="float">
            <text:p>5,77282</text:p>
          </table:table-cell>
          <table:table-cell table:style-name="ce1" office:value-type="float" office:value="1038.238" calcext:value-type="float">
            <text:p>1038,238</text:p>
          </table:table-cell>
          <table:table-cell table:style-name="ce1" office:value-type="float" office:value="1038.499" calcext:value-type="float">
            <text:p>1038,499</text:p>
          </table:table-cell>
          <table:table-cell table:style-name="ce1" office:value-type="float" office:value="1232.038" calcext:value-type="float">
            <text:p>1232,038</text:p>
          </table:table-cell>
          <table:table-cell table:style-name="ce1" office:value-type="float" office:value="1232.438" calcext:value-type="float">
            <text:p>1232,438</text:p>
          </table:table-cell>
          <table:table-cell table:style-name="ce1" office:value-type="float" office:value="1.79124" calcext:value-type="float">
            <text:p>1,79124</text:p>
          </table:table-cell>
          <table:table-cell table:style-name="ce1" office:value-type="float" office:value="1.79191" calcext:value-type="float">
            <text:p>1,79191</text:p>
          </table:table-cell>
          <table:table-cell table:style-name="ce1" office:value-type="float" office:value="18605.5" calcext:value-type="float">
            <text:p>18605,5</text:p>
          </table:table-cell>
          <table:table-cell table:style-name="ce1" office:value-type="float" office:value="18607.5" calcext:value-type="float">
            <text:p>18607,5</text:p>
          </table:table-cell>
          <table:table-cell table:style-name="ce1" office:value-type="float" office:value="4505.8" calcext:value-type="float">
            <text:p>4505,8</text:p>
          </table:table-cell>
          <table:table-cell table:style-name="ce1" office:value-type="float" office:value="4507.2" calcext:value-type="float">
            <text:p>4507,2</text:p>
          </table:table-cell>
          <table:table-cell table:style-name="ce1" office:value-type="float" office:value="135439" calcext:value-type="float">
            <text:p>135439</text:p>
          </table:table-cell>
          <table:table-cell table:style-name="ce1" office:value-type="float" office:value="135489" calcext:value-type="float">
            <text:p>135489</text:p>
          </table:table-cell>
          <table:table-cell table:style-name="ce1" office:value-type="float" office:value="1.34373" calcext:value-type="float">
            <text:p>1,34373</text:p>
          </table:table-cell>
          <table:table-cell table:style-name="ce1" office:value-type="float" office:value="1.34398" calcext:value-type="float">
            <text:p>1,34398</text:p>
          </table:table-cell>
          <table:table-cell table:style-name="ce1" office:value-type="float" office:value="9.45232" calcext:value-type="float">
            <text:p>9,45232</text:p>
          </table:table-cell>
          <table:table-cell table:style-name="ce1" office:value-type="float" office:value="9.45508" calcext:value-type="float">
            <text:p>9,45508</text:p>
          </table:table-cell>
          <table:table-cell table:style-name="ce1" office:value-type="float" office:value="13.39704" calcext:value-type="float">
            <text:p>13,39704</text:p>
          </table:table-cell>
          <table:table-cell table:style-name="ce1" office:value-type="float" office:value="13.40738" calcext:value-type="float">
            <text:p>13,40738</text:p>
          </table:table-cell>
          <table:table-cell table:style-name="ce1" office:value-type="float" office:value="6.00375" calcext:value-type="float">
            <text:p>6,00375</text:p>
          </table:table-cell>
          <table:table-cell table:style-name="ce1" office:value-type="float" office:value="6.00503" calcext:value-type="float">
            <text:p>6,00503</text:p>
          </table:table-cell>
          <table:table-cell table:style-name="ce1" office:value-type="float" office:value="19.45376" calcext:value-type="float">
            <text:p>19,45376</text:p>
          </table:table-cell>
          <table:table-cell table:style-name="ce1" office:value-type="float" office:value="19.48171" calcext:value-type="float">
            <text:p>19,48171</text:p>
          </table:table-cell>
          <table:table-cell table:style-name="ce1" office:value-type="float" office:value="0.9313" calcext:value-type="float">
            <text:p>0,9313</text:p>
          </table:table-cell>
          <table:table-cell table:style-name="ce1" office:value-type="float" office:value="0.93167" calcext:value-type="float">
            <text:p>0,93167</text:p>
          </table:table-cell>
          <table:table-cell table:style-name="ce1" office:value-type="float" office:value="4816.7" calcext:value-type="float">
            <text:p>4816,7</text:p>
          </table:table-cell>
          <table:table-cell table:style-name="ce1" office:value-type="float" office:value="4817.3" calcext:value-type="float">
            <text:p>4817,3</text:p>
          </table:table-cell>
          <table:table-cell table:style-name="ce1" office:value-type="float" office:value="2016.9" calcext:value-type="float">
            <text:p>2016,9</text:p>
          </table:table-cell>
          <table:table-cell table:style-name="ce1" office:value-type="float" office:value="2019.9" calcext:value-type="float">
            <text:p>2019,9</text:p>
          </table:table-cell>
          <table:table-cell table:style-name="ce1" office:value-type="float" office:value="1859.936" calcext:value-type="float">
            <text:p>1859,936</text:p>
          </table:table-cell>
          <table:table-cell table:style-name="ce1" office:value-type="float" office:value="1860.726" calcext:value-type="float">
            <text:p>1860,726</text:p>
          </table:table-cell>
          <table:table-cell table:style-name="ce1" office:value-type="float" office:value="26.04422" calcext:value-type="float">
            <text:p>26,04422</text:p>
          </table:table-cell>
          <table:table-cell table:style-name="ce1" office:value-type="float" office:value="26.08159" calcext:value-type="float">
            <text:p>26,08159</text:p>
          </table:table-cell>
          <table:table-cell table:style-name="ce1" office:value-type="float" office:value="7.527" calcext:value-type="float">
            <text:p>7,527</text:p>
          </table:table-cell>
          <table:table-cell table:style-name="ce1" office:value-type="float" office:value="7.547" calcext:value-type="float">
            <text:p>7,547</text:p>
          </table:table-cell>
          <table:table-cell table:style-name="ce1" office:value-type="float" office:value="4.93628" calcext:value-type="float">
            <text:p>4,93628</text:p>
          </table:table-cell>
          <table:table-cell table:style-name="ce1" office:value-type="float" office:value="4.93964" calcext:value-type="float">
            <text:p>4,93964</text:p>
          </table:table-cell>
          <table:table-cell table:style-name="ce1" office:value-type="float" office:value="1.44343" calcext:value-type="float">
            <text:p>1,44343</text:p>
          </table:table-cell>
          <table:table-cell table:style-name="ce1" office:value-type="float" office:value="1.44373" calcext:value-type="float">
            <text:p>1,44373</text:p>
          </table:table-cell>
          <table:table-cell table:style-name="ce1" office:value-type="float" office:value="27.69765" calcext:value-type="float">
            <text:p>27,69765</text:p>
          </table:table-cell>
          <table:table-cell table:style-name="ce1" office:value-type="float" office:value="27.74002" calcext:value-type="float">
            <text:p>27,74002</text:p>
          </table:table-cell>
          <table:table-cell table:style-name="ce1" office:value-type="float" office:value="1.06337" calcext:value-type="float">
            <text:p>1,06337</text:p>
          </table:table-cell>
          <table:table-cell table:style-name="ce1" office:value-type="float" office:value="1.06364" calcext:value-type="float">
            <text:p>1,06364</text:p>
          </table:table-cell>
          <table:table-cell table:style-name="ce1" office:value-type="float" office:value="109.486" calcext:value-type="float">
            <text:p>109,486</text:p>
          </table:table-cell>
          <table:table-cell table:style-name="ce1" office:value-type="float" office:value="109.504" calcext:value-type="float">
            <text:p>109,504</text:p>
          </table:table-cell>
          <table:table-cell table:style-name="ce1" office:value-type="float" office:value="0.76675" calcext:value-type="float">
            <text:p>0,76675</text:p>
          </table:table-cell>
          <table:table-cell table:style-name="ce1" office:value-type="float" office:value="0.76689" calcext:value-type="float">
            <text:p>0,76689</text:p>
          </table:table-cell>
          <table:table-cell table:style-name="ce1" office:value-type="float" office:value="72.807" calcext:value-type="float">
            <text:p>72,807</text:p>
          </table:table-cell>
          <table:table-cell table:style-name="ce1" office:value-type="float" office:value="72.83" calcext:value-type="float">
            <text:p>72,83</text:p>
          </table:table-cell>
          <table:table-cell table:style-name="ce1" office:value-type="float" office:value="131.887" calcext:value-type="float">
            <text:p>131,887</text:p>
          </table:table-cell>
          <table:table-cell table:style-name="ce1" office:value-type="float" office:value="131.907" calcext:value-type="float">
            <text:p>131,907</text:p>
          </table:table-cell>
          <table:table-cell table:style-name="ce1" office:value-type="float" office:value="688.959" calcext:value-type="float">
            <text:p>688,959</text:p>
          </table:table-cell>
          <table:table-cell table:style-name="ce1" office:value-type="float" office:value="691.959" calcext:value-type="float">
            <text:p>691,959</text:p>
          </table:table-cell>
          <table:table-cell table:style-name="ce1" office:value-type="float" office:value="1.45708" calcext:value-type="float">
            <text:p>1,45708</text:p>
          </table:table-cell>
          <table:table-cell table:style-name="ce1" office:value-type="float" office:value="1.45736" calcext:value-type="float">
            <text:p>1,45736</text:p>
          </table:table-cell>
          <table:table-cell table:style-name="ce1" office:value-type="float" office:value="19.97306" calcext:value-type="float">
            <text:p>19,97306</text:p>
          </table:table-cell>
          <table:table-cell table:style-name="ce1" office:value-type="float" office:value="19.99806" calcext:value-type="float">
            <text:p>19,99806</text:p>
          </table:table-cell>
          <table:table-cell table:style-name="ce1" office:value-type="float" office:value="3.30012" calcext:value-type="float">
            <text:p>3,30012</text:p>
          </table:table-cell>
          <table:table-cell table:style-name="ce1" office:value-type="float" office:value="3.30122" calcext:value-type="float">
            <text:p>3,30122</text:p>
          </table:table-cell>
          <table:table-cell table:style-name="ce1" office:value-type="float" office:value="100.985" calcext:value-type="float">
            <text:p>100,985</text:p>
          </table:table-cell>
          <table:table-cell table:style-name="ce1" office:value-type="float" office:value="101.002" calcext:value-type="float">
            <text:p>101,002</text:p>
          </table:table-cell>
          <table:table-cell table:style-name="ce1" office:value-type="float" office:value="103.667" calcext:value-type="float">
            <text:p>103,667</text:p>
          </table:table-cell>
          <table:table-cell table:style-name="ce1" office:value-type="float" office:value="103.695" calcext:value-type="float">
            <text:p>103,695</text:p>
          </table:table-cell>
          <table:table-cell table:style-name="ce1" office:value-type="float" office:value="309.48" calcext:value-type="float">
            <text:p>309,48</text:p>
          </table:table-cell>
          <table:table-cell table:style-name="ce1" office:value-type="float" office:value="309.694" calcext:value-type="float">
            <text:p>309,694</text:p>
          </table:table-cell>
          <table:table-cell table:style-name="ce1" office:value-type="float" office:value="0.75388" calcext:value-type="float">
            <text:p>0,75388</text:p>
          </table:table-cell>
          <table:table-cell table:style-name="ce1" office:value-type="float" office:value="0.75415" calcext:value-type="float">
            <text:p>0,75415</text:p>
          </table:table-cell>
          <table:table-cell table:style-name="ce1" office:value-type="float" office:value="167.993" calcext:value-type="float">
            <text:p>167,993</text:p>
          </table:table-cell>
          <table:table-cell table:style-name="ce1" office:value-type="float" office:value="168.008" calcext:value-type="float">
            <text:p>168,008</text:p>
          </table:table-cell>
          <table:table-cell table:style-name="ce1" office:value-type="float" office:value="1802.238" calcext:value-type="float">
            <text:p>1802,238</text:p>
          </table:table-cell>
          <table:table-cell table:style-name="ce1" office:value-type="float" office:value="1802.835" calcext:value-type="float">
            <text:p>1802,835</text:p>
          </table:table-cell>
          <table:table-cell table:style-name="ce1" office:value-type="float" office:value="5.94751" calcext:value-type="float">
            <text:p>5,94751</text:p>
          </table:table-cell>
          <table:table-cell table:style-name="ce1" office:value-type="float" office:value="5.94885" calcext:value-type="float">
            <text:p>5,94885</text:p>
          </table:table-cell>
          <table:table-cell table:style-name="ce1" office:value-type="float" office:value="1200.213" calcext:value-type="float">
            <text:p>1200,213</text:p>
          </table:table-cell>
          <table:table-cell table:style-name="ce1" office:value-type="float" office:value="1200.505" calcext:value-type="float">
            <text:p>1200,505</text:p>
          </table:table-cell>
          <table:table-cell table:style-name="ce1" office:value-type="float" office:value="455.59" calcext:value-type="float">
            <text:p>455,59</text:p>
          </table:table-cell>
          <table:table-cell table:style-name="ce1" office:value-type="float" office:value="455.76" calcext:value-type="float">
            <text:p>455,76</text:p>
          </table:table-cell>
          <table:table-cell table:style-name="ce1" office:value-type="float" office:value="132.663" calcext:value-type="float">
            <text:p>132,663</text:p>
          </table:table-cell>
          <table:table-cell table:style-name="ce1" office:value-type="float" office:value="132.689" calcext:value-type="float">
            <text:p>132,689</text:p>
          </table:table-cell>
          <table:table-cell table:style-name="ce1" office:value-type="float" office:value="6.65823" calcext:value-type="float">
            <text:p>6,65823</text:p>
          </table:table-cell>
          <table:table-cell table:style-name="ce1" office:value-type="float" office:value="6.65878" calcext:value-type="float">
            <text:p>6,65878</text:p>
          </table:table-cell>
          <table:table-cell table:style-name="ce1" office:value-type="float" office:value="1.50143" calcext:value-type="float">
            <text:p>1,50143</text:p>
          </table:table-cell>
          <table:table-cell table:style-name="ce1" office:value-type="float" office:value="1.5019" calcext:value-type="float">
            <text:p>1,5019</text:p>
          </table:table-cell>
          <table:table-cell table:style-name="ce1" office:value-type="float" office:value="7.75679" calcext:value-type="float">
            <text:p>7,75679</text:p>
          </table:table-cell>
          <table:table-cell table:style-name="ce1" office:value-type="float" office:value="7.75711" calcext:value-type="float">
            <text:p>7,75711</text:p>
          </table:table-cell>
          <table:table-cell table:style-name="ce1" office:value-type="float" office:value="1.66863" calcext:value-type="float">
            <text:p>1,66863</text:p>
          </table:table-cell>
          <table:table-cell table:style-name="ce1" office:value-type="float" office:value="1.66902" calcext:value-type="float">
            <text:p>1,66902</text:p>
          </table:table-cell>
          <table:table-cell table:style-name="ce1" office:value-type="float" office:value="3.74944" calcext:value-type="float">
            <text:p>3,74944</text:p>
          </table:table-cell>
          <table:table-cell table:style-name="ce1" office:value-type="float" office:value="3.7507" calcext:value-type="float">
            <text:p>3,7507</text:p>
          </table:table-cell>
          <table:table-cell table:style-name="ce1" office:value-type="float" office:value="25.8006" calcext:value-type="float">
            <text:p>25,8006</text:p>
          </table:table-cell>
          <table:table-cell table:style-name="ce1" office:value-type="float" office:value="25.8373" calcext:value-type="float">
            <text:p>25,8373</text:p>
          </table:table-cell>
          <table:table-cell table:style-name="ce1" office:value-type="float" office:value="8.66712" calcext:value-type="float">
            <text:p>8,66712</text:p>
          </table:table-cell>
          <table:table-cell table:style-name="ce1" office:value-type="float" office:value="8.66857" calcext:value-type="float">
            <text:p>8,66857</text:p>
          </table:table-cell>
          <table:table-cell table:style-name="ce1" office:value-type="float" office:value="1341.183" calcext:value-type="float">
            <text:p>1341,183</text:p>
          </table:table-cell>
          <table:table-cell table:style-name="ce1" office:value-type="float" office:value="1341.452" calcext:value-type="float">
            <text:p>1341,452</text:p>
          </table:table-cell>
          <table:table-cell table:style-name="ce1" office:value-type="float" office:value="10.221" calcext:value-type="float">
            <text:p>10,221</text:p>
          </table:table-cell>
          <table:table-cell table:style-name="ce1" office:value-type="float" office:value="10.226" calcext:value-type="float">
            <text:p>10,226</text:p>
          </table:table-cell>
          <table:table-cell table:style-name="ce1" office:value-type="float" office:value="2.584" calcext:value-type="float">
            <text:p>2,584</text:p>
          </table:table-cell>
          <table:table-cell table:style-name="ce1" office:value-type="float" office:value="2.588" calcext:value-type="float">
            <text:p>2,588</text:p>
          </table:table-cell>
          <table:table-cell table:style-name="ce1" office:value-type="float" office:value="9.17964" calcext:value-type="float">
            <text:p>9,17964</text:p>
          </table:table-cell>
          <table:table-cell table:style-name="ce1" office:value-type="float" office:value="9.1829" calcext:value-type="float">
            <text:p>9,1829</text:p>
          </table:table-cell>
          <table:table-cell table:style-name="ce1" office:value-type="float" office:value="27.01374" calcext:value-type="float">
            <text:p>27,01374</text:p>
          </table:table-cell>
          <table:table-cell table:style-name="ce1" office:value-type="float" office:value="27.0279" calcext:value-type="float">
            <text:p>27,0279</text:p>
          </table:table-cell>
          <table:table-cell table:style-name="ce1" office:value-type="float" office:value="4.203" calcext:value-type="float">
            <text:p>4,203</text:p>
          </table:table-cell>
          <table:table-cell table:style-name="ce1" office:value-type="float" office:value="4.207" calcext:value-type="float">
            <text:p>4,207</text:p>
          </table:table-cell>
          <table:table-cell table:style-name="ce1" office:value-type="float" office:value="0.974" calcext:value-type="float">
            <text:p>0,974</text:p>
          </table:table-cell>
          <table:table-cell table:style-name="ce1" office:value-type="float" office:value="0.97418" calcext:value-type="float">
            <text:p>0,97418</text:p>
          </table:table-cell>
          <table:table-cell table:style-name="ce1" office:value-type="float" office:value="1306.362" calcext:value-type="float">
            <text:p>1306,362</text:p>
          </table:table-cell>
          <table:table-cell table:style-name="ce1" office:value-type="float" office:value="1306.766" calcext:value-type="float">
            <text:p>1306,766</text:p>
          </table:table-cell>
          <table:table-cell table:style-name="ce1" office:value-type="float" office:value="5.59194" calcext:value-type="float">
            <text:p>5,59194</text:p>
          </table:table-cell>
          <table:table-cell table:style-name="ce1" office:value-type="float" office:value="5.59373" calcext:value-type="float">
            <text:p>5,59373</text:p>
          </table:table-cell>
          <table:table-cell table:style-name="ce1" office:value-type="float" office:value="5531.1" calcext:value-type="float">
            <text:p>5531,1</text:p>
          </table:table-cell>
          <table:table-cell table:style-name="ce1" office:value-type="float" office:value="5532" calcext:value-type="float">
            <text:p>5532</text:p>
          </table:table-cell>
          <table:table-cell table:style-name="ce1" office:value-type="float" office:value="6950.3" calcext:value-type="float">
            <text:p>6950,3</text:p>
          </table:table-cell>
          <table:table-cell table:style-name="ce1" office:value-type="float" office:value="6951.8" calcext:value-type="float">
            <text:p>6951,8</text:p>
          </table:table-cell>
          <table:table-cell table:style-name="ce1" office:value-type="float" office:value="1.25811" calcext:value-type="float">
            <text:p>1,25811</text:p>
          </table:table-cell>
          <table:table-cell table:style-name="ce1" office:value-type="float" office:value="1.25843" calcext:value-type="float">
            <text:p>1,25843</text:p>
          </table:table-cell>
          <table:table-cell table:style-name="ce1" office:value-type="float" office:value="34.568" calcext:value-type="float">
            <text:p>34,568</text:p>
          </table:table-cell>
          <table:table-cell table:style-name="ce1" office:value-type="float" office:value="34.675" calcext:value-type="float">
            <text:p>34,675</text:p>
          </table:table-cell>
          <table:table-cell table:style-name="ce1" office:value-type="float" office:value="112.842" calcext:value-type="float">
            <text:p>112,842</text:p>
          </table:table-cell>
          <table:table-cell table:style-name="ce1" office:value-type="float" office:value="112.862" calcext:value-type="float">
            <text:p>112,862</text:p>
          </table:table-cell>
          <table:table-cell table:style-name="ce1" office:value-type="float" office:value="0.86496" calcext:value-type="float">
            <text:p>0,86496</text:p>
          </table:table-cell>
          <table:table-cell table:style-name="ce1" office:value-type="float" office:value="0.86512" calcext:value-type="float">
            <text:p>0,86512</text:p>
          </table:table-cell>
          <table:table-cell table:style-name="ce1" office:value-type="float" office:value="0.72091" calcext:value-type="float">
            <text:p>0,72091</text:p>
          </table:table-cell>
          <table:table-cell table:style-name="ce1" office:value-type="float" office:value="0.72111" calcext:value-type="float">
            <text:p>0,72111</text:p>
          </table:table-cell>
          <table:table-cell table:style-name="ce1" office:value-type="float" office:value="13.75212" calcext:value-type="float">
            <text:p>13,75212</text:p>
          </table:table-cell>
          <table:table-cell table:style-name="ce1" office:value-type="float" office:value="13.76528" calcext:value-type="float">
            <text:p>13,76528</text:p>
          </table:table-cell>
          <table:table-cell table:style-name="ce1" office:value-type="float" office:value="154.92683" calcext:value-type="float">
            <text:p>154,92683</text:p>
          </table:table-cell>
          <table:table-cell table:style-name="ce1" office:value-type="float" office:value="155.12715" calcext:value-type="float">
            <text:p>155,12715</text:p>
          </table:table-cell>
          <table:table-cell table:style-name="ce1" office:value-type="float" office:value="1748.909" calcext:value-type="float">
            <text:p>1748,909</text:p>
          </table:table-cell>
          <table:table-cell table:style-name="ce1" office:value-type="float" office:value="1749.48" calcext:value-type="float">
            <text:p>1749,48</text:p>
          </table:table-cell>
          <table:table-cell table:style-name="ce1" office:value-type="float" office:value="78.163" calcext:value-type="float">
            <text:p>78,163</text:p>
          </table:table-cell>
          <table:table-cell table:style-name="ce1" office:value-type="float" office:value="78.186" calcext:value-type="float">
            <text:p>78,186</text:p>
          </table:table-cell>
          <table:table-cell table:style-name="ce1" office:value-type="float" office:value="17.30442" calcext:value-type="float">
            <text:p>17,30442</text:p>
          </table:table-cell>
          <table:table-cell table:style-name="ce1" office:value-type="float" office:value="17.32033" calcext:value-type="float">
            <text:p>17,32033</text:p>
          </table:table-cell>
          <table:table-cell table:style-name="ce1" office:value-type="float" office:value="0.9687" calcext:value-type="float">
            <text:p>0,9687</text:p>
          </table:table-cell>
          <table:table-cell table:style-name="ce1" office:value-type="float" office:value="0.96916" calcext:value-type="float">
            <text:p>0,96916</text:p>
          </table:table-cell>
          <table:table-cell table:style-name="ce1" office:value-type="float" office:value="276.938" calcext:value-type="float">
            <text:p>276,938</text:p>
          </table:table-cell>
          <table:table-cell table:style-name="ce1" office:value-type="float" office:value="277.164" calcext:value-type="float">
            <text:p>277,164</text:p>
          </table:table-cell>
          <table:table-cell table:style-name="ce1" office:value-type="float" office:value="24.174" calcext:value-type="float">
            <text:p>24,174</text:p>
          </table:table-cell>
          <table:table-cell table:style-name="ce1" office:value-type="float" office:value="24.18925" calcext:value-type="float">
            <text:p>24,18925</text:p>
          </table:table-cell>
          <table:table-cell table:style-name="ce1" office:value-type="float" office:value="4.27048" calcext:value-type="float">
            <text:p>4,27048</text:p>
          </table:table-cell>
          <table:table-cell table:style-name="ce1" office:value-type="float" office:value="4.27259" calcext:value-type="float">
            <text:p>4,27259</text:p>
          </table:table-cell>
          <table:table-cell table:style-name="ce1" office:value-type="float" office:value="7.44024" calcext:value-type="float">
            <text:p>7,44024</text:p>
          </table:table-cell>
          <table:table-cell table:style-name="ce1" office:value-type="float" office:value="7.44054" calcext:value-type="float">
            <text:p>7,44054</text:p>
          </table:table-cell>
          <table:table-cell table:style-name="ce1" office:value-type="float" office:value="1129.01" calcext:value-type="float">
            <text:p>1129,01</text:p>
          </table:table-cell>
          <table:table-cell table:style-name="ce1" office:value-type="float" office:value="1132.01" calcext:value-type="float">
            <text:p>1132,01</text:p>
          </table:table-cell>
          <table:table-cell table:style-name="ce1" office:value-type="float" office:value="1.54956" calcext:value-type="float">
            <text:p>1,54956</text:p>
          </table:table-cell>
          <table:table-cell table:style-name="ce1" office:value-type="float" office:value="1.54998" calcext:value-type="float">
            <text:p>1,54998</text:p>
          </table:table-cell>
          <table:table-cell table:style-name="ce1" office:value-type="float" office:value="317.44" calcext:value-type="float">
            <text:p>317,44</text:p>
          </table:table-cell>
          <table:table-cell table:style-name="ce1" office:value-type="float" office:value="317.64" calcext:value-type="float">
            <text:p>317,64</text:p>
          </table:table-cell>
          <table:table-cell table:style-name="ce1" office:value-type="float" office:value="0.74681" calcext:value-type="float">
            <text:p>0,74681</text:p>
          </table:table-cell>
          <table:table-cell table:style-name="ce1" office:value-type="float" office:value="0.74709" calcext:value-type="float">
            <text:p>0,74709</text:p>
          </table:table-cell>
          <table:table-cell table:style-name="ce1" office:value-type="float" office:value="8.45926" calcext:value-type="float">
            <text:p>8,45926</text:p>
          </table:table-cell>
          <table:table-cell table:style-name="ce1" office:value-type="float" office:value="8.46165" calcext:value-type="float">
            <text:p>8,46165</text:p>
          </table:table-cell>
          <table:table-cell table:style-name="ce1" office:value-type="float" office:value="1.73564" calcext:value-type="float">
            <text:p>1,73564</text:p>
          </table:table-cell>
          <table:table-cell table:style-name="ce1" office:value-type="float" office:value="1.73622" calcext:value-type="float">
            <text:p>1,73622</text:p>
          </table:table-cell>
          <table:table-cell table:style-name="ce1" office:value-type="float" office:value="66.793" calcext:value-type="float">
            <text:p>66,793</text:p>
          </table:table-cell>
          <table:table-cell table:style-name="ce1" office:value-type="float" office:value="66.898" calcext:value-type="float">
            <text:p>66,898</text:p>
          </table:table-cell>
          <table:table-cell table:style-name="ce1" office:value-type="float" office:value="0.19533" calcext:value-type="float">
            <text:p>0,19533</text:p>
          </table:table-cell>
          <table:table-cell table:style-name="ce1" office:value-type="float" office:value="0.19545" calcext:value-type="float">
            <text:p>0,19545</text:p>
          </table:table-cell>
          <table:table-cell table:style-name="ce1" office:value-type="float" office:value="10.01913" calcext:value-type="float">
            <text:p>10,01913</text:p>
          </table:table-cell>
          <table:table-cell table:style-name="ce1" office:value-type="float" office:value="10.02102" calcext:value-type="float">
            <text:p>10,02102</text:p>
          </table:table-cell>
          <table:table-cell table:style-name="ce1" office:value-type="float" office:value="8.21521" calcext:value-type="float">
            <text:p>8,21521</text:p>
          </table:table-cell>
          <table:table-cell table:style-name="ce1" office:value-type="float" office:value="8.21793" calcext:value-type="float">
            <text:p>8,21793</text:p>
          </table:table-cell>
          <table:table-cell table:style-name="ce1" office:value-type="float" office:value="2.95289" calcext:value-type="float">
            <text:p>2,95289</text:p>
          </table:table-cell>
          <table:table-cell table:style-name="ce1" office:value-type="float" office:value="2.95352" calcext:value-type="float">
            <text:p>2,95352</text:p>
          </table:table-cell>
          <table:table-cell table:style-name="ce1" office:value-type="float" office:value="130.446" calcext:value-type="float">
            <text:p>130,446</text:p>
          </table:table-cell>
          <table:table-cell table:style-name="ce1" office:value-type="float" office:value="130.475" calcext:value-type="float">
            <text:p>130,475</text:p>
          </table:table-cell>
          <table:table-cell table:style-name="ce1" office:value-type="float" office:value="18.14655" calcext:value-type="float">
            <text:p>18,14655</text:p>
          </table:table-cell>
          <table:table-cell table:style-name="ce1" office:value-type="float" office:value="18.1547" calcext:value-type="float">
            <text:p>18,1547</text:p>
          </table:table-cell>
          <table:table-cell table:style-name="ce1" office:value-type="float" office:value="1.29166" calcext:value-type="float">
            <text:p>1,29166</text:p>
          </table:table-cell>
          <table:table-cell table:style-name="ce1" office:value-type="float" office:value="1.29185" calcext:value-type="float">
            <text:p>1,29185</text:p>
          </table:table-cell>
          <table:table-cell table:style-name="ce1" office:value-type="float" office:value="77.433" calcext:value-type="float">
            <text:p>77,433</text:p>
          </table:table-cell>
          <table:table-cell table:style-name="ce1" office:value-type="float" office:value="77.454" calcext:value-type="float">
            <text:p>77,454</text:p>
          </table:table-cell>
          <table:table-cell table:style-name="ce1" office:value-type="float" office:value="14.96931" calcext:value-type="float">
            <text:p>14,96931</text:p>
          </table:table-cell>
          <table:table-cell table:style-name="ce1" office:value-type="float" office:value="14.98275" calcext:value-type="float">
            <text:p>14,98275</text:p>
          </table:table-cell>
          <table:table-cell table:style-name="ce1" office:value-type="float" office:value="75.138" calcext:value-type="float">
            <text:p>75,138</text:p>
          </table:table-cell>
          <table:table-cell table:style-name="ce1" office:value-type="float" office:value="75.166" calcext:value-type="float">
            <text:p>75,166</text:p>
          </table:table-cell>
          <table:table-cell table:style-name="ce1" office:value-type="float" office:value="0.70215" calcext:value-type="float">
            <text:p>0,70215</text:p>
          </table:table-cell>
          <table:table-cell table:style-name="ce1" office:value-type="float" office:value="0.70249" calcext:value-type="float">
            <text:p>0,70249</text:p>
          </table:table-cell>
          <table:table-cell table:style-name="ce1" office:value-type="float" office:value="16851.5" calcext:value-type="float">
            <text:p>16851,5</text:p>
          </table:table-cell>
          <table:table-cell table:style-name="ce1" office:value-type="float" office:value="16861.5" calcext:value-type="float">
            <text:p>16861,5</text:p>
          </table:table-cell>
          <table:table-cell table:style-name="ce1" office:value-type="float" office:value="0.72471" calcext:value-type="float">
            <text:p>0,72471</text:p>
          </table:table-cell>
          <table:table-cell table:style-name="ce1" office:value-type="float" office:value="0.72498" calcext:value-type="float">
            <text:p>0,72498</text:p>
          </table:table-cell>
          <table:table-cell table:style-name="ce1" office:value-type="float" office:value="1.08836" calcext:value-type="float">
            <text:p>1,08836</text:p>
          </table:table-cell>
          <table:table-cell table:style-name="ce1" office:value-type="float" office:value="1.08855" calcext:value-type="float">
            <text:p>1,08855</text:p>
          </table:table-cell>
          <table:table-cell table:style-name="ce1" office:value-type="float" office:value="1.0303" calcext:value-type="float">
            <text:p>1,0303</text:p>
          </table:table-cell>
          <table:table-cell table:style-name="ce1" office:value-type="float" office:value="1.03068" calcext:value-type="float">
            <text:p>1,03068</text:p>
          </table:table-cell>
          <table:table-cell table:style-name="ce1" office:value-type="float" office:value="6.64811" calcext:value-type="float">
            <text:p>6,64811</text:p>
          </table:table-cell>
          <table:table-cell table:style-name="ce1" office:value-type="float" office:value="6.6486" calcext:value-type="float">
            <text:p>6,6486</text:p>
          </table:table-cell>
          <table:table-cell table:style-name="ce1" office:value-type="float" office:value="10765.2" calcext:value-type="float">
            <text:p>10765,2</text:p>
          </table:table-cell>
          <table:table-cell table:style-name="ce1" office:value-type="float" office:value="10765.4" calcext:value-type="float">
            <text:p>10765,4</text:p>
          </table:table-cell>
          <table:table-cell table:style-name="ce1" office:value-type="float" office:value="34.182" calcext:value-type="float">
            <text:p>34,182</text:p>
          </table:table-cell>
          <table:table-cell table:style-name="ce1" office:value-type="float" office:value="34.2" calcext:value-type="float">
            <text:p>34,2</text:p>
          </table:table-cell>
          <table:table-cell table:style-name="ce1" office:value-type="float" office:value="0.99051" calcext:value-type="float">
            <text:p>0,99051</text:p>
          </table:table-cell>
          <table:table-cell table:style-name="ce1" office:value-type="float" office:value="0.99079" calcext:value-type="float">
            <text:p>0,99079</text:p>
          </table:table-cell>
          <table:table-cell table:style-name="ce1" office:value-type="float" office:value="121.907" calcext:value-type="float">
            <text:p>121,907</text:p>
          </table:table-cell>
          <table:table-cell table:style-name="ce1" office:value-type="float" office:value="121.925" calcext:value-type="float">
            <text:p>121,925</text:p>
          </table:table-cell>
          <table:table-cell table:style-name="ce1" office:value-type="float" office:value="2186.4" calcext:value-type="float">
            <text:p>2186,4</text:p>
          </table:table-cell>
          <table:table-cell table:style-name="ce1" office:value-type="float" office:value="2186.9" calcext:value-type="float">
            <text:p>2186,9</text:p>
          </table:table-cell>
          <table:table-cell table:style-name="ce1" office:value-type="float" office:value="173.692" calcext:value-type="float">
            <text:p>173,692</text:p>
          </table:table-cell>
          <table:table-cell table:style-name="ce1" office:value-type="float" office:value="173.733" calcext:value-type="float">
            <text:p>173,733</text:p>
          </table:table-cell>
          <table:table-cell table:style-name="ce1" office:value-type="float" office:value="46.867" calcext:value-type="float">
            <text:p>46,867</text:p>
          </table:table-cell>
          <table:table-cell table:style-name="ce1" office:value-type="float" office:value="46.897" calcext:value-type="float">
            <text:p>46,897</text:p>
          </table:table-cell>
          <table:table-cell table:style-name="ce1" office:value-type="float" office:value="10403.325" calcext:value-type="float">
            <text:p>10403,325</text:p>
          </table:table-cell>
          <table:table-cell table:style-name="ce1" office:value-type="float" office:value="10405.741" calcext:value-type="float">
            <text:p>10405,741</text:p>
          </table:table-cell>
          <table:table-cell table:style-name="ce1" table:number-columns-repeated="7"/>
          <table:table-cell office:value-type="string" calcext:value-type="string">
            <text:p>order: buy 10.000000 BCO_USD</text:p>
          </table:table-cell>
          <table:table-cell office:value-type="string" calcext:value-type="string">
            <text:p>{u'orderFillTransaction': {u'orderID': u'845', u'financing': u'0.0000', u'instrument': u'BCO_USD', u'price': u'46.887', u'userID': 2088872, u'batchID': u'845', u'accountBalance': u'96761.1547', u'reason': u'MARKET_ORDER', u'tradeOpened': {u'units': u'10', u'tradeID': u'846'}, u'time': u'2016-08-15T10:48:48.571409120Z', u'units': u'10', u'type': u'ORDER_FILL', u'id': u'846', u'pl': u'0.0000', u'accountID': u'101-004-2088872-001'}, u'orderCreateTransaction': {u'timeInForce': u'FOK', u'positionFill': u'DEFAULT', u'userID': 2088872, u'batchID': u'845', u'instrument': u'BCO_USD', u'reason': u'CLIENT_ORDER', u'time': u'2016-08-15T10:48:48.571409120Z', u'units': u'10', u'type': u'MARKET_ORDER', u'id': u'845', u'accountID': u'101-004-2088872-001'}, u'relatedTransactionIDs': [u'845', u'846'], u'lastTransactionID': u'846'}</text:p>
          </table:table-cell>
        </table:table-row>
        <table:table-row table:style-name="ro1">
          <table:table-cell/>
          <table:table-cell office:value-type="string" calcext:value-type="string">
            <text:p>15/08/2016</text:p>
          </table:table-cell>
          <table:table-cell office:value-type="string" calcext:value-type="string">
            <text:p>12:48:13</text:p>
          </table:table-cell>
          <table:table-cell table:style-name="ce5"/>
          <table:table-cell table:style-name="ce5" office:value-type="float" office:value="46.877" calcext:value-type="float">
            <text:p>46,8770</text:p>
          </table:table-cell>
          <table:table-cell table:style-name="ce5" office:value-type="float" office:value="46.907" calcext:value-type="float">
            <text:p>46,9070</text:p>
          </table:table-cell>
          <table:table-cell table:style-name="ce5" table:formula="of:=([.E58]+[.F58])/2" office:value-type="float" office:value="46.892" calcext:value-type="float">
            <text:p>46,8920</text:p>
          </table:table-cell>
          <table:table-cell table:style-name="ce5" table:formula="of:=[.$H$46]*[.G58]+(1-[.$H$46])*[.H59]" office:value-type="float" office:value="46.91856" calcext:value-type="float">
            <text:p>46,9186</text:p>
          </table:table-cell>
          <table:table-cell table:formula="of:=[.I59]+1" office:value-type="float" office:value="5" calcext:value-type="float">
            <text:p>5,000</text:p>
          </table:table-cell>
          <table:table-cell table:style-name="ce5" table:formula="of:=[.$H$46]*[.I58]+(1-[.$H$46])*[.J59]" office:value-type="float" office:value="2.31072" calcext:value-type="float">
            <text:p>2,3107</text:p>
          </table:table-cell>
          <table:table-cell table:style-name="ce5" table:formula="of:=[.$H$46]*[.I58]*[.I58]+(1-[.$H$46])*[.K59]" office:value-type="float" office:value="9.20352" calcext:value-type="float">
            <text:p>9,2035</text:p>
          </table:table-cell>
          <table:table-cell table:style-name="ce5" table:formula="of:=[.$H$46]*[.I58]*[.G58]+(1-[.$H$46])*[.L59]" office:value-type="float" office:value="108.40128384" calcext:value-type="float">
            <text:p>108,4013</text:p>
          </table:table-cell>
          <table:table-cell table:style-name="ce1" table:formula="of:=[.K58]-[.J58]*[.J58]" office:value-type="float" office:value="3.8640930816" calcext:value-type="float">
            <text:p>3,8640930816</text:p>
          </table:table-cell>
          <table:table-cell table:style-name="ce5" table:formula="of:=IF([.M58]=0;[.N59];([.L58]-[.J58]*[.H58])/[.M58])" office:value-type="float" office:value="-0.00371914519047827" calcext:value-type="float">
            <text:p>-0,0037</text:p>
          </table:table-cell>
          <table:table-cell table:style-name="ce3" table:formula="of:=IF([.M58]=0;[.O59];([.H58]*[.K58]-[.J58]*[.L58])/[.M58])" office:value-type="float" office:value="46.9271539031745" calcext:value-type="float">
            <text:p>46,93</text:p>
          </table:table-cell>
          <table:table-cell table:style-name="ce5" table:formula="of:=[.N58]*[.I58]+[.O58]" office:value-type="float" office:value="46.9085581772221" calcext:value-type="float">
            <text:p>46,9086</text:p>
          </table:table-cell>
          <table:table-cell table:style-name="ce10" table:formula="of:=([.P58]-[.P59])/[.P58]*[.$Q$46]" office:value-type="float" office:value="-4.40123425950018" calcext:value-type="float">
            <text:p>-4,40123</text:p>
          </table:table-cell>
          <table:table-cell table:style-name="ce1" table:formula="of:=IF([.Q58]&gt;=[.$R$46];1;0)" office:value-type="float" office:value="0" calcext:value-type="float">
            <text:p>0</text:p>
          </table:table-cell>
          <table:table-cell table:style-name="ce1" table:formula="of:=IF([.Q58]&lt;=-[.$S$46];1;0)" office:value-type="float" office:value="1" calcext:value-type="float">
            <text:p>1</text:p>
          </table:table-cell>
          <table:table-cell table:style-name="ce1" table:formula="of:=[.$T$45]*[.R58]" office:value-type="float" office:value="0" calcext:value-type="float">
            <text:p>0</text:p>
          </table:table-cell>
          <table:table-cell table:style-name="ce12" table:formula="of:=[.$U$45]*[.S58]" office:value-type="float" office:value="10" calcext:value-type="float">
            <text:p>10</text:p>
          </table:table-cell>
          <table:table-cell table:style-name="ce12" table:formula="of:=[.V59]-[.T58]+[.U58]" office:value-type="float" office:value="10" calcext:value-type="float">
            <text:p>10</text:p>
          </table:table-cell>
          <table:table-cell table:style-name="ce13" table:formula="of:=[.W59]+[.T58]*[.E58]-[.U58]*[.F58]" office:value-type="currency" office:currency="EUR" office:value="-369.17" calcext:value-type="currency">
            <text:p>-369,17 €</text:p>
          </table:table-cell>
          <table:table-cell table:style-name="ce13" table:formula="of:=[.W58]+[.V58]*[.E58]" office:value-type="currency" office:currency="EUR" office:value="99.6000000000001" calcext:value-type="currency">
            <text:p>99,60 €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96761.1546" calcext:value-type="float">
            <text:p>96761,1546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96761.1547" calcext:value-type="float">
            <text:p>96761,1547</text:p>
          </table:table-cell>
          <table:table-cell table:style-name="ce1" office:value-type="float" office:value="96761.1546" calcext:value-type="float">
            <text:p>96761,154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42" calcext:value-type="float">
            <text:p>8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227.5837" calcext:value-type="float">
            <text:p>-3227,5837</text:p>
          </table:table-cell>
          <table:table-cell table:style-name="ce1" office:value-type="float" office:value="419.4885" calcext:value-type="float">
            <text:p>419,4885</text:p>
          </table:table-cell>
          <table:table-cell table:style-name="ce1" office:value-type="float" office:value="-3227.5837" calcext:value-type="float">
            <text:p>-3227,5837</text:p>
          </table:table-cell>
          <table:table-cell table:style-name="ce1" office:value-type="float" office:value="0.179" calcext:value-type="float">
            <text:p>0,179</text:p>
          </table:table-cell>
          <table:table-cell table:style-name="ce1" office:value-type="float" office:value="96752.7648" calcext:value-type="float">
            <text:p>96752,7648</text:p>
          </table:table-cell>
          <table:table-cell table:style-name="ce1" office:value-type="string" calcext:value-type="string">
            <text:p>v20fxtrade</text:p>
          </table:table-cell>
          <table:table-cell table:style-name="ce1" table:number-columns-repeated="6"/>
          <table:table-cell table:style-name="ce1" office:value-type="float" office:value="67.054" calcext:value-type="float">
            <text:p>67,054</text:p>
          </table:table-cell>
          <table:table-cell table:style-name="ce1" office:value-type="float" office:value="67.166" calcext:value-type="float">
            <text:p>67,166</text:p>
          </table:table-cell>
          <table:table-cell table:style-name="ce1" office:value-type="float" office:value="17.8733" calcext:value-type="float">
            <text:p>17,8733</text:p>
          </table:table-cell>
          <table:table-cell table:style-name="ce1" office:value-type="float" office:value="17.89776" calcext:value-type="float">
            <text:p>17,89776</text:p>
          </table:table-cell>
          <table:table-cell table:style-name="ce1" office:value-type="float" office:value="8291" calcext:value-type="float">
            <text:p>8291</text:p>
          </table:table-cell>
          <table:table-cell table:style-name="ce1" office:value-type="float" office:value="8295" calcext:value-type="float">
            <text:p>8295</text:p>
          </table:table-cell>
          <table:table-cell table:style-name="ce1" office:value-type="float" office:value="2.14199" calcext:value-type="float">
            <text:p>2,14199</text:p>
          </table:table-cell>
          <table:table-cell table:style-name="ce1" office:value-type="float" office:value="2.14299" calcext:value-type="float">
            <text:p>2,14299</text:p>
          </table:table-cell>
          <table:table-cell table:style-name="ce1" office:value-type="float" office:value="26.83819" calcext:value-type="float">
            <text:p>26,83819</text:p>
          </table:table-cell>
          <table:table-cell table:style-name="ce1" office:value-type="float" office:value="26.87699" calcext:value-type="float">
            <text:p>26,87699</text:p>
          </table:table-cell>
          <table:table-cell table:style-name="ce1" office:value-type="float" office:value="7.96237" calcext:value-type="float">
            <text:p>7,96237</text:p>
          </table:table-cell>
          <table:table-cell table:style-name="ce1" office:value-type="float" office:value="7.96418" calcext:value-type="float">
            <text:p>7,96418</text:p>
          </table:table-cell>
          <table:table-cell table:style-name="ce1" office:value-type="float" office:value="22928.1" calcext:value-type="float">
            <text:p>22928,1</text:p>
          </table:table-cell>
          <table:table-cell table:style-name="ce1" office:value-type="float" office:value="22933.1" calcext:value-type="float">
            <text:p>22933,1</text:p>
          </table:table-cell>
          <table:table-cell table:style-name="ce1" office:value-type="float" office:value="44.523" calcext:value-type="float">
            <text:p>44,523</text:p>
          </table:table-cell>
          <table:table-cell table:style-name="ce1" office:value-type="float" office:value="44.55" calcext:value-type="float">
            <text:p>44,55</text:p>
          </table:table-cell>
          <table:table-cell table:style-name="ce1" office:value-type="float" office:value="1732.278" calcext:value-type="float">
            <text:p>1732,278</text:p>
          </table:table-cell>
          <table:table-cell table:style-name="ce1" office:value-type="float" office:value="1732.92" calcext:value-type="float">
            <text:p>1732,92</text:p>
          </table:table-cell>
          <table:table-cell table:style-name="ce1" office:value-type="float" office:value="15.46082" calcext:value-type="float">
            <text:p>15,46082</text:p>
          </table:table-cell>
          <table:table-cell table:style-name="ce1" office:value-type="float" office:value="15.48245" calcext:value-type="float">
            <text:p>15,48245</text:p>
          </table:table-cell>
          <table:table-cell table:style-name="ce1" office:value-type="float" office:value="1.11735" calcext:value-type="float">
            <text:p>1,11735</text:p>
          </table:table-cell>
          <table:table-cell table:style-name="ce1" office:value-type="float" office:value="1.11748" calcext:value-type="float">
            <text:p>1,11748</text:p>
          </table:table-cell>
          <table:table-cell table:style-name="ce1" office:value-type="float" office:value="1.04011" calcext:value-type="float">
            <text:p>1,04011</text:p>
          </table:table-cell>
          <table:table-cell table:style-name="ce1" office:value-type="float" office:value="1.04049" calcext:value-type="float">
            <text:p>1,04049</text:p>
          </table:table-cell>
          <table:table-cell table:style-name="ce1" office:value-type="float" office:value="1.29169" calcext:value-type="float">
            <text:p>1,29169</text:p>
          </table:table-cell>
          <table:table-cell table:style-name="ce1" office:value-type="float" office:value="1.2919" calcext:value-type="float">
            <text:p>1,2919</text:p>
          </table:table-cell>
          <table:table-cell table:style-name="ce1" office:value-type="float" office:value="3.82186" calcext:value-type="float">
            <text:p>3,82186</text:p>
          </table:table-cell>
          <table:table-cell table:style-name="ce1" office:value-type="float" office:value="3.8238" calcext:value-type="float">
            <text:p>3,8238</text:p>
          </table:table-cell>
          <table:table-cell table:style-name="ce1" office:value-type="float" office:value="1.68428" calcext:value-type="float">
            <text:p>1,68428</text:p>
          </table:table-cell>
          <table:table-cell table:style-name="ce1" office:value-type="float" office:value="1.68471" calcext:value-type="float">
            <text:p>1,68471</text:p>
          </table:table-cell>
          <table:table-cell table:style-name="ce1" office:value-type="float" office:value="3052.8" calcext:value-type="float">
            <text:p>3052,8</text:p>
          </table:table-cell>
          <table:table-cell table:style-name="ce1" office:value-type="float" office:value="3054.3" calcext:value-type="float">
            <text:p>3054,3</text:p>
          </table:table-cell>
          <table:table-cell table:style-name="ce1" office:value-type="float" office:value="3.242" calcext:value-type="float">
            <text:p>3,242</text:p>
          </table:table-cell>
          <table:table-cell table:style-name="ce1" office:value-type="float" office:value="3.245" calcext:value-type="float">
            <text:p>3,245</text:p>
          </table:table-cell>
          <table:table-cell table:style-name="ce1" office:value-type="float" office:value="13.01838" calcext:value-type="float">
            <text:p>13,01838</text:p>
          </table:table-cell>
          <table:table-cell table:style-name="ce1" office:value-type="float" office:value="13.02111" calcext:value-type="float">
            <text:p>13,02111</text:p>
          </table:table-cell>
          <table:table-cell table:style-name="ce1" office:value-type="float" office:value="5.7715" calcext:value-type="float">
            <text:p>5,7715</text:p>
          </table:table-cell>
          <table:table-cell table:style-name="ce1" office:value-type="float" office:value="5.77286" calcext:value-type="float">
            <text:p>5,77286</text:p>
          </table:table-cell>
          <table:table-cell table:style-name="ce1" office:value-type="float" office:value="1038.139" calcext:value-type="float">
            <text:p>1038,139</text:p>
          </table:table-cell>
          <table:table-cell table:style-name="ce1" office:value-type="float" office:value="1038.468" calcext:value-type="float">
            <text:p>1038,468</text:p>
          </table:table-cell>
          <table:table-cell table:style-name="ce1" office:value-type="float" office:value="1232.038" calcext:value-type="float">
            <text:p>1232,038</text:p>
          </table:table-cell>
          <table:table-cell table:style-name="ce1" office:value-type="float" office:value="1232.338" calcext:value-type="float">
            <text:p>1232,338</text:p>
          </table:table-cell>
          <table:table-cell table:style-name="ce1" office:value-type="float" office:value="1.79117" calcext:value-type="float">
            <text:p>1,79117</text:p>
          </table:table-cell>
          <table:table-cell table:style-name="ce1" office:value-type="float" office:value="1.7918" calcext:value-type="float">
            <text:p>1,7918</text:p>
          </table:table-cell>
          <table:table-cell table:style-name="ce1" office:value-type="float" office:value="18604.5" calcext:value-type="float">
            <text:p>18604,5</text:p>
          </table:table-cell>
          <table:table-cell table:style-name="ce1" office:value-type="float" office:value="18607.5" calcext:value-type="float">
            <text:p>18607,5</text:p>
          </table:table-cell>
          <table:table-cell table:style-name="ce1" office:value-type="float" office:value="4505.7" calcext:value-type="float">
            <text:p>4505,7</text:p>
          </table:table-cell>
          <table:table-cell table:style-name="ce1" office:value-type="float" office:value="4506.9" calcext:value-type="float">
            <text:p>4506,9</text:p>
          </table:table-cell>
          <table:table-cell table:style-name="ce1" office:value-type="float" office:value="135426" calcext:value-type="float">
            <text:p>135426</text:p>
          </table:table-cell>
          <table:table-cell table:style-name="ce1" office:value-type="float" office:value="135485" calcext:value-type="float">
            <text:p>135485</text:p>
          </table:table-cell>
          <table:table-cell table:style-name="ce1" office:value-type="float" office:value="1.34372" calcext:value-type="float">
            <text:p>1,34372</text:p>
          </table:table-cell>
          <table:table-cell table:style-name="ce1" office:value-type="float" office:value="1.34398" calcext:value-type="float">
            <text:p>1,34398</text:p>
          </table:table-cell>
          <table:table-cell table:style-name="ce1" office:value-type="float" office:value="9.45124" calcext:value-type="float">
            <text:p>9,45124</text:p>
          </table:table-cell>
          <table:table-cell table:style-name="ce1" office:value-type="float" office:value="9.45431" calcext:value-type="float">
            <text:p>9,45431</text:p>
          </table:table-cell>
          <table:table-cell table:style-name="ce1" office:value-type="float" office:value="13.39679" calcext:value-type="float">
            <text:p>13,39679</text:p>
          </table:table-cell>
          <table:table-cell table:style-name="ce1" office:value-type="float" office:value="13.407" calcext:value-type="float">
            <text:p>13,407</text:p>
          </table:table-cell>
          <table:table-cell table:style-name="ce1" office:value-type="float" office:value="6.00417" calcext:value-type="float">
            <text:p>6,00417</text:p>
          </table:table-cell>
          <table:table-cell table:style-name="ce1" office:value-type="float" office:value="6.0054" calcext:value-type="float">
            <text:p>6,0054</text:p>
          </table:table-cell>
          <table:table-cell table:style-name="ce1" office:value-type="float" office:value="19.45376" calcext:value-type="float">
            <text:p>19,45376</text:p>
          </table:table-cell>
          <table:table-cell table:style-name="ce1" office:value-type="float" office:value="19.48171" calcext:value-type="float">
            <text:p>19,48171</text:p>
          </table:table-cell>
          <table:table-cell table:style-name="ce1" office:value-type="float" office:value="0.93128" calcext:value-type="float">
            <text:p>0,93128</text:p>
          </table:table-cell>
          <table:table-cell table:style-name="ce1" office:value-type="float" office:value="0.93162" calcext:value-type="float">
            <text:p>0,93162</text:p>
          </table:table-cell>
          <table:table-cell table:style-name="ce1" office:value-type="float" office:value="4816.5" calcext:value-type="float">
            <text:p>4816,5</text:p>
          </table:table-cell>
          <table:table-cell table:style-name="ce1" office:value-type="float" office:value="4817.3" calcext:value-type="float">
            <text:p>4817,3</text:p>
          </table:table-cell>
          <table:table-cell table:style-name="ce1" office:value-type="float" office:value="2016.9" calcext:value-type="float">
            <text:p>2016,9</text:p>
          </table:table-cell>
          <table:table-cell table:style-name="ce1" office:value-type="float" office:value="2019.9" calcext:value-type="float">
            <text:p>2019,9</text:p>
          </table:table-cell>
          <table:table-cell table:style-name="ce1" office:value-type="float" office:value="1859.683" calcext:value-type="float">
            <text:p>1859,683</text:p>
          </table:table-cell>
          <table:table-cell table:style-name="ce1" office:value-type="float" office:value="1860.567" calcext:value-type="float">
            <text:p>1860,567</text:p>
          </table:table-cell>
          <table:table-cell table:style-name="ce1" office:value-type="float" office:value="26.04185" calcext:value-type="float">
            <text:p>26,04185</text:p>
          </table:table-cell>
          <table:table-cell table:style-name="ce1" office:value-type="float" office:value="26.07921" calcext:value-type="float">
            <text:p>26,07921</text:p>
          </table:table-cell>
          <table:table-cell table:style-name="ce1" office:value-type="float" office:value="7.527" calcext:value-type="float">
            <text:p>7,527</text:p>
          </table:table-cell>
          <table:table-cell table:style-name="ce1" office:value-type="float" office:value="7.547" calcext:value-type="float">
            <text:p>7,547</text:p>
          </table:table-cell>
          <table:table-cell table:style-name="ce1" office:value-type="float" office:value="4.93643" calcext:value-type="float">
            <text:p>4,93643</text:p>
          </table:table-cell>
          <table:table-cell table:style-name="ce1" office:value-type="float" office:value="4.93968" calcext:value-type="float">
            <text:p>4,93968</text:p>
          </table:table-cell>
          <table:table-cell table:style-name="ce1" office:value-type="float" office:value="1.44332" calcext:value-type="float">
            <text:p>1,44332</text:p>
          </table:table-cell>
          <table:table-cell table:style-name="ce1" office:value-type="float" office:value="1.44356" calcext:value-type="float">
            <text:p>1,44356</text:p>
          </table:table-cell>
          <table:table-cell table:style-name="ce1" office:value-type="float" office:value="27.6965" calcext:value-type="float">
            <text:p>27,6965</text:p>
          </table:table-cell>
          <table:table-cell table:style-name="ce1" office:value-type="float" office:value="27.73848" calcext:value-type="float">
            <text:p>27,73848</text:p>
          </table:table-cell>
          <table:table-cell table:style-name="ce1" office:value-type="float" office:value="1.06336" calcext:value-type="float">
            <text:p>1,06336</text:p>
          </table:table-cell>
          <table:table-cell table:style-name="ce1" office:value-type="float" office:value="1.06364" calcext:value-type="float">
            <text:p>1,06364</text:p>
          </table:table-cell>
          <table:table-cell table:style-name="ce1" office:value-type="float" office:value="109.486" calcext:value-type="float">
            <text:p>109,486</text:p>
          </table:table-cell>
          <table:table-cell table:style-name="ce1" office:value-type="float" office:value="109.504" calcext:value-type="float">
            <text:p>109,504</text:p>
          </table:table-cell>
          <table:table-cell table:style-name="ce1" office:value-type="float" office:value="0.76682" calcext:value-type="float">
            <text:p>0,76682</text:p>
          </table:table-cell>
          <table:table-cell table:style-name="ce1" office:value-type="float" office:value="0.76696" calcext:value-type="float">
            <text:p>0,76696</text:p>
          </table:table-cell>
          <table:table-cell table:style-name="ce1" office:value-type="float" office:value="72.81" calcext:value-type="float">
            <text:p>72,81</text:p>
          </table:table-cell>
          <table:table-cell table:style-name="ce1" office:value-type="float" office:value="72.833" calcext:value-type="float">
            <text:p>72,833</text:p>
          </table:table-cell>
          <table:table-cell table:style-name="ce1" office:value-type="float" office:value="131.887" calcext:value-type="float">
            <text:p>131,887</text:p>
          </table:table-cell>
          <table:table-cell table:style-name="ce1" office:value-type="float" office:value="131.907" calcext:value-type="float">
            <text:p>131,907</text:p>
          </table:table-cell>
          <table:table-cell table:style-name="ce1" office:value-type="float" office:value="688.85" calcext:value-type="float">
            <text:p>688,85</text:p>
          </table:table-cell>
          <table:table-cell table:style-name="ce1" office:value-type="float" office:value="691.85" calcext:value-type="float">
            <text:p>691,85</text:p>
          </table:table-cell>
          <table:table-cell table:style-name="ce1" office:value-type="float" office:value="1.45696" calcext:value-type="float">
            <text:p>1,45696</text:p>
          </table:table-cell>
          <table:table-cell table:style-name="ce1" office:value-type="float" office:value="1.45723" calcext:value-type="float">
            <text:p>1,45723</text:p>
          </table:table-cell>
          <table:table-cell table:style-name="ce1" office:value-type="float" office:value="19.97306" calcext:value-type="float">
            <text:p>19,97306</text:p>
          </table:table-cell>
          <table:table-cell table:style-name="ce1" office:value-type="float" office:value="19.99806" calcext:value-type="float">
            <text:p>19,99806</text:p>
          </table:table-cell>
          <table:table-cell table:style-name="ce1" office:value-type="float" office:value="3.30009" calcext:value-type="float">
            <text:p>3,30009</text:p>
          </table:table-cell>
          <table:table-cell table:style-name="ce1" office:value-type="float" office:value="3.30114" calcext:value-type="float">
            <text:p>3,30114</text:p>
          </table:table-cell>
          <table:table-cell table:style-name="ce1" office:value-type="float" office:value="100.985" calcext:value-type="float">
            <text:p>100,985</text:p>
          </table:table-cell>
          <table:table-cell table:style-name="ce1" office:value-type="float" office:value="101.002" calcext:value-type="float">
            <text:p>101,002</text:p>
          </table:table-cell>
          <table:table-cell table:style-name="ce1" office:value-type="float" office:value="103.666" calcext:value-type="float">
            <text:p>103,666</text:p>
          </table:table-cell>
          <table:table-cell table:style-name="ce1" office:value-type="float" office:value="103.693" calcext:value-type="float">
            <text:p>103,693</text:p>
          </table:table-cell>
          <table:table-cell table:style-name="ce1" office:value-type="float" office:value="309.48" calcext:value-type="float">
            <text:p>309,48</text:p>
          </table:table-cell>
          <table:table-cell table:style-name="ce1" office:value-type="float" office:value="309.694" calcext:value-type="float">
            <text:p>309,694</text:p>
          </table:table-cell>
          <table:table-cell table:style-name="ce1" office:value-type="float" office:value="0.75393" calcext:value-type="float">
            <text:p>0,75393</text:p>
          </table:table-cell>
          <table:table-cell table:style-name="ce1" office:value-type="float" office:value="0.7542" calcext:value-type="float">
            <text:p>0,7542</text:p>
          </table:table-cell>
          <table:table-cell table:style-name="ce1" office:value-type="float" office:value="167.983" calcext:value-type="float">
            <text:p>167,983</text:p>
          </table:table-cell>
          <table:table-cell table:style-name="ce1" office:value-type="float" office:value="168.008" calcext:value-type="float">
            <text:p>168,008</text:p>
          </table:table-cell>
          <table:table-cell table:style-name="ce1" office:value-type="float" office:value="1802.053" calcext:value-type="float">
            <text:p>1802,053</text:p>
          </table:table-cell>
          <table:table-cell table:style-name="ce1" office:value-type="float" office:value="1802.781" calcext:value-type="float">
            <text:p>1802,781</text:p>
          </table:table-cell>
          <table:table-cell table:style-name="ce1" office:value-type="float" office:value="5.94806" calcext:value-type="float">
            <text:p>5,94806</text:p>
          </table:table-cell>
          <table:table-cell table:style-name="ce1" office:value-type="float" office:value="5.9494" calcext:value-type="float">
            <text:p>5,9494</text:p>
          </table:table-cell>
          <table:table-cell table:style-name="ce1" office:value-type="float" office:value="1200.121" calcext:value-type="float">
            <text:p>1200,121</text:p>
          </table:table-cell>
          <table:table-cell table:style-name="ce1" office:value-type="float" office:value="1200.48" calcext:value-type="float">
            <text:p>1200,48</text:p>
          </table:table-cell>
          <table:table-cell table:style-name="ce1" office:value-type="float" office:value="455.59" calcext:value-type="float">
            <text:p>455,59</text:p>
          </table:table-cell>
          <table:table-cell table:style-name="ce1" office:value-type="float" office:value="455.76" calcext:value-type="float">
            <text:p>455,76</text:p>
          </table:table-cell>
          <table:table-cell table:style-name="ce1" office:value-type="float" office:value="132.663" calcext:value-type="float">
            <text:p>132,663</text:p>
          </table:table-cell>
          <table:table-cell table:style-name="ce1" office:value-type="float" office:value="132.689" calcext:value-type="float">
            <text:p>132,689</text:p>
          </table:table-cell>
          <table:table-cell table:style-name="ce1" office:value-type="float" office:value="6.65847" calcext:value-type="float">
            <text:p>6,65847</text:p>
          </table:table-cell>
          <table:table-cell table:style-name="ce1" office:value-type="float" office:value="6.65897" calcext:value-type="float">
            <text:p>6,65897</text:p>
          </table:table-cell>
          <table:table-cell table:style-name="ce1" office:value-type="float" office:value="1.5014" calcext:value-type="float">
            <text:p>1,5014</text:p>
          </table:table-cell>
          <table:table-cell table:style-name="ce1" office:value-type="float" office:value="1.50187" calcext:value-type="float">
            <text:p>1,50187</text:p>
          </table:table-cell>
          <table:table-cell table:style-name="ce1" office:value-type="float" office:value="7.75679" calcext:value-type="float">
            <text:p>7,75679</text:p>
          </table:table-cell>
          <table:table-cell table:style-name="ce1" office:value-type="float" office:value="7.75711" calcext:value-type="float">
            <text:p>7,75711</text:p>
          </table:table-cell>
          <table:table-cell table:style-name="ce1" office:value-type="float" office:value="1.66852" calcext:value-type="float">
            <text:p>1,66852</text:p>
          </table:table-cell>
          <table:table-cell table:style-name="ce1" office:value-type="float" office:value="1.66888" calcext:value-type="float">
            <text:p>1,66888</text:p>
          </table:table-cell>
          <table:table-cell table:style-name="ce1" office:value-type="float" office:value="3.74944" calcext:value-type="float">
            <text:p>3,74944</text:p>
          </table:table-cell>
          <table:table-cell table:style-name="ce1" office:value-type="float" office:value="3.7507" calcext:value-type="float">
            <text:p>3,7507</text:p>
          </table:table-cell>
          <table:table-cell table:style-name="ce1" office:value-type="float" office:value="25.799" calcext:value-type="float">
            <text:p>25,799</text:p>
          </table:table-cell>
          <table:table-cell table:style-name="ce1" office:value-type="float" office:value="25.8355" calcext:value-type="float">
            <text:p>25,8355</text:p>
          </table:table-cell>
          <table:table-cell table:style-name="ce1" office:value-type="float" office:value="8.66705" calcext:value-type="float">
            <text:p>8,66705</text:p>
          </table:table-cell>
          <table:table-cell table:style-name="ce1" office:value-type="float" office:value="8.66842" calcext:value-type="float">
            <text:p>8,66842</text:p>
          </table:table-cell>
          <table:table-cell table:style-name="ce1" office:value-type="float" office:value="1341.056" calcext:value-type="float">
            <text:p>1341,056</text:p>
          </table:table-cell>
          <table:table-cell table:style-name="ce1" office:value-type="float" office:value="1341.412" calcext:value-type="float">
            <text:p>1341,412</text:p>
          </table:table-cell>
          <table:table-cell table:style-name="ce1" office:value-type="float" office:value="10.221" calcext:value-type="float">
            <text:p>10,221</text:p>
          </table:table-cell>
          <table:table-cell table:style-name="ce1" office:value-type="float" office:value="10.226" calcext:value-type="float">
            <text:p>10,226</text:p>
          </table:table-cell>
          <table:table-cell table:style-name="ce1" office:value-type="float" office:value="2.584" calcext:value-type="float">
            <text:p>2,584</text:p>
          </table:table-cell>
          <table:table-cell table:style-name="ce1" office:value-type="float" office:value="2.588" calcext:value-type="float">
            <text:p>2,588</text:p>
          </table:table-cell>
          <table:table-cell table:style-name="ce1" office:value-type="float" office:value="9.18158" calcext:value-type="float">
            <text:p>9,18158</text:p>
          </table:table-cell>
          <table:table-cell table:style-name="ce1" office:value-type="float" office:value="9.18464" calcext:value-type="float">
            <text:p>9,18464</text:p>
          </table:table-cell>
          <table:table-cell table:style-name="ce1" office:value-type="float" office:value="27.01387" calcext:value-type="float">
            <text:p>27,01387</text:p>
          </table:table-cell>
          <table:table-cell table:style-name="ce1" office:value-type="float" office:value="27.0277" calcext:value-type="float">
            <text:p>27,0277</text:p>
          </table:table-cell>
          <table:table-cell table:style-name="ce1" office:value-type="float" office:value="4.203" calcext:value-type="float">
            <text:p>4,203</text:p>
          </table:table-cell>
          <table:table-cell table:style-name="ce1" office:value-type="float" office:value="4.207" calcext:value-type="float">
            <text:p>4,207</text:p>
          </table:table-cell>
          <table:table-cell table:style-name="ce1" office:value-type="float" office:value="0.974" calcext:value-type="float">
            <text:p>0,974</text:p>
          </table:table-cell>
          <table:table-cell table:style-name="ce1" office:value-type="float" office:value="0.97418" calcext:value-type="float">
            <text:p>0,97418</text:p>
          </table:table-cell>
          <table:table-cell table:style-name="ce1" office:value-type="float" office:value="1306.238" calcext:value-type="float">
            <text:p>1306,238</text:p>
          </table:table-cell>
          <table:table-cell table:style-name="ce1" office:value-type="float" office:value="1306.727" calcext:value-type="float">
            <text:p>1306,727</text:p>
          </table:table-cell>
          <table:table-cell table:style-name="ce1" office:value-type="float" office:value="5.59226" calcext:value-type="float">
            <text:p>5,59226</text:p>
          </table:table-cell>
          <table:table-cell table:style-name="ce1" office:value-type="float" office:value="5.59397" calcext:value-type="float">
            <text:p>5,59397</text:p>
          </table:table-cell>
          <table:table-cell table:style-name="ce1" office:value-type="float" office:value="5531.1" calcext:value-type="float">
            <text:p>5531,1</text:p>
          </table:table-cell>
          <table:table-cell table:style-name="ce1" office:value-type="float" office:value="5532" calcext:value-type="float">
            <text:p>5532</text:p>
          </table:table-cell>
          <table:table-cell table:style-name="ce1" office:value-type="float" office:value="6950.3" calcext:value-type="float">
            <text:p>6950,3</text:p>
          </table:table-cell>
          <table:table-cell table:style-name="ce1" office:value-type="float" office:value="6951.8" calcext:value-type="float">
            <text:p>6951,8</text:p>
          </table:table-cell>
          <table:table-cell table:style-name="ce1" office:value-type="float" office:value="1.25813" calcext:value-type="float">
            <text:p>1,25813</text:p>
          </table:table-cell>
          <table:table-cell table:style-name="ce1" office:value-type="float" office:value="1.25846" calcext:value-type="float">
            <text:p>1,25846</text:p>
          </table:table-cell>
          <table:table-cell table:style-name="ce1" office:value-type="float" office:value="34.568" calcext:value-type="float">
            <text:p>34,568</text:p>
          </table:table-cell>
          <table:table-cell table:style-name="ce1" office:value-type="float" office:value="34.675" calcext:value-type="float">
            <text:p>34,675</text:p>
          </table:table-cell>
          <table:table-cell table:style-name="ce1" office:value-type="float" office:value="112.837" calcext:value-type="float">
            <text:p>112,837</text:p>
          </table:table-cell>
          <table:table-cell table:style-name="ce1" office:value-type="float" office:value="112.854" calcext:value-type="float">
            <text:p>112,854</text:p>
          </table:table-cell>
          <table:table-cell table:style-name="ce1" office:value-type="float" office:value="0.86494" calcext:value-type="float">
            <text:p>0,86494</text:p>
          </table:table-cell>
          <table:table-cell table:style-name="ce1" office:value-type="float" office:value="0.8651" calcext:value-type="float">
            <text:p>0,8651</text:p>
          </table:table-cell>
          <table:table-cell table:style-name="ce1" office:value-type="float" office:value="0.72095" calcext:value-type="float">
            <text:p>0,72095</text:p>
          </table:table-cell>
          <table:table-cell table:style-name="ce1" office:value-type="float" office:value="0.72114" calcext:value-type="float">
            <text:p>0,72114</text:p>
          </table:table-cell>
          <table:table-cell table:style-name="ce1" office:value-type="float" office:value="13.75186" calcext:value-type="float">
            <text:p>13,75186</text:p>
          </table:table-cell>
          <table:table-cell table:style-name="ce1" office:value-type="float" office:value="13.76489" calcext:value-type="float">
            <text:p>13,76489</text:p>
          </table:table-cell>
          <table:table-cell table:style-name="ce1" office:value-type="float" office:value="154.92683" calcext:value-type="float">
            <text:p>154,92683</text:p>
          </table:table-cell>
          <table:table-cell table:style-name="ce1" office:value-type="float" office:value="155.12715" calcext:value-type="float">
            <text:p>155,12715</text:p>
          </table:table-cell>
          <table:table-cell table:style-name="ce1" office:value-type="float" office:value="1748.584" calcext:value-type="float">
            <text:p>1748,584</text:p>
          </table:table-cell>
          <table:table-cell table:style-name="ce1" office:value-type="float" office:value="1749.268" calcext:value-type="float">
            <text:p>1749,268</text:p>
          </table:table-cell>
          <table:table-cell table:style-name="ce1" office:value-type="float" office:value="78.169" calcext:value-type="float">
            <text:p>78,169</text:p>
          </table:table-cell>
          <table:table-cell table:style-name="ce1" office:value-type="float" office:value="78.191" calcext:value-type="float">
            <text:p>78,191</text:p>
          </table:table-cell>
          <table:table-cell table:style-name="ce1" office:value-type="float" office:value="17.30409" calcext:value-type="float">
            <text:p>17,30409</text:p>
          </table:table-cell>
          <table:table-cell table:style-name="ce1" office:value-type="float" office:value="17.31983" calcext:value-type="float">
            <text:p>17,31983</text:p>
          </table:table-cell>
          <table:table-cell table:style-name="ce1" office:value-type="float" office:value="0.96875" calcext:value-type="float">
            <text:p>0,96875</text:p>
          </table:table-cell>
          <table:table-cell table:style-name="ce1" office:value-type="float" office:value="0.9692" calcext:value-type="float">
            <text:p>0,9692</text:p>
          </table:table-cell>
          <table:table-cell table:style-name="ce1" office:value-type="float" office:value="276.943" calcext:value-type="float">
            <text:p>276,943</text:p>
          </table:table-cell>
          <table:table-cell table:style-name="ce1" office:value-type="float" office:value="277.174" calcext:value-type="float">
            <text:p>277,174</text:p>
          </table:table-cell>
          <table:table-cell table:style-name="ce1" office:value-type="float" office:value="24.17466" calcext:value-type="float">
            <text:p>24,17466</text:p>
          </table:table-cell>
          <table:table-cell table:style-name="ce1" office:value-type="float" office:value="24.1896" calcext:value-type="float">
            <text:p>24,1896</text:p>
          </table:table-cell>
          <table:table-cell table:style-name="ce1" office:value-type="float" office:value="4.27051" calcext:value-type="float">
            <text:p>4,27051</text:p>
          </table:table-cell>
          <table:table-cell table:style-name="ce1" office:value-type="float" office:value="4.27253" calcext:value-type="float">
            <text:p>4,27253</text:p>
          </table:table-cell>
          <table:table-cell table:style-name="ce1" office:value-type="float" office:value="7.44024" calcext:value-type="float">
            <text:p>7,44024</text:p>
          </table:table-cell>
          <table:table-cell table:style-name="ce1" office:value-type="float" office:value="7.44054" calcext:value-type="float">
            <text:p>7,44054</text:p>
          </table:table-cell>
          <table:table-cell table:style-name="ce1" office:value-type="float" office:value="1129.01" calcext:value-type="float">
            <text:p>1129,01</text:p>
          </table:table-cell>
          <table:table-cell table:style-name="ce1" office:value-type="float" office:value="1132.01" calcext:value-type="float">
            <text:p>1132,01</text:p>
          </table:table-cell>
          <table:table-cell table:style-name="ce1" office:value-type="float" office:value="1.54944" calcext:value-type="float">
            <text:p>1,54944</text:p>
          </table:table-cell>
          <table:table-cell table:style-name="ce1" office:value-type="float" office:value="1.54988" calcext:value-type="float">
            <text:p>1,54988</text:p>
          </table:table-cell>
          <table:table-cell table:style-name="ce1" office:value-type="float" office:value="317.44" calcext:value-type="float">
            <text:p>317,44</text:p>
          </table:table-cell>
          <table:table-cell table:style-name="ce1" office:value-type="float" office:value="317.64" calcext:value-type="float">
            <text:p>317,64</text:p>
          </table:table-cell>
          <table:table-cell table:style-name="ce1" office:value-type="float" office:value="0.74688" calcext:value-type="float">
            <text:p>0,74688</text:p>
          </table:table-cell>
          <table:table-cell table:style-name="ce1" office:value-type="float" office:value="0.74716" calcext:value-type="float">
            <text:p>0,74716</text:p>
          </table:table-cell>
          <table:table-cell table:style-name="ce1" office:value-type="float" office:value="8.45846" calcext:value-type="float">
            <text:p>8,45846</text:p>
          </table:table-cell>
          <table:table-cell table:style-name="ce1" office:value-type="float" office:value="8.46109" calcext:value-type="float">
            <text:p>8,46109</text:p>
          </table:table-cell>
          <table:table-cell table:style-name="ce1" office:value-type="float" office:value="1.73562" calcext:value-type="float">
            <text:p>1,73562</text:p>
          </table:table-cell>
          <table:table-cell table:style-name="ce1" office:value-type="float" office:value="1.73622" calcext:value-type="float">
            <text:p>1,73622</text:p>
          </table:table-cell>
          <table:table-cell table:style-name="ce1" office:value-type="float" office:value="66.8" calcext:value-type="float">
            <text:p>66,8</text:p>
          </table:table-cell>
          <table:table-cell table:style-name="ce1" office:value-type="float" office:value="66.905" calcext:value-type="float">
            <text:p>66,905</text:p>
          </table:table-cell>
          <table:table-cell table:style-name="ce1" office:value-type="float" office:value="0.19533" calcext:value-type="float">
            <text:p>0,19533</text:p>
          </table:table-cell>
          <table:table-cell table:style-name="ce1" office:value-type="float" office:value="0.19545" calcext:value-type="float">
            <text:p>0,19545</text:p>
          </table:table-cell>
          <table:table-cell table:style-name="ce1" office:value-type="float" office:value="10.01913" calcext:value-type="float">
            <text:p>10,01913</text:p>
          </table:table-cell>
          <table:table-cell table:style-name="ce1" office:value-type="float" office:value="10.02102" calcext:value-type="float">
            <text:p>10,02102</text:p>
          </table:table-cell>
          <table:table-cell table:style-name="ce1" office:value-type="float" office:value="8.21673" calcext:value-type="float">
            <text:p>8,21673</text:p>
          </table:table-cell>
          <table:table-cell table:style-name="ce1" office:value-type="float" office:value="8.21995" calcext:value-type="float">
            <text:p>8,21995</text:p>
          </table:table-cell>
          <table:table-cell table:style-name="ce1" office:value-type="float" office:value="2.95295" calcext:value-type="float">
            <text:p>2,95295</text:p>
          </table:table-cell>
          <table:table-cell table:style-name="ce1" office:value-type="float" office:value="2.95351" calcext:value-type="float">
            <text:p>2,95351</text:p>
          </table:table-cell>
          <table:table-cell table:style-name="ce1" office:value-type="float" office:value="130.446" calcext:value-type="float">
            <text:p>130,446</text:p>
          </table:table-cell>
          <table:table-cell table:style-name="ce1" office:value-type="float" office:value="130.477" calcext:value-type="float">
            <text:p>130,477</text:p>
          </table:table-cell>
          <table:table-cell table:style-name="ce1" office:value-type="float" office:value="18.14689" calcext:value-type="float">
            <text:p>18,14689</text:p>
          </table:table-cell>
          <table:table-cell table:style-name="ce1" office:value-type="float" office:value="18.1547" calcext:value-type="float">
            <text:p>18,1547</text:p>
          </table:table-cell>
          <table:table-cell table:style-name="ce1" office:value-type="float" office:value="1.29166" calcext:value-type="float">
            <text:p>1,29166</text:p>
          </table:table-cell>
          <table:table-cell table:style-name="ce1" office:value-type="float" office:value="1.29185" calcext:value-type="float">
            <text:p>1,29185</text:p>
          </table:table-cell>
          <table:table-cell table:style-name="ce1" office:value-type="float" office:value="77.436" calcext:value-type="float">
            <text:p>77,436</text:p>
          </table:table-cell>
          <table:table-cell table:style-name="ce1" office:value-type="float" office:value="77.456" calcext:value-type="float">
            <text:p>77,456</text:p>
          </table:table-cell>
          <table:table-cell table:style-name="ce1" office:value-type="float" office:value="14.9689" calcext:value-type="float">
            <text:p>14,9689</text:p>
          </table:table-cell>
          <table:table-cell table:style-name="ce1" office:value-type="float" office:value="14.98206" calcext:value-type="float">
            <text:p>14,98206</text:p>
          </table:table-cell>
          <table:table-cell table:style-name="ce1" office:value-type="float" office:value="75.138" calcext:value-type="float">
            <text:p>75,138</text:p>
          </table:table-cell>
          <table:table-cell table:style-name="ce1" office:value-type="float" office:value="75.166" calcext:value-type="float">
            <text:p>75,166</text:p>
          </table:table-cell>
          <table:table-cell table:style-name="ce1" office:value-type="float" office:value="0.7022" calcext:value-type="float">
            <text:p>0,7022</text:p>
          </table:table-cell>
          <table:table-cell table:style-name="ce1" office:value-type="float" office:value="0.70252" calcext:value-type="float">
            <text:p>0,70252</text:p>
          </table:table-cell>
          <table:table-cell table:style-name="ce1" office:value-type="float" office:value="16851.5" calcext:value-type="float">
            <text:p>16851,5</text:p>
          </table:table-cell>
          <table:table-cell table:style-name="ce1" office:value-type="float" office:value="16861.5" calcext:value-type="float">
            <text:p>16861,5</text:p>
          </table:table-cell>
          <table:table-cell table:style-name="ce1" office:value-type="float" office:value="0.72471" calcext:value-type="float">
            <text:p>0,72471</text:p>
          </table:table-cell>
          <table:table-cell table:style-name="ce1" office:value-type="float" office:value="0.72499" calcext:value-type="float">
            <text:p>0,72499</text:p>
          </table:table-cell>
          <table:table-cell table:style-name="ce1" office:value-type="float" office:value="1.08837" calcext:value-type="float">
            <text:p>1,08837</text:p>
          </table:table-cell>
          <table:table-cell table:style-name="ce1" office:value-type="float" office:value="1.08855" calcext:value-type="float">
            <text:p>1,08855</text:p>
          </table:table-cell>
          <table:table-cell table:style-name="ce1" office:value-type="float" office:value="1.03039" calcext:value-type="float">
            <text:p>1,03039</text:p>
          </table:table-cell>
          <table:table-cell table:style-name="ce1" office:value-type="float" office:value="1.03078" calcext:value-type="float">
            <text:p>1,03078</text:p>
          </table:table-cell>
          <table:table-cell table:style-name="ce1" office:value-type="float" office:value="6.64811" calcext:value-type="float">
            <text:p>6,64811</text:p>
          </table:table-cell>
          <table:table-cell table:style-name="ce1" office:value-type="float" office:value="6.6486" calcext:value-type="float">
            <text:p>6,6486</text:p>
          </table:table-cell>
          <table:table-cell table:style-name="ce1" office:value-type="float" office:value="10765.2" calcext:value-type="float">
            <text:p>10765,2</text:p>
          </table:table-cell>
          <table:table-cell table:style-name="ce1" office:value-type="float" office:value="10765.4" calcext:value-type="float">
            <text:p>10765,4</text:p>
          </table:table-cell>
          <table:table-cell table:style-name="ce1" office:value-type="float" office:value="34.181" calcext:value-type="float">
            <text:p>34,181</text:p>
          </table:table-cell>
          <table:table-cell table:style-name="ce1" office:value-type="float" office:value="34.197" calcext:value-type="float">
            <text:p>34,197</text:p>
          </table:table-cell>
          <table:table-cell table:style-name="ce1" office:value-type="float" office:value="0.99048" calcext:value-type="float">
            <text:p>0,99048</text:p>
          </table:table-cell>
          <table:table-cell table:style-name="ce1" office:value-type="float" office:value="0.99077" calcext:value-type="float">
            <text:p>0,99077</text:p>
          </table:table-cell>
          <table:table-cell table:style-name="ce1" office:value-type="float" office:value="121.899" calcext:value-type="float">
            <text:p>121,899</text:p>
          </table:table-cell>
          <table:table-cell table:style-name="ce1" office:value-type="float" office:value="121.917" calcext:value-type="float">
            <text:p>121,917</text:p>
          </table:table-cell>
          <table:table-cell table:style-name="ce1" office:value-type="float" office:value="2186.4" calcext:value-type="float">
            <text:p>2186,4</text:p>
          </table:table-cell>
          <table:table-cell table:style-name="ce1" office:value-type="float" office:value="2186.9" calcext:value-type="float">
            <text:p>2186,9</text:p>
          </table:table-cell>
          <table:table-cell table:style-name="ce1" office:value-type="float" office:value="173.669" calcext:value-type="float">
            <text:p>173,669</text:p>
          </table:table-cell>
          <table:table-cell table:style-name="ce1" office:value-type="float" office:value="173.71" calcext:value-type="float">
            <text:p>173,71</text:p>
          </table:table-cell>
          <table:table-cell table:style-name="ce1" office:value-type="float" office:value="46.877" calcext:value-type="float">
            <text:p>46,877</text:p>
          </table:table-cell>
          <table:table-cell table:style-name="ce1" office:value-type="float" office:value="46.907" calcext:value-type="float">
            <text:p>46,907</text:p>
          </table:table-cell>
          <table:table-cell table:style-name="ce1" office:value-type="float" office:value="10402.34" calcext:value-type="float">
            <text:p>10402,34</text:p>
          </table:table-cell>
          <table:table-cell table:style-name="ce1" office:value-type="float" office:value="10405.431" calcext:value-type="float">
            <text:p>10405,431</text:p>
          </table:table-cell>
          <table:table-cell table:style-name="ce1" table:number-columns-repeated="7"/>
          <table:table-cell office:value-type="string" calcext:value-type="string">
            <text:p>order: buy 10.000000 BCO_USD</text:p>
          </table:table-cell>
          <table:table-cell office:value-type="string" calcext:value-type="string">
            <text:p>{u'orderFillTransaction': {u'orderID': u'843', u'financing': u'0.0001', u'instrument': u'BCO_USD', u'price': u'46.907', u'userID': 2088872, u'batchID': u'843', u'accountBalance': u'96761.1547', u'reason': u'MARKET_ORDER', u'tradesClosed': [{u'units': u'10', u'financing': u'0.0001', u'realizedPL': u'0.1790', u'tradeID': u'840'}], u'time': u'2016-08-15T10:48:23.967890223Z', u'units': u'10', u'type': u'ORDER_FILL', u'id': u'844', u'pl': u'0.1790', u'accountID': u'101-004-2088872-001'}, u'orderCreateTransaction': {u'timeInForce': u'FOK', u'positionFill': u'DEFAULT', u'userID': 2088872, u'batchID': u'843', u'instrument': u'BCO_USD', u'reason': u'CLIENT_ORDER', u'time': u'2016-08-15T10:48:23.967890223Z', u'units': u'10', u'type': u'MARKET_ORDER', u'id': u'843', u'accountID': u'101-004-2088872-001'}, u'relatedTransactionIDs': [u'843', u'844'], u'lastTransactionID': u'844'}</text:p>
          </table:table-cell>
        </table:table-row>
        <table:table-row table:style-name="ro1">
          <table:table-cell/>
          <table:table-cell office:value-type="string" calcext:value-type="string">
            <text:p>15/08/2016</text:p>
          </table:table-cell>
          <table:table-cell office:value-type="string" calcext:value-type="string">
            <text:p>12:47:41</text:p>
          </table:table-cell>
          <table:table-cell table:style-name="ce5"/>
          <table:table-cell table:style-name="ce5" office:value-type="float" office:value="46.907" calcext:value-type="float">
            <text:p>46,9070</text:p>
          </table:table-cell>
          <table:table-cell table:style-name="ce5" office:value-type="float" office:value="46.937" calcext:value-type="float">
            <text:p>46,9370</text:p>
          </table:table-cell>
          <table:table-cell table:style-name="ce5" table:formula="of:=([.E59]+[.F59])/2" office:value-type="float" office:value="46.922" calcext:value-type="float">
            <text:p>46,9220</text:p>
          </table:table-cell>
          <table:table-cell table:style-name="ce5" table:formula="of:=[.$H$46]*[.G59]+(1-[.$H$46])*[.H60]" office:value-type="float" office:value="46.9252" calcext:value-type="float">
            <text:p>46,9252</text:p>
          </table:table-cell>
          <table:table-cell table:formula="of:=[.I60]+1" office:value-type="float" office:value="4" calcext:value-type="float">
            <text:p>4,000</text:p>
          </table:table-cell>
          <table:table-cell table:style-name="ce5" table:formula="of:=[.$H$46]*[.I59]+(1-[.$H$46])*[.J60]" office:value-type="float" office:value="1.6384" calcext:value-type="float">
            <text:p>1,6384</text:p>
          </table:table-cell>
          <table:table-cell table:style-name="ce5" table:formula="of:=[.$H$46]*[.I59]*[.I59]+(1-[.$H$46])*[.K60]" office:value-type="float" office:value="5.2544" calcext:value-type="float">
            <text:p>5,2544</text:p>
          </table:table-cell>
          <table:table-cell table:style-name="ce5" table:formula="of:=[.$H$46]*[.I59]*[.G59]+(1-[.$H$46])*[.L60]" office:value-type="float" office:value="76.8866048" calcext:value-type="float">
            <text:p>76,8866</text:p>
          </table:table-cell>
          <table:table-cell table:style-name="ce1" table:formula="of:=[.K59]-[.J59]*[.J59]" office:value-type="float" office:value="2.57004544" calcext:value-type="float">
            <text:p>2,57004544</text:p>
          </table:table-cell>
          <table:table-cell table:style-name="ce5" table:formula="of:=IF([.M59]=0;[.N60];([.L59]-[.J59]*[.H59])/[.M59])" office:value-type="float" office:value="0.00169534745658379" calcext:value-type="float">
            <text:p>0,0017</text:p>
          </table:table-cell>
          <table:table-cell table:style-name="ce3" table:formula="of:=IF([.M59]=0;[.O60];([.H59]*[.K59]-[.J59]*[.L59])/[.M59])" office:value-type="float" office:value="46.9224223427271" calcext:value-type="float">
            <text:p>46,92</text:p>
          </table:table-cell>
          <table:table-cell table:style-name="ce5" table:formula="of:=[.N59]*[.I59]+[.O59]" office:value-type="float" office:value="46.9292037325535" calcext:value-type="float">
            <text:p>46,9292</text:p>
          </table:table-cell>
          <table:table-cell table:style-name="ce10" table:formula="of:=([.P59]-[.P60])/[.P59]*[.$Q$46]" office:value-type="float" office:value="-1.5271058608124" calcext:value-type="float">
            <text:p>-1,52711</text:p>
          </table:table-cell>
          <table:table-cell table:style-name="ce1" table:formula="of:=IF([.Q59]&gt;=[.$R$46];1;0)" office:value-type="float" office:value="0" calcext:value-type="float">
            <text:p>0</text:p>
          </table:table-cell>
          <table:table-cell table:style-name="ce1" table:formula="of:=IF([.Q59]&lt;=-[.$S$46];1;0)" office:value-type="float" office:value="1" calcext:value-type="float">
            <text:p>1</text:p>
          </table:table-cell>
          <table:table-cell table:style-name="ce1" table:formula="of:=[.$T$45]*[.R59]" office:value-type="float" office:value="0" calcext:value-type="float">
            <text:p>0</text:p>
          </table:table-cell>
          <table:table-cell table:style-name="ce12" table:formula="of:=[.$U$45]*[.S59]" office:value-type="float" office:value="10" calcext:value-type="float">
            <text:p>10</text:p>
          </table:table-cell>
          <table:table-cell table:style-name="ce12" table:formula="of:=[.V60]-[.T59]+[.U59]" office:value-type="float" office:value="0" calcext:value-type="float">
            <text:p>0</text:p>
          </table:table-cell>
          <table:table-cell table:style-name="ce13" table:formula="of:=[.W60]+[.T59]*[.E59]-[.U59]*[.F59]" office:value-type="currency" office:currency="EUR" office:value="99.9" calcext:value-type="currency">
            <text:p>99,90 €</text:p>
          </table:table-cell>
          <table:table-cell table:style-name="ce13" table:formula="of:=[.W59]+[.V59]*[.E59]" office:value-type="currency" office:currency="EUR" office:value="99.9" calcext:value-type="currency">
            <text:p>99,90 €</text:p>
          </table:table-cell>
          <table:table-cell table:style-name="ce14" office:value-type="float" office:value="-10" calcext:value-type="float">
            <text:p>-10</text:p>
          </table:table-cell>
          <table:table-cell table:style-name="ce1" office:value-type="float" office:value="96760.9749" calcext:value-type="float">
            <text:p>96760,9749</text:p>
          </table:table-cell>
          <table:table-cell table:style-name="ce1" table:number-columns-repeated="3"/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96760.9756" calcext:value-type="float">
            <text:p>96760,9756</text:p>
          </table:table-cell>
          <table:table-cell table:style-name="ce1" office:value-type="float" office:value="96760.9749" calcext:value-type="float">
            <text:p>96760,974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227.3152" calcext:value-type="float">
            <text:p>-3227,3152</text:p>
          </table:table-cell>
          <table:table-cell table:style-name="ce1" office:value-type="float" office:value="839.5364" calcext:value-type="float">
            <text:p>839,5364</text:p>
          </table:table-cell>
          <table:table-cell table:style-name="ce1" office:value-type="float" office:value="-3227.3152" calcext:value-type="float">
            <text:p>-3227,3152</text:p>
          </table:table-cell>
          <table:table-cell table:style-name="ce1" office:value-type="float" office:value="-0.2685" calcext:value-type="float">
            <text:p>-0,2685</text:p>
          </table:table-cell>
          <table:table-cell table:style-name="ce1" office:value-type="float" office:value="96744.1842" calcext:value-type="float">
            <text:p>96744,1842</text:p>
          </table:table-cell>
          <table:table-cell table:style-name="ce1" office:value-type="string" calcext:value-type="string">
            <text:p>v20fxtrade</text:p>
          </table:table-cell>
          <table:table-cell table:style-name="ce1" table:number-columns-repeated="6"/>
          <table:table-cell table:style-name="ce1" office:value-type="float" office:value="66.987" calcext:value-type="float">
            <text:p>66,987</text:p>
          </table:table-cell>
          <table:table-cell table:style-name="ce1" office:value-type="float" office:value="67.105" calcext:value-type="float">
            <text:p>67,105</text:p>
          </table:table-cell>
          <table:table-cell table:style-name="ce1" office:value-type="float" office:value="17.89024" calcext:value-type="float">
            <text:p>17,89024</text:p>
          </table:table-cell>
          <table:table-cell table:style-name="ce1" office:value-type="float" office:value="17.91683" calcext:value-type="float">
            <text:p>17,91683</text:p>
          </table:table-cell>
          <table:table-cell table:style-name="ce1" office:value-type="float" office:value="8291" calcext:value-type="float">
            <text:p>8291</text:p>
          </table:table-cell>
          <table:table-cell table:style-name="ce1" office:value-type="float" office:value="8295" calcext:value-type="float">
            <text:p>8295</text:p>
          </table:table-cell>
          <table:table-cell table:style-name="ce1" office:value-type="float" office:value="2.14149" calcext:value-type="float">
            <text:p>2,14149</text:p>
          </table:table-cell>
          <table:table-cell table:style-name="ce1" office:value-type="float" office:value="2.14249" calcext:value-type="float">
            <text:p>2,14249</text:p>
          </table:table-cell>
          <table:table-cell table:style-name="ce1" office:value-type="float" office:value="26.86119" calcext:value-type="float">
            <text:p>26,86119</text:p>
          </table:table-cell>
          <table:table-cell table:style-name="ce1" office:value-type="float" office:value="26.90323" calcext:value-type="float">
            <text:p>26,90323</text:p>
          </table:table-cell>
          <table:table-cell table:style-name="ce1" office:value-type="float" office:value="7.96237" calcext:value-type="float">
            <text:p>7,96237</text:p>
          </table:table-cell>
          <table:table-cell table:style-name="ce1" office:value-type="float" office:value="7.96418" calcext:value-type="float">
            <text:p>7,96418</text:p>
          </table:table-cell>
          <table:table-cell table:style-name="ce1" office:value-type="float" office:value="22927.1" calcext:value-type="float">
            <text:p>22927,1</text:p>
          </table:table-cell>
          <table:table-cell table:style-name="ce1" office:value-type="float" office:value="22935.1" calcext:value-type="float">
            <text:p>22935,1</text:p>
          </table:table-cell>
          <table:table-cell table:style-name="ce1" office:value-type="float" office:value="44.552" calcext:value-type="float">
            <text:p>44,552</text:p>
          </table:table-cell>
          <table:table-cell table:style-name="ce1" office:value-type="float" office:value="44.579" calcext:value-type="float">
            <text:p>44,579</text:p>
          </table:table-cell>
          <table:table-cell table:style-name="ce1" office:value-type="float" office:value="1732.133" calcext:value-type="float">
            <text:p>1732,133</text:p>
          </table:table-cell>
          <table:table-cell table:style-name="ce1" office:value-type="float" office:value="1732.732" calcext:value-type="float">
            <text:p>1732,732</text:p>
          </table:table-cell>
          <table:table-cell table:style-name="ce1" office:value-type="float" office:value="15.47533" calcext:value-type="float">
            <text:p>15,47533</text:p>
          </table:table-cell>
          <table:table-cell table:style-name="ce1" office:value-type="float" office:value="15.49895" calcext:value-type="float">
            <text:p>15,49895</text:p>
          </table:table-cell>
          <table:table-cell table:style-name="ce1" office:value-type="float" office:value="1.11733" calcext:value-type="float">
            <text:p>1,11733</text:p>
          </table:table-cell>
          <table:table-cell table:style-name="ce1" office:value-type="float" office:value="1.11745" calcext:value-type="float">
            <text:p>1,11745</text:p>
          </table:table-cell>
          <table:table-cell table:style-name="ce1" office:value-type="float" office:value="1.04017" calcext:value-type="float">
            <text:p>1,04017</text:p>
          </table:table-cell>
          <table:table-cell table:style-name="ce1" office:value-type="float" office:value="1.04055" calcext:value-type="float">
            <text:p>1,04055</text:p>
          </table:table-cell>
          <table:table-cell table:style-name="ce1" office:value-type="float" office:value="1.2915" calcext:value-type="float">
            <text:p>1,2915</text:p>
          </table:table-cell>
          <table:table-cell table:style-name="ce1" office:value-type="float" office:value="1.29172" calcext:value-type="float">
            <text:p>1,29172</text:p>
          </table:table-cell>
          <table:table-cell table:style-name="ce1" office:value-type="float" office:value="3.8219" calcext:value-type="float">
            <text:p>3,8219</text:p>
          </table:table-cell>
          <table:table-cell table:style-name="ce1" office:value-type="float" office:value="3.824" calcext:value-type="float">
            <text:p>3,824</text:p>
          </table:table-cell>
          <table:table-cell table:style-name="ce1" office:value-type="float" office:value="1.68422" calcext:value-type="float">
            <text:p>1,68422</text:p>
          </table:table-cell>
          <table:table-cell table:style-name="ce1" office:value-type="float" office:value="1.68465" calcext:value-type="float">
            <text:p>1,68465</text:p>
          </table:table-cell>
          <table:table-cell table:style-name="ce1" office:value-type="float" office:value="3052.8" calcext:value-type="float">
            <text:p>3052,8</text:p>
          </table:table-cell>
          <table:table-cell table:style-name="ce1" office:value-type="float" office:value="3054.3" calcext:value-type="float">
            <text:p>3054,3</text:p>
          </table:table-cell>
          <table:table-cell table:style-name="ce1" office:value-type="float" office:value="3.242" calcext:value-type="float">
            <text:p>3,242</text:p>
          </table:table-cell>
          <table:table-cell table:style-name="ce1" office:value-type="float" office:value="3.245" calcext:value-type="float">
            <text:p>3,245</text:p>
          </table:table-cell>
          <table:table-cell table:style-name="ce1" office:value-type="float" office:value="13.01786" calcext:value-type="float">
            <text:p>13,01786</text:p>
          </table:table-cell>
          <table:table-cell table:style-name="ce1" office:value-type="float" office:value="13.02021" calcext:value-type="float">
            <text:p>13,02021</text:p>
          </table:table-cell>
          <table:table-cell table:style-name="ce1" office:value-type="float" office:value="5.77202" calcext:value-type="float">
            <text:p>5,77202</text:p>
          </table:table-cell>
          <table:table-cell table:style-name="ce1" office:value-type="float" office:value="5.77334" calcext:value-type="float">
            <text:p>5,77334</text:p>
          </table:table-cell>
          <table:table-cell table:style-name="ce1" office:value-type="float" office:value="1038.205" calcext:value-type="float">
            <text:p>1038,205</text:p>
          </table:table-cell>
          <table:table-cell table:style-name="ce1" office:value-type="float" office:value="1038.5" calcext:value-type="float">
            <text:p>1038,5</text:p>
          </table:table-cell>
          <table:table-cell table:style-name="ce1" office:value-type="float" office:value="1232.038" calcext:value-type="float">
            <text:p>1232,038</text:p>
          </table:table-cell>
          <table:table-cell table:style-name="ce1" office:value-type="float" office:value="1232.338" calcext:value-type="float">
            <text:p>1232,338</text:p>
          </table:table-cell>
          <table:table-cell table:style-name="ce1" office:value-type="float" office:value="1.79103" calcext:value-type="float">
            <text:p>1,79103</text:p>
          </table:table-cell>
          <table:table-cell table:style-name="ce1" office:value-type="float" office:value="1.79171" calcext:value-type="float">
            <text:p>1,79171</text:p>
          </table:table-cell>
          <table:table-cell table:style-name="ce1" office:value-type="float" office:value="18604.5" calcext:value-type="float">
            <text:p>18604,5</text:p>
          </table:table-cell>
          <table:table-cell table:style-name="ce1" office:value-type="float" office:value="18607.5" calcext:value-type="float">
            <text:p>18607,5</text:p>
          </table:table-cell>
          <table:table-cell table:style-name="ce1" office:value-type="float" office:value="4505.7" calcext:value-type="float">
            <text:p>4505,7</text:p>
          </table:table-cell>
          <table:table-cell table:style-name="ce1" office:value-type="float" office:value="4506.9" calcext:value-type="float">
            <text:p>4506,9</text:p>
          </table:table-cell>
          <table:table-cell table:style-name="ce1" office:value-type="float" office:value="135429" calcext:value-type="float">
            <text:p>135429</text:p>
          </table:table-cell>
          <table:table-cell table:style-name="ce1" office:value-type="float" office:value="135480" calcext:value-type="float">
            <text:p>135480</text:p>
          </table:table-cell>
          <table:table-cell table:style-name="ce1" office:value-type="float" office:value="1.34361" calcext:value-type="float">
            <text:p>1,34361</text:p>
          </table:table-cell>
          <table:table-cell table:style-name="ce1" office:value-type="float" office:value="1.34386" calcext:value-type="float">
            <text:p>1,34386</text:p>
          </table:table-cell>
          <table:table-cell table:style-name="ce1" office:value-type="float" office:value="9.45117" calcext:value-type="float">
            <text:p>9,45117</text:p>
          </table:table-cell>
          <table:table-cell table:style-name="ce1" office:value-type="float" office:value="9.454" calcext:value-type="float">
            <text:p>9,454</text:p>
          </table:table-cell>
          <table:table-cell table:style-name="ce1" office:value-type="float" office:value="13.39419" calcext:value-type="float">
            <text:p>13,39419</text:p>
          </table:table-cell>
          <table:table-cell table:style-name="ce1" office:value-type="float" office:value="13.40243" calcext:value-type="float">
            <text:p>13,40243</text:p>
          </table:table-cell>
          <table:table-cell table:style-name="ce1" office:value-type="float" office:value="6.005" calcext:value-type="float">
            <text:p>6,005</text:p>
          </table:table-cell>
          <table:table-cell table:style-name="ce1" office:value-type="float" office:value="6.00628" calcext:value-type="float">
            <text:p>6,00628</text:p>
          </table:table-cell>
          <table:table-cell table:style-name="ce1" office:value-type="float" office:value="19.47202" calcext:value-type="float">
            <text:p>19,47202</text:p>
          </table:table-cell>
          <table:table-cell table:style-name="ce1" office:value-type="float" office:value="19.50247" calcext:value-type="float">
            <text:p>19,50247</text:p>
          </table:table-cell>
          <table:table-cell table:style-name="ce1" office:value-type="float" office:value="0.93121" calcext:value-type="float">
            <text:p>0,93121</text:p>
          </table:table-cell>
          <table:table-cell table:style-name="ce1" office:value-type="float" office:value="0.93156" calcext:value-type="float">
            <text:p>0,93156</text:p>
          </table:table-cell>
          <table:table-cell table:style-name="ce1" office:value-type="float" office:value="4816.5" calcext:value-type="float">
            <text:p>4816,5</text:p>
          </table:table-cell>
          <table:table-cell table:style-name="ce1" office:value-type="float" office:value="4817.3" calcext:value-type="float">
            <text:p>4817,3</text:p>
          </table:table-cell>
          <table:table-cell table:style-name="ce1" office:value-type="float" office:value="2018.8" calcext:value-type="float">
            <text:p>2018,8</text:p>
          </table:table-cell>
          <table:table-cell table:style-name="ce1" office:value-type="float" office:value="2021.9" calcext:value-type="float">
            <text:p>2021,9</text:p>
          </table:table-cell>
          <table:table-cell table:style-name="ce1" office:value-type="float" office:value="1859.569" calcext:value-type="float">
            <text:p>1859,569</text:p>
          </table:table-cell>
          <table:table-cell table:style-name="ce1" office:value-type="float" office:value="1860.392" calcext:value-type="float">
            <text:p>1860,392</text:p>
          </table:table-cell>
          <table:table-cell table:style-name="ce1" office:value-type="float" office:value="26.06596" calcext:value-type="float">
            <text:p>26,06596</text:p>
          </table:table-cell>
          <table:table-cell table:style-name="ce1" office:value-type="float" office:value="26.107" calcext:value-type="float">
            <text:p>26,107</text:p>
          </table:table-cell>
          <table:table-cell table:style-name="ce1" office:value-type="float" office:value="7.528" calcext:value-type="float">
            <text:p>7,528</text:p>
          </table:table-cell>
          <table:table-cell table:style-name="ce1" office:value-type="float" office:value="7.547" calcext:value-type="float">
            <text:p>7,547</text:p>
          </table:table-cell>
          <table:table-cell table:style-name="ce1" office:value-type="float" office:value="4.93654" calcext:value-type="float">
            <text:p>4,93654</text:p>
          </table:table-cell>
          <table:table-cell table:style-name="ce1" office:value-type="float" office:value="4.94" calcext:value-type="float">
            <text:p>4,94</text:p>
          </table:table-cell>
          <table:table-cell table:style-name="ce1" office:value-type="float" office:value="1.44311" calcext:value-type="float">
            <text:p>1,44311</text:p>
          </table:table-cell>
          <table:table-cell table:style-name="ce1" office:value-type="float" office:value="1.44339" calcext:value-type="float">
            <text:p>1,44339</text:p>
          </table:table-cell>
          <table:table-cell table:style-name="ce1" office:value-type="float" office:value="27.71905" calcext:value-type="float">
            <text:p>27,71905</text:p>
          </table:table-cell>
          <table:table-cell table:style-name="ce1" office:value-type="float" office:value="27.76458" calcext:value-type="float">
            <text:p>27,76458</text:p>
          </table:table-cell>
          <table:table-cell table:style-name="ce1" office:value-type="float" office:value="1.06329" calcext:value-type="float">
            <text:p>1,06329</text:p>
          </table:table-cell>
          <table:table-cell table:style-name="ce1" office:value-type="float" office:value="1.06361" calcext:value-type="float">
            <text:p>1,06361</text:p>
          </table:table-cell>
          <table:table-cell table:style-name="ce1" office:value-type="float" office:value="109.486" calcext:value-type="float">
            <text:p>109,486</text:p>
          </table:table-cell>
          <table:table-cell table:style-name="ce1" office:value-type="float" office:value="109.504" calcext:value-type="float">
            <text:p>109,504</text:p>
          </table:table-cell>
          <table:table-cell table:style-name="ce1" office:value-type="float" office:value="0.76682" calcext:value-type="float">
            <text:p>0,76682</text:p>
          </table:table-cell>
          <table:table-cell table:style-name="ce1" office:value-type="float" office:value="0.76697" calcext:value-type="float">
            <text:p>0,76697</text:p>
          </table:table-cell>
          <table:table-cell table:style-name="ce1" office:value-type="float" office:value="72.812" calcext:value-type="float">
            <text:p>72,812</text:p>
          </table:table-cell>
          <table:table-cell table:style-name="ce1" office:value-type="float" office:value="72.836" calcext:value-type="float">
            <text:p>72,836</text:p>
          </table:table-cell>
          <table:table-cell table:style-name="ce1" office:value-type="float" office:value="131.877" calcext:value-type="float">
            <text:p>131,877</text:p>
          </table:table-cell>
          <table:table-cell table:style-name="ce1" office:value-type="float" office:value="131.897" calcext:value-type="float">
            <text:p>131,897</text:p>
          </table:table-cell>
          <table:table-cell table:style-name="ce1" office:value-type="float" office:value="688.712" calcext:value-type="float">
            <text:p>688,712</text:p>
          </table:table-cell>
          <table:table-cell table:style-name="ce1" office:value-type="float" office:value="691.712" calcext:value-type="float">
            <text:p>691,712</text:p>
          </table:table-cell>
          <table:table-cell table:style-name="ce1" office:value-type="float" office:value="1.45692" calcext:value-type="float">
            <text:p>1,45692</text:p>
          </table:table-cell>
          <table:table-cell table:style-name="ce1" office:value-type="float" office:value="1.4572" calcext:value-type="float">
            <text:p>1,4572</text:p>
          </table:table-cell>
          <table:table-cell table:style-name="ce1" office:value-type="float" office:value="19.99181" calcext:value-type="float">
            <text:p>19,99181</text:p>
          </table:table-cell>
          <table:table-cell table:style-name="ce1" office:value-type="float" office:value="20.01937" calcext:value-type="float">
            <text:p>20,01937</text:p>
          </table:table-cell>
          <table:table-cell table:style-name="ce1" office:value-type="float" office:value="3.30016" calcext:value-type="float">
            <text:p>3,30016</text:p>
          </table:table-cell>
          <table:table-cell table:style-name="ce1" office:value-type="float" office:value="3.30115" calcext:value-type="float">
            <text:p>3,30115</text:p>
          </table:table-cell>
          <table:table-cell table:style-name="ce1" office:value-type="float" office:value="100.981" calcext:value-type="float">
            <text:p>100,981</text:p>
          </table:table-cell>
          <table:table-cell table:style-name="ce1" office:value-type="float" office:value="100.995" calcext:value-type="float">
            <text:p>100,995</text:p>
          </table:table-cell>
          <table:table-cell table:style-name="ce1" office:value-type="float" office:value="103.661" calcext:value-type="float">
            <text:p>103,661</text:p>
          </table:table-cell>
          <table:table-cell table:style-name="ce1" office:value-type="float" office:value="103.689" calcext:value-type="float">
            <text:p>103,689</text:p>
          </table:table-cell>
          <table:table-cell table:style-name="ce1" office:value-type="float" office:value="309.48" calcext:value-type="float">
            <text:p>309,48</text:p>
          </table:table-cell>
          <table:table-cell table:style-name="ce1" office:value-type="float" office:value="309.693" calcext:value-type="float">
            <text:p>309,693</text:p>
          </table:table-cell>
          <table:table-cell table:style-name="ce1" office:value-type="float" office:value="0.75406" calcext:value-type="float">
            <text:p>0,75406</text:p>
          </table:table-cell>
          <table:table-cell table:style-name="ce1" office:value-type="float" office:value="0.75433" calcext:value-type="float">
            <text:p>0,75433</text:p>
          </table:table-cell>
          <table:table-cell table:style-name="ce1" office:value-type="float" office:value="167.983" calcext:value-type="float">
            <text:p>167,983</text:p>
          </table:table-cell>
          <table:table-cell table:style-name="ce1" office:value-type="float" office:value="167.998" calcext:value-type="float">
            <text:p>167,998</text:p>
          </table:table-cell>
          <table:table-cell table:style-name="ce1" office:value-type="float" office:value="1802.02" calcext:value-type="float">
            <text:p>1802,02</text:p>
          </table:table-cell>
          <table:table-cell table:style-name="ce1" office:value-type="float" office:value="1802.675" calcext:value-type="float">
            <text:p>1802,675</text:p>
          </table:table-cell>
          <table:table-cell table:style-name="ce1" office:value-type="float" office:value="5.94806" calcext:value-type="float">
            <text:p>5,94806</text:p>
          </table:table-cell>
          <table:table-cell table:style-name="ce1" office:value-type="float" office:value="5.94947" calcext:value-type="float">
            <text:p>5,94947</text:p>
          </table:table-cell>
          <table:table-cell table:style-name="ce1" office:value-type="float" office:value="1200.229" calcext:value-type="float">
            <text:p>1200,229</text:p>
          </table:table-cell>
          <table:table-cell table:style-name="ce1" office:value-type="float" office:value="1200.538" calcext:value-type="float">
            <text:p>1200,538</text:p>
          </table:table-cell>
          <table:table-cell table:style-name="ce1" office:value-type="float" office:value="455.59" calcext:value-type="float">
            <text:p>455,59</text:p>
          </table:table-cell>
          <table:table-cell table:style-name="ce1" office:value-type="float" office:value="455.76" calcext:value-type="float">
            <text:p>455,76</text:p>
          </table:table-cell>
          <table:table-cell table:style-name="ce1" office:value-type="float" office:value="132.663" calcext:value-type="float">
            <text:p>132,663</text:p>
          </table:table-cell>
          <table:table-cell table:style-name="ce1" office:value-type="float" office:value="132.689" calcext:value-type="float">
            <text:p>132,689</text:p>
          </table:table-cell>
          <table:table-cell table:style-name="ce1" office:value-type="float" office:value="6.65843" calcext:value-type="float">
            <text:p>6,65843</text:p>
          </table:table-cell>
          <table:table-cell table:style-name="ce1" office:value-type="float" office:value="6.65893" calcext:value-type="float">
            <text:p>6,65893</text:p>
          </table:table-cell>
          <table:table-cell table:style-name="ce1" office:value-type="float" office:value="1.50125" calcext:value-type="float">
            <text:p>1,50125</text:p>
          </table:table-cell>
          <table:table-cell table:style-name="ce1" office:value-type="float" office:value="1.5017" calcext:value-type="float">
            <text:p>1,5017</text:p>
          </table:table-cell>
          <table:table-cell table:style-name="ce1" office:value-type="float" office:value="7.75679" calcext:value-type="float">
            <text:p>7,75679</text:p>
          </table:table-cell>
          <table:table-cell table:style-name="ce1" office:value-type="float" office:value="7.75711" calcext:value-type="float">
            <text:p>7,75711</text:p>
          </table:table-cell>
          <table:table-cell table:style-name="ce1" office:value-type="float" office:value="1.66827" calcext:value-type="float">
            <text:p>1,66827</text:p>
          </table:table-cell>
          <table:table-cell table:style-name="ce1" office:value-type="float" office:value="1.66867" calcext:value-type="float">
            <text:p>1,66867</text:p>
          </table:table-cell>
          <table:table-cell table:style-name="ce1" office:value-type="float" office:value="3.74944" calcext:value-type="float">
            <text:p>3,74944</text:p>
          </table:table-cell>
          <table:table-cell table:style-name="ce1" office:value-type="float" office:value="3.7507" calcext:value-type="float">
            <text:p>3,7507</text:p>
          </table:table-cell>
          <table:table-cell table:style-name="ce1" office:value-type="float" office:value="25.81942" calcext:value-type="float">
            <text:p>25,81942</text:p>
          </table:table-cell>
          <table:table-cell table:style-name="ce1" office:value-type="float" office:value="25.85942" calcext:value-type="float">
            <text:p>25,85942</text:p>
          </table:table-cell>
          <table:table-cell table:style-name="ce1" office:value-type="float" office:value="8.66689" calcext:value-type="float">
            <text:p>8,66689</text:p>
          </table:table-cell>
          <table:table-cell table:style-name="ce1" office:value-type="float" office:value="8.66818" calcext:value-type="float">
            <text:p>8,66818</text:p>
          </table:table-cell>
          <table:table-cell table:style-name="ce1" office:value-type="float" office:value="1341.141" calcext:value-type="float">
            <text:p>1341,141</text:p>
          </table:table-cell>
          <table:table-cell table:style-name="ce1" office:value-type="float" office:value="1341.453" calcext:value-type="float">
            <text:p>1341,453</text:p>
          </table:table-cell>
          <table:table-cell table:style-name="ce1" office:value-type="float" office:value="10.221" calcext:value-type="float">
            <text:p>10,221</text:p>
          </table:table-cell>
          <table:table-cell table:style-name="ce1" office:value-type="float" office:value="10.226" calcext:value-type="float">
            <text:p>10,226</text:p>
          </table:table-cell>
          <table:table-cell table:style-name="ce1" office:value-type="float" office:value="2.582" calcext:value-type="float">
            <text:p>2,582</text:p>
          </table:table-cell>
          <table:table-cell table:style-name="ce1" office:value-type="float" office:value="2.586" calcext:value-type="float">
            <text:p>2,586</text:p>
          </table:table-cell>
          <table:table-cell table:style-name="ce1" office:value-type="float" office:value="9.17836" calcext:value-type="float">
            <text:p>9,17836</text:p>
          </table:table-cell>
          <table:table-cell table:style-name="ce1" office:value-type="float" office:value="9.18164" calcext:value-type="float">
            <text:p>9,18164</text:p>
          </table:table-cell>
          <table:table-cell table:style-name="ce1" office:value-type="float" office:value="27.01374" calcext:value-type="float">
            <text:p>27,01374</text:p>
          </table:table-cell>
          <table:table-cell table:style-name="ce1" office:value-type="float" office:value="27.0279" calcext:value-type="float">
            <text:p>27,0279</text:p>
          </table:table-cell>
          <table:table-cell table:style-name="ce1" office:value-type="float" office:value="4.203" calcext:value-type="float">
            <text:p>4,203</text:p>
          </table:table-cell>
          <table:table-cell table:style-name="ce1" office:value-type="float" office:value="4.207" calcext:value-type="float">
            <text:p>4,207</text:p>
          </table:table-cell>
          <table:table-cell table:style-name="ce1" office:value-type="float" office:value="0.974" calcext:value-type="float">
            <text:p>0,974</text:p>
          </table:table-cell>
          <table:table-cell table:style-name="ce1" office:value-type="float" office:value="0.97418" calcext:value-type="float">
            <text:p>0,97418</text:p>
          </table:table-cell>
          <table:table-cell table:style-name="ce1" office:value-type="float" office:value="1306.321" calcext:value-type="float">
            <text:p>1306,321</text:p>
          </table:table-cell>
          <table:table-cell table:style-name="ce1" office:value-type="float" office:value="1306.767" calcext:value-type="float">
            <text:p>1306,767</text:p>
          </table:table-cell>
          <table:table-cell table:style-name="ce1" office:value-type="float" office:value="5.59295" calcext:value-type="float">
            <text:p>5,59295</text:p>
          </table:table-cell>
          <table:table-cell table:style-name="ce1" office:value-type="float" office:value="5.59466" calcext:value-type="float">
            <text:p>5,59466</text:p>
          </table:table-cell>
          <table:table-cell table:style-name="ce1" office:value-type="float" office:value="5531.1" calcext:value-type="float">
            <text:p>5531,1</text:p>
          </table:table-cell>
          <table:table-cell table:style-name="ce1" office:value-type="float" office:value="5532" calcext:value-type="float">
            <text:p>5532</text:p>
          </table:table-cell>
          <table:table-cell table:style-name="ce1" office:value-type="float" office:value="6950.8" calcext:value-type="float">
            <text:p>6950,8</text:p>
          </table:table-cell>
          <table:table-cell table:style-name="ce1" office:value-type="float" office:value="6951.8" calcext:value-type="float">
            <text:p>6951,8</text:p>
          </table:table-cell>
          <table:table-cell table:style-name="ce1" office:value-type="float" office:value="1.25811" calcext:value-type="float">
            <text:p>1,25811</text:p>
          </table:table-cell>
          <table:table-cell table:style-name="ce1" office:value-type="float" office:value="1.25846" calcext:value-type="float">
            <text:p>1,25846</text:p>
          </table:table-cell>
          <table:table-cell table:style-name="ce1" office:value-type="float" office:value="34.568" calcext:value-type="float">
            <text:p>34,568</text:p>
          </table:table-cell>
          <table:table-cell table:style-name="ce1" office:value-type="float" office:value="34.675" calcext:value-type="float">
            <text:p>34,675</text:p>
          </table:table-cell>
          <table:table-cell table:style-name="ce1" office:value-type="float" office:value="112.834" calcext:value-type="float">
            <text:p>112,834</text:p>
          </table:table-cell>
          <table:table-cell table:style-name="ce1" office:value-type="float" office:value="112.853" calcext:value-type="float">
            <text:p>112,853</text:p>
          </table:table-cell>
          <table:table-cell table:style-name="ce1" office:value-type="float" office:value="0.86493" calcext:value-type="float">
            <text:p>0,86493</text:p>
          </table:table-cell>
          <table:table-cell table:style-name="ce1" office:value-type="float" office:value="0.8651" calcext:value-type="float">
            <text:p>0,8651</text:p>
          </table:table-cell>
          <table:table-cell table:style-name="ce1" office:value-type="float" office:value="0.72104" calcext:value-type="float">
            <text:p>0,72104</text:p>
          </table:table-cell>
          <table:table-cell table:style-name="ce1" office:value-type="float" office:value="0.72123" calcext:value-type="float">
            <text:p>0,72123</text:p>
          </table:table-cell>
          <table:table-cell table:style-name="ce1" office:value-type="float" office:value="13.74919" calcext:value-type="float">
            <text:p>13,74919</text:p>
          </table:table-cell>
          <table:table-cell table:style-name="ce1" office:value-type="float" office:value="13.7602" calcext:value-type="float">
            <text:p>13,7602</text:p>
          </table:table-cell>
          <table:table-cell table:style-name="ce1" office:value-type="float" office:value="155.07227" calcext:value-type="float">
            <text:p>155,07227</text:p>
          </table:table-cell>
          <table:table-cell table:style-name="ce1" office:value-type="float" office:value="155.29246" calcext:value-type="float">
            <text:p>155,29246</text:p>
          </table:table-cell>
          <table:table-cell table:style-name="ce1" office:value-type="float" office:value="1748.672" calcext:value-type="float">
            <text:p>1748,672</text:p>
          </table:table-cell>
          <table:table-cell table:style-name="ce1" office:value-type="float" office:value="1749.321" calcext:value-type="float">
            <text:p>1749,321</text:p>
          </table:table-cell>
          <table:table-cell table:style-name="ce1" office:value-type="float" office:value="78.175" calcext:value-type="float">
            <text:p>78,175</text:p>
          </table:table-cell>
          <table:table-cell table:style-name="ce1" office:value-type="float" office:value="78.199" calcext:value-type="float">
            <text:p>78,199</text:p>
          </table:table-cell>
          <table:table-cell table:style-name="ce1" office:value-type="float" office:value="17.30074" calcext:value-type="float">
            <text:p>17,30074</text:p>
          </table:table-cell>
          <table:table-cell table:style-name="ce1" office:value-type="float" office:value="17.31393" calcext:value-type="float">
            <text:p>17,31393</text:p>
          </table:table-cell>
          <table:table-cell table:style-name="ce1" office:value-type="float" office:value="0.96878" calcext:value-type="float">
            <text:p>0,96878</text:p>
          </table:table-cell>
          <table:table-cell table:style-name="ce1" office:value-type="float" office:value="0.96922" calcext:value-type="float">
            <text:p>0,96922</text:p>
          </table:table-cell>
          <table:table-cell table:style-name="ce1" office:value-type="float" office:value="276.944" calcext:value-type="float">
            <text:p>276,944</text:p>
          </table:table-cell>
          <table:table-cell table:style-name="ce1" office:value-type="float" office:value="277.172" calcext:value-type="float">
            <text:p>277,172</text:p>
          </table:table-cell>
          <table:table-cell table:style-name="ce1" office:value-type="float" office:value="24.17463" calcext:value-type="float">
            <text:p>24,17463</text:p>
          </table:table-cell>
          <table:table-cell table:style-name="ce1" office:value-type="float" office:value="24.1897" calcext:value-type="float">
            <text:p>24,1897</text:p>
          </table:table-cell>
          <table:table-cell table:style-name="ce1" office:value-type="float" office:value="4.2706" calcext:value-type="float">
            <text:p>4,2706</text:p>
          </table:table-cell>
          <table:table-cell table:style-name="ce1" office:value-type="float" office:value="4.27275" calcext:value-type="float">
            <text:p>4,27275</text:p>
          </table:table-cell>
          <table:table-cell table:style-name="ce1" office:value-type="float" office:value="7.44024" calcext:value-type="float">
            <text:p>7,44024</text:p>
          </table:table-cell>
          <table:table-cell table:style-name="ce1" office:value-type="float" office:value="7.44054" calcext:value-type="float">
            <text:p>7,44054</text:p>
          </table:table-cell>
          <table:table-cell table:style-name="ce1" office:value-type="float" office:value="1128.78" calcext:value-type="float">
            <text:p>1128,78</text:p>
          </table:table-cell>
          <table:table-cell table:style-name="ce1" office:value-type="float" office:value="1131.78" calcext:value-type="float">
            <text:p>1131,78</text:p>
          </table:table-cell>
          <table:table-cell table:style-name="ce1" office:value-type="float" office:value="1.5493" calcext:value-type="float">
            <text:p>1,5493</text:p>
          </table:table-cell>
          <table:table-cell table:style-name="ce1" office:value-type="float" office:value="1.54976" calcext:value-type="float">
            <text:p>1,54976</text:p>
          </table:table-cell>
          <table:table-cell table:style-name="ce1" office:value-type="float" office:value="317.44" calcext:value-type="float">
            <text:p>317,44</text:p>
          </table:table-cell>
          <table:table-cell table:style-name="ce1" office:value-type="float" office:value="317.64" calcext:value-type="float">
            <text:p>317,64</text:p>
          </table:table-cell>
          <table:table-cell table:style-name="ce1" office:value-type="float" office:value="0.74688" calcext:value-type="float">
            <text:p>0,74688</text:p>
          </table:table-cell>
          <table:table-cell table:style-name="ce1" office:value-type="float" office:value="0.74717" calcext:value-type="float">
            <text:p>0,74717</text:p>
          </table:table-cell>
          <table:table-cell table:style-name="ce1" office:value-type="float" office:value="8.4584" calcext:value-type="float">
            <text:p>8,4584</text:p>
          </table:table-cell>
          <table:table-cell table:style-name="ce1" office:value-type="float" office:value="8.46101" calcext:value-type="float">
            <text:p>8,46101</text:p>
          </table:table-cell>
          <table:table-cell table:style-name="ce1" office:value-type="float" office:value="1.73548" calcext:value-type="float">
            <text:p>1,73548</text:p>
          </table:table-cell>
          <table:table-cell table:style-name="ce1" office:value-type="float" office:value="1.73605" calcext:value-type="float">
            <text:p>1,73605</text:p>
          </table:table-cell>
          <table:table-cell table:style-name="ce1" office:value-type="float" office:value="66.8" calcext:value-type="float">
            <text:p>66,8</text:p>
          </table:table-cell>
          <table:table-cell table:style-name="ce1" office:value-type="float" office:value="66.905" calcext:value-type="float">
            <text:p>66,905</text:p>
          </table:table-cell>
          <table:table-cell table:style-name="ce1" office:value-type="float" office:value="0.19533" calcext:value-type="float">
            <text:p>0,19533</text:p>
          </table:table-cell>
          <table:table-cell table:style-name="ce1" office:value-type="float" office:value="0.19545" calcext:value-type="float">
            <text:p>0,19545</text:p>
          </table:table-cell>
          <table:table-cell table:style-name="ce1" office:value-type="float" office:value="10.01913" calcext:value-type="float">
            <text:p>10,01913</text:p>
          </table:table-cell>
          <table:table-cell table:style-name="ce1" office:value-type="float" office:value="10.02102" calcext:value-type="float">
            <text:p>10,02102</text:p>
          </table:table-cell>
          <table:table-cell table:style-name="ce1" office:value-type="float" office:value="8.21434" calcext:value-type="float">
            <text:p>8,21434</text:p>
          </table:table-cell>
          <table:table-cell table:style-name="ce1" office:value-type="float" office:value="8.21711" calcext:value-type="float">
            <text:p>8,21711</text:p>
          </table:table-cell>
          <table:table-cell table:style-name="ce1" office:value-type="float" office:value="2.95295" calcext:value-type="float">
            <text:p>2,95295</text:p>
          </table:table-cell>
          <table:table-cell table:style-name="ce1" office:value-type="float" office:value="2.95354" calcext:value-type="float">
            <text:p>2,95354</text:p>
          </table:table-cell>
          <table:table-cell table:style-name="ce1" office:value-type="float" office:value="130.437" calcext:value-type="float">
            <text:p>130,437</text:p>
          </table:table-cell>
          <table:table-cell table:style-name="ce1" office:value-type="float" office:value="130.467" calcext:value-type="float">
            <text:p>130,467</text:p>
          </table:table-cell>
          <table:table-cell table:style-name="ce1" office:value-type="float" office:value="18.14342" calcext:value-type="float">
            <text:p>18,14342</text:p>
          </table:table-cell>
          <table:table-cell table:style-name="ce1" office:value-type="float" office:value="18.15056" calcext:value-type="float">
            <text:p>18,15056</text:p>
          </table:table-cell>
          <table:table-cell table:style-name="ce1" office:value-type="float" office:value="1.29166" calcext:value-type="float">
            <text:p>1,29166</text:p>
          </table:table-cell>
          <table:table-cell table:style-name="ce1" office:value-type="float" office:value="1.29185" calcext:value-type="float">
            <text:p>1,29185</text:p>
          </table:table-cell>
          <table:table-cell table:style-name="ce1" office:value-type="float" office:value="77.436" calcext:value-type="float">
            <text:p>77,436</text:p>
          </table:table-cell>
          <table:table-cell table:style-name="ce1" office:value-type="float" office:value="77.455" calcext:value-type="float">
            <text:p>77,455</text:p>
          </table:table-cell>
          <table:table-cell table:style-name="ce1" office:value-type="float" office:value="14.96573" calcext:value-type="float">
            <text:p>14,96573</text:p>
          </table:table-cell>
          <table:table-cell table:style-name="ce1" office:value-type="float" office:value="14.97655" calcext:value-type="float">
            <text:p>14,97655</text:p>
          </table:table-cell>
          <table:table-cell table:style-name="ce1" office:value-type="float" office:value="75.142" calcext:value-type="float">
            <text:p>75,142</text:p>
          </table:table-cell>
          <table:table-cell table:style-name="ce1" office:value-type="float" office:value="75.167" calcext:value-type="float">
            <text:p>75,167</text:p>
          </table:table-cell>
          <table:table-cell table:style-name="ce1" office:value-type="float" office:value="0.70229" calcext:value-type="float">
            <text:p>0,70229</text:p>
          </table:table-cell>
          <table:table-cell table:style-name="ce1" office:value-type="float" office:value="0.70261" calcext:value-type="float">
            <text:p>0,70261</text:p>
          </table:table-cell>
          <table:table-cell table:style-name="ce1" office:value-type="float" office:value="16851.5" calcext:value-type="float">
            <text:p>16851,5</text:p>
          </table:table-cell>
          <table:table-cell table:style-name="ce1" office:value-type="float" office:value="16861.5" calcext:value-type="float">
            <text:p>16861,5</text:p>
          </table:table-cell>
          <table:table-cell table:style-name="ce1" office:value-type="float" office:value="0.72479" calcext:value-type="float">
            <text:p>0,72479</text:p>
          </table:table-cell>
          <table:table-cell table:style-name="ce1" office:value-type="float" office:value="0.72506" calcext:value-type="float">
            <text:p>0,72506</text:p>
          </table:table-cell>
          <table:table-cell table:style-name="ce1" office:value-type="float" office:value="1.08832" calcext:value-type="float">
            <text:p>1,08832</text:p>
          </table:table-cell>
          <table:table-cell table:style-name="ce1" office:value-type="float" office:value="1.08851" calcext:value-type="float">
            <text:p>1,08851</text:p>
          </table:table-cell>
          <table:table-cell table:style-name="ce1" office:value-type="float" office:value="1.0303" calcext:value-type="float">
            <text:p>1,0303</text:p>
          </table:table-cell>
          <table:table-cell table:style-name="ce1" office:value-type="float" office:value="1.03069" calcext:value-type="float">
            <text:p>1,03069</text:p>
          </table:table-cell>
          <table:table-cell table:style-name="ce1" office:value-type="float" office:value="6.64815" calcext:value-type="float">
            <text:p>6,64815</text:p>
          </table:table-cell>
          <table:table-cell table:style-name="ce1" office:value-type="float" office:value="6.64865" calcext:value-type="float">
            <text:p>6,64865</text:p>
          </table:table-cell>
          <table:table-cell table:style-name="ce1" office:value-type="float" office:value="10765.2" calcext:value-type="float">
            <text:p>10765,2</text:p>
          </table:table-cell>
          <table:table-cell table:style-name="ce1" office:value-type="float" office:value="10765.4" calcext:value-type="float">
            <text:p>10765,4</text:p>
          </table:table-cell>
          <table:table-cell table:style-name="ce1" office:value-type="float" office:value="34.179" calcext:value-type="float">
            <text:p>34,179</text:p>
          </table:table-cell>
          <table:table-cell table:style-name="ce1" office:value-type="float" office:value="34.196" calcext:value-type="float">
            <text:p>34,196</text:p>
          </table:table-cell>
          <table:table-cell table:style-name="ce1" office:value-type="float" office:value="0.99039" calcext:value-type="float">
            <text:p>0,99039</text:p>
          </table:table-cell>
          <table:table-cell table:style-name="ce1" office:value-type="float" office:value="0.99066" calcext:value-type="float">
            <text:p>0,99066</text:p>
          </table:table-cell>
          <table:table-cell table:style-name="ce1" office:value-type="float" office:value="121.907" calcext:value-type="float">
            <text:p>121,907</text:p>
          </table:table-cell>
          <table:table-cell table:style-name="ce1" office:value-type="float" office:value="121.925" calcext:value-type="float">
            <text:p>121,925</text:p>
          </table:table-cell>
          <table:table-cell table:style-name="ce1" office:value-type="float" office:value="2186.4" calcext:value-type="float">
            <text:p>2186,4</text:p>
          </table:table-cell>
          <table:table-cell table:style-name="ce1" office:value-type="float" office:value="2186.9" calcext:value-type="float">
            <text:p>2186,9</text:p>
          </table:table-cell>
          <table:table-cell table:style-name="ce1" office:value-type="float" office:value="173.669" calcext:value-type="float">
            <text:p>173,669</text:p>
          </table:table-cell>
          <table:table-cell table:style-name="ce1" office:value-type="float" office:value="173.71" calcext:value-type="float">
            <text:p>173,71</text:p>
          </table:table-cell>
          <table:table-cell table:style-name="ce1" office:value-type="float" office:value="46.907" calcext:value-type="float">
            <text:p>46,907</text:p>
          </table:table-cell>
          <table:table-cell table:style-name="ce1" office:value-type="float" office:value="46.937" calcext:value-type="float">
            <text:p>46,937</text:p>
          </table:table-cell>
          <table:table-cell table:style-name="ce1" office:value-type="float" office:value="10402.999" calcext:value-type="float">
            <text:p>10402,999</text:p>
          </table:table-cell>
          <table:table-cell table:style-name="ce1" office:value-type="float" office:value="10405.749" calcext:value-type="float">
            <text:p>10405,749</text:p>
          </table:table-cell>
          <table:table-cell table:style-name="ce1" table:number-columns-repeated="7"/>
          <table:table-cell office:value-type="string" calcext:value-type="string">
            <text:p>order: buy 10.000000 BCO_USD</text:p>
          </table:table-cell>
          <table:table-cell office:value-type="string" calcext:value-type="string">
            <text:p>{u'orderFillTransaction': {u'orderID': u'841', u'financing': u'0.0007', u'instrument': u'BCO_USD', u'price': u'46.947', u'userID': 2088872, u'batchID': u'841', u'accountBalance': u'96760.9756', u'reason': u'MARKET_ORDER', u'tradesClosed': [{u'units': u'10', u'financing': u'0.0007', u'realizedPL': u'-0.2685', u'tradeID': u'834'}], u'time': u'2016-08-15T10:47:54.355335912Z', u'units': u'10', u'type': u'ORDER_FILL', u'id': u'842', u'pl': u'-0.2685', u'accountID': u'101-004-2088872-001'}, u'orderCreateTransaction': {u'timeInForce': u'FOK', u'positionFill': u'DEFAULT', u'userID': 2088872, u'batchID': u'841', u'instrument': u'BCO_USD', u'reason': u'CLIENT_ORDER', u'time': u'2016-08-15T10:47:54.355335912Z', u'units': u'10', u'type': u'MARKET_ORDER', u'id': u'841', u'accountID': u'101-004-2088872-001'}, u'relatedTransactionIDs': [u'841', u'842'], u'lastTransactionID': u'842'}</text:p>
          </table:table-cell>
        </table:table-row>
        <table:table-row table:style-name="ro1">
          <table:table-cell/>
          <table:table-cell office:value-type="string" calcext:value-type="string">
            <text:p>15/08/2016</text:p>
          </table:table-cell>
          <table:table-cell office:value-type="string" calcext:value-type="string">
            <text:p>12:47:17</text:p>
          </table:table-cell>
          <table:table-cell table:style-name="ce5"/>
          <table:table-cell table:style-name="ce5" office:value-type="float" office:value="46.927" calcext:value-type="float">
            <text:p>46,9270</text:p>
          </table:table-cell>
          <table:table-cell table:style-name="ce5" office:value-type="float" office:value="46.957" calcext:value-type="float">
            <text:p>46,9570</text:p>
          </table:table-cell>
          <table:table-cell table:style-name="ce5" table:formula="of:=([.E60]+[.F60])/2" office:value-type="float" office:value="46.942" calcext:value-type="float">
            <text:p>46,9420</text:p>
          </table:table-cell>
          <table:table-cell table:style-name="ce5" table:formula="of:=[.$H$46]*[.G60]+(1-[.$H$46])*[.H61]" office:value-type="float" office:value="46.926" calcext:value-type="float">
            <text:p>46,9260</text:p>
          </table:table-cell>
          <table:table-cell table:formula="of:=[.I61]+1" office:value-type="float" office:value="3" calcext:value-type="float">
            <text:p>3,000</text:p>
          </table:table-cell>
          <table:table-cell table:style-name="ce5" table:formula="of:=[.$H$46]*[.I60]+(1-[.$H$46])*[.J61]" office:value-type="float" office:value="1.048" calcext:value-type="float">
            <text:p>1,0480</text:p>
          </table:table-cell>
          <table:table-cell table:style-name="ce5" table:formula="of:=[.$H$46]*[.I60]*[.I60]+(1-[.$H$46])*[.K61]" office:value-type="float" office:value="2.568" calcext:value-type="float">
            <text:p>2,5680</text:p>
          </table:table-cell>
          <table:table-cell table:style-name="ce5" table:formula="of:=[.$H$46]*[.I60]*[.G60]+(1-[.$H$46])*[.L61]" office:value-type="float" office:value="49.186256" calcext:value-type="float">
            <text:p>49,1863</text:p>
          </table:table-cell>
          <table:table-cell table:style-name="ce1" table:formula="of:=[.K60]-[.J60]*[.J60]" office:value-type="float" office:value="1.469696" calcext:value-type="float">
            <text:p>1,469696</text:p>
          </table:table-cell>
          <table:table-cell table:style-name="ce5" table:formula="of:=IF([.M60]=0;[.N61];([.L60]-[.J60]*[.H60])/[.M60])" office:value-type="float" office:value="0.00531266329907971" calcext:value-type="float">
            <text:p>0,0053</text:p>
          </table:table-cell>
          <table:table-cell table:style-name="ce3" table:formula="of:=IF([.M60]=0;[.O61];([.H60]*[.K60]-[.J60]*[.L60])/[.M60])" office:value-type="float" office:value="46.9204323288626" calcext:value-type="float">
            <text:p>46,92</text:p>
          </table:table-cell>
          <table:table-cell table:style-name="ce5" table:formula="of:=[.N60]*[.I60]+[.O60]" office:value-type="float" office:value="46.9363703187598" calcext:value-type="float">
            <text:p>46,9364</text:p>
          </table:table-cell>
          <table:table-cell table:style-name="ce10" table:formula="of:=([.P60]-[.P61])/[.P60]*[.$Q$46]" office:value-type="float" office:value="3.06165957491449" calcext:value-type="float">
            <text:p>3,06166</text:p>
          </table:table-cell>
          <table:table-cell table:style-name="ce1" table:formula="of:=IF([.Q60]&gt;=[.$R$46];1;0)" office:value-type="float" office:value="1" calcext:value-type="float">
            <text:p>1</text:p>
          </table:table-cell>
          <table:table-cell table:style-name="ce1" table:formula="of:=IF([.Q60]&lt;=-[.$S$46];1;0)" office:value-type="float" office:value="0" calcext:value-type="float">
            <text:p>0</text:p>
          </table:table-cell>
          <table:table-cell table:style-name="ce1" table:formula="of:=[.$T$45]*[.R60]" office:value-type="float" office:value="10" calcext:value-type="float">
            <text:p>10</text:p>
          </table:table-cell>
          <table:table-cell table:style-name="ce12" table:formula="of:=[.$U$45]*[.S60]" office:value-type="float" office:value="0" calcext:value-type="float">
            <text:p>0</text:p>
          </table:table-cell>
          <table:table-cell table:style-name="ce12" table:formula="of:=[.V61]-[.T60]+[.U60]" office:value-type="float" office:value="-10" calcext:value-type="float">
            <text:p>-10</text:p>
          </table:table-cell>
          <table:table-cell table:style-name="ce13" table:formula="of:=[.W61]+[.T60]*[.E60]-[.U60]*[.F60]" office:value-type="currency" office:currency="EUR" office:value="569.27" calcext:value-type="currency">
            <text:p>569,27 €</text:p>
          </table:table-cell>
          <table:table-cell table:style-name="ce13" table:formula="of:=[.W60]+[.V60]*[.E60]" office:value-type="currency" office:currency="EUR" office:value="100" calcext:value-type="currency">
            <text:p>100,00 €</text:p>
          </table:table-cell>
          <table:table-cell table:style-name="ce14" office:value-type="float" office:value="-20" calcext:value-type="float">
            <text:p>-20</text:p>
          </table:table-cell>
          <table:table-cell table:style-name="ce1" office:value-type="float" office:value="96760.957" calcext:value-type="float">
            <text:p>96760,957</text:p>
          </table:table-cell>
          <table:table-cell table:style-name="ce1" table:number-columns-repeated="3"/>
          <table:table-cell table:style-name="ce1" office:value-type="float" office:value="-20" calcext:value-type="float">
            <text:p>-20</text:p>
          </table:table-cell>
          <table:table-cell table:style-name="ce1" office:value-type="float" office:value="96761.2434" calcext:value-type="float">
            <text:p>96761,2434</text:p>
          </table:table-cell>
          <table:table-cell table:style-name="ce1" office:value-type="float" office:value="96760.957" calcext:value-type="float">
            <text:p>96760,95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38" calcext:value-type="float">
            <text:p>8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227.3152" calcext:value-type="float">
            <text:p>-3227,3152</text:p>
          </table:table-cell>
          <table:table-cell table:style-name="ce1" office:value-type="float" office:value="419.8493" calcext:value-type="float">
            <text:p>419,8493</text:p>
          </table:table-cell>
          <table:table-cell table:style-name="ce1" office:value-type="float" office:value="-3227.3152" calcext:value-type="float">
            <text:p>-3227,3152</text:p>
          </table:table-cell>
          <table:table-cell table:style-name="ce1" office:value-type="float" office:value="-0.2864" calcext:value-type="float">
            <text:p>-0,2864</text:p>
          </table:table-cell>
          <table:table-cell table:style-name="ce1" office:value-type="float" office:value="96752.56" calcext:value-type="float">
            <text:p>96752,56</text:p>
          </table:table-cell>
          <table:table-cell table:style-name="ce1" office:value-type="string" calcext:value-type="string">
            <text:p>v20fxtrade</text:p>
          </table:table-cell>
          <table:table-cell table:style-name="ce1" table:number-columns-repeated="6"/>
          <table:table-cell table:style-name="ce1" office:value-type="float" office:value="67.008" calcext:value-type="float">
            <text:p>67,008</text:p>
          </table:table-cell>
          <table:table-cell table:style-name="ce1" office:value-type="float" office:value="67.117" calcext:value-type="float">
            <text:p>67,117</text:p>
          </table:table-cell>
          <table:table-cell table:style-name="ce1" office:value-type="float" office:value="17.8862" calcext:value-type="float">
            <text:p>17,8862</text:p>
          </table:table-cell>
          <table:table-cell table:style-name="ce1" office:value-type="float" office:value="17.91098" calcext:value-type="float">
            <text:p>17,91098</text:p>
          </table:table-cell>
          <table:table-cell table:style-name="ce1" office:value-type="float" office:value="8292" calcext:value-type="float">
            <text:p>8292</text:p>
          </table:table-cell>
          <table:table-cell table:style-name="ce1" office:value-type="float" office:value="8295" calcext:value-type="float">
            <text:p>8295</text:p>
          </table:table-cell>
          <table:table-cell table:style-name="ce1" office:value-type="float" office:value="2.14349" calcext:value-type="float">
            <text:p>2,14349</text:p>
          </table:table-cell>
          <table:table-cell table:style-name="ce1" office:value-type="float" office:value="2.14449" calcext:value-type="float">
            <text:p>2,14449</text:p>
          </table:table-cell>
          <table:table-cell table:style-name="ce1" office:value-type="float" office:value="26.85613" calcext:value-type="float">
            <text:p>26,85613</text:p>
          </table:table-cell>
          <table:table-cell table:style-name="ce1" office:value-type="float" office:value="26.89453" calcext:value-type="float">
            <text:p>26,89453</text:p>
          </table:table-cell>
          <table:table-cell table:style-name="ce1" office:value-type="float" office:value="7.96237" calcext:value-type="float">
            <text:p>7,96237</text:p>
          </table:table-cell>
          <table:table-cell table:style-name="ce1" office:value-type="float" office:value="7.96418" calcext:value-type="float">
            <text:p>7,96418</text:p>
          </table:table-cell>
          <table:table-cell table:style-name="ce1" office:value-type="float" office:value="22928.1" calcext:value-type="float">
            <text:p>22928,1</text:p>
          </table:table-cell>
          <table:table-cell table:style-name="ce1" office:value-type="float" office:value="22934.1" calcext:value-type="float">
            <text:p>22934,1</text:p>
          </table:table-cell>
          <table:table-cell table:style-name="ce1" office:value-type="float" office:value="44.562" calcext:value-type="float">
            <text:p>44,562</text:p>
          </table:table-cell>
          <table:table-cell table:style-name="ce1" office:value-type="float" office:value="44.589" calcext:value-type="float">
            <text:p>44,589</text:p>
          </table:table-cell>
          <table:table-cell table:style-name="ce1" office:value-type="float" office:value="1731.982" calcext:value-type="float">
            <text:p>1731,982</text:p>
          </table:table-cell>
          <table:table-cell table:style-name="ce1" office:value-type="float" office:value="1732.626" calcext:value-type="float">
            <text:p>1732,626</text:p>
          </table:table-cell>
          <table:table-cell table:style-name="ce1" office:value-type="float" office:value="15.47097" calcext:value-type="float">
            <text:p>15,47097</text:p>
          </table:table-cell>
          <table:table-cell table:style-name="ce1" office:value-type="float" office:value="15.49272" calcext:value-type="float">
            <text:p>15,49272</text:p>
          </table:table-cell>
          <table:table-cell table:style-name="ce1" office:value-type="float" office:value="1.11737" calcext:value-type="float">
            <text:p>1,11737</text:p>
          </table:table-cell>
          <table:table-cell table:style-name="ce1" office:value-type="float" office:value="1.11752" calcext:value-type="float">
            <text:p>1,11752</text:p>
          </table:table-cell>
          <table:table-cell table:style-name="ce1" office:value-type="float" office:value="1.04022" calcext:value-type="float">
            <text:p>1,04022</text:p>
          </table:table-cell>
          <table:table-cell table:style-name="ce1" office:value-type="float" office:value="1.04062" calcext:value-type="float">
            <text:p>1,04062</text:p>
          </table:table-cell>
          <table:table-cell table:style-name="ce1" office:value-type="float" office:value="1.29139" calcext:value-type="float">
            <text:p>1,29139</text:p>
          </table:table-cell>
          <table:table-cell table:style-name="ce1" office:value-type="float" office:value="1.29165" calcext:value-type="float">
            <text:p>1,29165</text:p>
          </table:table-cell>
          <table:table-cell table:style-name="ce1" office:value-type="float" office:value="3.82191" calcext:value-type="float">
            <text:p>3,82191</text:p>
          </table:table-cell>
          <table:table-cell table:style-name="ce1" office:value-type="float" office:value="3.8239" calcext:value-type="float">
            <text:p>3,8239</text:p>
          </table:table-cell>
          <table:table-cell table:style-name="ce1" office:value-type="float" office:value="1.68445" calcext:value-type="float">
            <text:p>1,68445</text:p>
          </table:table-cell>
          <table:table-cell table:style-name="ce1" office:value-type="float" office:value="1.68484" calcext:value-type="float">
            <text:p>1,68484</text:p>
          </table:table-cell>
          <table:table-cell table:style-name="ce1" office:value-type="float" office:value="3052.8" calcext:value-type="float">
            <text:p>3052,8</text:p>
          </table:table-cell>
          <table:table-cell table:style-name="ce1" office:value-type="float" office:value="3054.3" calcext:value-type="float">
            <text:p>3054,3</text:p>
          </table:table-cell>
          <table:table-cell table:style-name="ce1" office:value-type="float" office:value="3.242" calcext:value-type="float">
            <text:p>3,242</text:p>
          </table:table-cell>
          <table:table-cell table:style-name="ce1" office:value-type="float" office:value="3.245" calcext:value-type="float">
            <text:p>3,245</text:p>
          </table:table-cell>
          <table:table-cell table:style-name="ce1" office:value-type="float" office:value="13.01773" calcext:value-type="float">
            <text:p>13,01773</text:p>
          </table:table-cell>
          <table:table-cell table:style-name="ce1" office:value-type="float" office:value="13.02008" calcext:value-type="float">
            <text:p>13,02008</text:p>
          </table:table-cell>
          <table:table-cell table:style-name="ce1" office:value-type="float" office:value="5.77211" calcext:value-type="float">
            <text:p>5,77211</text:p>
          </table:table-cell>
          <table:table-cell table:style-name="ce1" office:value-type="float" office:value="5.77338" calcext:value-type="float">
            <text:p>5,77338</text:p>
          </table:table-cell>
          <table:table-cell table:style-name="ce1" office:value-type="float" office:value="1038.098" calcext:value-type="float">
            <text:p>1038,098</text:p>
          </table:table-cell>
          <table:table-cell table:style-name="ce1" office:value-type="float" office:value="1038.396" calcext:value-type="float">
            <text:p>1038,396</text:p>
          </table:table-cell>
          <table:table-cell table:style-name="ce1" office:value-type="float" office:value="1231.963" calcext:value-type="float">
            <text:p>1231,963</text:p>
          </table:table-cell>
          <table:table-cell table:style-name="ce1" office:value-type="float" office:value="1232.363" calcext:value-type="float">
            <text:p>1232,363</text:p>
          </table:table-cell>
          <table:table-cell table:style-name="ce1" office:value-type="float" office:value="1.79107" calcext:value-type="float">
            <text:p>1,79107</text:p>
          </table:table-cell>
          <table:table-cell table:style-name="ce1" office:value-type="float" office:value="1.79179" calcext:value-type="float">
            <text:p>1,79179</text:p>
          </table:table-cell>
          <table:table-cell table:style-name="ce1" office:value-type="float" office:value="18604.5" calcext:value-type="float">
            <text:p>18604,5</text:p>
          </table:table-cell>
          <table:table-cell table:style-name="ce1" office:value-type="float" office:value="18607.5" calcext:value-type="float">
            <text:p>18607,5</text:p>
          </table:table-cell>
          <table:table-cell table:style-name="ce1" office:value-type="float" office:value="4505.7" calcext:value-type="float">
            <text:p>4505,7</text:p>
          </table:table-cell>
          <table:table-cell table:style-name="ce1" office:value-type="float" office:value="4506.9" calcext:value-type="float">
            <text:p>4506,9</text:p>
          </table:table-cell>
          <table:table-cell table:style-name="ce1" office:value-type="float" office:value="135428" calcext:value-type="float">
            <text:p>135428</text:p>
          </table:table-cell>
          <table:table-cell table:style-name="ce1" office:value-type="float" office:value="135478" calcext:value-type="float">
            <text:p>135478</text:p>
          </table:table-cell>
          <table:table-cell table:style-name="ce1" office:value-type="float" office:value="1.3436" calcext:value-type="float">
            <text:p>1,3436</text:p>
          </table:table-cell>
          <table:table-cell table:style-name="ce1" office:value-type="float" office:value="1.34384" calcext:value-type="float">
            <text:p>1,34384</text:p>
          </table:table-cell>
          <table:table-cell table:style-name="ce1" office:value-type="float" office:value="9.45119" calcext:value-type="float">
            <text:p>9,45119</text:p>
          </table:table-cell>
          <table:table-cell table:style-name="ce1" office:value-type="float" office:value="9.45433" calcext:value-type="float">
            <text:p>9,45433</text:p>
          </table:table-cell>
          <table:table-cell table:style-name="ce1" office:value-type="float" office:value="13.39351" calcext:value-type="float">
            <text:p>13,39351</text:p>
          </table:table-cell>
          <table:table-cell table:style-name="ce1" office:value-type="float" office:value="13.40262" calcext:value-type="float">
            <text:p>13,40262</text:p>
          </table:table-cell>
          <table:table-cell table:style-name="ce1" office:value-type="float" office:value="6.00533" calcext:value-type="float">
            <text:p>6,00533</text:p>
          </table:table-cell>
          <table:table-cell table:style-name="ce1" office:value-type="float" office:value="6.00679" calcext:value-type="float">
            <text:p>6,00679</text:p>
          </table:table-cell>
          <table:table-cell table:style-name="ce1" office:value-type="float" office:value="19.46849" calcext:value-type="float">
            <text:p>19,46849</text:p>
          </table:table-cell>
          <table:table-cell table:style-name="ce1" office:value-type="float" office:value="19.49645" calcext:value-type="float">
            <text:p>19,49645</text:p>
          </table:table-cell>
          <table:table-cell table:style-name="ce1" office:value-type="float" office:value="0.93118" calcext:value-type="float">
            <text:p>0,93118</text:p>
          </table:table-cell>
          <table:table-cell table:style-name="ce1" office:value-type="float" office:value="0.93157" calcext:value-type="float">
            <text:p>0,93157</text:p>
          </table:table-cell>
          <table:table-cell table:style-name="ce1" office:value-type="float" office:value="4816.7" calcext:value-type="float">
            <text:p>4816,7</text:p>
          </table:table-cell>
          <table:table-cell table:style-name="ce1" office:value-type="float" office:value="4817.3" calcext:value-type="float">
            <text:p>4817,3</text:p>
          </table:table-cell>
          <table:table-cell table:style-name="ce1" office:value-type="float" office:value="2018.4" calcext:value-type="float">
            <text:p>2018,4</text:p>
          </table:table-cell>
          <table:table-cell table:style-name="ce1" office:value-type="float" office:value="2021.3" calcext:value-type="float">
            <text:p>2021,3</text:p>
          </table:table-cell>
          <table:table-cell table:style-name="ce1" office:value-type="float" office:value="1859.59" calcext:value-type="float">
            <text:p>1859,59</text:p>
          </table:table-cell>
          <table:table-cell table:style-name="ce1" office:value-type="float" office:value="1860.405" calcext:value-type="float">
            <text:p>1860,405</text:p>
          </table:table-cell>
          <table:table-cell table:style-name="ce1" office:value-type="float" office:value="26.06293" calcext:value-type="float">
            <text:p>26,06293</text:p>
          </table:table-cell>
          <table:table-cell table:style-name="ce1" office:value-type="float" office:value="26.1003" calcext:value-type="float">
            <text:p>26,1003</text:p>
          </table:table-cell>
          <table:table-cell table:style-name="ce1" office:value-type="float" office:value="7.528" calcext:value-type="float">
            <text:p>7,528</text:p>
          </table:table-cell>
          <table:table-cell table:style-name="ce1" office:value-type="float" office:value="7.548" calcext:value-type="float">
            <text:p>7,548</text:p>
          </table:table-cell>
          <table:table-cell table:style-name="ce1" office:value-type="float" office:value="4.93667" calcext:value-type="float">
            <text:p>4,93667</text:p>
          </table:table-cell>
          <table:table-cell table:style-name="ce1" office:value-type="float" office:value="4.94013" calcext:value-type="float">
            <text:p>4,94013</text:p>
          </table:table-cell>
          <table:table-cell table:style-name="ce1" office:value-type="float" office:value="1.44304" calcext:value-type="float">
            <text:p>1,44304</text:p>
          </table:table-cell>
          <table:table-cell table:style-name="ce1" office:value-type="float" office:value="1.44333" calcext:value-type="float">
            <text:p>1,44333</text:p>
          </table:table-cell>
          <table:table-cell table:style-name="ce1" office:value-type="float" office:value="27.71441" calcext:value-type="float">
            <text:p>27,71441</text:p>
          </table:table-cell>
          <table:table-cell table:style-name="ce1" office:value-type="float" office:value="27.75639" calcext:value-type="float">
            <text:p>27,75639</text:p>
          </table:table-cell>
          <table:table-cell table:style-name="ce1" office:value-type="float" office:value="1.06322" calcext:value-type="float">
            <text:p>1,06322</text:p>
          </table:table-cell>
          <table:table-cell table:style-name="ce1" office:value-type="float" office:value="1.06354" calcext:value-type="float">
            <text:p>1,06354</text:p>
          </table:table-cell>
          <table:table-cell table:style-name="ce1" office:value-type="float" office:value="109.486" calcext:value-type="float">
            <text:p>109,486</text:p>
          </table:table-cell>
          <table:table-cell table:style-name="ce1" office:value-type="float" office:value="109.504" calcext:value-type="float">
            <text:p>109,504</text:p>
          </table:table-cell>
          <table:table-cell table:style-name="ce1" office:value-type="float" office:value="0.76678" calcext:value-type="float">
            <text:p>0,76678</text:p>
          </table:table-cell>
          <table:table-cell table:style-name="ce1" office:value-type="float" office:value="0.76692" calcext:value-type="float">
            <text:p>0,76692</text:p>
          </table:table-cell>
          <table:table-cell table:style-name="ce1" office:value-type="float" office:value="72.814" calcext:value-type="float">
            <text:p>72,814</text:p>
          </table:table-cell>
          <table:table-cell table:style-name="ce1" office:value-type="float" office:value="72.837" calcext:value-type="float">
            <text:p>72,837</text:p>
          </table:table-cell>
          <table:table-cell table:style-name="ce1" office:value-type="float" office:value="131.877" calcext:value-type="float">
            <text:p>131,877</text:p>
          </table:table-cell>
          <table:table-cell table:style-name="ce1" office:value-type="float" office:value="131.897" calcext:value-type="float">
            <text:p>131,897</text:p>
          </table:table-cell>
          <table:table-cell table:style-name="ce1" office:value-type="float" office:value="688.712" calcext:value-type="float">
            <text:p>688,712</text:p>
          </table:table-cell>
          <table:table-cell table:style-name="ce1" office:value-type="float" office:value="691.712" calcext:value-type="float">
            <text:p>691,712</text:p>
          </table:table-cell>
          <table:table-cell table:style-name="ce1" office:value-type="float" office:value="1.457" calcext:value-type="float">
            <text:p>1,457</text:p>
          </table:table-cell>
          <table:table-cell table:style-name="ce1" office:value-type="float" office:value="1.45729" calcext:value-type="float">
            <text:p>1,45729</text:p>
          </table:table-cell>
          <table:table-cell table:style-name="ce1" office:value-type="float" office:value="19.98819" calcext:value-type="float">
            <text:p>19,98819</text:p>
          </table:table-cell>
          <table:table-cell table:style-name="ce1" office:value-type="float" office:value="20.01319" calcext:value-type="float">
            <text:p>20,01319</text:p>
          </table:table-cell>
          <table:table-cell table:style-name="ce1" office:value-type="float" office:value="3.29977" calcext:value-type="float">
            <text:p>3,29977</text:p>
          </table:table-cell>
          <table:table-cell table:style-name="ce1" office:value-type="float" office:value="3.30114" calcext:value-type="float">
            <text:p>3,30114</text:p>
          </table:table-cell>
          <table:table-cell table:style-name="ce1" office:value-type="float" office:value="100.98" calcext:value-type="float">
            <text:p>100,98</text:p>
          </table:table-cell>
          <table:table-cell table:style-name="ce1" office:value-type="float" office:value="100.994" calcext:value-type="float">
            <text:p>100,994</text:p>
          </table:table-cell>
          <table:table-cell table:style-name="ce1" office:value-type="float" office:value="103.661" calcext:value-type="float">
            <text:p>103,661</text:p>
          </table:table-cell>
          <table:table-cell table:style-name="ce1" office:value-type="float" office:value="103.689" calcext:value-type="float">
            <text:p>103,689</text:p>
          </table:table-cell>
          <table:table-cell table:style-name="ce1" office:value-type="float" office:value="309.48" calcext:value-type="float">
            <text:p>309,48</text:p>
          </table:table-cell>
          <table:table-cell table:style-name="ce1" office:value-type="float" office:value="309.694" calcext:value-type="float">
            <text:p>309,694</text:p>
          </table:table-cell>
          <table:table-cell table:style-name="ce1" office:value-type="float" office:value="0.75407" calcext:value-type="float">
            <text:p>0,75407</text:p>
          </table:table-cell>
          <table:table-cell table:style-name="ce1" office:value-type="float" office:value="0.75437" calcext:value-type="float">
            <text:p>0,75437</text:p>
          </table:table-cell>
          <table:table-cell table:style-name="ce1" office:value-type="float" office:value="167.983" calcext:value-type="float">
            <text:p>167,983</text:p>
          </table:table-cell>
          <table:table-cell table:style-name="ce1" office:value-type="float" office:value="167.998" calcext:value-type="float">
            <text:p>167,998</text:p>
          </table:table-cell>
          <table:table-cell table:style-name="ce1" office:value-type="float" office:value="1802.003" calcext:value-type="float">
            <text:p>1802,003</text:p>
          </table:table-cell>
          <table:table-cell table:style-name="ce1" office:value-type="float" office:value="1802.637" calcext:value-type="float">
            <text:p>1802,637</text:p>
          </table:table-cell>
          <table:table-cell table:style-name="ce1" office:value-type="float" office:value="5.94775" calcext:value-type="float">
            <text:p>5,94775</text:p>
          </table:table-cell>
          <table:table-cell table:style-name="ce1" office:value-type="float" office:value="5.94909" calcext:value-type="float">
            <text:p>5,94909</text:p>
          </table:table-cell>
          <table:table-cell table:style-name="ce1" office:value-type="float" office:value="1200.152" calcext:value-type="float">
            <text:p>1200,152</text:p>
          </table:table-cell>
          <table:table-cell table:style-name="ce1" office:value-type="float" office:value="1200.487" calcext:value-type="float">
            <text:p>1200,487</text:p>
          </table:table-cell>
          <table:table-cell table:style-name="ce1" office:value-type="float" office:value="455.59" calcext:value-type="float">
            <text:p>455,59</text:p>
          </table:table-cell>
          <table:table-cell table:style-name="ce1" office:value-type="float" office:value="455.76" calcext:value-type="float">
            <text:p>455,76</text:p>
          </table:table-cell>
          <table:table-cell table:style-name="ce1" office:value-type="float" office:value="132.663" calcext:value-type="float">
            <text:p>132,663</text:p>
          </table:table-cell>
          <table:table-cell table:style-name="ce1" office:value-type="float" office:value="132.689" calcext:value-type="float">
            <text:p>132,689</text:p>
          </table:table-cell>
          <table:table-cell table:style-name="ce1" office:value-type="float" office:value="6.65833" calcext:value-type="float">
            <text:p>6,65833</text:p>
          </table:table-cell>
          <table:table-cell table:style-name="ce1" office:value-type="float" office:value="6.65879" calcext:value-type="float">
            <text:p>6,65879</text:p>
          </table:table-cell>
          <table:table-cell table:style-name="ce1" office:value-type="float" office:value="1.5013" calcext:value-type="float">
            <text:p>1,5013</text:p>
          </table:table-cell>
          <table:table-cell table:style-name="ce1" office:value-type="float" office:value="1.50177" calcext:value-type="float">
            <text:p>1,50177</text:p>
          </table:table-cell>
          <table:table-cell table:style-name="ce1" office:value-type="float" office:value="7.75679" calcext:value-type="float">
            <text:p>7,75679</text:p>
          </table:table-cell>
          <table:table-cell table:style-name="ce1" office:value-type="float" office:value="7.75711" calcext:value-type="float">
            <text:p>7,75711</text:p>
          </table:table-cell>
          <table:table-cell table:style-name="ce1" office:value-type="float" office:value="1.66829" calcext:value-type="float">
            <text:p>1,66829</text:p>
          </table:table-cell>
          <table:table-cell table:style-name="ce1" office:value-type="float" office:value="1.66868" calcext:value-type="float">
            <text:p>1,66868</text:p>
          </table:table-cell>
          <table:table-cell table:style-name="ce1" office:value-type="float" office:value="3.74944" calcext:value-type="float">
            <text:p>3,74944</text:p>
          </table:table-cell>
          <table:table-cell table:style-name="ce1" office:value-type="float" office:value="3.7507" calcext:value-type="float">
            <text:p>3,7507</text:p>
          </table:table-cell>
          <table:table-cell table:style-name="ce1" office:value-type="float" office:value="25.81255" calcext:value-type="float">
            <text:p>25,81255</text:p>
          </table:table-cell>
          <table:table-cell table:style-name="ce1" office:value-type="float" office:value="25.85004" calcext:value-type="float">
            <text:p>25,85004</text:p>
          </table:table-cell>
          <table:table-cell table:style-name="ce1" office:value-type="float" office:value="8.6672" calcext:value-type="float">
            <text:p>8,6672</text:p>
          </table:table-cell>
          <table:table-cell table:style-name="ce1" office:value-type="float" office:value="8.66873" calcext:value-type="float">
            <text:p>8,66873</text:p>
          </table:table-cell>
          <table:table-cell table:style-name="ce1" office:value-type="float" office:value="1341.138" calcext:value-type="float">
            <text:p>1341,138</text:p>
          </table:table-cell>
          <table:table-cell table:style-name="ce1" office:value-type="float" office:value="1341.444" calcext:value-type="float">
            <text:p>1341,444</text:p>
          </table:table-cell>
          <table:table-cell table:style-name="ce1" office:value-type="float" office:value="10.221" calcext:value-type="float">
            <text:p>10,221</text:p>
          </table:table-cell>
          <table:table-cell table:style-name="ce1" office:value-type="float" office:value="10.226" calcext:value-type="float">
            <text:p>10,226</text:p>
          </table:table-cell>
          <table:table-cell table:style-name="ce1" office:value-type="float" office:value="2.582" calcext:value-type="float">
            <text:p>2,582</text:p>
          </table:table-cell>
          <table:table-cell table:style-name="ce1" office:value-type="float" office:value="2.586" calcext:value-type="float">
            <text:p>2,586</text:p>
          </table:table-cell>
          <table:table-cell table:style-name="ce1" office:value-type="float" office:value="9.17901" calcext:value-type="float">
            <text:p>9,17901</text:p>
          </table:table-cell>
          <table:table-cell table:style-name="ce1" office:value-type="float" office:value="9.18191" calcext:value-type="float">
            <text:p>9,18191</text:p>
          </table:table-cell>
          <table:table-cell table:style-name="ce1" office:value-type="float" office:value="27.01387" calcext:value-type="float">
            <text:p>27,01387</text:p>
          </table:table-cell>
          <table:table-cell table:style-name="ce1" office:value-type="float" office:value="27.0277" calcext:value-type="float">
            <text:p>27,0277</text:p>
          </table:table-cell>
          <table:table-cell table:style-name="ce1" office:value-type="float" office:value="4.203" calcext:value-type="float">
            <text:p>4,203</text:p>
          </table:table-cell>
          <table:table-cell table:style-name="ce1" office:value-type="float" office:value="4.207" calcext:value-type="float">
            <text:p>4,207</text:p>
          </table:table-cell>
          <table:table-cell table:style-name="ce1" office:value-type="float" office:value="0.974" calcext:value-type="float">
            <text:p>0,974</text:p>
          </table:table-cell>
          <table:table-cell table:style-name="ce1" office:value-type="float" office:value="0.97418" calcext:value-type="float">
            <text:p>0,97418</text:p>
          </table:table-cell>
          <table:table-cell table:style-name="ce1" office:value-type="float" office:value="1306.318" calcext:value-type="float">
            <text:p>1306,318</text:p>
          </table:table-cell>
          <table:table-cell table:style-name="ce1" office:value-type="float" office:value="1306.758" calcext:value-type="float">
            <text:p>1306,758</text:p>
          </table:table-cell>
          <table:table-cell table:style-name="ce1" office:value-type="float" office:value="5.59288" calcext:value-type="float">
            <text:p>5,59288</text:p>
          </table:table-cell>
          <table:table-cell table:style-name="ce1" office:value-type="float" office:value="5.59459" calcext:value-type="float">
            <text:p>5,59459</text:p>
          </table:table-cell>
          <table:table-cell table:style-name="ce1" office:value-type="float" office:value="5531.1" calcext:value-type="float">
            <text:p>5531,1</text:p>
          </table:table-cell>
          <table:table-cell table:style-name="ce1" office:value-type="float" office:value="5532" calcext:value-type="float">
            <text:p>5532</text:p>
          </table:table-cell>
          <table:table-cell table:style-name="ce1" office:value-type="float" office:value="6951.3" calcext:value-type="float">
            <text:p>6951,3</text:p>
          </table:table-cell>
          <table:table-cell table:style-name="ce1" office:value-type="float" office:value="6952.3" calcext:value-type="float">
            <text:p>6952,3</text:p>
          </table:table-cell>
          <table:table-cell table:style-name="ce1" office:value-type="float" office:value="1.25823" calcext:value-type="float">
            <text:p>1,25823</text:p>
          </table:table-cell>
          <table:table-cell table:style-name="ce1" office:value-type="float" office:value="1.25854" calcext:value-type="float">
            <text:p>1,25854</text:p>
          </table:table-cell>
          <table:table-cell table:style-name="ce1" office:value-type="float" office:value="34.568" calcext:value-type="float">
            <text:p>34,568</text:p>
          </table:table-cell>
          <table:table-cell table:style-name="ce1" office:value-type="float" office:value="34.675" calcext:value-type="float">
            <text:p>34,675</text:p>
          </table:table-cell>
          <table:table-cell table:style-name="ce1" office:value-type="float" office:value="112.835" calcext:value-type="float">
            <text:p>112,835</text:p>
          </table:table-cell>
          <table:table-cell table:style-name="ce1" office:value-type="float" office:value="112.854" calcext:value-type="float">
            <text:p>112,854</text:p>
          </table:table-cell>
          <table:table-cell table:style-name="ce1" office:value-type="float" office:value="0.8649" calcext:value-type="float">
            <text:p>0,8649</text:p>
          </table:table-cell>
          <table:table-cell table:style-name="ce1" office:value-type="float" office:value="0.86505" calcext:value-type="float">
            <text:p>0,86505</text:p>
          </table:table-cell>
          <table:table-cell table:style-name="ce1" office:value-type="float" office:value="0.72103" calcext:value-type="float">
            <text:p>0,72103</text:p>
          </table:table-cell>
          <table:table-cell table:style-name="ce1" office:value-type="float" office:value="0.72122" calcext:value-type="float">
            <text:p>0,72122</text:p>
          </table:table-cell>
          <table:table-cell table:style-name="ce1" office:value-type="float" office:value="13.74849" calcext:value-type="float">
            <text:p>13,74849</text:p>
          </table:table-cell>
          <table:table-cell table:style-name="ce1" office:value-type="float" office:value="13.76039" calcext:value-type="float">
            <text:p>13,76039</text:p>
          </table:table-cell>
          <table:table-cell table:style-name="ce1" office:value-type="float" office:value="155.04419" calcext:value-type="float">
            <text:p>155,04419</text:p>
          </table:table-cell>
          <table:table-cell table:style-name="ce1" office:value-type="float" office:value="155.24452" calcext:value-type="float">
            <text:p>155,24452</text:p>
          </table:table-cell>
          <table:table-cell table:style-name="ce1" office:value-type="float" office:value="1748.782" calcext:value-type="float">
            <text:p>1748,782</text:p>
          </table:table-cell>
          <table:table-cell table:style-name="ce1" office:value-type="float" office:value="1749.401" calcext:value-type="float">
            <text:p>1749,401</text:p>
          </table:table-cell>
          <table:table-cell table:style-name="ce1" office:value-type="float" office:value="78.18" calcext:value-type="float">
            <text:p>78,18</text:p>
          </table:table-cell>
          <table:table-cell table:style-name="ce1" office:value-type="float" office:value="78.204" calcext:value-type="float">
            <text:p>78,204</text:p>
          </table:table-cell>
          <table:table-cell table:style-name="ce1" office:value-type="float" office:value="17.30147" calcext:value-type="float">
            <text:p>17,30147</text:p>
          </table:table-cell>
          <table:table-cell table:style-name="ce1" office:value-type="float" office:value="17.31592" calcext:value-type="float">
            <text:p>17,31592</text:p>
          </table:table-cell>
          <table:table-cell table:style-name="ce1" office:value-type="float" office:value="0.96878" calcext:value-type="float">
            <text:p>0,96878</text:p>
          </table:table-cell>
          <table:table-cell table:style-name="ce1" office:value-type="float" office:value="0.96921" calcext:value-type="float">
            <text:p>0,96921</text:p>
          </table:table-cell>
          <table:table-cell table:style-name="ce1" office:value-type="float" office:value="276.945" calcext:value-type="float">
            <text:p>276,945</text:p>
          </table:table-cell>
          <table:table-cell table:style-name="ce1" office:value-type="float" office:value="277.166" calcext:value-type="float">
            <text:p>277,166</text:p>
          </table:table-cell>
          <table:table-cell table:style-name="ce1" office:value-type="float" office:value="24.1747" calcext:value-type="float">
            <text:p>24,1747</text:p>
          </table:table-cell>
          <table:table-cell table:style-name="ce1" office:value-type="float" office:value="24.189" calcext:value-type="float">
            <text:p>24,189</text:p>
          </table:table-cell>
          <table:table-cell table:style-name="ce1" office:value-type="float" office:value="4.27055" calcext:value-type="float">
            <text:p>4,27055</text:p>
          </table:table-cell>
          <table:table-cell table:style-name="ce1" office:value-type="float" office:value="4.2728" calcext:value-type="float">
            <text:p>4,2728</text:p>
          </table:table-cell>
          <table:table-cell table:style-name="ce1" office:value-type="float" office:value="7.44021" calcext:value-type="float">
            <text:p>7,44021</text:p>
          </table:table-cell>
          <table:table-cell table:style-name="ce1" office:value-type="float" office:value="7.44054" calcext:value-type="float">
            <text:p>7,44054</text:p>
          </table:table-cell>
          <table:table-cell table:style-name="ce1" office:value-type="float" office:value="1128.78" calcext:value-type="float">
            <text:p>1128,78</text:p>
          </table:table-cell>
          <table:table-cell table:style-name="ce1" office:value-type="float" office:value="1131.78" calcext:value-type="float">
            <text:p>1131,78</text:p>
          </table:table-cell>
          <table:table-cell table:style-name="ce1" office:value-type="float" office:value="1.5493" calcext:value-type="float">
            <text:p>1,5493</text:p>
          </table:table-cell>
          <table:table-cell table:style-name="ce1" office:value-type="float" office:value="1.54976" calcext:value-type="float">
            <text:p>1,54976</text:p>
          </table:table-cell>
          <table:table-cell table:style-name="ce1" office:value-type="float" office:value="317.44" calcext:value-type="float">
            <text:p>317,44</text:p>
          </table:table-cell>
          <table:table-cell table:style-name="ce1" office:value-type="float" office:value="317.64" calcext:value-type="float">
            <text:p>317,64</text:p>
          </table:table-cell>
          <table:table-cell table:style-name="ce1" office:value-type="float" office:value="0.74684" calcext:value-type="float">
            <text:p>0,74684</text:p>
          </table:table-cell>
          <table:table-cell table:style-name="ce1" office:value-type="float" office:value="0.74712" calcext:value-type="float">
            <text:p>0,74712</text:p>
          </table:table-cell>
          <table:table-cell table:style-name="ce1" office:value-type="float" office:value="8.45813" calcext:value-type="float">
            <text:p>8,45813</text:p>
          </table:table-cell>
          <table:table-cell table:style-name="ce1" office:value-type="float" office:value="8.46098" calcext:value-type="float">
            <text:p>8,46098</text:p>
          </table:table-cell>
          <table:table-cell table:style-name="ce1" office:value-type="float" office:value="1.73563" calcext:value-type="float">
            <text:p>1,73563</text:p>
          </table:table-cell>
          <table:table-cell table:style-name="ce1" office:value-type="float" office:value="1.73621" calcext:value-type="float">
            <text:p>1,73621</text:p>
          </table:table-cell>
          <table:table-cell table:style-name="ce1" office:value-type="float" office:value="66.8" calcext:value-type="float">
            <text:p>66,8</text:p>
          </table:table-cell>
          <table:table-cell table:style-name="ce1" office:value-type="float" office:value="66.905" calcext:value-type="float">
            <text:p>66,905</text:p>
          </table:table-cell>
          <table:table-cell table:style-name="ce1" office:value-type="float" office:value="0.19533" calcext:value-type="float">
            <text:p>0,19533</text:p>
          </table:table-cell>
          <table:table-cell table:style-name="ce1" office:value-type="float" office:value="0.19545" calcext:value-type="float">
            <text:p>0,19545</text:p>
          </table:table-cell>
          <table:table-cell table:style-name="ce1" office:value-type="float" office:value="10.02006" calcext:value-type="float">
            <text:p>10,02006</text:p>
          </table:table-cell>
          <table:table-cell table:style-name="ce1" office:value-type="float" office:value="10.02203" calcext:value-type="float">
            <text:p>10,02203</text:p>
          </table:table-cell>
          <table:table-cell table:style-name="ce1" office:value-type="float" office:value="8.21437" calcext:value-type="float">
            <text:p>8,21437</text:p>
          </table:table-cell>
          <table:table-cell table:style-name="ce1" office:value-type="float" office:value="8.21709" calcext:value-type="float">
            <text:p>8,21709</text:p>
          </table:table-cell>
          <table:table-cell table:style-name="ce1" office:value-type="float" office:value="2.95267" calcext:value-type="float">
            <text:p>2,95267</text:p>
          </table:table-cell>
          <table:table-cell table:style-name="ce1" office:value-type="float" office:value="2.95342" calcext:value-type="float">
            <text:p>2,95342</text:p>
          </table:table-cell>
          <table:table-cell table:style-name="ce1" office:value-type="float" office:value="130.447" calcext:value-type="float">
            <text:p>130,447</text:p>
          </table:table-cell>
          <table:table-cell table:style-name="ce1" office:value-type="float" office:value="130.477" calcext:value-type="float">
            <text:p>130,477</text:p>
          </table:table-cell>
          <table:table-cell table:style-name="ce1" office:value-type="float" office:value="18.14379" calcext:value-type="float">
            <text:p>18,14379</text:p>
          </table:table-cell>
          <table:table-cell table:style-name="ce1" office:value-type="float" office:value="18.15085" calcext:value-type="float">
            <text:p>18,15085</text:p>
          </table:table-cell>
          <table:table-cell table:style-name="ce1" office:value-type="float" office:value="1.29178" calcext:value-type="float">
            <text:p>1,29178</text:p>
          </table:table-cell>
          <table:table-cell table:style-name="ce1" office:value-type="float" office:value="1.29198" calcext:value-type="float">
            <text:p>1,29198</text:p>
          </table:table-cell>
          <table:table-cell table:style-name="ce1" office:value-type="float" office:value="77.434" calcext:value-type="float">
            <text:p>77,434</text:p>
          </table:table-cell>
          <table:table-cell table:style-name="ce1" office:value-type="float" office:value="77.453" calcext:value-type="float">
            <text:p>77,453</text:p>
          </table:table-cell>
          <table:table-cell table:style-name="ce1" office:value-type="float" office:value="14.96551" calcext:value-type="float">
            <text:p>14,96551</text:p>
          </table:table-cell>
          <table:table-cell table:style-name="ce1" office:value-type="float" office:value="14.9777" calcext:value-type="float">
            <text:p>14,9777</text:p>
          </table:table-cell>
          <table:table-cell table:style-name="ce1" office:value-type="float" office:value="75.143" calcext:value-type="float">
            <text:p>75,143</text:p>
          </table:table-cell>
          <table:table-cell table:style-name="ce1" office:value-type="float" office:value="75.167" calcext:value-type="float">
            <text:p>75,167</text:p>
          </table:table-cell>
          <table:table-cell table:style-name="ce1" office:value-type="float" office:value="0.70228" calcext:value-type="float">
            <text:p>0,70228</text:p>
          </table:table-cell>
          <table:table-cell table:style-name="ce1" office:value-type="float" office:value="0.7026" calcext:value-type="float">
            <text:p>0,7026</text:p>
          </table:table-cell>
          <table:table-cell table:style-name="ce1" office:value-type="float" office:value="16851.5" calcext:value-type="float">
            <text:p>16851,5</text:p>
          </table:table-cell>
          <table:table-cell table:style-name="ce1" office:value-type="float" office:value="16861.5" calcext:value-type="float">
            <text:p>16861,5</text:p>
          </table:table-cell>
          <table:table-cell table:style-name="ce1" office:value-type="float" office:value="0.72478" calcext:value-type="float">
            <text:p>0,72478</text:p>
          </table:table-cell>
          <table:table-cell table:style-name="ce1" office:value-type="float" office:value="0.72505" calcext:value-type="float">
            <text:p>0,72505</text:p>
          </table:table-cell>
          <table:table-cell table:style-name="ce1" office:value-type="float" office:value="1.08836" calcext:value-type="float">
            <text:p>1,08836</text:p>
          </table:table-cell>
          <table:table-cell table:style-name="ce1" office:value-type="float" office:value="1.08856" calcext:value-type="float">
            <text:p>1,08856</text:p>
          </table:table-cell>
          <table:table-cell table:style-name="ce1" office:value-type="float" office:value="1.03024" calcext:value-type="float">
            <text:p>1,03024</text:p>
          </table:table-cell>
          <table:table-cell table:style-name="ce1" office:value-type="float" office:value="1.03062" calcext:value-type="float">
            <text:p>1,03062</text:p>
          </table:table-cell>
          <table:table-cell table:style-name="ce1" office:value-type="float" office:value="6.64814" calcext:value-type="float">
            <text:p>6,64814</text:p>
          </table:table-cell>
          <table:table-cell table:style-name="ce1" office:value-type="float" office:value="6.64867" calcext:value-type="float">
            <text:p>6,64867</text:p>
          </table:table-cell>
          <table:table-cell table:style-name="ce1" office:value-type="float" office:value="10765.2" calcext:value-type="float">
            <text:p>10765,2</text:p>
          </table:table-cell>
          <table:table-cell table:style-name="ce1" office:value-type="float" office:value="10765.4" calcext:value-type="float">
            <text:p>10765,4</text:p>
          </table:table-cell>
          <table:table-cell table:style-name="ce1" office:value-type="float" office:value="34.181" calcext:value-type="float">
            <text:p>34,181</text:p>
          </table:table-cell>
          <table:table-cell table:style-name="ce1" office:value-type="float" office:value="34.2" calcext:value-type="float">
            <text:p>34,2</text:p>
          </table:table-cell>
          <table:table-cell table:style-name="ce1" office:value-type="float" office:value="0.99028" calcext:value-type="float">
            <text:p>0,99028</text:p>
          </table:table-cell>
          <table:table-cell table:style-name="ce1" office:value-type="float" office:value="0.99055" calcext:value-type="float">
            <text:p>0,99055</text:p>
          </table:table-cell>
          <table:table-cell table:style-name="ce1" office:value-type="float" office:value="121.907" calcext:value-type="float">
            <text:p>121,907</text:p>
          </table:table-cell>
          <table:table-cell table:style-name="ce1" office:value-type="float" office:value="121.925" calcext:value-type="float">
            <text:p>121,925</text:p>
          </table:table-cell>
          <table:table-cell table:style-name="ce1" office:value-type="float" office:value="2186.4" calcext:value-type="float">
            <text:p>2186,4</text:p>
          </table:table-cell>
          <table:table-cell table:style-name="ce1" office:value-type="float" office:value="2186.9" calcext:value-type="float">
            <text:p>2186,9</text:p>
          </table:table-cell>
          <table:table-cell table:style-name="ce1" office:value-type="float" office:value="173.669" calcext:value-type="float">
            <text:p>173,669</text:p>
          </table:table-cell>
          <table:table-cell table:style-name="ce1" office:value-type="float" office:value="173.71" calcext:value-type="float">
            <text:p>173,71</text:p>
          </table:table-cell>
          <table:table-cell table:style-name="ce1" office:value-type="float" office:value="46.927" calcext:value-type="float">
            <text:p>46,927</text:p>
          </table:table-cell>
          <table:table-cell table:style-name="ce1" office:value-type="float" office:value="46.957" calcext:value-type="float">
            <text:p>46,957</text:p>
          </table:table-cell>
          <table:table-cell table:style-name="ce1" office:value-type="float" office:value="10402.976" calcext:value-type="float">
            <text:p>10402,976</text:p>
          </table:table-cell>
          <table:table-cell table:style-name="ce1" office:value-type="float" office:value="10405.679" calcext:value-type="float">
            <text:p>10405,679</text:p>
          </table:table-cell>
          <table:table-cell table:style-name="ce1" table:number-columns-repeated="7"/>
          <table:table-cell office:value-type="string" calcext:value-type="string">
            <text:p>order: sell 10.000000 BCO_USD</text:p>
          </table:table-cell>
          <table:table-cell office:value-type="string" calcext:value-type="string">
            <text:p>{u'orderFillTransaction': {u'orderID': u'839', u'financing': u'0.0000', u'instrument': u'BCO_USD', u'price': u'46.927', u'userID': 2088872, u'batchID': u'839', u'accountBalance': u'96761.2434', u'reason': u'MARKET_ORDER', u'tradeOpened': {u'units': u'-10', u'tradeID': u'840'}, u'time': u'2016-08-15T10:47:29.690930955Z', u'units': u'-10', u'type': u'ORDER_FILL', u'id': u'840', u'pl': u'0.0000', u'accountID': u'101-004-2088872-001'}, u'orderCreateTransaction': {u'timeInForce': u'FOK', u'positionFill': u'DEFAULT', u'userID': 2088872, u'batchID': u'839', u'instrument': u'BCO_USD', u'reason': u'CLIENT_ORDER', u'time': u'2016-08-15T10:47:29.690930955Z', u'units': u'-10', u'type': u'MARKET_ORDER', u'id': u'839', u'accountID': u'101-004-2088872-001'}, u'relatedTransactionIDs': [u'839', u'840'], u'lastTransactionID': u'840'}</text:p>
          </table:table-cell>
        </table:table-row>
        <table:table-row table:style-name="ro1">
          <table:table-cell/>
          <table:table-cell office:value-type="string" calcext:value-type="string">
            <text:p>15/08/2016</text:p>
          </table:table-cell>
          <table:table-cell office:value-type="string" calcext:value-type="string">
            <text:p>12:46:51</text:p>
          </table:table-cell>
          <table:table-cell table:style-name="ce5"/>
          <table:table-cell table:style-name="ce5" office:value-type="float" office:value="46.907" calcext:value-type="float">
            <text:p>46,9070</text:p>
          </table:table-cell>
          <table:table-cell table:style-name="ce5" office:value-type="float" office:value="46.937" calcext:value-type="float">
            <text:p>46,9370</text:p>
          </table:table-cell>
          <table:table-cell table:style-name="ce5" table:formula="of:=([.E61]+[.F61])/2" office:value-type="float" office:value="46.922" calcext:value-type="float">
            <text:p>46,9220</text:p>
          </table:table-cell>
          <table:table-cell table:style-name="ce5" table:formula="of:=[.$H$46]*[.G61]+(1-[.$H$46])*[.H62]" office:value-type="float" office:value="46.922" calcext:value-type="float">
            <text:p>46,9220</text:p>
          </table:table-cell>
          <table:table-cell table:formula="of:=[.I62]+1" office:value-type="float" office:value="2" calcext:value-type="float">
            <text:p>2,000</text:p>
          </table:table-cell>
          <table:table-cell table:style-name="ce5" table:formula="of:=[.$H$46]*[.I61]+(1-[.$H$46])*[.J62]" office:value-type="float" office:value="0.56" calcext:value-type="float">
            <text:p>0,5600</text:p>
          </table:table-cell>
          <table:table-cell table:style-name="ce5" table:formula="of:=[.$H$46]*[.I61]*[.I61]+(1-[.$H$46])*[.K62]" office:value-type="float" office:value="0.96" calcext:value-type="float">
            <text:p>0,9600</text:p>
          </table:table-cell>
          <table:table-cell table:style-name="ce5" table:formula="of:=[.$H$46]*[.I61]*[.G61]+(1-[.$H$46])*[.L62]" office:value-type="float" office:value="26.27632" calcext:value-type="float">
            <text:p>26,2763</text:p>
          </table:table-cell>
          <table:table-cell table:style-name="ce1" table:formula="of:=[.K61]-[.J61]*[.J61]" office:value-type="float" office:value="0.6464" calcext:value-type="float">
            <text:p>0,6464</text:p>
          </table:table-cell>
          <table:table-cell table:style-name="ce5" table:formula="of:=IF([.M61]=0;[.N62];([.L61]-[.J61]*[.H61])/[.M61])" office:value-type="float" office:value="0" calcext:value-type="float">
            <text:p>0,0000</text:p>
          </table:table-cell>
          <table:table-cell table:style-name="ce3" table:formula="of:=IF([.M61]=0;[.O62];([.H61]*[.K61]-[.J61]*[.L61])/[.M61])" office:value-type="float" office:value="46.922" calcext:value-type="float">
            <text:p>46,92</text:p>
          </table:table-cell>
          <table:table-cell table:style-name="ce5" table:formula="of:=[.N61]*[.I61]+[.O61]" office:value-type="float" office:value="46.922" calcext:value-type="float">
            <text:p>46,9220</text:p>
          </table:table-cell>
          <table:table-cell table:style-name="ce10" table:formula="of:=([.P61]-[.P62])/[.P61]*[.$Q$46]" office:value-type="float" office:value="0" calcext:value-type="float">
            <text:p>0,00000</text:p>
          </table:table-cell>
          <table:table-cell table:style-name="ce1" table:formula="of:=IF([.Q61]&gt;=[.$R$46];1;0)" office:value-type="float" office:value="0" calcext:value-type="float">
            <text:p>0</text:p>
          </table:table-cell>
          <table:table-cell table:style-name="ce1" table:formula="of:=IF([.Q61]&lt;=-[.$S$46];1;0)" office:value-type="float" office:value="0" calcext:value-type="float">
            <text:p>0</text:p>
          </table:table-cell>
          <table:table-cell table:style-name="ce1" table:formula="of:=[.$T$45]*[.R61]" office:value-type="float" office:value="0" calcext:value-type="float">
            <text:p>0</text:p>
          </table:table-cell>
          <table:table-cell table:style-name="ce12" table:formula="of:=[.$U$45]*[.S61]" office:value-type="float" office:value="0" calcext:value-type="float">
            <text:p>0</text:p>
          </table:table-cell>
          <table:table-cell table:style-name="ce12" table:formula="of:=[.V62]-[.T61]+[.U61]" office:value-type="float" office:value="0" calcext:value-type="float">
            <text:p>0</text:p>
          </table:table-cell>
          <table:table-cell table:style-name="ce13" table:formula="of:=[.W62]+[.T61]*[.E61]-[.U61]*[.F61]" office:value-type="currency" office:currency="EUR" office:value="100" calcext:value-type="currency">
            <text:p>100,00 €</text:p>
          </table:table-cell>
          <table:table-cell table:style-name="ce13" table:formula="of:=[.W61]+[.V61]*[.E61]" office:value-type="currency" office:currency="EUR" office:value="100" calcext:value-type="currency">
            <text:p>100,00 €</text:p>
          </table:table-cell>
          <table:table-cell table:style-name="ce14" office:value-type="float" office:value="-10" calcext:value-type="float">
            <text:p>-10</text:p>
          </table:table-cell>
          <table:table-cell table:style-name="ce1" office:value-type="float" office:value="96761.0644" calcext:value-type="float">
            <text:p>96761,0644</text:p>
          </table:table-cell>
          <table:table-cell table:style-name="ce1" table:number-columns-repeated="3"/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96761.2434" calcext:value-type="float">
            <text:p>96761,2434</text:p>
          </table:table-cell>
          <table:table-cell table:style-name="ce1" office:value-type="float" office:value="96761.0644" calcext:value-type="float">
            <text:p>96761,064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38" calcext:value-type="float">
            <text:p>8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227.3152" calcext:value-type="float">
            <text:p>-3227,3152</text:p>
          </table:table-cell>
          <table:table-cell table:style-name="ce1" office:value-type="float" office:value="419.7983" calcext:value-type="float">
            <text:p>419,7983</text:p>
          </table:table-cell>
          <table:table-cell table:style-name="ce1" office:value-type="float" office:value="-3227.3152" calcext:value-type="float">
            <text:p>-3227,3152</text:p>
          </table:table-cell>
          <table:table-cell table:style-name="ce1" office:value-type="float" office:value="-0.179" calcext:value-type="float">
            <text:p>-0,179</text:p>
          </table:table-cell>
          <table:table-cell table:style-name="ce1" office:value-type="float" office:value="96752.6684" calcext:value-type="float">
            <text:p>96752,6684</text:p>
          </table:table-cell>
          <table:table-cell table:style-name="ce1" office:value-type="string" calcext:value-type="string">
            <text:p>v20fxtrade</text:p>
          </table:table-cell>
          <table:table-cell table:style-name="ce1" table:number-columns-repeated="6"/>
          <table:table-cell table:style-name="ce1" office:value-type="float" office:value="67.045" calcext:value-type="float">
            <text:p>67,045</text:p>
          </table:table-cell>
          <table:table-cell table:style-name="ce1" office:value-type="float" office:value="67.154" calcext:value-type="float">
            <text:p>67,154</text:p>
          </table:table-cell>
          <table:table-cell table:style-name="ce1" office:value-type="float" office:value="17.87091" calcext:value-type="float">
            <text:p>17,87091</text:p>
          </table:table-cell>
          <table:table-cell table:style-name="ce1" office:value-type="float" office:value="17.89521" calcext:value-type="float">
            <text:p>17,89521</text:p>
          </table:table-cell>
          <table:table-cell table:style-name="ce1" office:value-type="float" office:value="8292" calcext:value-type="float">
            <text:p>8292</text:p>
          </table:table-cell>
          <table:table-cell table:style-name="ce1" office:value-type="float" office:value="8295" calcext:value-type="float">
            <text:p>8295</text:p>
          </table:table-cell>
          <table:table-cell table:style-name="ce1" office:value-type="float" office:value="2.14199" calcext:value-type="float">
            <text:p>2,14199</text:p>
          </table:table-cell>
          <table:table-cell table:style-name="ce1" office:value-type="float" office:value="2.14299" calcext:value-type="float">
            <text:p>2,14299</text:p>
          </table:table-cell>
          <table:table-cell table:style-name="ce1" office:value-type="float" office:value="26.83077" calcext:value-type="float">
            <text:p>26,83077</text:p>
          </table:table-cell>
          <table:table-cell table:style-name="ce1" office:value-type="float" office:value="26.86976" calcext:value-type="float">
            <text:p>26,86976</text:p>
          </table:table-cell>
          <table:table-cell table:style-name="ce1" office:value-type="float" office:value="7.96162" calcext:value-type="float">
            <text:p>7,96162</text:p>
          </table:table-cell>
          <table:table-cell table:style-name="ce1" office:value-type="float" office:value="7.96345" calcext:value-type="float">
            <text:p>7,96345</text:p>
          </table:table-cell>
          <table:table-cell table:style-name="ce1" office:value-type="float" office:value="22927.1" calcext:value-type="float">
            <text:p>22927,1</text:p>
          </table:table-cell>
          <table:table-cell table:style-name="ce1" office:value-type="float" office:value="22932.1" calcext:value-type="float">
            <text:p>22932,1</text:p>
          </table:table-cell>
          <table:table-cell table:style-name="ce1" office:value-type="float" office:value="44.552" calcext:value-type="float">
            <text:p>44,552</text:p>
          </table:table-cell>
          <table:table-cell table:style-name="ce1" office:value-type="float" office:value="44.579" calcext:value-type="float">
            <text:p>44,579</text:p>
          </table:table-cell>
          <table:table-cell table:style-name="ce1" office:value-type="float" office:value="1731.64" calcext:value-type="float">
            <text:p>1731,64</text:p>
          </table:table-cell>
          <table:table-cell table:style-name="ce1" office:value-type="float" office:value="1732.233" calcext:value-type="float">
            <text:p>1732,233</text:p>
          </table:table-cell>
          <table:table-cell table:style-name="ce1" office:value-type="float" office:value="15.45675" calcext:value-type="float">
            <text:p>15,45675</text:p>
          </table:table-cell>
          <table:table-cell table:style-name="ce1" office:value-type="float" office:value="15.47874" calcext:value-type="float">
            <text:p>15,47874</text:p>
          </table:table-cell>
          <table:table-cell table:style-name="ce1" office:value-type="float" office:value="1.11725" calcext:value-type="float">
            <text:p>1,11725</text:p>
          </table:table-cell>
          <table:table-cell table:style-name="ce1" office:value-type="float" office:value="1.11737" calcext:value-type="float">
            <text:p>1,11737</text:p>
          </table:table-cell>
          <table:table-cell table:style-name="ce1" office:value-type="float" office:value="1.04007" calcext:value-type="float">
            <text:p>1,04007</text:p>
          </table:table-cell>
          <table:table-cell table:style-name="ce1" office:value-type="float" office:value="1.04049" calcext:value-type="float">
            <text:p>1,04049</text:p>
          </table:table-cell>
          <table:table-cell table:style-name="ce1" office:value-type="float" office:value="1.29168" calcext:value-type="float">
            <text:p>1,29168</text:p>
          </table:table-cell>
          <table:table-cell table:style-name="ce1" office:value-type="float" office:value="1.29192" calcext:value-type="float">
            <text:p>1,29192</text:p>
          </table:table-cell>
          <table:table-cell table:style-name="ce1" office:value-type="float" office:value="3.8223" calcext:value-type="float">
            <text:p>3,8223</text:p>
          </table:table-cell>
          <table:table-cell table:style-name="ce1" office:value-type="float" office:value="3.8243" calcext:value-type="float">
            <text:p>3,8243</text:p>
          </table:table-cell>
          <table:table-cell table:style-name="ce1" office:value-type="float" office:value="1.6846" calcext:value-type="float">
            <text:p>1,6846</text:p>
          </table:table-cell>
          <table:table-cell table:style-name="ce1" office:value-type="float" office:value="1.68503" calcext:value-type="float">
            <text:p>1,68503</text:p>
          </table:table-cell>
          <table:table-cell table:style-name="ce1" office:value-type="float" office:value="3052.8" calcext:value-type="float">
            <text:p>3052,8</text:p>
          </table:table-cell>
          <table:table-cell table:style-name="ce1" office:value-type="float" office:value="3054.3" calcext:value-type="float">
            <text:p>3054,3</text:p>
          </table:table-cell>
          <table:table-cell table:style-name="ce1" office:value-type="float" office:value="3.242" calcext:value-type="float">
            <text:p>3,242</text:p>
          </table:table-cell>
          <table:table-cell table:style-name="ce1" office:value-type="float" office:value="3.245" calcext:value-type="float">
            <text:p>3,245</text:p>
          </table:table-cell>
          <table:table-cell table:style-name="ce1" office:value-type="float" office:value="13.02018" calcext:value-type="float">
            <text:p>13,02018</text:p>
          </table:table-cell>
          <table:table-cell table:style-name="ce1" office:value-type="float" office:value="13.02256" calcext:value-type="float">
            <text:p>13,02256</text:p>
          </table:table-cell>
          <table:table-cell table:style-name="ce1" office:value-type="float" office:value="5.7717" calcext:value-type="float">
            <text:p>5,7717</text:p>
          </table:table-cell>
          <table:table-cell table:style-name="ce1" office:value-type="float" office:value="5.77312" calcext:value-type="float">
            <text:p>5,77312</text:p>
          </table:table-cell>
          <table:table-cell table:style-name="ce1" office:value-type="float" office:value="1037.733" calcext:value-type="float">
            <text:p>1037,733</text:p>
          </table:table-cell>
          <table:table-cell table:style-name="ce1" office:value-type="float" office:value="1038.032" calcext:value-type="float">
            <text:p>1038,032</text:p>
          </table:table-cell>
          <table:table-cell table:style-name="ce1" office:value-type="float" office:value="1231.963" calcext:value-type="float">
            <text:p>1231,963</text:p>
          </table:table-cell>
          <table:table-cell table:style-name="ce1" office:value-type="float" office:value="1232.363" calcext:value-type="float">
            <text:p>1232,363</text:p>
          </table:table-cell>
          <table:table-cell table:style-name="ce1" office:value-type="float" office:value="1.79157" calcext:value-type="float">
            <text:p>1,79157</text:p>
          </table:table-cell>
          <table:table-cell table:style-name="ce1" office:value-type="float" office:value="1.79224" calcext:value-type="float">
            <text:p>1,79224</text:p>
          </table:table-cell>
          <table:table-cell table:style-name="ce1" office:value-type="float" office:value="18605.5" calcext:value-type="float">
            <text:p>18605,5</text:p>
          </table:table-cell>
          <table:table-cell table:style-name="ce1" office:value-type="float" office:value="18607.5" calcext:value-type="float">
            <text:p>18607,5</text:p>
          </table:table-cell>
          <table:table-cell table:style-name="ce1" office:value-type="float" office:value="4505.7" calcext:value-type="float">
            <text:p>4505,7</text:p>
          </table:table-cell>
          <table:table-cell table:style-name="ce1" office:value-type="float" office:value="4506.9" calcext:value-type="float">
            <text:p>4506,9</text:p>
          </table:table-cell>
          <table:table-cell table:style-name="ce1" office:value-type="float" office:value="135396" calcext:value-type="float">
            <text:p>135396</text:p>
          </table:table-cell>
          <table:table-cell table:style-name="ce1" office:value-type="float" office:value="135444" calcext:value-type="float">
            <text:p>135444</text:p>
          </table:table-cell>
          <table:table-cell table:style-name="ce1" office:value-type="float" office:value="1.34366" calcext:value-type="float">
            <text:p>1,34366</text:p>
          </table:table-cell>
          <table:table-cell table:style-name="ce1" office:value-type="float" office:value="1.34393" calcext:value-type="float">
            <text:p>1,34393</text:p>
          </table:table-cell>
          <table:table-cell table:style-name="ce1" office:value-type="float" office:value="9.45128" calcext:value-type="float">
            <text:p>9,45128</text:p>
          </table:table-cell>
          <table:table-cell table:style-name="ce1" office:value-type="float" office:value="9.45418" calcext:value-type="float">
            <text:p>9,45418</text:p>
          </table:table-cell>
          <table:table-cell table:style-name="ce1" office:value-type="float" office:value="13.39714" calcext:value-type="float">
            <text:p>13,39714</text:p>
          </table:table-cell>
          <table:table-cell table:style-name="ce1" office:value-type="float" office:value="13.40714" calcext:value-type="float">
            <text:p>13,40714</text:p>
          </table:table-cell>
          <table:table-cell table:style-name="ce1" office:value-type="float" office:value="6.00406" calcext:value-type="float">
            <text:p>6,00406</text:p>
          </table:table-cell>
          <table:table-cell table:style-name="ce1" office:value-type="float" office:value="6.00544" calcext:value-type="float">
            <text:p>6,00544</text:p>
          </table:table-cell>
          <table:table-cell table:style-name="ce1" office:value-type="float" office:value="19.45103" calcext:value-type="float">
            <text:p>19,45103</text:p>
          </table:table-cell>
          <table:table-cell table:style-name="ce1" office:value-type="float" office:value="19.47899" calcext:value-type="float">
            <text:p>19,47899</text:p>
          </table:table-cell>
          <table:table-cell table:style-name="ce1" office:value-type="float" office:value="0.93114" calcext:value-type="float">
            <text:p>0,93114</text:p>
          </table:table-cell>
          <table:table-cell table:style-name="ce1" office:value-type="float" office:value="0.93145" calcext:value-type="float">
            <text:p>0,93145</text:p>
          </table:table-cell>
          <table:table-cell table:style-name="ce1" office:value-type="float" office:value="4816.7" calcext:value-type="float">
            <text:p>4816,7</text:p>
          </table:table-cell>
          <table:table-cell table:style-name="ce1" office:value-type="float" office:value="4817.3" calcext:value-type="float">
            <text:p>4817,3</text:p>
          </table:table-cell>
          <table:table-cell table:style-name="ce1" office:value-type="float" office:value="2016.7" calcext:value-type="float">
            <text:p>2016,7</text:p>
          </table:table-cell>
          <table:table-cell table:style-name="ce1" office:value-type="float" office:value="2019.6" calcext:value-type="float">
            <text:p>2019,6</text:p>
          </table:table-cell>
          <table:table-cell table:style-name="ce1" office:value-type="float" office:value="1859.321" calcext:value-type="float">
            <text:p>1859,321</text:p>
          </table:table-cell>
          <table:table-cell table:style-name="ce1" office:value-type="float" office:value="1860.161" calcext:value-type="float">
            <text:p>1860,161</text:p>
          </table:table-cell>
          <table:table-cell table:style-name="ce1" office:value-type="float" office:value="26.04191" calcext:value-type="float">
            <text:p>26,04191</text:p>
          </table:table-cell>
          <table:table-cell table:style-name="ce1" office:value-type="float" office:value="26.07928" calcext:value-type="float">
            <text:p>26,07928</text:p>
          </table:table-cell>
          <table:table-cell table:style-name="ce1" office:value-type="float" office:value="7.527" calcext:value-type="float">
            <text:p>7,527</text:p>
          </table:table-cell>
          <table:table-cell table:style-name="ce1" office:value-type="float" office:value="7.546" calcext:value-type="float">
            <text:p>7,546</text:p>
          </table:table-cell>
          <table:table-cell table:style-name="ce1" office:value-type="float" office:value="4.9371" calcext:value-type="float">
            <text:p>4,9371</text:p>
          </table:table-cell>
          <table:table-cell table:style-name="ce1" office:value-type="float" office:value="4.94047" calcext:value-type="float">
            <text:p>4,94047</text:p>
          </table:table-cell>
          <table:table-cell table:style-name="ce1" office:value-type="float" office:value="1.44318" calcext:value-type="float">
            <text:p>1,44318</text:p>
          </table:table-cell>
          <table:table-cell table:style-name="ce1" office:value-type="float" office:value="1.44346" calcext:value-type="float">
            <text:p>1,44346</text:p>
          </table:table-cell>
          <table:table-cell table:style-name="ce1" office:value-type="float" office:value="27.69468" calcext:value-type="float">
            <text:p>27,69468</text:p>
          </table:table-cell>
          <table:table-cell table:style-name="ce1" office:value-type="float" office:value="27.73744" calcext:value-type="float">
            <text:p>27,73744</text:p>
          </table:table-cell>
          <table:table-cell table:style-name="ce1" office:value-type="float" office:value="1.06336" calcext:value-type="float">
            <text:p>1,06336</text:p>
          </table:table-cell>
          <table:table-cell table:style-name="ce1" office:value-type="float" office:value="1.06368" calcext:value-type="float">
            <text:p>1,06368</text:p>
          </table:table-cell>
          <table:table-cell table:style-name="ce1" office:value-type="float" office:value="109.486" calcext:value-type="float">
            <text:p>109,486</text:p>
          </table:table-cell>
          <table:table-cell table:style-name="ce1" office:value-type="float" office:value="109.504" calcext:value-type="float">
            <text:p>109,504</text:p>
          </table:table-cell>
          <table:table-cell table:style-name="ce1" office:value-type="float" office:value="0.76664" calcext:value-type="float">
            <text:p>0,76664</text:p>
          </table:table-cell>
          <table:table-cell table:style-name="ce1" office:value-type="float" office:value="0.76678" calcext:value-type="float">
            <text:p>0,76678</text:p>
          </table:table-cell>
          <table:table-cell table:style-name="ce1" office:value-type="float" office:value="72.803" calcext:value-type="float">
            <text:p>72,803</text:p>
          </table:table-cell>
          <table:table-cell table:style-name="ce1" office:value-type="float" office:value="72.826" calcext:value-type="float">
            <text:p>72,826</text:p>
          </table:table-cell>
          <table:table-cell table:style-name="ce1" office:value-type="float" office:value="131.877" calcext:value-type="float">
            <text:p>131,877</text:p>
          </table:table-cell>
          <table:table-cell table:style-name="ce1" office:value-type="float" office:value="131.897" calcext:value-type="float">
            <text:p>131,897</text:p>
          </table:table-cell>
          <table:table-cell table:style-name="ce1" office:value-type="float" office:value="688.468" calcext:value-type="float">
            <text:p>688,468</text:p>
          </table:table-cell>
          <table:table-cell table:style-name="ce1" office:value-type="float" office:value="691.468" calcext:value-type="float">
            <text:p>691,468</text:p>
          </table:table-cell>
          <table:table-cell table:style-name="ce1" office:value-type="float" office:value="1.45709" calcext:value-type="float">
            <text:p>1,45709</text:p>
          </table:table-cell>
          <table:table-cell table:style-name="ce1" office:value-type="float" office:value="1.45739" calcext:value-type="float">
            <text:p>1,45739</text:p>
          </table:table-cell>
          <table:table-cell table:style-name="ce1" office:value-type="float" office:value="19.96842" calcext:value-type="float">
            <text:p>19,96842</text:p>
          </table:table-cell>
          <table:table-cell table:style-name="ce1" office:value-type="float" office:value="19.99342" calcext:value-type="float">
            <text:p>19,99342</text:p>
          </table:table-cell>
          <table:table-cell table:style-name="ce1" office:value-type="float" office:value="3.29976" calcext:value-type="float">
            <text:p>3,29976</text:p>
          </table:table-cell>
          <table:table-cell table:style-name="ce1" office:value-type="float" office:value="3.30082" calcext:value-type="float">
            <text:p>3,30082</text:p>
          </table:table-cell>
          <table:table-cell table:style-name="ce1" office:value-type="float" office:value="100.999" calcext:value-type="float">
            <text:p>100,999</text:p>
          </table:table-cell>
          <table:table-cell table:style-name="ce1" office:value-type="float" office:value="101.013" calcext:value-type="float">
            <text:p>101,013</text:p>
          </table:table-cell>
          <table:table-cell table:style-name="ce1" office:value-type="float" office:value="103.667" calcext:value-type="float">
            <text:p>103,667</text:p>
          </table:table-cell>
          <table:table-cell table:style-name="ce1" office:value-type="float" office:value="103.692" calcext:value-type="float">
            <text:p>103,692</text:p>
          </table:table-cell>
          <table:table-cell table:style-name="ce1" office:value-type="float" office:value="309.48" calcext:value-type="float">
            <text:p>309,48</text:p>
          </table:table-cell>
          <table:table-cell table:style-name="ce1" office:value-type="float" office:value="309.694" calcext:value-type="float">
            <text:p>309,694</text:p>
          </table:table-cell>
          <table:table-cell table:style-name="ce1" office:value-type="float" office:value="0.754" calcext:value-type="float">
            <text:p>0,754</text:p>
          </table:table-cell>
          <table:table-cell table:style-name="ce1" office:value-type="float" office:value="0.75428" calcext:value-type="float">
            <text:p>0,75428</text:p>
          </table:table-cell>
          <table:table-cell table:style-name="ce1" office:value-type="float" office:value="167.973" calcext:value-type="float">
            <text:p>167,973</text:p>
          </table:table-cell>
          <table:table-cell table:style-name="ce1" office:value-type="float" office:value="167.988" calcext:value-type="float">
            <text:p>167,988</text:p>
          </table:table-cell>
          <table:table-cell table:style-name="ce1" office:value-type="float" office:value="1801.323" calcext:value-type="float">
            <text:p>1801,323</text:p>
          </table:table-cell>
          <table:table-cell table:style-name="ce1" office:value-type="float" office:value="1801.971" calcext:value-type="float">
            <text:p>1801,971</text:p>
          </table:table-cell>
          <table:table-cell table:style-name="ce1" office:value-type="float" office:value="5.94665" calcext:value-type="float">
            <text:p>5,94665</text:p>
          </table:table-cell>
          <table:table-cell table:style-name="ce1" office:value-type="float" office:value="5.948" calcext:value-type="float">
            <text:p>5,948</text:p>
          </table:table-cell>
          <table:table-cell table:style-name="ce1" office:value-type="float" office:value="1199.806" calcext:value-type="float">
            <text:p>1199,806</text:p>
          </table:table-cell>
          <table:table-cell table:style-name="ce1" office:value-type="float" office:value="1200.092" calcext:value-type="float">
            <text:p>1200,092</text:p>
          </table:table-cell>
          <table:table-cell table:style-name="ce1" office:value-type="float" office:value="455.59" calcext:value-type="float">
            <text:p>455,59</text:p>
          </table:table-cell>
          <table:table-cell table:style-name="ce1" office:value-type="float" office:value="455.76" calcext:value-type="float">
            <text:p>455,76</text:p>
          </table:table-cell>
          <table:table-cell table:style-name="ce1" office:value-type="float" office:value="132.647" calcext:value-type="float">
            <text:p>132,647</text:p>
          </table:table-cell>
          <table:table-cell table:style-name="ce1" office:value-type="float" office:value="132.673" calcext:value-type="float">
            <text:p>132,673</text:p>
          </table:table-cell>
          <table:table-cell table:style-name="ce1" office:value-type="float" office:value="6.65885" calcext:value-type="float">
            <text:p>6,65885</text:p>
          </table:table-cell>
          <table:table-cell table:style-name="ce1" office:value-type="float" office:value="6.65963" calcext:value-type="float">
            <text:p>6,65963</text:p>
          </table:table-cell>
          <table:table-cell table:style-name="ce1" office:value-type="float" office:value="1.5012" calcext:value-type="float">
            <text:p>1,5012</text:p>
          </table:table-cell>
          <table:table-cell table:style-name="ce1" office:value-type="float" office:value="1.50167" calcext:value-type="float">
            <text:p>1,50167</text:p>
          </table:table-cell>
          <table:table-cell table:style-name="ce1" office:value-type="float" office:value="7.75677" calcext:value-type="float">
            <text:p>7,75677</text:p>
          </table:table-cell>
          <table:table-cell table:style-name="ce1" office:value-type="float" office:value="7.75711" calcext:value-type="float">
            <text:p>7,75711</text:p>
          </table:table-cell>
          <table:table-cell table:style-name="ce1" office:value-type="float" office:value="1.66853" calcext:value-type="float">
            <text:p>1,66853</text:p>
          </table:table-cell>
          <table:table-cell table:style-name="ce1" office:value-type="float" office:value="1.66893" calcext:value-type="float">
            <text:p>1,66893</text:p>
          </table:table-cell>
          <table:table-cell table:style-name="ce1" office:value-type="float" office:value="3.74941" calcext:value-type="float">
            <text:p>3,74941</text:p>
          </table:table-cell>
          <table:table-cell table:style-name="ce1" office:value-type="float" office:value="3.7507" calcext:value-type="float">
            <text:p>3,7507</text:p>
          </table:table-cell>
          <table:table-cell table:style-name="ce1" office:value-type="float" office:value="25.7928" calcext:value-type="float">
            <text:p>25,7928</text:p>
          </table:table-cell>
          <table:table-cell table:style-name="ce1" office:value-type="float" office:value="25.8299" calcext:value-type="float">
            <text:p>25,8299</text:p>
          </table:table-cell>
          <table:table-cell table:style-name="ce1" office:value-type="float" office:value="8.66625" calcext:value-type="float">
            <text:p>8,66625</text:p>
          </table:table-cell>
          <table:table-cell table:style-name="ce1" office:value-type="float" office:value="8.66757" calcext:value-type="float">
            <text:p>8,66757</text:p>
          </table:table-cell>
          <table:table-cell table:style-name="ce1" office:value-type="float" office:value="1340.572" calcext:value-type="float">
            <text:p>1340,572</text:p>
          </table:table-cell>
          <table:table-cell table:style-name="ce1" office:value-type="float" office:value="1340.859" calcext:value-type="float">
            <text:p>1340,859</text:p>
          </table:table-cell>
          <table:table-cell table:style-name="ce1" office:value-type="float" office:value="10.221" calcext:value-type="float">
            <text:p>10,221</text:p>
          </table:table-cell>
          <table:table-cell table:style-name="ce1" office:value-type="float" office:value="10.226" calcext:value-type="float">
            <text:p>10,226</text:p>
          </table:table-cell>
          <table:table-cell table:style-name="ce1" office:value-type="float" office:value="2.588" calcext:value-type="float">
            <text:p>2,588</text:p>
          </table:table-cell>
          <table:table-cell table:style-name="ce1" office:value-type="float" office:value="2.592" calcext:value-type="float">
            <text:p>2,592</text:p>
          </table:table-cell>
          <table:table-cell table:style-name="ce1" office:value-type="float" office:value="9.18097" calcext:value-type="float">
            <text:p>9,18097</text:p>
          </table:table-cell>
          <table:table-cell table:style-name="ce1" office:value-type="float" office:value="9.18376" calcext:value-type="float">
            <text:p>9,18376</text:p>
          </table:table-cell>
          <table:table-cell table:style-name="ce1" office:value-type="float" office:value="27.014" calcext:value-type="float">
            <text:p>27,014</text:p>
          </table:table-cell>
          <table:table-cell table:style-name="ce1" office:value-type="float" office:value="27.0275" calcext:value-type="float">
            <text:p>27,0275</text:p>
          </table:table-cell>
          <table:table-cell table:style-name="ce1" office:value-type="float" office:value="4.203" calcext:value-type="float">
            <text:p>4,203</text:p>
          </table:table-cell>
          <table:table-cell table:style-name="ce1" office:value-type="float" office:value="4.207" calcext:value-type="float">
            <text:p>4,207</text:p>
          </table:table-cell>
          <table:table-cell table:style-name="ce1" office:value-type="float" office:value="0.97409" calcext:value-type="float">
            <text:p>0,97409</text:p>
          </table:table-cell>
          <table:table-cell table:style-name="ce1" office:value-type="float" office:value="0.97427" calcext:value-type="float">
            <text:p>0,97427</text:p>
          </table:table-cell>
          <table:table-cell table:style-name="ce1" office:value-type="float" office:value="1305.888" calcext:value-type="float">
            <text:p>1305,888</text:p>
          </table:table-cell>
          <table:table-cell table:style-name="ce1" office:value-type="float" office:value="1306.309" calcext:value-type="float">
            <text:p>1306,309</text:p>
          </table:table-cell>
          <table:table-cell table:style-name="ce1" office:value-type="float" office:value="5.59115" calcext:value-type="float">
            <text:p>5,59115</text:p>
          </table:table-cell>
          <table:table-cell table:style-name="ce1" office:value-type="float" office:value="5.59303" calcext:value-type="float">
            <text:p>5,59303</text:p>
          </table:table-cell>
          <table:table-cell table:style-name="ce1" office:value-type="float" office:value="5531.1" calcext:value-type="float">
            <text:p>5531,1</text:p>
          </table:table-cell>
          <table:table-cell table:style-name="ce1" office:value-type="float" office:value="5532" calcext:value-type="float">
            <text:p>5532</text:p>
          </table:table-cell>
          <table:table-cell table:style-name="ce1" office:value-type="float" office:value="6950.8" calcext:value-type="float">
            <text:p>6950,8</text:p>
          </table:table-cell>
          <table:table-cell table:style-name="ce1" office:value-type="float" office:value="6951.8" calcext:value-type="float">
            <text:p>6951,8</text:p>
          </table:table-cell>
          <table:table-cell table:style-name="ce1" office:value-type="float" office:value="1.25825" calcext:value-type="float">
            <text:p>1,25825</text:p>
          </table:table-cell>
          <table:table-cell table:style-name="ce1" office:value-type="float" office:value="1.2586" calcext:value-type="float">
            <text:p>1,2586</text:p>
          </table:table-cell>
          <table:table-cell table:style-name="ce1" office:value-type="float" office:value="34.568" calcext:value-type="float">
            <text:p>34,568</text:p>
          </table:table-cell>
          <table:table-cell table:style-name="ce1" office:value-type="float" office:value="34.675" calcext:value-type="float">
            <text:p>34,675</text:p>
          </table:table-cell>
          <table:table-cell table:style-name="ce1" office:value-type="float" office:value="112.838" calcext:value-type="float">
            <text:p>112,838</text:p>
          </table:table-cell>
          <table:table-cell table:style-name="ce1" office:value-type="float" office:value="112.857" calcext:value-type="float">
            <text:p>112,857</text:p>
          </table:table-cell>
          <table:table-cell table:style-name="ce1" office:value-type="float" office:value="0.86485" calcext:value-type="float">
            <text:p>0,86485</text:p>
          </table:table-cell>
          <table:table-cell table:style-name="ce1" office:value-type="float" office:value="0.865" calcext:value-type="float">
            <text:p>0,865</text:p>
          </table:table-cell>
          <table:table-cell table:style-name="ce1" office:value-type="float" office:value="0.72081" calcext:value-type="float">
            <text:p>0,72081</text:p>
          </table:table-cell>
          <table:table-cell table:style-name="ce1" office:value-type="float" office:value="0.72102" calcext:value-type="float">
            <text:p>0,72102</text:p>
          </table:table-cell>
          <table:table-cell table:style-name="ce1" office:value-type="float" office:value="13.75095" calcext:value-type="float">
            <text:p>13,75095</text:p>
          </table:table-cell>
          <table:table-cell table:style-name="ce1" office:value-type="float" office:value="13.76376" calcext:value-type="float">
            <text:p>13,76376</text:p>
          </table:table-cell>
          <table:table-cell table:style-name="ce1" office:value-type="float" office:value="154.89044" calcext:value-type="float">
            <text:p>154,89044</text:p>
          </table:table-cell>
          <table:table-cell table:style-name="ce1" office:value-type="float" office:value="155.09116" calcext:value-type="float">
            <text:p>155,09116</text:p>
          </table:table-cell>
          <table:table-cell table:style-name="ce1" office:value-type="float" office:value="1748.364" calcext:value-type="float">
            <text:p>1748,364</text:p>
          </table:table-cell>
          <table:table-cell table:style-name="ce1" office:value-type="float" office:value="1748.958" calcext:value-type="float">
            <text:p>1748,958</text:p>
          </table:table-cell>
          <table:table-cell table:style-name="ce1" office:value-type="float" office:value="78.176" calcext:value-type="float">
            <text:p>78,176</text:p>
          </table:table-cell>
          <table:table-cell table:style-name="ce1" office:value-type="float" office:value="78.199" calcext:value-type="float">
            <text:p>78,199</text:p>
          </table:table-cell>
          <table:table-cell table:style-name="ce1" office:value-type="float" office:value="17.30468" calcext:value-type="float">
            <text:p>17,30468</text:p>
          </table:table-cell>
          <table:table-cell table:style-name="ce1" office:value-type="float" office:value="17.32055" calcext:value-type="float">
            <text:p>17,32055</text:p>
          </table:table-cell>
          <table:table-cell table:style-name="ce1" office:value-type="float" office:value="0.96852" calcext:value-type="float">
            <text:p>0,96852</text:p>
          </table:table-cell>
          <table:table-cell table:style-name="ce1" office:value-type="float" office:value="0.969" calcext:value-type="float">
            <text:p>0,969</text:p>
          </table:table-cell>
          <table:table-cell table:style-name="ce1" office:value-type="float" office:value="276.971" calcext:value-type="float">
            <text:p>276,971</text:p>
          </table:table-cell>
          <table:table-cell table:style-name="ce1" office:value-type="float" office:value="277.196" calcext:value-type="float">
            <text:p>277,196</text:p>
          </table:table-cell>
          <table:table-cell table:style-name="ce1" office:value-type="float" office:value="24.17596" calcext:value-type="float">
            <text:p>24,17596</text:p>
          </table:table-cell>
          <table:table-cell table:style-name="ce1" office:value-type="float" office:value="24.1919" calcext:value-type="float">
            <text:p>24,1919</text:p>
          </table:table-cell>
          <table:table-cell table:style-name="ce1" office:value-type="float" office:value="4.27059" calcext:value-type="float">
            <text:p>4,27059</text:p>
          </table:table-cell>
          <table:table-cell table:style-name="ce1" office:value-type="float" office:value="4.27276" calcext:value-type="float">
            <text:p>4,27276</text:p>
          </table:table-cell>
          <table:table-cell table:style-name="ce1" office:value-type="float" office:value="7.44021" calcext:value-type="float">
            <text:p>7,44021</text:p>
          </table:table-cell>
          <table:table-cell table:style-name="ce1" office:value-type="float" office:value="7.44054" calcext:value-type="float">
            <text:p>7,44054</text:p>
          </table:table-cell>
          <table:table-cell table:style-name="ce1" office:value-type="float" office:value="1128.268" calcext:value-type="float">
            <text:p>1128,268</text:p>
          </table:table-cell>
          <table:table-cell table:style-name="ce1" office:value-type="float" office:value="1131.268" calcext:value-type="float">
            <text:p>1131,268</text:p>
          </table:table-cell>
          <table:table-cell table:style-name="ce1" office:value-type="float" office:value="1.5496" calcext:value-type="float">
            <text:p>1,5496</text:p>
          </table:table-cell>
          <table:table-cell table:style-name="ce1" office:value-type="float" office:value="1.55005" calcext:value-type="float">
            <text:p>1,55005</text:p>
          </table:table-cell>
          <table:table-cell table:style-name="ce1" office:value-type="float" office:value="317.44" calcext:value-type="float">
            <text:p>317,44</text:p>
          </table:table-cell>
          <table:table-cell table:style-name="ce1" office:value-type="float" office:value="317.64" calcext:value-type="float">
            <text:p>317,64</text:p>
          </table:table-cell>
          <table:table-cell table:style-name="ce1" office:value-type="float" office:value="0.74677" calcext:value-type="float">
            <text:p>0,74677</text:p>
          </table:table-cell>
          <table:table-cell table:style-name="ce1" office:value-type="float" office:value="0.74705" calcext:value-type="float">
            <text:p>0,74705</text:p>
          </table:table-cell>
          <table:table-cell table:style-name="ce1" office:value-type="float" office:value="8.45908" calcext:value-type="float">
            <text:p>8,45908</text:p>
          </table:table-cell>
          <table:table-cell table:style-name="ce1" office:value-type="float" office:value="8.46175" calcext:value-type="float">
            <text:p>8,46175</text:p>
          </table:table-cell>
          <table:table-cell table:style-name="ce1" office:value-type="float" office:value="1.73556" calcext:value-type="float">
            <text:p>1,73556</text:p>
          </table:table-cell>
          <table:table-cell table:style-name="ce1" office:value-type="float" office:value="1.73621" calcext:value-type="float">
            <text:p>1,73621</text:p>
          </table:table-cell>
          <table:table-cell table:style-name="ce1" office:value-type="float" office:value="66.8" calcext:value-type="float">
            <text:p>66,8</text:p>
          </table:table-cell>
          <table:table-cell table:style-name="ce1" office:value-type="float" office:value="66.905" calcext:value-type="float">
            <text:p>66,905</text:p>
          </table:table-cell>
          <table:table-cell table:style-name="ce1" office:value-type="float" office:value="0.19533" calcext:value-type="float">
            <text:p>0,19533</text:p>
          </table:table-cell>
          <table:table-cell table:style-name="ce1" office:value-type="float" office:value="0.19545" calcext:value-type="float">
            <text:p>0,19545</text:p>
          </table:table-cell>
          <table:table-cell table:style-name="ce1" office:value-type="float" office:value="10.01918" calcext:value-type="float">
            <text:p>10,01918</text:p>
          </table:table-cell>
          <table:table-cell table:style-name="ce1" office:value-type="float" office:value="10.02133" calcext:value-type="float">
            <text:p>10,02133</text:p>
          </table:table-cell>
          <table:table-cell table:style-name="ce1" office:value-type="float" office:value="8.21703" calcext:value-type="float">
            <text:p>8,21703</text:p>
          </table:table-cell>
          <table:table-cell table:style-name="ce1" office:value-type="float" office:value="8.21966" calcext:value-type="float">
            <text:p>8,21966</text:p>
          </table:table-cell>
          <table:table-cell table:style-name="ce1" office:value-type="float" office:value="2.95289" calcext:value-type="float">
            <text:p>2,95289</text:p>
          </table:table-cell>
          <table:table-cell table:style-name="ce1" office:value-type="float" office:value="2.95341" calcext:value-type="float">
            <text:p>2,95341</text:p>
          </table:table-cell>
          <table:table-cell table:style-name="ce1" office:value-type="float" office:value="130.46" calcext:value-type="float">
            <text:p>130,46</text:p>
          </table:table-cell>
          <table:table-cell table:style-name="ce1" office:value-type="float" office:value="130.486" calcext:value-type="float">
            <text:p>130,486</text:p>
          </table:table-cell>
          <table:table-cell table:style-name="ce1" office:value-type="float" office:value="18.14965" calcext:value-type="float">
            <text:p>18,14965</text:p>
          </table:table-cell>
          <table:table-cell table:style-name="ce1" office:value-type="float" office:value="18.15763" calcext:value-type="float">
            <text:p>18,15763</text:p>
          </table:table-cell>
          <table:table-cell table:style-name="ce1" office:value-type="float" office:value="1.29167" calcext:value-type="float">
            <text:p>1,29167</text:p>
          </table:table-cell>
          <table:table-cell table:style-name="ce1" office:value-type="float" office:value="1.29189" calcext:value-type="float">
            <text:p>1,29189</text:p>
          </table:table-cell>
          <table:table-cell table:style-name="ce1" office:value-type="float" office:value="77.432" calcext:value-type="float">
            <text:p>77,432</text:p>
          </table:table-cell>
          <table:table-cell table:style-name="ce1" office:value-type="float" office:value="77.451" calcext:value-type="float">
            <text:p>77,451</text:p>
          </table:table-cell>
          <table:table-cell table:style-name="ce1" office:value-type="float" office:value="14.96795" calcext:value-type="float">
            <text:p>14,96795</text:p>
          </table:table-cell>
          <table:table-cell table:style-name="ce1" office:value-type="float" office:value="14.98074" calcext:value-type="float">
            <text:p>14,98074</text:p>
          </table:table-cell>
          <table:table-cell table:style-name="ce1" office:value-type="float" office:value="75.152" calcext:value-type="float">
            <text:p>75,152</text:p>
          </table:table-cell>
          <table:table-cell table:style-name="ce1" office:value-type="float" office:value="75.178" calcext:value-type="float">
            <text:p>75,178</text:p>
          </table:table-cell>
          <table:table-cell table:style-name="ce1" office:value-type="float" office:value="0.70213" calcext:value-type="float">
            <text:p>0,70213</text:p>
          </table:table-cell>
          <table:table-cell table:style-name="ce1" office:value-type="float" office:value="0.70247" calcext:value-type="float">
            <text:p>0,70247</text:p>
          </table:table-cell>
          <table:table-cell table:style-name="ce1" office:value-type="float" office:value="16851.5" calcext:value-type="float">
            <text:p>16851,5</text:p>
          </table:table-cell>
          <table:table-cell table:style-name="ce1" office:value-type="float" office:value="16861.5" calcext:value-type="float">
            <text:p>16861,5</text:p>
          </table:table-cell>
          <table:table-cell table:style-name="ce1" office:value-type="float" office:value="0.72481" calcext:value-type="float">
            <text:p>0,72481</text:p>
          </table:table-cell>
          <table:table-cell table:style-name="ce1" office:value-type="float" office:value="0.72509" calcext:value-type="float">
            <text:p>0,72509</text:p>
          </table:table-cell>
          <table:table-cell table:style-name="ce1" office:value-type="float" office:value="1.08837" calcext:value-type="float">
            <text:p>1,08837</text:p>
          </table:table-cell>
          <table:table-cell table:style-name="ce1" office:value-type="float" office:value="1.08854" calcext:value-type="float">
            <text:p>1,08854</text:p>
          </table:table-cell>
          <table:table-cell table:style-name="ce1" office:value-type="float" office:value="1.0301" calcext:value-type="float">
            <text:p>1,0301</text:p>
          </table:table-cell>
          <table:table-cell table:style-name="ce1" office:value-type="float" office:value="1.0305" calcext:value-type="float">
            <text:p>1,0305</text:p>
          </table:table-cell>
          <table:table-cell table:style-name="ce1" office:value-type="float" office:value="6.64813" calcext:value-type="float">
            <text:p>6,64813</text:p>
          </table:table-cell>
          <table:table-cell table:style-name="ce1" office:value-type="float" office:value="6.64863" calcext:value-type="float">
            <text:p>6,64863</text:p>
          </table:table-cell>
          <table:table-cell table:style-name="ce1" office:value-type="float" office:value="10764.7" calcext:value-type="float">
            <text:p>10764,7</text:p>
          </table:table-cell>
          <table:table-cell table:style-name="ce1" office:value-type="float" office:value="10765.4" calcext:value-type="float">
            <text:p>10765,4</text:p>
          </table:table-cell>
          <table:table-cell table:style-name="ce1" office:value-type="float" office:value="34.185" calcext:value-type="float">
            <text:p>34,185</text:p>
          </table:table-cell>
          <table:table-cell table:style-name="ce1" office:value-type="float" office:value="34.202" calcext:value-type="float">
            <text:p>34,202</text:p>
          </table:table-cell>
          <table:table-cell table:style-name="ce1" office:value-type="float" office:value="0.99029" calcext:value-type="float">
            <text:p>0,99029</text:p>
          </table:table-cell>
          <table:table-cell table:style-name="ce1" office:value-type="float" office:value="0.99057" calcext:value-type="float">
            <text:p>0,99057</text:p>
          </table:table-cell>
          <table:table-cell table:style-name="ce1" office:value-type="float" office:value="121.899" calcext:value-type="float">
            <text:p>121,899</text:p>
          </table:table-cell>
          <table:table-cell table:style-name="ce1" office:value-type="float" office:value="121.917" calcext:value-type="float">
            <text:p>121,917</text:p>
          </table:table-cell>
          <table:table-cell table:style-name="ce1" office:value-type="float" office:value="2186.4" calcext:value-type="float">
            <text:p>2186,4</text:p>
          </table:table-cell>
          <table:table-cell table:style-name="ce1" office:value-type="float" office:value="2186.9" calcext:value-type="float">
            <text:p>2186,9</text:p>
          </table:table-cell>
          <table:table-cell table:style-name="ce1" office:value-type="float" office:value="173.669" calcext:value-type="float">
            <text:p>173,669</text:p>
          </table:table-cell>
          <table:table-cell table:style-name="ce1" office:value-type="float" office:value="173.71" calcext:value-type="float">
            <text:p>173,71</text:p>
          </table:table-cell>
          <table:table-cell table:style-name="ce1" office:value-type="float" office:value="46.907" calcext:value-type="float">
            <text:p>46,907</text:p>
          </table:table-cell>
          <table:table-cell table:style-name="ce1" office:value-type="float" office:value="46.937" calcext:value-type="float">
            <text:p>46,937</text:p>
          </table:table-cell>
          <table:table-cell table:style-name="ce1" office:value-type="float" office:value="10398.558" calcext:value-type="float">
            <text:p>10398,558</text:p>
          </table:table-cell>
          <table:table-cell table:style-name="ce1" office:value-type="float" office:value="10401.141" calcext:value-type="float">
            <text:p>10401,141</text:p>
          </table:table-cell>
          <table:table-cell table:style-name="ce1" table:number-columns-repeated="7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ours initial ----------------&gt;</text:p>
          </table:table-cell>
          <table:table-cell table:style-name="Default"/>
          <table:table-cell table:style-name="ce5"/>
          <table:table-cell table:style-name="ce5" office:value-type="float" office:value="46.907" calcext:value-type="float">
            <text:p>46,9070</text:p>
          </table:table-cell>
          <table:table-cell table:style-name="ce5" office:value-type="float" office:value="46.937" calcext:value-type="float">
            <text:p>46,9370</text:p>
          </table:table-cell>
          <table:table-cell table:style-name="ce5" table:formula="of:=([.E62]+[.F62])/2" office:value-type="float" office:value="46.922" calcext:value-type="float">
            <text:p>46,9220</text:p>
          </table:table-cell>
          <table:table-cell table:style-name="ce5" table:formula="of:=[.$H$46]*[.G62]+(1-[.$H$46])*[.H63]" office:value-type="float" office:value="46.922" calcext:value-type="float">
            <text:p>46,9220</text:p>
          </table:table-cell>
          <table:table-cell table:formula="of:=[.I63]+1" office:value-type="float" office:value="1" calcext:value-type="float">
            <text:p>1,000</text:p>
          </table:table-cell>
          <table:table-cell table:style-name="ce5" table:formula="of:=[.$H$46]*[.I62]+(1-[.$H$46])*[.J63]" office:value-type="float" office:value="0.2" calcext:value-type="float">
            <text:p>0,2000</text:p>
          </table:table-cell>
          <table:table-cell table:style-name="ce5" table:formula="of:=[.$H$46]*[.I62]*[.I62]+(1-[.$H$46])*[.K63]" office:value-type="float" office:value="0.2" calcext:value-type="float">
            <text:p>0,2000</text:p>
          </table:table-cell>
          <table:table-cell table:style-name="ce5" table:formula="of:=[.$H$46]*[.I62]*[.G62]+(1-[.$H$46])*[.L63]" office:value-type="float" office:value="9.3844" calcext:value-type="float">
            <text:p>9,3844</text:p>
          </table:table-cell>
          <table:table-cell table:style-name="ce1" table:formula="of:=[.K62]-[.J62]*[.J62]" office:value-type="float" office:value="0.16" calcext:value-type="float">
            <text:p>0,16</text:p>
          </table:table-cell>
          <table:table-cell table:style-name="ce5" table:formula="of:=IF([.M62]=0;[.N63];([.L62]-[.J62]*[.H62])/[.M62])" office:value-type="float" office:value="0" calcext:value-type="float">
            <text:p>0,0000</text:p>
          </table:table-cell>
          <table:table-cell table:style-name="ce3" table:formula="of:=IF([.M62]=0;[.O63];([.H62]*[.K62]-[.J62]*[.L62])/[.M62])" office:value-type="float" office:value="46.922" calcext:value-type="float">
            <text:p>46,92</text:p>
          </table:table-cell>
          <table:table-cell table:style-name="ce5" table:formula="of:=[.N62]*[.I62]+[.O62]" office:value-type="float" office:value="46.922" calcext:value-type="float">
            <text:p>46,9220</text:p>
          </table:table-cell>
          <table:table-cell table:style-name="ce10" table:formula="of:=([.P62]-[.P63])/[.P62]*[.$Q$46]" office:value-type="float" office:value="0" calcext:value-type="float">
            <text:p>0,00000</text:p>
          </table:table-cell>
          <table:table-cell table:formula="of:=IF([.Q62]&gt;=[.$R$46];1;0)" office:value-type="float" office:value="0" calcext:value-type="float">
            <text:p>0</text:p>
          </table:table-cell>
          <table:table-cell table:formula="of:=IF([.Q62]&lt;=-[.$S$46];1;0)" office:value-type="float" office:value="0" calcext:value-type="float">
            <text:p>0</text:p>
          </table:table-cell>
          <table:table-cell table:formula="of:=[.$T$45]*[.R62]" office:value-type="float" office:value="0" calcext:value-type="float">
            <text:p>0</text:p>
          </table:table-cell>
          <table:table-cell table:style-name="ce11" table:formula="of:=[.$U$45]*[.S62]" office:value-type="float" office:value="0" calcext:value-type="float">
            <text:p>0</text:p>
          </table:table-cell>
          <table:table-cell table:style-name="ce11" table:formula="of:=[.V63]-[.T62]+[.U62]" office:value-type="float" office:value="0" calcext:value-type="float">
            <text:p>0</text:p>
          </table:table-cell>
          <table:table-cell table:style-name="ce13" table:formula="of:=[.W63]+[.T62]*[.E62]-[.U62]*[.F62]" office:value-type="currency" office:currency="EUR" office:value="100" calcext:value-type="currency">
            <text:p>100,00 €</text:p>
          </table:table-cell>
          <table:table-cell table:style-name="ce13" table:formula="of:=[.W62]+[.V62]*[.E62]" office:value-type="currency" office:currency="EUR" office:value="100" calcext:value-type="currency">
            <text:p>100,00 €</text:p>
          </table:table-cell>
          <table:table-cell table:style-name="ce4"/>
          <table:table-cell table:number-columns-repeated="25"/>
          <table:table-cell office:value-type="float" office:value="67.045" calcext:value-type="float">
            <text:p>67,045</text:p>
          </table:table-cell>
          <table:table-cell office:value-type="float" office:value="67.154" calcext:value-type="float">
            <text:p>67,154</text:p>
          </table:table-cell>
          <table:table-cell office:value-type="float" office:value="17.87091" calcext:value-type="float">
            <text:p>17,87091</text:p>
          </table:table-cell>
          <table:table-cell office:value-type="float" office:value="17.89521" calcext:value-type="float">
            <text:p>17,89521</text:p>
          </table:table-cell>
          <table:table-cell office:value-type="float" office:value="8292" calcext:value-type="float">
            <text:p>8292</text:p>
          </table:table-cell>
          <table:table-cell office:value-type="float" office:value="8295" calcext:value-type="float">
            <text:p>8295</text:p>
          </table:table-cell>
          <table:table-cell office:value-type="float" office:value="2.14199" calcext:value-type="float">
            <text:p>2,14199</text:p>
          </table:table-cell>
          <table:table-cell office:value-type="float" office:value="2.14299" calcext:value-type="float">
            <text:p>2,14299</text:p>
          </table:table-cell>
          <table:table-cell office:value-type="float" office:value="26.83077" calcext:value-type="float">
            <text:p>26,83077</text:p>
          </table:table-cell>
          <table:table-cell office:value-type="float" office:value="26.86976" calcext:value-type="float">
            <text:p>26,86976</text:p>
          </table:table-cell>
          <table:table-cell office:value-type="float" office:value="7.96162" calcext:value-type="float">
            <text:p>7,96162</text:p>
          </table:table-cell>
          <table:table-cell office:value-type="float" office:value="7.96345" calcext:value-type="float">
            <text:p>7,96345</text:p>
          </table:table-cell>
          <table:table-cell office:value-type="float" office:value="22927.1" calcext:value-type="float">
            <text:p>22927,1</text:p>
          </table:table-cell>
          <table:table-cell office:value-type="float" office:value="22932.1" calcext:value-type="float">
            <text:p>22932,1</text:p>
          </table:table-cell>
          <table:table-cell office:value-type="float" office:value="44.552" calcext:value-type="float">
            <text:p>44,552</text:p>
          </table:table-cell>
          <table:table-cell office:value-type="float" office:value="44.579" calcext:value-type="float">
            <text:p>44,579</text:p>
          </table:table-cell>
          <table:table-cell office:value-type="float" office:value="1731.64" calcext:value-type="float">
            <text:p>1731,64</text:p>
          </table:table-cell>
          <table:table-cell office:value-type="float" office:value="1732.233" calcext:value-type="float">
            <text:p>1732,233</text:p>
          </table:table-cell>
          <table:table-cell office:value-type="float" office:value="15.45675" calcext:value-type="float">
            <text:p>15,45675</text:p>
          </table:table-cell>
          <table:table-cell office:value-type="float" office:value="15.47874" calcext:value-type="float">
            <text:p>15,47874</text:p>
          </table:table-cell>
          <table:table-cell office:value-type="float" office:value="1.11725" calcext:value-type="float">
            <text:p>1,11725</text:p>
          </table:table-cell>
          <table:table-cell office:value-type="float" office:value="1.11737" calcext:value-type="float">
            <text:p>1,11737</text:p>
          </table:table-cell>
          <table:table-cell office:value-type="float" office:value="1.04007" calcext:value-type="float">
            <text:p>1,04007</text:p>
          </table:table-cell>
          <table:table-cell office:value-type="float" office:value="1.04049" calcext:value-type="float">
            <text:p>1,04049</text:p>
          </table:table-cell>
          <table:table-cell office:value-type="float" office:value="1.29168" calcext:value-type="float">
            <text:p>1,29168</text:p>
          </table:table-cell>
          <table:table-cell office:value-type="float" office:value="1.29192" calcext:value-type="float">
            <text:p>1,29192</text:p>
          </table:table-cell>
          <table:table-cell office:value-type="float" office:value="3.8223" calcext:value-type="float">
            <text:p>3,8223</text:p>
          </table:table-cell>
          <table:table-cell office:value-type="float" office:value="3.8243" calcext:value-type="float">
            <text:p>3,8243</text:p>
          </table:table-cell>
          <table:table-cell office:value-type="float" office:value="1.6846" calcext:value-type="float">
            <text:p>1,6846</text:p>
          </table:table-cell>
          <table:table-cell office:value-type="float" office:value="1.68503" calcext:value-type="float">
            <text:p>1,68503</text:p>
          </table:table-cell>
          <table:table-cell office:value-type="float" office:value="3052.8" calcext:value-type="float">
            <text:p>3052,8</text:p>
          </table:table-cell>
          <table:table-cell office:value-type="float" office:value="3054.3" calcext:value-type="float">
            <text:p>3054,3</text:p>
          </table:table-cell>
          <table:table-cell office:value-type="float" office:value="3.242" calcext:value-type="float">
            <text:p>3,242</text:p>
          </table:table-cell>
          <table:table-cell office:value-type="float" office:value="3.245" calcext:value-type="float">
            <text:p>3,245</text:p>
          </table:table-cell>
          <table:table-cell office:value-type="float" office:value="13.02018" calcext:value-type="float">
            <text:p>13,02018</text:p>
          </table:table-cell>
          <table:table-cell office:value-type="float" office:value="13.02256" calcext:value-type="float">
            <text:p>13,02256</text:p>
          </table:table-cell>
          <table:table-cell office:value-type="float" office:value="5.7717" calcext:value-type="float">
            <text:p>5,7717</text:p>
          </table:table-cell>
          <table:table-cell office:value-type="float" office:value="5.77312" calcext:value-type="float">
            <text:p>5,77312</text:p>
          </table:table-cell>
          <table:table-cell office:value-type="float" office:value="1037.733" calcext:value-type="float">
            <text:p>1037,733</text:p>
          </table:table-cell>
          <table:table-cell office:value-type="float" office:value="1038.032" calcext:value-type="float">
            <text:p>1038,032</text:p>
          </table:table-cell>
          <table:table-cell office:value-type="float" office:value="1231.963" calcext:value-type="float">
            <text:p>1231,963</text:p>
          </table:table-cell>
          <table:table-cell office:value-type="float" office:value="1232.363" calcext:value-type="float">
            <text:p>1232,363</text:p>
          </table:table-cell>
          <table:table-cell office:value-type="float" office:value="1.79157" calcext:value-type="float">
            <text:p>1,79157</text:p>
          </table:table-cell>
          <table:table-cell office:value-type="float" office:value="1.79224" calcext:value-type="float">
            <text:p>1,79224</text:p>
          </table:table-cell>
          <table:table-cell office:value-type="float" office:value="18605.5" calcext:value-type="float">
            <text:p>18605,5</text:p>
          </table:table-cell>
          <table:table-cell office:value-type="float" office:value="18607.5" calcext:value-type="float">
            <text:p>18607,5</text:p>
          </table:table-cell>
          <table:table-cell office:value-type="float" office:value="4505.7" calcext:value-type="float">
            <text:p>4505,7</text:p>
          </table:table-cell>
          <table:table-cell office:value-type="float" office:value="4506.9" calcext:value-type="float">
            <text:p>4506,9</text:p>
          </table:table-cell>
          <table:table-cell office:value-type="float" office:value="135396" calcext:value-type="float">
            <text:p>135396</text:p>
          </table:table-cell>
          <table:table-cell office:value-type="float" office:value="135444" calcext:value-type="float">
            <text:p>135444</text:p>
          </table:table-cell>
          <table:table-cell office:value-type="float" office:value="1.34366" calcext:value-type="float">
            <text:p>1,34366</text:p>
          </table:table-cell>
          <table:table-cell office:value-type="float" office:value="1.34393" calcext:value-type="float">
            <text:p>1,34393</text:p>
          </table:table-cell>
          <table:table-cell office:value-type="float" office:value="9.45128" calcext:value-type="float">
            <text:p>9,45128</text:p>
          </table:table-cell>
          <table:table-cell office:value-type="float" office:value="9.45418" calcext:value-type="float">
            <text:p>9,45418</text:p>
          </table:table-cell>
          <table:table-cell office:value-type="float" office:value="13.39714" calcext:value-type="float">
            <text:p>13,39714</text:p>
          </table:table-cell>
          <table:table-cell office:value-type="float" office:value="13.40714" calcext:value-type="float">
            <text:p>13,40714</text:p>
          </table:table-cell>
          <table:table-cell office:value-type="float" office:value="6.00406" calcext:value-type="float">
            <text:p>6,00406</text:p>
          </table:table-cell>
          <table:table-cell office:value-type="float" office:value="6.00544" calcext:value-type="float">
            <text:p>6,00544</text:p>
          </table:table-cell>
          <table:table-cell office:value-type="float" office:value="19.45103" calcext:value-type="float">
            <text:p>19,45103</text:p>
          </table:table-cell>
          <table:table-cell office:value-type="float" office:value="19.47899" calcext:value-type="float">
            <text:p>19,47899</text:p>
          </table:table-cell>
          <table:table-cell office:value-type="float" office:value="0.93114" calcext:value-type="float">
            <text:p>0,93114</text:p>
          </table:table-cell>
          <table:table-cell office:value-type="float" office:value="0.93145" calcext:value-type="float">
            <text:p>0,93145</text:p>
          </table:table-cell>
          <table:table-cell office:value-type="float" office:value="4816.7" calcext:value-type="float">
            <text:p>4816,7</text:p>
          </table:table-cell>
          <table:table-cell office:value-type="float" office:value="4817.3" calcext:value-type="float">
            <text:p>4817,3</text:p>
          </table:table-cell>
          <table:table-cell office:value-type="float" office:value="2016.7" calcext:value-type="float">
            <text:p>2016,7</text:p>
          </table:table-cell>
          <table:table-cell office:value-type="float" office:value="2019.6" calcext:value-type="float">
            <text:p>2019,6</text:p>
          </table:table-cell>
          <table:table-cell office:value-type="float" office:value="1859.321" calcext:value-type="float">
            <text:p>1859,321</text:p>
          </table:table-cell>
          <table:table-cell office:value-type="float" office:value="1860.161" calcext:value-type="float">
            <text:p>1860,161</text:p>
          </table:table-cell>
          <table:table-cell office:value-type="float" office:value="26.04191" calcext:value-type="float">
            <text:p>26,04191</text:p>
          </table:table-cell>
          <table:table-cell office:value-type="float" office:value="26.07928" calcext:value-type="float">
            <text:p>26,07928</text:p>
          </table:table-cell>
          <table:table-cell office:value-type="float" office:value="7.527" calcext:value-type="float">
            <text:p>7,527</text:p>
          </table:table-cell>
          <table:table-cell office:value-type="float" office:value="7.546" calcext:value-type="float">
            <text:p>7,546</text:p>
          </table:table-cell>
          <table:table-cell office:value-type="float" office:value="4.9371" calcext:value-type="float">
            <text:p>4,9371</text:p>
          </table:table-cell>
          <table:table-cell office:value-type="float" office:value="4.94047" calcext:value-type="float">
            <text:p>4,94047</text:p>
          </table:table-cell>
          <table:table-cell office:value-type="float" office:value="1.44318" calcext:value-type="float">
            <text:p>1,44318</text:p>
          </table:table-cell>
          <table:table-cell office:value-type="float" office:value="1.44346" calcext:value-type="float">
            <text:p>1,44346</text:p>
          </table:table-cell>
          <table:table-cell office:value-type="float" office:value="27.69468" calcext:value-type="float">
            <text:p>27,69468</text:p>
          </table:table-cell>
          <table:table-cell office:value-type="float" office:value="27.73744" calcext:value-type="float">
            <text:p>27,73744</text:p>
          </table:table-cell>
          <table:table-cell office:value-type="float" office:value="1.06336" calcext:value-type="float">
            <text:p>1,06336</text:p>
          </table:table-cell>
          <table:table-cell office:value-type="float" office:value="1.06368" calcext:value-type="float">
            <text:p>1,06368</text:p>
          </table:table-cell>
          <table:table-cell office:value-type="float" office:value="109.486" calcext:value-type="float">
            <text:p>109,486</text:p>
          </table:table-cell>
          <table:table-cell office:value-type="float" office:value="109.504" calcext:value-type="float">
            <text:p>109,504</text:p>
          </table:table-cell>
          <table:table-cell office:value-type="float" office:value="0.76664" calcext:value-type="float">
            <text:p>0,76664</text:p>
          </table:table-cell>
          <table:table-cell office:value-type="float" office:value="0.76678" calcext:value-type="float">
            <text:p>0,76678</text:p>
          </table:table-cell>
          <table:table-cell office:value-type="float" office:value="72.803" calcext:value-type="float">
            <text:p>72,803</text:p>
          </table:table-cell>
          <table:table-cell office:value-type="float" office:value="72.826" calcext:value-type="float">
            <text:p>72,826</text:p>
          </table:table-cell>
          <table:table-cell office:value-type="float" office:value="131.877" calcext:value-type="float">
            <text:p>131,877</text:p>
          </table:table-cell>
          <table:table-cell office:value-type="float" office:value="131.897" calcext:value-type="float">
            <text:p>131,897</text:p>
          </table:table-cell>
          <table:table-cell office:value-type="float" office:value="688.468" calcext:value-type="float">
            <text:p>688,468</text:p>
          </table:table-cell>
          <table:table-cell office:value-type="float" office:value="691.468" calcext:value-type="float">
            <text:p>691,468</text:p>
          </table:table-cell>
          <table:table-cell office:value-type="float" office:value="1.45709" calcext:value-type="float">
            <text:p>1,45709</text:p>
          </table:table-cell>
          <table:table-cell office:value-type="float" office:value="1.45739" calcext:value-type="float">
            <text:p>1,45739</text:p>
          </table:table-cell>
          <table:table-cell office:value-type="float" office:value="19.96842" calcext:value-type="float">
            <text:p>19,96842</text:p>
          </table:table-cell>
          <table:table-cell office:value-type="float" office:value="19.99342" calcext:value-type="float">
            <text:p>19,99342</text:p>
          </table:table-cell>
          <table:table-cell office:value-type="float" office:value="3.29976" calcext:value-type="float">
            <text:p>3,29976</text:p>
          </table:table-cell>
          <table:table-cell office:value-type="float" office:value="3.30082" calcext:value-type="float">
            <text:p>3,30082</text:p>
          </table:table-cell>
          <table:table-cell office:value-type="float" office:value="100.999" calcext:value-type="float">
            <text:p>100,999</text:p>
          </table:table-cell>
          <table:table-cell office:value-type="float" office:value="101.013" calcext:value-type="float">
            <text:p>101,013</text:p>
          </table:table-cell>
          <table:table-cell office:value-type="float" office:value="103.667" calcext:value-type="float">
            <text:p>103,667</text:p>
          </table:table-cell>
          <table:table-cell office:value-type="float" office:value="103.692" calcext:value-type="float">
            <text:p>103,692</text:p>
          </table:table-cell>
          <table:table-cell office:value-type="float" office:value="309.48" calcext:value-type="float">
            <text:p>309,48</text:p>
          </table:table-cell>
          <table:table-cell office:value-type="float" office:value="309.694" calcext:value-type="float">
            <text:p>309,694</text:p>
          </table:table-cell>
          <table:table-cell office:value-type="float" office:value="0.754" calcext:value-type="float">
            <text:p>0,754</text:p>
          </table:table-cell>
          <table:table-cell office:value-type="float" office:value="0.75428" calcext:value-type="float">
            <text:p>0,75428</text:p>
          </table:table-cell>
          <table:table-cell office:value-type="float" office:value="167.973" calcext:value-type="float">
            <text:p>167,973</text:p>
          </table:table-cell>
          <table:table-cell office:value-type="float" office:value="167.988" calcext:value-type="float">
            <text:p>167,988</text:p>
          </table:table-cell>
          <table:table-cell office:value-type="float" office:value="1801.323" calcext:value-type="float">
            <text:p>1801,323</text:p>
          </table:table-cell>
          <table:table-cell office:value-type="float" office:value="1801.971" calcext:value-type="float">
            <text:p>1801,971</text:p>
          </table:table-cell>
          <table:table-cell office:value-type="float" office:value="5.94665" calcext:value-type="float">
            <text:p>5,94665</text:p>
          </table:table-cell>
          <table:table-cell office:value-type="float" office:value="5.948" calcext:value-type="float">
            <text:p>5,948</text:p>
          </table:table-cell>
          <table:table-cell office:value-type="float" office:value="1199.806" calcext:value-type="float">
            <text:p>1199,806</text:p>
          </table:table-cell>
          <table:table-cell office:value-type="float" office:value="1200.092" calcext:value-type="float">
            <text:p>1200,092</text:p>
          </table:table-cell>
          <table:table-cell office:value-type="float" office:value="455.59" calcext:value-type="float">
            <text:p>455,59</text:p>
          </table:table-cell>
          <table:table-cell office:value-type="float" office:value="455.76" calcext:value-type="float">
            <text:p>455,76</text:p>
          </table:table-cell>
          <table:table-cell office:value-type="float" office:value="132.647" calcext:value-type="float">
            <text:p>132,647</text:p>
          </table:table-cell>
          <table:table-cell office:value-type="float" office:value="132.673" calcext:value-type="float">
            <text:p>132,673</text:p>
          </table:table-cell>
          <table:table-cell office:value-type="float" office:value="6.65885" calcext:value-type="float">
            <text:p>6,65885</text:p>
          </table:table-cell>
          <table:table-cell office:value-type="float" office:value="6.65963" calcext:value-type="float">
            <text:p>6,65963</text:p>
          </table:table-cell>
          <table:table-cell office:value-type="float" office:value="1.5012" calcext:value-type="float">
            <text:p>1,5012</text:p>
          </table:table-cell>
          <table:table-cell office:value-type="float" office:value="1.50167" calcext:value-type="float">
            <text:p>1,50167</text:p>
          </table:table-cell>
          <table:table-cell office:value-type="float" office:value="7.75677" calcext:value-type="float">
            <text:p>7,75677</text:p>
          </table:table-cell>
          <table:table-cell office:value-type="float" office:value="7.75711" calcext:value-type="float">
            <text:p>7,75711</text:p>
          </table:table-cell>
          <table:table-cell office:value-type="float" office:value="1.66853" calcext:value-type="float">
            <text:p>1,66853</text:p>
          </table:table-cell>
          <table:table-cell office:value-type="float" office:value="1.66893" calcext:value-type="float">
            <text:p>1,66893</text:p>
          </table:table-cell>
          <table:table-cell office:value-type="float" office:value="3.74941" calcext:value-type="float">
            <text:p>3,74941</text:p>
          </table:table-cell>
          <table:table-cell office:value-type="float" office:value="3.7507" calcext:value-type="float">
            <text:p>3,7507</text:p>
          </table:table-cell>
          <table:table-cell office:value-type="float" office:value="25.7928" calcext:value-type="float">
            <text:p>25,7928</text:p>
          </table:table-cell>
          <table:table-cell office:value-type="float" office:value="25.8299" calcext:value-type="float">
            <text:p>25,8299</text:p>
          </table:table-cell>
          <table:table-cell office:value-type="float" office:value="8.66625" calcext:value-type="float">
            <text:p>8,66625</text:p>
          </table:table-cell>
          <table:table-cell office:value-type="float" office:value="8.66757" calcext:value-type="float">
            <text:p>8,66757</text:p>
          </table:table-cell>
          <table:table-cell office:value-type="float" office:value="1340.572" calcext:value-type="float">
            <text:p>1340,572</text:p>
          </table:table-cell>
          <table:table-cell office:value-type="float" office:value="1340.859" calcext:value-type="float">
            <text:p>1340,859</text:p>
          </table:table-cell>
          <table:table-cell office:value-type="float" office:value="10.221" calcext:value-type="float">
            <text:p>10,221</text:p>
          </table:table-cell>
          <table:table-cell office:value-type="float" office:value="10.226" calcext:value-type="float">
            <text:p>10,226</text:p>
          </table:table-cell>
          <table:table-cell office:value-type="float" office:value="2.588" calcext:value-type="float">
            <text:p>2,588</text:p>
          </table:table-cell>
          <table:table-cell office:value-type="float" office:value="2.592" calcext:value-type="float">
            <text:p>2,592</text:p>
          </table:table-cell>
          <table:table-cell office:value-type="float" office:value="9.18097" calcext:value-type="float">
            <text:p>9,18097</text:p>
          </table:table-cell>
          <table:table-cell office:value-type="float" office:value="9.18376" calcext:value-type="float">
            <text:p>9,18376</text:p>
          </table:table-cell>
          <table:table-cell office:value-type="float" office:value="27.014" calcext:value-type="float">
            <text:p>27,014</text:p>
          </table:table-cell>
          <table:table-cell office:value-type="float" office:value="27.0275" calcext:value-type="float">
            <text:p>27,0275</text:p>
          </table:table-cell>
          <table:table-cell office:value-type="float" office:value="4.203" calcext:value-type="float">
            <text:p>4,203</text:p>
          </table:table-cell>
          <table:table-cell office:value-type="float" office:value="4.207" calcext:value-type="float">
            <text:p>4,207</text:p>
          </table:table-cell>
          <table:table-cell office:value-type="float" office:value="0.97409" calcext:value-type="float">
            <text:p>0,97409</text:p>
          </table:table-cell>
          <table:table-cell office:value-type="float" office:value="0.97427" calcext:value-type="float">
            <text:p>0,97427</text:p>
          </table:table-cell>
          <table:table-cell office:value-type="float" office:value="1305.888" calcext:value-type="float">
            <text:p>1305,888</text:p>
          </table:table-cell>
          <table:table-cell office:value-type="float" office:value="1306.309" calcext:value-type="float">
            <text:p>1306,309</text:p>
          </table:table-cell>
          <table:table-cell office:value-type="float" office:value="5.59115" calcext:value-type="float">
            <text:p>5,59115</text:p>
          </table:table-cell>
          <table:table-cell office:value-type="float" office:value="5.59303" calcext:value-type="float">
            <text:p>5,59303</text:p>
          </table:table-cell>
          <table:table-cell office:value-type="float" office:value="5531.1" calcext:value-type="float">
            <text:p>5531,1</text:p>
          </table:table-cell>
          <table:table-cell office:value-type="float" office:value="5532" calcext:value-type="float">
            <text:p>5532</text:p>
          </table:table-cell>
          <table:table-cell office:value-type="float" office:value="6950.8" calcext:value-type="float">
            <text:p>6950,8</text:p>
          </table:table-cell>
          <table:table-cell office:value-type="float" office:value="6951.8" calcext:value-type="float">
            <text:p>6951,8</text:p>
          </table:table-cell>
          <table:table-cell office:value-type="float" office:value="1.25825" calcext:value-type="float">
            <text:p>1,25825</text:p>
          </table:table-cell>
          <table:table-cell office:value-type="float" office:value="1.2586" calcext:value-type="float">
            <text:p>1,2586</text:p>
          </table:table-cell>
          <table:table-cell office:value-type="float" office:value="34.568" calcext:value-type="float">
            <text:p>34,568</text:p>
          </table:table-cell>
          <table:table-cell office:value-type="float" office:value="34.675" calcext:value-type="float">
            <text:p>34,675</text:p>
          </table:table-cell>
          <table:table-cell office:value-type="float" office:value="112.838" calcext:value-type="float">
            <text:p>112,838</text:p>
          </table:table-cell>
          <table:table-cell office:value-type="float" office:value="112.857" calcext:value-type="float">
            <text:p>112,857</text:p>
          </table:table-cell>
          <table:table-cell office:value-type="float" office:value="0.86485" calcext:value-type="float">
            <text:p>0,86485</text:p>
          </table:table-cell>
          <table:table-cell office:value-type="float" office:value="0.865" calcext:value-type="float">
            <text:p>0,865</text:p>
          </table:table-cell>
          <table:table-cell office:value-type="float" office:value="0.72081" calcext:value-type="float">
            <text:p>0,72081</text:p>
          </table:table-cell>
          <table:table-cell office:value-type="float" office:value="0.72102" calcext:value-type="float">
            <text:p>0,72102</text:p>
          </table:table-cell>
          <table:table-cell office:value-type="float" office:value="13.75095" calcext:value-type="float">
            <text:p>13,75095</text:p>
          </table:table-cell>
          <table:table-cell office:value-type="float" office:value="13.76376" calcext:value-type="float">
            <text:p>13,76376</text:p>
          </table:table-cell>
          <table:table-cell office:value-type="float" office:value="154.89044" calcext:value-type="float">
            <text:p>154,89044</text:p>
          </table:table-cell>
          <table:table-cell office:value-type="float" office:value="155.09116" calcext:value-type="float">
            <text:p>155,09116</text:p>
          </table:table-cell>
          <table:table-cell office:value-type="float" office:value="1748.364" calcext:value-type="float">
            <text:p>1748,364</text:p>
          </table:table-cell>
          <table:table-cell office:value-type="float" office:value="1748.958" calcext:value-type="float">
            <text:p>1748,958</text:p>
          </table:table-cell>
          <table:table-cell office:value-type="float" office:value="78.176" calcext:value-type="float">
            <text:p>78,176</text:p>
          </table:table-cell>
          <table:table-cell office:value-type="float" office:value="78.199" calcext:value-type="float">
            <text:p>78,199</text:p>
          </table:table-cell>
          <table:table-cell office:value-type="float" office:value="17.30468" calcext:value-type="float">
            <text:p>17,30468</text:p>
          </table:table-cell>
          <table:table-cell office:value-type="float" office:value="17.32055" calcext:value-type="float">
            <text:p>17,32055</text:p>
          </table:table-cell>
          <table:table-cell office:value-type="float" office:value="0.96852" calcext:value-type="float">
            <text:p>0,96852</text:p>
          </table:table-cell>
          <table:table-cell office:value-type="float" office:value="0.969" calcext:value-type="float">
            <text:p>0,969</text:p>
          </table:table-cell>
          <table:table-cell office:value-type="float" office:value="276.971" calcext:value-type="float">
            <text:p>276,971</text:p>
          </table:table-cell>
          <table:table-cell office:value-type="float" office:value="277.196" calcext:value-type="float">
            <text:p>277,196</text:p>
          </table:table-cell>
          <table:table-cell office:value-type="float" office:value="24.17596" calcext:value-type="float">
            <text:p>24,17596</text:p>
          </table:table-cell>
          <table:table-cell office:value-type="float" office:value="24.1919" calcext:value-type="float">
            <text:p>24,1919</text:p>
          </table:table-cell>
          <table:table-cell office:value-type="float" office:value="4.27059" calcext:value-type="float">
            <text:p>4,27059</text:p>
          </table:table-cell>
          <table:table-cell office:value-type="float" office:value="4.27276" calcext:value-type="float">
            <text:p>4,27276</text:p>
          </table:table-cell>
          <table:table-cell office:value-type="float" office:value="7.44021" calcext:value-type="float">
            <text:p>7,44021</text:p>
          </table:table-cell>
          <table:table-cell office:value-type="float" office:value="7.44054" calcext:value-type="float">
            <text:p>7,44054</text:p>
          </table:table-cell>
          <table:table-cell office:value-type="float" office:value="1128.268" calcext:value-type="float">
            <text:p>1128,268</text:p>
          </table:table-cell>
          <table:table-cell office:value-type="float" office:value="1131.268" calcext:value-type="float">
            <text:p>1131,268</text:p>
          </table:table-cell>
          <table:table-cell office:value-type="float" office:value="1.5496" calcext:value-type="float">
            <text:p>1,5496</text:p>
          </table:table-cell>
          <table:table-cell office:value-type="float" office:value="1.55005" calcext:value-type="float">
            <text:p>1,55005</text:p>
          </table:table-cell>
          <table:table-cell office:value-type="float" office:value="317.44" calcext:value-type="float">
            <text:p>317,44</text:p>
          </table:table-cell>
          <table:table-cell office:value-type="float" office:value="317.64" calcext:value-type="float">
            <text:p>317,64</text:p>
          </table:table-cell>
          <table:table-cell office:value-type="float" office:value="0.74677" calcext:value-type="float">
            <text:p>0,74677</text:p>
          </table:table-cell>
          <table:table-cell office:value-type="float" office:value="0.74705" calcext:value-type="float">
            <text:p>0,74705</text:p>
          </table:table-cell>
          <table:table-cell office:value-type="float" office:value="8.45908" calcext:value-type="float">
            <text:p>8,45908</text:p>
          </table:table-cell>
          <table:table-cell office:value-type="float" office:value="8.46175" calcext:value-type="float">
            <text:p>8,46175</text:p>
          </table:table-cell>
          <table:table-cell office:value-type="float" office:value="1.73556" calcext:value-type="float">
            <text:p>1,73556</text:p>
          </table:table-cell>
          <table:table-cell office:value-type="float" office:value="1.73621" calcext:value-type="float">
            <text:p>1,73621</text:p>
          </table:table-cell>
          <table:table-cell office:value-type="float" office:value="66.8" calcext:value-type="float">
            <text:p>66,8</text:p>
          </table:table-cell>
          <table:table-cell office:value-type="float" office:value="66.905" calcext:value-type="float">
            <text:p>66,905</text:p>
          </table:table-cell>
          <table:table-cell office:value-type="float" office:value="0.19533" calcext:value-type="float">
            <text:p>0,19533</text:p>
          </table:table-cell>
          <table:table-cell office:value-type="float" office:value="0.19545" calcext:value-type="float">
            <text:p>0,19545</text:p>
          </table:table-cell>
          <table:table-cell office:value-type="float" office:value="10.01918" calcext:value-type="float">
            <text:p>10,01918</text:p>
          </table:table-cell>
          <table:table-cell office:value-type="float" office:value="10.02133" calcext:value-type="float">
            <text:p>10,02133</text:p>
          </table:table-cell>
          <table:table-cell office:value-type="float" office:value="8.21703" calcext:value-type="float">
            <text:p>8,21703</text:p>
          </table:table-cell>
          <table:table-cell office:value-type="float" office:value="8.21966" calcext:value-type="float">
            <text:p>8,21966</text:p>
          </table:table-cell>
          <table:table-cell office:value-type="float" office:value="2.95289" calcext:value-type="float">
            <text:p>2,95289</text:p>
          </table:table-cell>
          <table:table-cell office:value-type="float" office:value="2.95341" calcext:value-type="float">
            <text:p>2,95341</text:p>
          </table:table-cell>
          <table:table-cell office:value-type="float" office:value="130.46" calcext:value-type="float">
            <text:p>130,46</text:p>
          </table:table-cell>
          <table:table-cell office:value-type="float" office:value="130.486" calcext:value-type="float">
            <text:p>130,486</text:p>
          </table:table-cell>
          <table:table-cell office:value-type="float" office:value="18.14965" calcext:value-type="float">
            <text:p>18,14965</text:p>
          </table:table-cell>
          <table:table-cell office:value-type="float" office:value="18.15763" calcext:value-type="float">
            <text:p>18,15763</text:p>
          </table:table-cell>
          <table:table-cell office:value-type="float" office:value="1.29167" calcext:value-type="float">
            <text:p>1,29167</text:p>
          </table:table-cell>
          <table:table-cell office:value-type="float" office:value="1.29189" calcext:value-type="float">
            <text:p>1,29189</text:p>
          </table:table-cell>
          <table:table-cell office:value-type="float" office:value="77.432" calcext:value-type="float">
            <text:p>77,432</text:p>
          </table:table-cell>
          <table:table-cell office:value-type="float" office:value="77.451" calcext:value-type="float">
            <text:p>77,451</text:p>
          </table:table-cell>
          <table:table-cell office:value-type="float" office:value="14.96795" calcext:value-type="float">
            <text:p>14,96795</text:p>
          </table:table-cell>
          <table:table-cell office:value-type="float" office:value="14.98074" calcext:value-type="float">
            <text:p>14,98074</text:p>
          </table:table-cell>
          <table:table-cell office:value-type="float" office:value="75.152" calcext:value-type="float">
            <text:p>75,152</text:p>
          </table:table-cell>
          <table:table-cell office:value-type="float" office:value="75.178" calcext:value-type="float">
            <text:p>75,178</text:p>
          </table:table-cell>
          <table:table-cell office:value-type="float" office:value="0.70213" calcext:value-type="float">
            <text:p>0,70213</text:p>
          </table:table-cell>
          <table:table-cell office:value-type="float" office:value="0.70247" calcext:value-type="float">
            <text:p>0,70247</text:p>
          </table:table-cell>
          <table:table-cell office:value-type="float" office:value="16851.5" calcext:value-type="float">
            <text:p>16851,5</text:p>
          </table:table-cell>
          <table:table-cell office:value-type="float" office:value="16861.5" calcext:value-type="float">
            <text:p>16861,5</text:p>
          </table:table-cell>
          <table:table-cell office:value-type="float" office:value="0.72481" calcext:value-type="float">
            <text:p>0,72481</text:p>
          </table:table-cell>
          <table:table-cell office:value-type="float" office:value="0.72509" calcext:value-type="float">
            <text:p>0,72509</text:p>
          </table:table-cell>
          <table:table-cell office:value-type="float" office:value="1.08837" calcext:value-type="float">
            <text:p>1,08837</text:p>
          </table:table-cell>
          <table:table-cell office:value-type="float" office:value="1.08854" calcext:value-type="float">
            <text:p>1,08854</text:p>
          </table:table-cell>
          <table:table-cell office:value-type="float" office:value="1.0301" calcext:value-type="float">
            <text:p>1,0301</text:p>
          </table:table-cell>
          <table:table-cell office:value-type="float" office:value="1.0305" calcext:value-type="float">
            <text:p>1,0305</text:p>
          </table:table-cell>
          <table:table-cell office:value-type="float" office:value="6.64813" calcext:value-type="float">
            <text:p>6,64813</text:p>
          </table:table-cell>
          <table:table-cell office:value-type="float" office:value="6.64863" calcext:value-type="float">
            <text:p>6,64863</text:p>
          </table:table-cell>
          <table:table-cell office:value-type="float" office:value="10764.7" calcext:value-type="float">
            <text:p>10764,7</text:p>
          </table:table-cell>
          <table:table-cell office:value-type="float" office:value="10765.4" calcext:value-type="float">
            <text:p>10765,4</text:p>
          </table:table-cell>
          <table:table-cell office:value-type="float" office:value="34.185" calcext:value-type="float">
            <text:p>34,185</text:p>
          </table:table-cell>
          <table:table-cell office:value-type="float" office:value="34.202" calcext:value-type="float">
            <text:p>34,202</text:p>
          </table:table-cell>
          <table:table-cell office:value-type="float" office:value="0.99029" calcext:value-type="float">
            <text:p>0,99029</text:p>
          </table:table-cell>
          <table:table-cell office:value-type="float" office:value="0.99057" calcext:value-type="float">
            <text:p>0,99057</text:p>
          </table:table-cell>
          <table:table-cell office:value-type="float" office:value="121.899" calcext:value-type="float">
            <text:p>121,899</text:p>
          </table:table-cell>
          <table:table-cell office:value-type="float" office:value="121.917" calcext:value-type="float">
            <text:p>121,917</text:p>
          </table:table-cell>
          <table:table-cell office:value-type="float" office:value="2186.4" calcext:value-type="float">
            <text:p>2186,4</text:p>
          </table:table-cell>
          <table:table-cell office:value-type="float" office:value="2186.9" calcext:value-type="float">
            <text:p>2186,9</text:p>
          </table:table-cell>
          <table:table-cell office:value-type="float" office:value="173.669" calcext:value-type="float">
            <text:p>173,669</text:p>
          </table:table-cell>
          <table:table-cell office:value-type="float" office:value="173.71" calcext:value-type="float">
            <text:p>173,71</text:p>
          </table:table-cell>
          <table:table-cell office:value-type="float" office:value="46.907" calcext:value-type="float">
            <text:p>46,907</text:p>
          </table:table-cell>
          <table:table-cell office:value-type="float" office:value="46.937" calcext:value-type="float">
            <text:p>46,937</text:p>
          </table:table-cell>
          <table:table-cell office:value-type="float" office:value="10398.558" calcext:value-type="float">
            <text:p>10398,558</text:p>
          </table:table-cell>
          <table:table-cell office:value-type="float" office:value="10401.141" calcext:value-type="float">
            <text:p>10401,141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ce5" table:number-columns-repeated="3"/>
          <table:table-cell table:style-name="ce5" table:formula="of:=[.G62]" office:value-type="float" office:value="46.922" calcext:value-type="float">
            <text:p>46,9220</text:p>
          </table:table-cell>
          <table:table-cell office:value-type="float" office:value="0" calcext:value-type="float">
            <text:p>0,000</text:p>
          </table:table-cell>
          <table:table-cell table:number-columns-repeated="2" table:style-name="ce7" office:value-type="float" office:value="0" calcext:value-type="float">
            <text:p>0,00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office:value-type="float" office:value="0" calcext:value-type="float">
            <text:p>0,0000</text:p>
          </table:table-cell>
          <table:table-cell table:style-name="ce3" table:formula="of:=[.G62]" office:value-type="float" office:value="46.922" calcext:value-type="float">
            <text:p>46,92</text:p>
          </table:table-cell>
          <table:table-cell table:style-name="ce5" table:formula="of:=[.N63]*[.I63]+[.O63]" office:value-type="float" office:value="46.922" calcext:value-type="float">
            <text:p>46,9220</text:p>
          </table:table-cell>
          <table:table-cell table:style-name="ce5"/>
          <table:table-cell table:number-columns-repeated="3"/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3" office:value-type="currency" office:currency="EUR" office:value="100" calcext:value-type="currency">
            <text:p>100,00 €</text:p>
          </table:table-cell>
          <table:table-cell table:style-name="ce13"/>
          <table:table-cell table:style-name="ce4"/>
          <table:table-cell table:number-columns-repeated="278"/>
        </table:table-row>
        <table:table-row table:style-name="ro1">
          <table:table-cell/>
          <table:table-cell table:style-name="Default" table:number-columns-repeated="2"/>
          <table:table-cell table:style-name="ce6" table:number-columns-repeated="3"/>
          <table:table-cell table:number-columns-repeated="3"/>
          <table:table-cell table:style-name="ce1" table:number-columns-repeated="2"/>
          <table:table-cell table:style-name="ce6" table:number-columns-repeated="2"/>
          <table:table-cell table:style-name="ce5"/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 table:number-columns-repeated="2"/>
          <table:table-cell table:number-columns-repeated="279"/>
        </table:table-row>
        <table:table-row table:style-name="ro1">
          <table:table-cell table:number-columns-repeated="3"/>
          <table:table-cell table:style-name="ce6" table:number-columns-repeated="3"/>
          <table:table-cell table:style-name="Default" table:number-columns-repeated="3"/>
          <table:table-cell table:number-columns-repeated="6"/>
          <table:table-cell table:style-name="ce7"/>
          <table:table-cell table:number-columns-repeated="4"/>
          <table:table-cell table:style-name="ce11" table:number-columns-repeated="4"/>
          <table:table-cell table:number-columns-repeated="279"/>
        </table:table-row>
        <table:table-row table:style-name="ro1" table:number-rows-repeated="3">
          <table:table-cell table:number-columns-repeated="3"/>
          <table:table-cell table:style-name="ce6" table:number-columns-repeated="3"/>
          <table:table-cell table:style-name="Default" table:number-columns-repeated="3"/>
          <table:table-cell table:number-columns-repeated="11"/>
          <table:table-cell table:style-name="ce11" table:number-columns-repeated="4"/>
          <table:table-cell table:number-columns-repeated="279"/>
        </table:table-row>
        <table:table-row table:style-name="ro1" table:number-rows-repeated="93">
          <table:table-cell table:number-columns-repeated="3"/>
          <table:table-cell table:style-name="ce6" table:number-columns-repeated="3"/>
          <table:table-cell table:number-columns-repeated="3"/>
          <table:table-cell table:style-name="ce1" table:number-columns-repeated="2"/>
          <table:table-cell table:style-name="ce6" table:number-columns-repeated="2"/>
          <table:table-cell table:number-columns-repeated="7"/>
          <table:table-cell table:style-name="ce11" table:number-columns-repeated="4"/>
          <table:table-cell table:number-columns-repeated="279"/>
        </table:table-row>
        <table:table-row table:style-name="ro1" table:number-rows-repeated="901">
          <table:table-cell table:number-columns-repeated="3"/>
          <table:table-cell table:style-name="ce6" table:number-columns-repeated="3"/>
          <table:table-cell table:number-columns-repeated="3"/>
          <table:table-cell table:style-name="ce1" table:number-columns-repeated="2"/>
          <table:table-cell table:style-name="ce6" table:number-columns-repeated="2"/>
          <table:table-cell table:number-columns-repeated="290"/>
        </table:table-row>
        <table:table-row table:style-name="ro1" table:number-rows-repeated="2">
          <table:table-cell table:number-columns-repeated="4"/>
          <table:table-cell table:style-name="ce6" table:number-columns-repeated="2"/>
          <table:table-cell table:number-columns-repeated="3"/>
          <table:table-cell table:style-name="ce1" table:number-columns-repeated="2"/>
          <table:table-cell table:style-name="ce6" table:number-columns-repeated="2"/>
          <table:table-cell table:number-columns-repeated="290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3"/>
          <table:table-cell table:style-name="ce1" table:number-columns-repeated="2"/>
          <table:table-cell table:style-name="ce6" table:number-columns-repeated="2"/>
          <table:table-cell table:number-columns-repeated="290"/>
        </table:table-row>
        <table:table-row table:style-name="ro1" table:number-rows-repeated="43">
          <table:table-cell table:number-columns-repeated="4"/>
          <table:table-cell table:style-name="ce3" table:number-columns-repeated="2"/>
          <table:table-cell table:number-columns-repeated="3"/>
          <table:table-cell table:style-name="ce1" table:number-columns-repeated="2"/>
          <table:table-cell table:style-name="ce3" table:number-columns-repeated="2"/>
          <table:table-cell table:number-columns-repeated="290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3"/>
          <table:table-cell table:style-name="ce1" table:number-columns-repeated="2"/>
          <table:table-cell table:style-name="ce3" table:number-columns-repeated="2"/>
          <table:table-cell table:number-columns-repeated="290"/>
        </table:table-row>
        <table:table-row table:style-name="ro1" table:number-rows-repeated="30">
          <table:table-cell table:number-columns-repeated="4"/>
          <table:table-cell table:style-name="ce3" table:number-columns-repeated="2"/>
          <table:table-cell table:number-columns-repeated="3"/>
          <table:table-cell table:style-name="ce1" table:number-columns-repeated="2"/>
          <table:table-cell table:style-name="ce3" table:number-columns-repeated="2"/>
          <table:table-cell table:number-columns-repeated="290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3"/>
          <table:table-cell table:style-name="ce8"/>
          <table:table-cell table:style-name="ce1"/>
          <table:table-cell table:style-name="ce3" table:number-columns-repeated="2"/>
          <table:table-cell table:number-columns-repeated="290"/>
        </table:table-row>
        <table:table-row table:style-name="ro1" table:number-rows-repeated="111">
          <table:table-cell table:number-columns-repeated="4"/>
          <table:table-cell table:style-name="ce3" table:number-columns-repeated="2"/>
          <table:table-cell table:number-columns-repeated="3"/>
          <table:table-cell table:style-name="ce1" table:number-columns-repeated="2"/>
          <table:table-cell table:style-name="ce3" table:number-columns-repeated="2"/>
          <table:table-cell table:number-columns-repeated="290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3"/>
          <table:table-cell table:style-name="ce1" table:number-columns-repeated="2"/>
          <table:table-cell table:number-columns-repeated="292"/>
        </table:table-row>
        <table:table-row table:style-name="ro1" table:number-rows-repeated="547">
          <table:table-cell table:number-columns-repeated="4"/>
          <table:table-cell table:style-name="ce3" table:number-columns-repeated="2"/>
          <table:table-cell table:number-columns-repeated="297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297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94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2"/>
          <table:table-cell table:style-name="Default" table:number-columns-repeated="3"/>
          <table:table-cell table:number-columns-repeated="294"/>
        </table:table-row>
        <table:table-row table:style-name="ro1" table:number-rows-repeated="4">
          <table:table-cell table:number-columns-repeated="6"/>
          <table:table-cell table:style-name="Default" table:number-columns-repeated="3"/>
          <table:table-cell table:number-columns-repeated="294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297"/>
        </table:table-row>
        <table:table-row table:style-name="ro1" table:number-rows-repeated="603">
          <table:table-cell table:number-columns-repeated="6"/>
          <table:table-cell table:style-name="Default" table:number-columns-repeated="3"/>
          <table:table-cell table:number-columns-repeated="294"/>
        </table:table-row>
        <table:table-row table:style-name="ro1" table:number-rows-repeated="579">
          <table:table-cell/>
          <table:table-cell table:style-name="Default"/>
          <table:table-cell table:number-columns-repeated="4"/>
          <table:table-cell table:style-name="Default" table:number-columns-repeated="3"/>
          <table:table-cell table:number-columns-repeated="29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"/>
          <table:table-cell table:number-columns-repeated="29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11P0"/>
    </number:currency-style>
    <number:number-style style:name="N112">
      <number:number number:decimal-places="4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6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 style:data-style-name="N2" text:time-value="12:28:43.279629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20:23:56</meta:creation-date>
    <dc:date>2016-08-15T12:54:09.600167236</dc:date>
    <meta:editing-duration>P2DT9H58M28S</meta:editing-duration>
    <meta:editing-cycles>430</meta:editing-cycles>
    <meta:generator>LibreOffice/4.3.3.2$Linux_ARM_EABI LibreOffice_project/430m0$Build-2</meta:generator>
    <meta:document-statistic meta:table-count="1" meta:cell-count="4288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	
	Dim feuille as Object
	Dim cell as Object
	Dim range as new com.sun.star.table.CellRangeAddress
	Dim formule(100) as String
	
	feuille = ThisComponent.Sheets.getByName("Sheet1")
	
	' msgbox feuille.getCellRangeByName("D50").NumberFormat
	
	' ligne = 39
	ligne = feuille.getCellRangeByName("B3").Value - 1	
	' dercol = 10
	dercol = feuille.getCellRangeByName("B4").Value
	nc = feuille.getCellRangeByName("B5").Value
	delai = feuille.getCellRangeByName("B6").Value
	ncag = feuille.getCellRangeByName("B7").Value
	' nv = feuille.getCellRangeByName("B8").Value
	nv = 0
	
	' id = feuille.getCellRangeByName("B8").String
	' id = feuille.getCellByPosition(3,ligne-2).String

	range.Sheet = 0
	range.StartColumn = 1
	range.EndColumn = dercol
	range.StartRow = ligne
	range.EndRow = ligne
	
	maxcours = dercol - 2
	ncours = 0
	dim colcours(maxcours)
	dim ids$(maxcours)
	dim cours$(maxcours)
	
	for j=3 to dercol
		id = feuille.getCellByPosition(j,ligne-3).String
	    if id &lt;&gt; "" then
	    	colcours(ncours) = j
	    	ids$(ncours) = id
	    	ncours = ncours + 1
	    end if
	next j
	' MsgBox ncours
	' oSimpleFileAccess = createUNOService ("com.sun.star.ucb.SimpleFileAccess")
	' oInpDataStream = createUNOService ("com.sun.star.io.TextInputStream")
		
	for i=1 to nc
		' formule = feuille.getCellRangeByName("C30").Formula
		for j=3+nv to dercol
			formule(j) = feuille.getCellByPosition(j,ligne).Formula
		next j
		feuille.insertCells(range, com.sun.star.sheet.CellInsertMode.DOWN)	
		for j=3 to dercol
			feuille.getCellByPosition(j,ligne).NumberFormat = feuille.getCellByPosition(j,ligne+1).NumberFormat
		next j
		' feuille.getCellRangeByName("C10").Formula = feuille.getCellRangeByName("C11").Formula
	    ' feuille.getCellRangeByName("A10").String = Date &amp; " " &amp; Time
	    feuille.getCellByPosition(1,ligne).String = Date 
	    feuille.getCellByPosition(2,ligne).String = Time
    	sURL = "http://finance.yahoo.com/d/quotes.csv?s="
    	for j=0 to ncours-1
    		if j &gt; 0 then
    			sURL = sURL &amp; ","
    		end if
    		sURL = sURL &amp; ids$(j)     		
    	next j
    	sURL = sURL &amp; "&amp;f=l1"
    	' feuille.getCellRangeByName("A21").String = sURL
    	
   		oSimpleFileAccess = createUNOService ("com.sun.star.ucb.SimpleFileAccess")
		oInpDataStream = createUNOService ("com.sun.star.io.TextInputStream")
		on error goto er
		oInpDataStream.setInputStream(oSimpleFileAccess.openFileRead(sUrl))
		on error goto 0
		dim delimiters() as long
		sContent = oInpDataStream.readString(delimiters(), false)
    	' feuille.getCellRangeByName("A22").String = sContent
    	' MsgBox sContent
    	cours$ = split(sContent, chr$(10) )
    	for j=0 to ncours-1
    		feuille.getCellByPosition(colcours(j),ligne).Value = Val(cours$(j))
    	next j
    	
    	for j=3 to dercol
    		id = feuille.getCellByPosition(j,ligne-3).String
    		if id = "" then
    			feuille.getCellByPosition(j,ligne).Formula = formule(j)
			end if
		next j
		
	    ' for j=1 to nv
	   
		' feuille.getCellRangeByName("C10").Formula = "=0.1*B10+0.9*C11"
		' feuille.getCellRangeByName("C10").Formula = formule
		' for j=3+nv to dercol
		'	feuille.getCellByPosition(j,ligne).Formula = formule(j)
		' next j
		goto fin
		er:
		MsgBox "Erreur"
		fin:
		for j=0 to feuille.Charts.Count-1
			chart = feuille.Charts(j)
			ranges = chart.Ranges
			for k=0 to UBound(ranges)
				ranges(k).StartRow = ligne
				ranges(k).EndRow = ligne+ncag
			next k
			'ranges(0).StartRow = ligne
			'ranges(0).EndRow = ligne+600
			'if j = 1 then
			'	ranges(1).StartRow = ligne
			'	ranges(1).EndRow = ligne+600
			'end if
			chart.Ranges = ranges
		next j
		'chart.Ranges(1).StartRow = 9
		'chart.Ranges(1).EndRow = 39
		wait delai
	next i
	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12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1.609cm" svg:height="8.369cm" xlink:href=".." xlink:type="simple" chart:class="chart:line" chart:style-name="ch1">
        <chart:legend chart:legend-position="end" svg:x="38.73cm" svg:y="2.889cm" style:legend-expansion="high" chart:style-name="ch2"/>
        <chart:plot-area chart:style-name="ch3" table:cell-range-address="Sheet1.C50:Sheet1.C650 Sheet1.E50:Sheet1.H650 Sheet1.P50:Sheet1.P650" chart:data-source-has-labels="column" svg:x="0.832cm" svg:y="0.167cm" svg:width="37.066cm" svg:height="8.035cm">
          <chartooo:coordinate-region svg:x="0.832cm" svg:y="0.367cm" svg:width="35.597cm" svg:height="6.791cm"/>
          <chart:axis chart:dimension="x" chart:name="primary-x" chart:style-name="ch4" chartooo:axis-type="auto">
            <chartooo:date-scale/>
            <chart:categories table:cell-range-address="Sheet1.C50:Sheet1.C6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50:Sheet1.E650" chart:class="chart:line">
            <chart:data-point chart:repeated="601"/>
          </chart:series>
          <chart:series chart:style-name="ch8" chart:values-cell-range-address="Sheet1.F50:Sheet1.F650" chart:class="chart:line">
            <chart:data-point chart:repeated="601"/>
          </chart:series>
          <chart:series chart:style-name="ch9" chart:values-cell-range-address="Sheet1.G50:Sheet1.G650" chart:class="chart:line">
            <chart:data-point chart:repeated="601"/>
          </chart:series>
          <chart:series chart:style-name="ch10" chart:values-cell-range-address="Sheet1.H50:Sheet1.H650" chart:class="chart:line">
            <chart:data-point chart:repeated="601"/>
          </chart:series>
          <chart:series chart:style-name="ch11" chart:values-cell-range-address="Sheet1.P50:Sheet1.P650" chart:class="chart:line">
            <chart:data-point chart:repeated="6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2:51:31</text:p>
                <draw:g>
                  <svg:desc>Sheet1.C50:Sheet1.C650</svg:desc>
                </draw:g>
              </table:table-cell>
              <table:table-cell office:value-type="float" office:value="46.917">
                <text:p>46.917</text:p>
                <draw:g>
                  <svg:desc>Sheet1.E50:Sheet1.E650</svg:desc>
                </draw:g>
              </table:table-cell>
              <table:table-cell office:value-type="float" office:value="46.947">
                <text:p>46.947</text:p>
                <draw:g>
                  <svg:desc>Sheet1.F50:Sheet1.F650</svg:desc>
                </draw:g>
              </table:table-cell>
              <table:table-cell office:value-type="float" office:value="46.932">
                <text:p>46.932</text:p>
                <draw:g>
                  <svg:desc>Sheet1.G50:Sheet1.G650</svg:desc>
                </draw:g>
              </table:table-cell>
              <table:table-cell office:value-type="float" office:value="46.9103833501696">
                <text:p>46.9103833501696</text:p>
                <draw:g>
                  <svg:desc>Sheet1.H50:Sheet1.H650</svg:desc>
                </draw:g>
              </table:table-cell>
              <table:table-cell office:value-type="float" office:value="46.9168690493454">
                <text:p>46.9168690493454</text:p>
                <draw:g>
                  <svg:desc>Sheet1.P50:Sheet1.P650</svg:desc>
                </draw:g>
              </table:table-cell>
            </table:table-row>
            <table:table-row>
              <table:table-cell office:value-type="string">
                <text:p>12:51:07</text:p>
              </table:table-cell>
              <table:table-cell office:value-type="float" office:value="46.917">
                <text:p>46.917</text:p>
              </table:table-cell>
              <table:table-cell office:value-type="float" office:value="46.947">
                <text:p>46.947</text:p>
              </table:table-cell>
              <table:table-cell office:value-type="float" office:value="46.932">
                <text:p>46.932</text:p>
              </table:table-cell>
              <table:table-cell office:value-type="float" office:value="46.904979187712">
                <text:p>46.904979187712</text:p>
              </table:table-cell>
              <table:table-cell office:value-type="float" office:value="46.906269434218">
                <text:p>46.906269434218</text:p>
              </table:table-cell>
            </table:table-row>
            <table:table-row>
              <table:table-cell office:value-type="string">
                <text:p>12:50:41</text:p>
              </table:table-cell>
              <table:table-cell office:value-type="float" office:value="46.897">
                <text:p>46.897</text:p>
              </table:table-cell>
              <table:table-cell office:value-type="float" office:value="46.927">
                <text:p>46.927</text:p>
              </table:table-cell>
              <table:table-cell office:value-type="float" office:value="46.912">
                <text:p>46.912</text:p>
              </table:table-cell>
              <table:table-cell office:value-type="float" office:value="46.89822398464">
                <text:p>46.89822398464</text:p>
              </table:table-cell>
              <table:table-cell office:value-type="float" office:value="46.8903479069382">
                <text:p>46.8903479069382</text:p>
              </table:table-cell>
            </table:table-row>
            <table:table-row>
              <table:table-cell office:value-type="string">
                <text:p>12:50:12</text:p>
              </table:table-cell>
              <table:table-cell office:value-type="float" office:value="46.887">
                <text:p>46.887</text:p>
              </table:table-cell>
              <table:table-cell office:value-type="float" office:value="46.917">
                <text:p>46.917</text:p>
              </table:table-cell>
              <table:table-cell office:value-type="float" office:value="46.902">
                <text:p>46.902</text:p>
              </table:table-cell>
              <table:table-cell office:value-type="float" office:value="46.8947799808">
                <text:p>46.8947799808</text:p>
              </table:table-cell>
              <table:table-cell office:value-type="float" office:value="46.8789068041208">
                <text:p>46.8789068041208</text:p>
              </table:table-cell>
            </table:table-row>
            <table:table-row>
              <table:table-cell office:value-type="string">
                <text:p>12:49:47</text:p>
              </table:table-cell>
              <table:table-cell office:value-type="float" office:value="46.847">
                <text:p>46.847</text:p>
              </table:table-cell>
              <table:table-cell office:value-type="float" office:value="46.877">
                <text:p>46.877</text:p>
              </table:table-cell>
              <table:table-cell office:value-type="float" office:value="46.862">
                <text:p>46.862</text:p>
              </table:table-cell>
              <table:table-cell office:value-type="float" office:value="46.892974976">
                <text:p>46.892974976</text:p>
              </table:table-cell>
              <table:table-cell office:value-type="float" office:value="46.8681971374379">
                <text:p>46.8681971374379</text:p>
              </table:table-cell>
            </table:table-row>
            <table:table-row>
              <table:table-cell office:value-type="string">
                <text:p>12:49:25</text:p>
              </table:table-cell>
              <table:table-cell office:value-type="float" office:value="46.867">
                <text:p>46.867</text:p>
              </table:table-cell>
              <table:table-cell office:value-type="float" office:value="46.897">
                <text:p>46.897</text:p>
              </table:table-cell>
              <table:table-cell office:value-type="float" office:value="46.882">
                <text:p>46.882</text:p>
              </table:table-cell>
              <table:table-cell office:value-type="float" office:value="46.90071872">
                <text:p>46.90071872</text:p>
              </table:table-cell>
              <table:table-cell office:value-type="float" office:value="46.87964355362">
                <text:p>46.87964355362</text:p>
              </table:table-cell>
            </table:table-row>
            <table:table-row>
              <table:table-cell office:value-type="string">
                <text:p>12:49:00</text:p>
              </table:table-cell>
              <table:table-cell office:value-type="float" office:value="46.867">
                <text:p>46.867</text:p>
              </table:table-cell>
              <table:table-cell office:value-type="float" office:value="46.897">
                <text:p>46.897</text:p>
              </table:table-cell>
              <table:table-cell office:value-type="float" office:value="46.882">
                <text:p>46.882</text:p>
              </table:table-cell>
              <table:table-cell office:value-type="float" office:value="46.9053984">
                <text:p>46.9053984</text:p>
              </table:table-cell>
              <table:table-cell office:value-type="float" office:value="46.8842311113111">
                <text:p>46.8842311113111</text:p>
              </table:table-cell>
            </table:table-row>
            <table:table-row>
              <table:table-cell office:value-type="string">
                <text:p>12:48:38</text:p>
              </table:table-cell>
              <table:table-cell office:value-type="float" office:value="46.867">
                <text:p>46.867</text:p>
              </table:table-cell>
              <table:table-cell office:value-type="float" office:value="46.897">
                <text:p>46.897</text:p>
              </table:table-cell>
              <table:table-cell office:value-type="float" office:value="46.882">
                <text:p>46.882</text:p>
              </table:table-cell>
              <table:table-cell office:value-type="float" office:value="46.911248">
                <text:p>46.911248</text:p>
              </table:table-cell>
              <table:table-cell office:value-type="float" office:value="46.8927195614415">
                <text:p>46.8927195614415</text:p>
              </table:table-cell>
            </table:table-row>
            <table:table-row>
              <table:table-cell office:value-type="string">
                <text:p>12:48:13</text:p>
              </table:table-cell>
              <table:table-cell office:value-type="float" office:value="46.877">
                <text:p>46.877</text:p>
              </table:table-cell>
              <table:table-cell office:value-type="float" office:value="46.907">
                <text:p>46.907</text:p>
              </table:table-cell>
              <table:table-cell office:value-type="float" office:value="46.892">
                <text:p>46.892</text:p>
              </table:table-cell>
              <table:table-cell office:value-type="float" office:value="46.91856">
                <text:p>46.91856</text:p>
              </table:table-cell>
              <table:table-cell office:value-type="float" office:value="46.9085581772221">
                <text:p>46.9085581772221</text:p>
              </table:table-cell>
            </table:table-row>
            <table:table-row>
              <table:table-cell office:value-type="string">
                <text:p>12:47:41</text:p>
              </table:table-cell>
              <table:table-cell office:value-type="float" office:value="46.907">
                <text:p>46.907</text:p>
              </table:table-cell>
              <table:table-cell office:value-type="float" office:value="46.937">
                <text:p>46.937</text:p>
              </table:table-cell>
              <table:table-cell office:value-type="float" office:value="46.922">
                <text:p>46.922</text:p>
              </table:table-cell>
              <table:table-cell office:value-type="float" office:value="46.9252">
                <text:p>46.9252</text:p>
              </table:table-cell>
              <table:table-cell office:value-type="float" office:value="46.9292037325535">
                <text:p>46.9292037325535</text:p>
              </table:table-cell>
            </table:table-row>
            <table:table-row>
              <table:table-cell office:value-type="string">
                <text:p>12:47:17</text:p>
              </table:table-cell>
              <table:table-cell office:value-type="float" office:value="46.927">
                <text:p>46.927</text:p>
              </table:table-cell>
              <table:table-cell office:value-type="float" office:value="46.957">
                <text:p>46.957</text:p>
              </table:table-cell>
              <table:table-cell office:value-type="float" office:value="46.942">
                <text:p>46.942</text:p>
              </table:table-cell>
              <table:table-cell office:value-type="float" office:value="46.926">
                <text:p>46.926</text:p>
              </table:table-cell>
              <table:table-cell office:value-type="float" office:value="46.9363703187598">
                <text:p>46.9363703187598</text:p>
              </table:table-cell>
            </table:table-row>
            <table:table-row>
              <table:table-cell office:value-type="string">
                <text:p>12:46:51</text:p>
              </table:table-cell>
              <table:table-cell office:value-type="float" office:value="46.907">
                <text:p>46.907</text:p>
              </table:table-cell>
              <table:table-cell office:value-type="float" office:value="46.937">
                <text:p>46.937</text:p>
              </table:table-cell>
              <table:table-cell office:value-type="float" office:value="46.922">
                <text:p>46.922</text:p>
              </table:table-cell>
              <table:table-cell office:value-type="float" office:value="46.922">
                <text:p>46.922</text:p>
              </table:table-cell>
              <table:table-cell office:value-type="float" office:value="46.922">
                <text:p>46.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907">
                <text:p>46.907</text:p>
              </table:table-cell>
              <table:table-cell office:value-type="float" office:value="46.937">
                <text:p>46.937</text:p>
              </table:table-cell>
              <table:table-cell office:value-type="float" office:value="46.922">
                <text:p>46.922</text:p>
              </table:table-cell>
              <table:table-cell office:value-type="float" office:value="46.922">
                <text:p>46.922</text:p>
              </table:table-cell>
              <table:table-cell office:value-type="float" office:value="46.922">
                <text:p>46.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922">
                <text:p>46.922</text:p>
              </table:table-cell>
              <table:table-cell office:value-type="float" office:value="46.922">
                <text:p>46.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